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media-type="application/vnd.oasis.opendocument.formula"/>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90/content.xml" manifest:media-type="text/xml"/>
  <manifest:file-entry manifest:full-path="Object 90/settings.xml" manifest:media-type="text/xml"/>
  <manifest:file-entry manifest:full-path="Object 90/"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27/content.xml" manifest:media-type="text/xml"/>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media-type="application/vnd.oasis.opendocument.formula"/>
  <manifest:file-entry manifest:full-path="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tyle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4/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media-type="application/vnd.oasis.opendocument.formula"/>
  <manifest:file-entry manifest:full-path="Object 31/content.xml" manifest:media-type="text/xml"/>
  <manifest:file-entry manifest:full-path="Object 31/settings.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media-type="application/vnd.oasis.opendocument.formula"/>
  <manifest:file-entry manifest:full-path="settings.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44/settings.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meta.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media-type="application/vnd.oasis.opendocument.formula"/>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media-type="application/vnd.oasis.opendocument.formula"/>
  <manifest:file-entry manifest:full-path="Object 84/content.xml" manifest:media-type="text/xml"/>
  <manifest:file-entry manifest:full-path="Object 84/settings.xml" manifest:media-type="text/xml"/>
  <manifest:file-entry manifest:full-path="Object 84/"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Replacements/Object 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
  <manifest:file-entry manifest:full-path="ObjectReplacements/Object 5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
  <manifest:file-entry manifest:full-path="ObjectReplacements/Object 15" manifest:media-type="application/x-openoffice-gdimetafile;windows_formatname=&quot;GDIMetaFile&quot;"/>
  <manifest:file-entry manifest:full-path="ObjectReplacements/Object 90" manifest:media-type=""/>
  <manifest:file-entry manifest:full-path="ObjectReplacements/Object 9" manifest:media-type=""/>
  <manifest:file-entry manifest:full-path="ObjectReplacements/Object 1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3" manifest:media-type=""/>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4" manifest:media-type=""/>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82" manifest:media-type=""/>
  <manifest:file-entry manifest:full-path="ObjectReplacements/Object 68" manifest:media-type="application/x-openoffice-gdimetafile;windows_formatname=&quot;GDIMetaFile&quot;"/>
  <manifest:file-entry manifest:full-path="ObjectReplacements/Object 83" manifest:media-type=""/>
  <manifest:file-entry manifest:full-path="ObjectReplacements/Object 84" manifest:media-type=""/>
  <manifest:file-entry manifest:full-path="ObjectReplacements/Object 33" manifest:media-type="application/x-openoffice-gdimetafile;windows_formatname=&quot;GDIMetaFile&quot;"/>
  <manifest:file-entry manifest:full-path="ObjectReplacements/Object 86" manifest:media-type=""/>
  <manifest:file-entry manifest:full-path="ObjectReplacements/Object 6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6" manifest:media-type=""/>
  <manifest:file-entry manifest:full-path="ObjectReplacements/Object 35" manifest:media-type="application/x-openoffice-gdimetafile;windows_formatname=&quot;GDIMetaFile&quot;"/>
  <manifest:file-entry manifest:full-path="ObjectReplacements/Object 88" manifest:media-type=""/>
  <manifest:file-entry manifest:full-path="ObjectReplacements/Object 80" manifest:media-type=""/>
  <manifest:file-entry manifest:full-path="ObjectReplacements/Object 6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
  <manifest:file-entry manifest:full-path="ObjectReplacements/Object 34" manifest:media-type="application/x-openoffice-gdimetafile;windows_formatname=&quot;GDIMetaFile&quot;"/>
  <manifest:file-entry manifest:full-path="ObjectReplacements/Object 87" manifest:media-type=""/>
  <manifest:file-entry manifest:full-path="ObjectReplacements/Object 6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
  <manifest:file-entry manifest:full-path="ObjectReplacements/Object 81" manifest:media-type=""/>
  <manifest:file-entry manifest:full-path="ObjectReplacements/Object 66" manifest:media-type="application/x-openoffice-gdimetafile;windows_formatname=&quot;GDIMetaFile&quot;"/>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media-type="application/vnd.oasis.opendocument.formula"/>
  <manifest:file-entry manifest:full-path="Object 35/content.xml" manifest:media-type="text/xml"/>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media-type="application/vnd.oasis.opendocument.formula"/>
  <manifest:file-entry manifest:full-path="Object 80/content.xml" manifest:media-type="text/xml"/>
  <manifest:file-entry manifest:full-path="Object 80/settings.xml" manifest:media-type="text/xml"/>
  <manifest:file-entry manifest:full-path="Object 80/" manifest:media-type="application/vnd.oasis.opendocument.formula"/>
  <manifest:file-entry manifest:full-path="Pictures/10000000000002140000000C9E9A652747088644.gif" manifest:media-type="image/gif"/>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media-type="application/vnd.oasis.opendocument.formula"/>
  <manifest:file-entry manifest:full-path="Object 81/content.xml" manifest:media-type="text/xml"/>
  <manifest:file-entry manifest:full-path="Object 81/settings.xml" manifest:media-type="text/xml"/>
  <manifest:file-entry manifest:full-path="Object 81/" manifest:media-type="application/vnd.oasis.opendocument.formula"/>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graphic-properties style:protect="size"/>
    </style:style>
    <style:style style:name="gr2" style:family="graphic" style:parent-style-name="standard">
      <style:graphic-properties draw:fill="solid" draw:fill-color="#e6e6e6"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0.353cm"/>
    </style:style>
    <style:style style:name="gr7" style:family="graphic" style:parent-style-name="standard">
      <style:graphic-properties draw:stroke="none" draw:fill="none" draw:ole-draw-aspect="1" style:protect="size"/>
    </style:style>
    <style:style style:name="gr8" style:family="graphic" style:parent-style-name="standard">
      <style:graphic-properties draw:stroke="none" svg:stroke-color="#000000" draw:fill="none" draw:fill-color="#ffffff" draw:textarea-horizontal-align="left" draw:auto-grow-height="true" draw:auto-grow-width="false" fo:min-height="0.766cm" fo:min-width="0.135cm"/>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4.80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3.495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2.792cm"/>
    </style:style>
    <style:style style:name="gr12" style:family="graphic" style:parent-style-name="standard">
      <style:graphic-properties draw:stroke="none" svg:stroke-color="#000000" draw:fill="none" draw:fill-color="#ffffff" draw:textarea-horizontal-align="left" draw:auto-grow-height="true" draw:auto-grow-width="true" fo:min-height="0.712cm" fo:min-width="15.462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20.898cm"/>
    </style:style>
    <style:style style:name="gr14" style:family="graphic" style:parent-style-name="standard">
      <style:graphic-properties draw:stroke="none" svg:stroke-color="#000000" draw:fill="none" draw:fill-color="#ffffff" draw:textarea-horizontal-align="left" draw:auto-grow-height="true" draw:auto-grow-width="true" fo:min-height="0.941cm" fo:min-width="2.525cm"/>
    </style:style>
    <style:style style:name="gr15" style:family="graphic" style:parent-style-name="standard">
      <style:graphic-properties draw:stroke="none" svg:stroke-color="#000000" draw:fill="none" draw:fill-color="#ffffff" draw:textarea-horizontal-align="left" draw:auto-grow-height="true" draw:auto-grow-width="true" fo:min-height="0.941cm" fo:min-width="1.814cm"/>
    </style:style>
    <style:style style:name="gr16" style:family="graphic" style:parent-style-name="standard">
      <style:graphic-properties draw:stroke="none" svg:stroke-color="#000000" draw:fill="none" draw:fill-color="#ffffff" draw:auto-grow-height="true" draw:auto-grow-width="false" fo:max-height="0cm" fo:min-height="0.941cm"/>
    </style:style>
    <style:style style:name="gr17" style:family="graphic" style:parent-style-name="standard">
      <style:graphic-properties draw:stroke="none" svg:stroke-color="#000000" draw:fill="none" draw:fill-color="#ffffff" draw:textarea-horizontal-align="left" draw:auto-grow-height="true" draw:auto-grow-width="true" fo:min-height="0.941cm" fo:min-width="2.614cm"/>
    </style:style>
    <style:style style:name="gr18" style:family="graphic" style:parent-style-name="standard">
      <style:graphic-properties draw:stroke="none" svg:stroke-color="#000000" draw:fill="none" draw:fill-color="#ffffff" draw:textarea-horizontal-align="left" draw:auto-grow-height="true" draw:auto-grow-width="true" fo:min-height="5.506cm" fo:min-width="23.628cm"/>
    </style:style>
    <style:style style:name="gr19" style:family="graphic" style:parent-style-name="standard">
      <style:graphic-properties draw:stroke="none" svg:stroke-color="#000000" draw:fill="none" draw:fill-color="#ffffff" draw:textarea-horizontal-align="left" draw:auto-grow-height="true" draw:auto-grow-width="true" fo:min-height="0.945cm" fo:min-width="1.412cm"/>
    </style:style>
    <style:style style:name="gr20" style:family="graphic" style:parent-style-name="standard">
      <style:graphic-properties draw:stroke="none" svg:stroke-color="#000000" draw:fill="none" draw:fill-color="#ffffff" draw:textarea-horizontal-align="left" draw:auto-grow-height="true" draw:auto-grow-width="true" fo:min-height="3.304cm" fo:min-width="19.568cm"/>
    </style:style>
    <style:style style:name="gr21" style:family="graphic" style:parent-style-name="standard">
      <style:graphic-properties draw:stroke="none" svg:stroke-color="#000000" draw:fill="none" draw:fill-color="#ffffff" draw:textarea-horizontal-align="left" draw:auto-grow-height="true" draw:auto-grow-width="true" fo:min-height="2.203cm" fo:min-width="21.122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13.879cm"/>
    </style:style>
    <style:style style:name="gr23" style:family="graphic" style:parent-style-name="standard">
      <style:graphic-properties draw:stroke="none" svg:stroke-color="#000000" draw:fill="none" draw:fill-color="#ffffff" draw:textarea-horizontal-align="left" draw:auto-grow-height="true" draw:auto-grow-width="true" fo:min-height="1.423cm" fo:min-width="25.068cm"/>
    </style:style>
    <style:style style:name="gr24" style:family="graphic" style:parent-style-name="standard">
      <style:graphic-properties draw:stroke="none" svg:stroke-color="#000000" draw:fill="none" draw:fill-color="#ffffff" draw:textarea-horizontal-align="left" draw:auto-grow-height="true" draw:auto-grow-width="true" fo:min-height="0.712cm" fo:min-width="10.767cm"/>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15.919cm"/>
    </style:style>
    <style:style style:name="gr26" style:family="graphic" style:parent-style-name="standard">
      <style:graphic-properties draw:stroke="none" svg:stroke-color="#000000" draw:fill="none" draw:fill-color="#ffffff" draw:textarea-horizontal-align="left" draw:auto-grow-height="true" draw:auto-grow-width="true" fo:min-height="0.712cm" fo:min-width="11.013cm"/>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13.523cm"/>
    </style:style>
    <style:style style:name="gr28" style:family="graphic" style:parent-style-name="standard">
      <style:graphic-properties draw:stroke="none" svg:stroke-color="#000000" draw:fill="none" draw:fill-color="#ffffff" draw:textarea-horizontal-align="left" draw:auto-grow-height="true" draw:auto-grow-width="true" fo:min-height="0.712cm" fo:min-width="12.321cm"/>
    </style:style>
    <style:style style:name="gr29" style:family="graphic" style:parent-style-name="standard">
      <style:graphic-properties draw:stroke="none" draw:fill="none" draw:visible-area-left="0cm" draw:visible-area-top="0cm" draw:visible-area-width="5cm" draw:visible-area-height="5cm" draw:ole-draw-aspect="1" style:protect="size"/>
    </style:style>
    <style:style style:name="gr30" style:family="graphic" style:parent-style-name="standard">
      <style:graphic-properties draw:fill="solid" draw:fill-color="#e6e6e6" draw:textarea-vertical-align="middle" draw:auto-grow-height="false" fo:min-height="0.749cm" fo:min-width="0.499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0.18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0.53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0.214cm"/>
    </style:style>
    <style:style style:name="gr34" style:family="graphic" style:parent-style-name="standard">
      <style:graphic-properties draw:fill="solid" draw:fill-color="#000000" draw:textarea-vertical-align="middle" draw:auto-grow-height="false" fo:min-height="0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6.449cm"/>
    </style:style>
    <style:style style:name="gr36" style:family="graphic" style:parent-style-name="standard">
      <style:graphic-properties draw:fill="solid" draw:fill-color="#ffffff" draw:textarea-horizontal-align="center" draw:textarea-vertical-align="middle"/>
    </style:style>
    <style:style style:name="gr37" style:family="graphic" style:parent-style-name="standard">
      <style:graphic-properties draw:stroke="none" svg:stroke-color="#000000" draw:fill="none" draw:fill-color="#ffffff" draw:textarea-horizontal-align="left" draw:auto-grow-height="true" draw:auto-grow-width="true" fo:min-height="0.937cm" fo:min-width="0.565cm"/>
    </style:style>
    <style:style style:name="gr38" style:family="graphic" style:parent-style-name="standard">
      <style:graphic-properties draw:fill="solid" draw:fill-color="#000000" draw:textarea-horizontal-align="center" draw:textarea-vertical-align="middle"/>
    </style:style>
    <style:style style:name="gr39" style:family="graphic" style:parent-style-name="standard">
      <style:graphic-properties draw:fill="solid" draw:fill-color="#800000" draw:textarea-horizontal-align="center" draw:textarea-vertical-align="middle"/>
    </style:style>
    <style:style style:name="pr1" style:family="presentation" style:parent-style-name="Default-title">
      <style:graphic-properties draw:fill-color="#ffffff" fo:min-height="7.93cm"/>
    </style:style>
    <style:style style:name="pr2" style:family="presentation" style:parent-style-name="Default-subtitle">
      <style:graphic-properties draw:fill-color="#ffffff" fo:min-height="7.855cm"/>
    </style:style>
    <style:style style:name="pr3" style:family="presentation" style:parent-style-name="Default-notes" style:list-style-name="L3">
      <style:graphic-properties draw:fill-color="#ffffff" draw:auto-grow-height="true" fo:min-height="12.573cm"/>
    </style:style>
    <style:style style:name="pr4" style:family="presentation" style:parent-style-name="Default-subtitle">
      <style:graphic-properties draw:fill-color="#ffffff" draw:auto-grow-height="true" fo:min-height="9.055cm"/>
    </style:style>
    <style:style style:name="pr5" style:family="presentation" style:parent-style-name="Default-notes" style:list-style-name="L3">
      <style:graphic-properties draw:fill-color="#ffffff" draw:auto-grow-height="true" fo:min-height="12.573cm"/>
    </style:style>
    <style:style style:name="pr6" style:family="presentation" style:parent-style-name="Default-subtitle">
      <style:graphic-properties draw:fill-color="#ffffff" draw:auto-grow-height="true" fo:min-height="17.941cm"/>
    </style:style>
    <style:style style:name="pr7" style:family="presentation" style:parent-style-name="Default-notes">
      <style:graphic-properties draw:fill-color="#ffffff" fo:min-height="12.322cm"/>
    </style:style>
    <style:style style:name="pr8" style:family="presentation" style:parent-style-name="Default-title">
      <style:graphic-properties fo:min-height="2.723cm"/>
    </style:style>
    <style:style style:name="pr9" style:family="presentation" style:parent-style-name="Default-title">
      <style:graphic-properties fo:min-height="3.473cm"/>
    </style:style>
    <style:style style:name="pr10" style:family="presentation" style:parent-style-name="Default-title">
      <style:graphic-properties draw:auto-grow-height="true" fo:min-height="2.974cm"/>
    </style:style>
    <style:style style:name="pr11" style:family="presentation" style:parent-style-name="Default-outline1">
      <style:graphic-properties fo:min-height="15.003cm"/>
    </style:style>
    <style:style style:name="pr12" style:family="presentation" style:parent-style-name="Default-outline1">
      <style:graphic-properties fo:min-height="4.229cm"/>
    </style:style>
    <style:style style:name="pr13" style:family="presentation" style:parent-style-name="Default-outline1">
      <style:graphic-properties fo:min-height="14.029cm"/>
    </style:style>
    <style:style style:name="pr14" style:family="presentation" style:parent-style-name="Default-title">
      <style:graphic-properties draw:auto-grow-height="true" fo:min-height="3.473cm"/>
    </style:style>
    <style:style style:name="pr15" style:family="presentation" style:parent-style-name="Default-outline1">
      <style:graphic-properties fo:min-height="13.613cm"/>
    </style:style>
    <style:style style:name="pr16" style:family="presentation" style:parent-style-name="Default-subtitle">
      <style:graphic-properties draw:fill-color="#ffffff" fo:min-height="17.69cm"/>
    </style:style>
    <style:style style:name="pr17" style:family="presentation" style:parent-style-name="Default-outline1">
      <style:graphic-properties fo:min-height="11.693cm"/>
    </style:style>
    <style:style style:name="pr18" style:family="presentation" style:parent-style-name="Default-title">
      <style:graphic-properties fo:min-height="2.785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paragraph-properties fo:margin-left="0cm" fo:margin-right="0cm" fo:text-indent="0cm"/>
      <style:text-properties fo:font-size="32pt"/>
    </style:style>
    <style:style style:name="P4" style:family="paragraph">
      <loext:graphic-properties draw:fill-color="#ffffff"/>
      <style:paragraph-properties fo:margin-left="0.6cm" fo:margin-right="0cm" fo:text-indent="-0.6cm"/>
    </style:style>
    <style:style style:name="P5" style:family="paragraph">
      <style:paragraph-properties fo:margin-left="0cm" fo:margin-right="0cm" fo:text-align="end" fo:text-indent="0cm"/>
    </style:style>
    <style:style style:name="P6" style:family="paragraph">
      <loext:graphic-properties draw:fill-color="#ffffff"/>
      <style:text-properties fo:font-size="44pt" style:font-size-asian="44pt" style:font-size-complex="44pt"/>
    </style:style>
    <style:style style:name="P7" style:family="paragraph">
      <loext:graphic-properties draw:fill-color="#ffffff"/>
    </style:style>
    <style:style style:name="P8" style:family="paragraph">
      <loext:graphic-properties draw:fill="solid" draw:fill-color="#e6e6e6"/>
      <style:paragraph-properties fo:text-align="center"/>
    </style:style>
    <style:style style:name="P9" style:family="paragraph">
      <style:paragraph-properties fo:text-align="center"/>
    </style:style>
    <style:style style:name="P10" style:family="paragraph">
      <loext:graphic-properties draw:fill="none" draw:fill-color="#ffffff"/>
    </style:style>
    <style:style style:name="P11" style:family="paragraph">
      <loext:graphic-properties draw:fill="none"/>
    </style:style>
    <style:style style:name="P12" style:family="paragraph">
      <style:text-properties fo:font-size="28pt" style:font-size-asian="28pt" style:font-size-complex="28pt"/>
    </style:style>
    <style:style style:name="P13" style:family="paragraph">
      <loext:graphic-properties draw:fill="none" draw:fill-color="#ffffff"/>
      <style:text-properties fo:font-size="12pt" style:font-size-asian="12pt" style:font-size-complex="12pt"/>
    </style:style>
    <style:style style:name="P14" style:family="paragraph">
      <loext:graphic-properties draw:fill="none" draw:fill-color="#ffffff"/>
      <style:text-properties fo:font-size="28pt" style:font-size-asian="28pt" style:font-size-complex="28pt"/>
    </style:style>
    <style:style style:name="P15" style:family="paragraph">
      <loext:graphic-properties draw:fill="none" draw:fill-color="#ffffff"/>
      <style:text-properties fo:font-size="24pt" style:font-size-asian="24pt" style:font-size-complex="24pt"/>
    </style:style>
    <style:style style:name="P16" style:family="paragraph">
      <style:text-properties fo:font-size="24pt" style:font-size-asian="24pt" style:font-size-complex="24pt"/>
    </style:style>
    <style:style style:name="P17" style:family="paragraph">
      <style:text-properties fo:font-size="20pt" style:font-size-asian="20pt" style:font-size-complex="20pt"/>
    </style:style>
    <style:style style:name="P18" style:family="paragraph">
      <loext:graphic-properties draw:fill="solid" draw:fill-color="#000000"/>
      <style:paragraph-properties fo:text-align="center"/>
    </style:style>
    <style:style style:name="P19" style:family="paragraph">
      <loext:graphic-properties draw:fill="solid" draw:fill-color="#ffffff"/>
      <style:paragraph-properties fo:text-align="center"/>
    </style:style>
    <style:style style:name="P20" style:family="paragraph">
      <loext:graphic-properties draw:fill="none" draw:fill-color="#ffffff"/>
      <style:paragraph-properties fo:margin-left="0cm" fo:margin-right="0cm" fo:text-indent="0cm"/>
      <style:text-properties style:font-name="Times New Roman" fo:font-size="24pt" fo:font-style="italic" style:font-size-asian="24pt" style:font-style-asian="italic" style:font-size-complex="24pt" style:font-style-complex="italic"/>
    </style:style>
    <style:style style:name="P21" style:family="paragraph">
      <loext:graphic-properties draw:fill="solid" draw:fill-color="#800000"/>
      <style:paragraph-properties fo:text-align="center"/>
    </style:style>
    <style:style style:name="T1" style:family="text">
      <style:text-properties fo:font-size="32pt"/>
    </style:style>
    <style:style style:name="T2" style:family="text">
      <style:text-properties style:font-name="Times New Roman" fo:font-size="32pt" fo:font-style="italic" style:font-style-asian="italic" style:font-style-complex="italic"/>
    </style:style>
    <style:style style:name="T3" style:family="text">
      <style:text-properties fo:font-size="20pt" style:font-size-asian="20pt" style:font-size-complex="20pt"/>
    </style:style>
    <style:style style:name="T4" style:family="text">
      <style:text-properties fo:font-size="44pt" style:font-size-asian="44pt" style:font-size-complex="44pt"/>
    </style:style>
    <style:style style:name="T5" style:family="text">
      <style:text-properties fo:font-size="28pt" style:font-size-asian="28pt" style:font-size-complex="28pt"/>
    </style:style>
    <style:style style:name="T6" style:family="text">
      <style:text-properties style:font-name="Times" fo:font-size="28pt" fo:font-style="italic" style:font-size-asian="28pt" style:font-style-asian="italic" style:font-size-complex="28pt" style:font-style-complex="italic"/>
    </style:style>
    <style:style style:name="T7" style:family="text">
      <style:text-properties fo:font-size="12pt" style:font-size-asian="12pt" style:font-size-complex="12pt"/>
    </style:style>
    <style:style style:name="T8" style:family="text">
      <style:text-properties fo:font-size="24pt" style:font-size-asian="24pt" style:font-size-complex="24pt"/>
    </style:style>
    <style:style style:name="T9" style:family="text">
      <style:text-properties fo:font-size="18pt" style:font-size-asian="18pt" style:font-size-complex="18pt"/>
    </style:style>
    <style:style style:name="T10" style:family="text">
      <style:text-properties style:font-name="Times New Roman" fo:font-size="24pt" fo:font-style="italic" style:font-size-asian="24pt" style:font-style-asian="italic" style:font-size-complex="24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Kane's Method for N-Body Spacecraft</presentation:footer-decl>
      <draw:page draw:name="page1" draw:style-name="dp1" draw:master-page-name="Default" presentation:presentation-page-layout-name="AL1T0" presentation:use-footer-name="ftr1">
        <office:forms form:automatic-focus="false" form:apply-design-mode="false"/>
        <draw:frame presentation:style-name="pr1" draw:text-style-name="P2" draw:layer="layout" svg:width="25.191cm" svg:height="7.93cm" svg:x="1.399cm" svg:y="4.063cm" presentation:class="title" presentation:user-transformed="true">
          <draw:text-box>
            <text:p text:style-name="P1">Kane's Method Applied to the Dynamics of Spacecraft Composed of Multiple Flexible Bodies</text:p>
          </draw:text-box>
        </draw:frame>
        <draw:frame presentation:style-name="pr2" draw:text-style-name="P3" draw:layer="layout" svg:width="25.191cm" svg:height="7.855cm" svg:x="1.399cm" svg:y="10.798cm" presentation:class="subtitle" presentation:user-transformed="true">
          <draw:text-box>
            <text:p text:style-name="P1"><text:span text:style-name="T1">Eric Stoneking</text:span></text:p>
            <text:p text:style-name="P1"><text:span text:style-name="T1">October 2010</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3" draw:master-page-name="Default" presentation:presentation-page-layout-name="AL1T0" presentation:use-footer-name="ftr1">
        <office:forms form:automatic-focus="false" form:apply-design-mode="false"/>
        <draw:frame presentation:style-name="pr4" draw:text-style-name="P2" draw:layer="layout" svg:width="25.191cm" svg:height="9.055cm" svg:x="1.399cm" svg:y="7.515cm" presentation:class="subtitle" presentation:user-transformed="true">
          <draw:text-box>
            <text:p text:style-name="P1"><text:span text:style-name="T1">“</text:span><text:span text:style-name="T2">F = ma</text:span><text:span text:style-name="T1">. <text:s/>The rest is just accounting.”</text:span></text:p>
            <text:p text:style-name="P5"><text:span text:style-name="T3"/></text:p>
          </draw:text-box>
        </draw:frame>
        <presentation:notes draw:style-name="dp2">
          <draw:page-thumbnail draw:style-name="gr1" draw:layer="layout" svg:width="13.968cm" svg:height="10.476cm" svg:x="3.81cm" svg:y="2.123cm" draw:page-number="2" presentation:class="page"/>
          <draw:frame presentation:style-name="pr5" draw:text-style-name="P4" draw:layer="layout" svg:width="17.271cm" svg:height="12.573cm" svg:x="2.159cm" svg:y="13.271cm" presentation:class="notes" presentation:placeholder="true">
            <draw:text-box/>
          </draw:frame>
        </presentation:notes>
      </draw:page>
      <draw:page draw:name="page3" draw:style-name="dp3" draw:master-page-name="Default" presentation:presentation-page-layout-name="AL2T32" presentation:use-footer-name="ftr1">
        <office:forms form:automatic-focus="false" form:apply-design-mode="false"/>
        <draw:frame presentation:style-name="pr6" draw:text-style-name="P6" draw:layer="layout" svg:width="25.191cm" svg:height="17.941cm" svg:x="1.399cm" svg:y="0.837cm" presentation:class="subtitle">
          <draw:text-box>
            <text:p><text:span text:style-name="T4">Modelling A Flexible Body</text:span></text:p>
          </draw:text-box>
        </draw:frame>
        <presentation:notes draw:style-name="dp2">
          <draw:page-thumbnail draw:style-name="gr1" draw:layer="layout" svg:width="13.968cm" svg:height="10.476cm" svg:x="3.81cm" svg:y="2.123cm" draw:page-number="3" presentation:class="page"/>
          <draw:frame presentation:style-name="pr7" draw:text-style-name="P7" draw:layer="layout" svg:width="17.271cm" svg:height="12.322cm" svg:x="2.159cm" svg:y="13.271cm" presentation:class="notes" presentation:placeholder="true">
            <draw:text-box/>
          </draw:frame>
        </presentation:notes>
      </draw:page>
      <draw:page draw:name="page4" draw:style-name="dp3" draw:master-page-name="Default" presentation:presentation-page-layout-name="AL1T0" presentation:use-footer-name="ftr1">
        <office:forms form:automatic-focus="false" form:apply-design-mode="false"/>
        <draw:ellipse draw:style-name="gr2" draw:text-style-name="P8" draw:layer="layout" svg:width="24.765cm" svg:height="11.811cm" svg:x="1.397cm" svg:y="6.096cm">
          <text:p/>
        </draw:ellipse>
        <draw:custom-shape draw:style-name="gr3" draw:text-style-name="P9" draw:layer="layout" svg:width="2.286cm" svg:height="2.032cm" draw:transform="rotate (0.45849799449891) translate (20.02cm 10.221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presentation:style-name="pr8" draw:layer="layout" svg:width="25.191cm" svg:height="2.723cm" svg:x="1.399cm" svg:y="0.962cm" presentation:class="title">
          <draw:text-box>
            <text:p>Deflection of a Mass Element</text:p>
          </draw:text-box>
        </draw:frame>
        <draw:custom-shape draw:style-name="gr3" draw:text-style-name="P9" draw:layer="layout" svg:width="2.286cm" svg:height="2.032cm" svg:x="14.162cm" svg:y="12.254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4" draw:text-style-name="P9" draw:layer="layout" svg:x1="15.24cm" svg:y1="13.462cm" svg:x2="21.463cm" svg:y2="10.668cm">
          <text:p/>
        </draw:line>
        <draw:line draw:style-name="gr5" draw:text-style-name="P9" draw:layer="layout" svg:x1="20.947cm" svg:y1="12.335cm" svg:x2="22.987cm" svg:y2="12.319cm">
          <text:p/>
        </draw:line>
        <draw:frame draw:style-name="gr6" draw:text-style-name="P10" draw:layer="layout" svg:width="0.853cm" svg:height="0.962cm" svg:x="17.82cm" svg:y="10.856cm">
          <draw:text-box>
            <text:p>d</text:p>
          </draw:text-box>
        </draw:frame>
        <draw:frame draw:style-name="gr7" draw:text-style-name="P11" draw:layer="layout" svg:width="0.557cm" svg:height="0.778cm" svg:x="21.717cm" svg:y="11.557cm">
          <loext:p/>
          <draw:object xlink:href="./Object 1" xlink:type="simple" xlink:show="embed" xlink:actuate="onLoad"/>
          <draw:image xlink:href="./ObjectReplacements/Object 1" xlink:type="simple" xlink:show="embed" xlink:actuate="onLoad"/>
        </draw:frame>
        <draw:line draw:style-name="gr4" draw:text-style-name="P9" draw:layer="layout" svg:x1="5.207cm" svg:y1="12.573cm" svg:x2="15.367cm" svg:y2="13.462cm">
          <text:p/>
        </draw:line>
        <draw:frame draw:style-name="gr8" draw:text-style-name="P10" draw:layer="layout" svg:width="0.714cm" svg:height="1.016cm" svg:x="9.363cm" svg:y="11.936cm">
          <draw:text-box>
            <text:p>r</text:p>
          </draw:text-box>
        </draw:frame>
        <draw:frame draw:style-name="gr9" draw:text-style-name="P10" draw:layer="layout" svg:width="5.303cm" svg:height="0.962cm" svg:x="2.54cm" svg:y="11.23cm">
          <draw:text-box>
            <text:p>Reference Origin</text:p>
          </draw:text-box>
        </draw:frame>
        <draw:frame draw:style-name="gr10" draw:text-style-name="P10" draw:layer="layout" svg:width="3.995cm" svg:height="0.962cm" svg:x="13.208cm" svg:y="14.567cm">
          <draw:text-box>
            <text:p>Undeformed</text:p>
          </draw:text-box>
        </draw:frame>
        <draw:frame draw:style-name="gr11" draw:text-style-name="P10" draw:layer="layout" svg:width="3.292cm" svg:height="0.962cm" svg:x="19.685cm" svg:y="7.823cm">
          <draw:text-box>
            <text:p>Deformed</text:p>
          </draw:text-box>
        </draw:frame>
        <draw:custom-shape draw:style-name="gr3" draw:text-style-name="P9" draw:layer="layout" svg:width="0.508cm" svg:height="0.508cm" svg:x="4.762cm" svg:y="12.339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968cm" svg:height="10.476cm" svg:x="3.81cm" svg:y="2.123cm" draw:page-number="4" presentation:class="page"/>
          <draw:frame presentation:style-name="pr7" draw:text-style-name="P7" draw:layer="layout" svg:width="17.271cm" svg:height="12.322cm" svg:x="2.159cm" svg:y="13.271cm" presentation:class="notes" presentation:placeholder="true">
            <draw:text-box/>
          </draw:frame>
        </presentation:notes>
      </draw:page>
      <draw:page draw:name="page5" draw:style-name="dp3" draw:master-page-name="Default" presentation:presentation-page-layout-name="AL1T0" presentation:use-footer-name="ftr1">
        <office:forms form:automatic-focus="false" form:apply-design-mode="false"/>
        <draw:frame presentation:style-name="pr9" draw:layer="layout" svg:width="25.191cm" svg:height="3.473cm" svg:x="1.399cm" svg:y="0.587cm" presentation:class="title" presentation:user-transformed="true">
          <draw:text-box>
            <text:p>Velocity and Acceleration of a Mass Element</text:p>
          </draw:text-box>
        </draw:frame>
        <draw:frame draw:style-name="gr7" draw:text-style-name="P11" draw:layer="layout" svg:width="2.861cm" svg:height="1.754cm" svg:x="11.425cm" svg:y="5.812cm">
          <loext:p/>
          <draw:object xlink:href="./Object 7" xlink:type="simple" xlink:show="embed" xlink:actuate="onLoad"/>
          <draw:image xlink:href="./ObjectReplacements/Object 7" xlink:type="simple" xlink:show="embed" xlink:actuate="onLoad"/>
        </draw:frame>
        <draw:frame draw:style-name="gr12" draw:text-style-name="P10" draw:layer="layout" svg:width="15.962cm" svg:height="0.962cm" svg:x="1.651cm" svg:y="4.696cm">
          <draw:text-box>
            <text:p>Define translational and angular deformation velocities:</text:p>
          </draw:text-box>
        </draw:frame>
        <draw:frame draw:style-name="gr13" draw:text-style-name="P10" draw:layer="layout" svg:width="21.398cm" svg:height="1.673cm" svg:x="1.859cm" svg:y="8.184cm">
          <draw:text-box>
            <text:p>Then we can express the total (including rigid and flexible motion) velocity </text:p>
            <text:p>and acceleration of the mass element as:</text:p>
          </draw:text-box>
        </draw:frame>
        <draw:frame draw:style-name="gr7" draw:text-style-name="P11" draw:layer="layout" svg:width="13.779cm" svg:height="1.726cm" svg:x="6.525cm" svg:y="10.912cm">
          <loext:p/>
          <draw:object xlink:href="./Object 8" xlink:type="simple" xlink:show="embed" xlink:actuate="onLoad"/>
          <draw:image xlink:href="./ObjectReplacements/Object 8" xlink:type="simple" xlink:show="embed" xlink:actuate="onLoad"/>
        </draw:frame>
        <draw:frame draw:style-name="gr7" draw:text-style-name="P11" draw:layer="layout" svg:width="20.565cm" svg:height="1.517cm" svg:x="2.265cm" svg:y="13.669cm">
          <loext:p/>
          <draw:object xlink:href="./Object 15" xlink:type="simple" xlink:show="embed" xlink:actuate="onLoad"/>
          <draw:image xlink:href="./ObjectReplacements/Object 15" xlink:type="simple" xlink:show="embed" xlink:actuate="onLoad"/>
        </draw:frame>
        <presentation:notes draw:style-name="dp2">
          <draw:page-thumbnail draw:style-name="gr1" draw:layer="layout" svg:width="13.968cm" svg:height="10.476cm" svg:x="3.81cm" svg:y="2.123cm" draw:page-number="5" presentation:class="page"/>
          <draw:frame presentation:style-name="pr7" draw:text-style-name="P7" draw:layer="layout" svg:width="17.271cm" svg:height="12.322cm" svg:x="2.159cm" svg:y="13.271cm" presentation:class="notes" presentation:placeholder="true">
            <draw:text-box/>
          </draw:frame>
        </presentation:notes>
      </draw:page>
      <draw:page draw:name="page6" draw:style-name="dp3" draw:master-page-name="Default" presentation:presentation-page-layout-name="AL3T1" presentation:use-footer-name="ftr1">
        <office:forms form:automatic-focus="false" form:apply-design-mode="false"/>
        <draw:frame presentation:style-name="pr10" draw:layer="layout" svg:width="25.191cm" svg:height="2.974cm" svg:x="1.399cm" svg:y="0.837cm" presentation:class="title">
          <draw:text-box>
            <text:p>This Could Get Out of Hand...</text:p>
          </draw:text-box>
        </draw:frame>
        <draw:frame presentation:style-name="pr11" draw:layer="layout" svg:width="25.191cm" svg:height="15.003cm" svg:x="1.399cm" svg:y="4.915cm" presentation:class="outline" presentation:user-transformed="true">
          <draw:text-box>
            <text:list text:style-name="L2">
              <text:list-item>
                <text:p>To formulate dynamic EOM, we need the acceleration of every mass element in the system</text:p>
                <text:list>
                  <text:list-item>
                    <text:p>For a particle, there are only 3 DOF. <text:s/>Easy.</text:p>
                    <text:list>
                      <text:list-item>
                        <text:p/>
                      </text:list-item>
                    </text:list>
                  </text:list-item>
                  <text:list-item>
                    <text:p>For a rigid body, there are only 6 DOF. <text:s/>Not bad.</text:p>
                    <text:list>
                      <text:list-item>
                        <text:p/>
                      </text:list-item>
                    </text:list>
                  </text:list-item>
                </text:list>
              </text:list-item>
              <text:list-item>
                <text:p>For a flexible body, how do we avoid infinite DOF?</text:p>
                <text:list>
                  <text:list-item>
                    <text:p>Assumed modes, truncated to N most interesting </text:p>
                  </text:list-item>
                </text:list>
              </text:list-item>
            </text:list>
          </draw:text-box>
        </draw:frame>
        <draw:frame draw:style-name="gr7" draw:text-style-name="P11" draw:layer="layout" svg:width="2.64cm" svg:height="0.935cm" svg:x="7.925cm" svg:y="10.712cm">
          <loext:p/>
          <draw:object xlink:href="./Object 9" xlink:type="simple" xlink:show="embed" xlink:actuate="onLoad"/>
          <draw:image xlink:href="./ObjectReplacements/Object 9" xlink:type="simple" xlink:show="embed" xlink:actuate="onLoad"/>
        </draw:frame>
        <draw:frame draw:style-name="gr7" draw:text-style-name="P11" draw:layer="layout" svg:width="9.013cm" svg:height="1.036cm" svg:x="7.93cm" svg:y="13.26cm">
          <loext:p/>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3.968cm" svg:height="10.476cm" svg:x="3.81cm" svg:y="2.123cm" draw:page-number="6" presentation:class="page"/>
          <draw:frame presentation:style-name="pr7" draw:text-style-name="P7" draw:layer="layout" svg:width="17.271cm" svg:height="12.322cm" svg:x="2.159cm" svg:y="13.271cm" presentation:class="notes" presentation:placeholder="true">
            <draw:text-box/>
          </draw:frame>
        </presentation:notes>
      </draw:page>
      <draw:page draw:name="page7" draw:style-name="dp3" draw:master-page-name="Default" presentation:presentation-page-layout-name="AL3T1" presentation:use-footer-name="ftr1">
        <office:forms form:automatic-focus="false" form:apply-design-mode="false"/>
        <draw:frame presentation:style-name="pr10" draw:layer="layout" svg:width="25.191cm" svg:height="2.974cm" svg:x="1.399cm" svg:y="0.837cm" presentation:class="title">
          <draw:text-box>
            <text:p>Assumed Modes (1)</text:p>
          </draw:text-box>
        </draw:frame>
        <draw:frame presentation:style-name="pr12" draw:text-style-name="P12" draw:layer="layout" svg:width="25.191cm" svg:height="4.229cm" svg:x="0.599cm" svg:y="4.915cm" presentation:class="outline" presentation:user-transformed="true">
          <draw:text-box>
            <text:list text:style-name="L2">
              <text:list-header>
                <text:p><text:span text:style-name="T5">Consider flexible deformation to be a linear combination of a finite number of independent modes. <text:s/>For mass element </text:span><text:span text:style-name="T6">k</text:span><text:span text:style-name="T5">,</text:span></text:p>
              </text:list-header>
            </text:list>
          </draw:text-box>
        </draw:frame>
        <draw:frame draw:style-name="gr7" draw:text-style-name="P11" draw:layer="layout" svg:width="6.511cm" svg:height="3.228cm" svg:x="5.644cm" svg:y="9.66cm">
          <loext:p/>
          <draw:object xlink:href="./Object 2" xlink:type="simple" xlink:show="embed" xlink:actuate="onLoad"/>
          <draw:image xlink:href="./ObjectReplacements/Object 2" xlink:type="simple" xlink:show="embed" xlink:actuate="onLoad"/>
        </draw:frame>
        <draw:frame draw:style-name="gr14" draw:text-style-name="P13" draw:layer="layout" svg:width="3.034cm" svg:height="1.191cm" svg:x="5.218cm" svg:y="8.519cm">
          <draw:text-box>
            <text:p><text:span text:style-name="T7">Translational </text:span></text:p>
            <text:p><text:span text:style-name="T7">deflection</text:span></text:p>
          </draw:text-box>
        </draw:frame>
        <draw:frame draw:style-name="gr15" draw:text-style-name="P13" draw:layer="layout" svg:width="2.322cm" svg:height="1.191cm" svg:x="5.648cm" svg:y="12.964cm">
          <draw:text-box>
            <text:p><text:span text:style-name="T7">Angular </text:span></text:p>
            <text:p><text:span text:style-name="T7">deflection</text:span></text:p>
          </draw:text-box>
        </draw:frame>
        <draw:frame draw:style-name="gr16" draw:text-style-name="P13" draw:layer="layout" svg:width="4.191cm" svg:height="1.191cm" svg:x="10.904cm" svg:y="12.505cm">
          <draw:text-box>
            <text:p><text:span text:style-name="T7">Modal </text:span></text:p>
            <text:p><text:span text:style-name="T7">Coordinates</text:span></text:p>
          </draw:text-box>
        </draw:frame>
        <draw:frame draw:style-name="gr17" draw:text-style-name="P13" draw:layer="layout" svg:width="3.127cm" svg:height="1.191cm" svg:x="8.324cm" svg:y="8.476cm">
          <draw:text-box>
            <text:p><text:span text:style-name="T7">Translational</text:span></text:p>
            <text:p><text:span text:style-name="T7">Mode Shapes</text:span></text:p>
          </draw:text-box>
        </draw:frame>
        <draw:frame draw:style-name="gr17" draw:text-style-name="P13" draw:layer="layout" svg:width="3.127cm" svg:height="1.191cm" svg:x="8.432cm" svg:y="12.929cm">
          <draw:text-box>
            <text:p><text:span text:style-name="T7">Rotational</text:span></text:p>
            <text:p><text:span text:style-name="T7">Mode Shapes</text:span></text:p>
          </draw:text-box>
        </draw:frame>
        <draw:frame draw:style-name="gr18" draw:text-style-name="P14" draw:layer="layout" svg:width="24.179cm" svg:height="5.756cm" svg:x="1.667cm" svg:y="14.402cm">
          <draw:text-box>
            <text:p><text:span text:style-name="T5">Q: <text:s/>Where do mode shapes come from?</text:span></text:p>
            <text:p><text:span text:style-name="T5">A1: <text:s/>Solid mechanics of beam, rod, column, etc, OR</text:span></text:p>
            <text:p><text:span text:style-name="T5">A2: <text:s/>NASTRAN or other Finite Element Modelling </text:span></text:p>
            <text:p><text:span text:style-name="T5"><text:s text:c="8"/></text:span><text:span text:style-name="T5">software, OR</text:span></text:p>
            <text:p><text:span text:style-name="T5">A3: <text:s/>Specify by axis, frequency, damping, modal mass</text:span></text:p>
          </draw:text-box>
        </draw:frame>
        <draw:frame draw:style-name="gr7" draw:text-style-name="P11" draw:layer="layout" svg:width="1.842cm" svg:height="1.036cm" svg:x="16.677cm" svg:y="10.547cm">
          <loext:p/>
          <draw:object xlink:href="./Object 14" xlink:type="simple" xlink:show="embed" xlink:actuate="onLoad"/>
          <draw:image xlink:href="./ObjectReplacements/Object 14" xlink:type="simple" xlink:show="embed" xlink:actuate="onLoad"/>
        </draw:frame>
        <draw:frame draw:style-name="gr19" draw:text-style-name="P15" draw:layer="layout" svg:width="1.912cm" svg:height="1.195cm" svg:x="13.651cm" svg:y="10.576cm">
          <draw:text-box>
            <text:p><text:span text:style-name="T8">and</text:span></text:p>
          </draw:text-box>
        </draw:frame>
        <presentation:notes draw:style-name="dp2">
          <draw:page-thumbnail draw:style-name="gr1" draw:layer="layout" svg:width="13.968cm" svg:height="10.476cm" svg:x="3.81cm" svg:y="2.123cm" draw:page-number="7" presentation:class="page"/>
          <draw:frame presentation:style-name="pr7" draw:text-style-name="P7" draw:layer="layout" svg:width="17.271cm" svg:height="12.322cm" svg:x="2.159cm" svg:y="13.271cm" presentation:class="notes" presentation:placeholder="true">
            <draw:text-box/>
          </draw:frame>
        </presentation:notes>
      </draw:page>
      <draw:page draw:name="page8"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Assumed Modes (2)</text:p>
          </draw:text-box>
        </draw:frame>
        <draw:frame draw:style-name="gr20" draw:text-style-name="P14" draw:layer="layout" svg:width="20.115cm" svg:height="3.554cm" svg:x="2.508cm" svg:y="4.913cm">
          <draw:text-box>
            <text:p><text:span text:style-name="T5">The units of <text:s text:c="13"/>are somewhat arbitrary, </text:span></text:p>
            <text:p><text:span text:style-name="T5">as long as <text:s text:c="7"/>have units of length, angle.</text:span></text:p>
            <text:p><text:span text:style-name="T5">One common choice is “mass-normalized”:</text:span></text:p>
          </draw:text-box>
        </draw:frame>
        <draw:frame draw:style-name="gr7" draw:text-style-name="P11" draw:layer="layout" svg:width="3.347cm" svg:height="1.198cm" svg:x="8.091cm" svg:y="5.024cm">
          <loext:p/>
          <draw:object xlink:href="./Object 3" xlink:type="simple" xlink:show="embed" xlink:actuate="onLoad"/>
          <draw:image xlink:href="./ObjectReplacements/Object 3" xlink:type="simple" xlink:show="embed" xlink:actuate="onLoad"/>
        </draw:frame>
        <draw:frame draw:style-name="gr7" draw:text-style-name="P11" draw:layer="layout" svg:width="1.892cm" svg:height="1.21cm" svg:x="7.308cm" svg:y="6.138cm">
          <loext:p/>
          <draw:object xlink:href="./Object 4" xlink:type="simple" xlink:show="embed" xlink:actuate="onLoad"/>
          <draw:image xlink:href="./ObjectReplacements/Object 4" xlink:type="simple" xlink:show="embed" xlink:actuate="onLoad"/>
        </draw:frame>
        <draw:frame draw:style-name="gr7" draw:text-style-name="P11" draw:layer="layout" svg:width="10.745cm" svg:height="1.547cm" svg:x="6.508cm" svg:y="8.638cm">
          <loext:p/>
          <draw:object xlink:href="./Object 5" xlink:type="simple" xlink:show="embed" xlink:actuate="onLoad"/>
          <draw:image xlink:href="./ObjectReplacements/Object 5" xlink:type="simple" xlink:show="embed" xlink:actuate="onLoad"/>
        </draw:frame>
        <draw:frame draw:style-name="gr21" draw:text-style-name="P14" draw:layer="layout" svg:width="21.677cm" svg:height="2.453cm" svg:x="2.686cm" svg:y="10.278cm">
          <draw:text-box>
            <text:p><text:span text:style-name="T5">Another obvious choice is simply dimensionless </text:span></text:p>
            <text:p><text:span text:style-name="T5">modal coordinates:</text:span></text:p>
          </draw:text-box>
        </draw:frame>
        <draw:frame draw:style-name="gr7" draw:text-style-name="P11" draw:layer="layout" svg:width="7.799cm" svg:height="0.778cm" svg:x="8.108cm" svg:y="12.738cm">
          <loext:p/>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3.968cm" svg:height="10.476cm" svg:x="3.81cm" svg:y="2.123cm" draw:page-number="8" presentation:class="page"/>
          <draw:frame presentation:style-name="pr7" draw:text-style-name="P7" draw:layer="layout" svg:width="17.271cm" svg:height="12.322cm" svg:x="2.159cm" svg:y="13.271cm" presentation:class="notes" presentation:placeholder="true">
            <draw:text-box/>
          </draw:frame>
        </presentation:notes>
      </draw:page>
      <draw:page draw:name="page9"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Assumed Modes (3)</text:p>
          </draw:text-box>
        </draw:frame>
        <draw:frame presentation:style-name="pr13" draw:layer="layout" svg:width="25.191cm" svg:height="14.029cm" svg:x="1.399cm" svg:y="4.915cm" presentation:class="outline" presentation:user-transformed="true">
          <draw:text-box>
            <text:list text:style-name="L2">
              <text:list-item>
                <text:p><text:span text:style-name="T8">Assuming N modes, <text:s text:c="10"/>are each of dimension 3xN for each mass element. </text:span></text:p>
              </text:list-item>
              <text:list-item>
                <text:p><text:span text:style-name="T8">In practice, we are only interested in the motions of a few points, not every mass element</text:span></text:p>
                <text:list>
                  <text:list-item>
                    <text:p><text:span text:style-name="T8">Joint motions are needed for multibody kinematics</text:span></text:p>
                  </text:list-item>
                  <text:list-item>
                    <text:p><text:span text:style-name="T8">Motion of sensor locations may be needed for proper measurement modeling</text:span></text:p>
                  </text:list-item>
                  <text:list-item>
                    <text:p><text:span text:style-name="T8">Points of application of forces (e.g. thrusters) may be needed to properly capture modal excitation</text:span></text:p>
                  </text:list-item>
                </text:list>
              </text:list-item>
              <text:list-item>
                <text:p><text:span text:style-name="T8">But we do need to account for the effects of flexibility integrated over the entire body</text:span></text:p>
              </text:list-item>
            </text:list>
            <text:p><text:span text:style-name="T8"/></text:p>
          </draw:text-box>
        </draw:frame>
        <draw:frame draw:style-name="gr7" draw:text-style-name="P11" draw:layer="layout" svg:width="2.53cm" svg:height="1.083cm" svg:x="10.133cm" svg:y="4.953cm">
          <loext:p/>
          <draw:object xlink:href="./Object 12" xlink:type="simple" xlink:show="embed" xlink:actuate="onLoad"/>
          <draw:image xlink:href="./ObjectReplacements/Object 12" xlink:type="simple" xlink:show="embed" xlink:actuate="onLoad"/>
        </draw:frame>
        <presentation:notes draw:style-name="dp2">
          <draw:page-thumbnail draw:style-name="gr1" draw:layer="layout" svg:width="13.968cm" svg:height="10.476cm" svg:x="3.81cm" svg:y="2.123cm" draw:page-number="9" presentation:class="page"/>
          <draw:frame presentation:style-name="pr7" draw:text-style-name="P7"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3T1" presentation:use-footer-name="ftr1">
        <office:forms form:automatic-focus="false" form:apply-design-mode="false"/>
        <draw:frame presentation:style-name="pr14" draw:layer="layout" svg:width="25.191cm" svg:height="3.473cm" svg:x="1.399cm" svg:y="0.588cm" presentation:class="title" presentation:user-transformed="true">
          <draw:text-box>
            <text:p>Free-Free vs. Cantilever <text:line-break/>Mode Shapes</text:p>
          </draw:text-box>
        </draw:frame>
        <draw:frame presentation:style-name="pr15" draw:text-style-name="P16" draw:layer="layout" svg:width="25.191cm" svg:height="13.613cm" svg:x="1.399cm" svg:y="4.915cm" presentation:class="outline" presentation:user-transformed="true">
          <draw:text-box>
            <text:list text:style-name="L2">
              <text:list-item>
                <text:p><text:span text:style-name="T8">Free-Free mode shapes assume body is unconstrained</text:span></text:p>
                <text:list>
                  <text:list-item>
                    <text:p><text:span text:style-name="T9">Flexible motion does not move mass center</text:span></text:p>
                  </text:list-item>
                  <text:list-item>
                    <text:p><text:span text:style-name="T9">Use mass center as reference point for acceleration formulation</text:span></text:p>
                    <text:list>
                      <text:list-item>
                        <text:p><text:span text:style-name="T9">Some modal integrals integrate to zero!</text:span></text:p>
                      </text:list-item>
                    </text:list>
                  </text:list-item>
                  <text:list-item>
                    <text:p><text:span text:style-name="T9">Multibody kinematics must account for deflections of joints</text:span></text:p>
                  </text:list-item>
                </text:list>
              </text:list-item>
              <text:list-item>
                <text:p><text:span text:style-name="T8">Cantilever mode shapes fix body at some point which is not the mass center</text:span></text:p>
                <text:list>
                  <text:list-item>
                    <text:p><text:span text:style-name="T9">Use that point as reference point for acceleration formulation</text:span></text:p>
                  </text:list-item>
                  <text:list-item>
                    <text:p><text:span text:style-name="T9">If that point is a joint, some terms drop out of the multibody kinematics</text:span></text:p>
                    <text:list>
                      <text:list-item>
                        <text:p><text:span text:style-name="T9">Non-contributing constraint forces at the joints are eliminated from the equations of motion (but Kane's method eliminates non-contributing forces anyway)</text:span></text:p>
                      </text:list-item>
                    </text:list>
                  </text:list-item>
                  <text:list-item>
                    <text:p><text:span text:style-name="T9">Modal integrals are non-zero (as are first mass moments of rigid body)</text:span></text:p>
                  </text:list-item>
                </text:list>
              </text:list-item>
            </text:list>
          </draw:text-box>
        </draw:frame>
        <presentation:notes draw:style-name="dp2">
          <draw:page-thumbnail draw:style-name="gr1" draw:layer="layout" svg:width="13.968cm" svg:height="10.476cm" svg:x="3.81cm" svg:y="2.123cm" draw:page-number="10" presentation:class="page"/>
          <draw:frame presentation:style-name="pr7" draw:text-style-name="P7"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32" presentation:use-footer-name="ftr1">
        <office:forms form:automatic-focus="false" form:apply-design-mode="false"/>
        <draw:frame presentation:style-name="pr16" draw:text-style-name="P6" draw:layer="layout" svg:width="25.191cm" svg:height="17.69cm" svg:x="1.399cm" svg:y="0.962cm" presentation:class="subtitle" presentation:user-transformed="true">
          <draw:text-box>
            <text:p>Equations of Motion for </text:p>
            <text:p>One Flexible Body</text:p>
          </draw:text-box>
        </draw:frame>
        <presentation:notes draw:style-name="dp2">
          <draw:page-thumbnail draw:style-name="gr1" draw:layer="layout" svg:width="13.968cm" svg:height="10.476cm" svg:x="3.81cm" svg:y="2.123cm" draw:page-number="11" presentation:class="page"/>
          <draw:frame presentation:style-name="pr7" draw:text-style-name="P7"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Formulating Equations of Motion (1)</text:p>
          </draw:text-box>
        </draw:frame>
        <draw:frame draw:style-name="gr7" draw:text-style-name="P11" draw:layer="layout" svg:width="10.051cm" svg:height="0.853cm" svg:x="8.139cm" svg:y="6.447cm">
          <loext:p/>
          <draw:object xlink:href="./Object 17" xlink:type="simple" xlink:show="embed" xlink:actuate="onLoad"/>
          <draw:image xlink:href="./ObjectReplacements/Object 17" xlink:type="simple" xlink:show="embed" xlink:actuate="onLoad"/>
        </draw:frame>
        <draw:frame draw:style-name="gr22" draw:text-style-name="P10" draw:layer="layout" svg:width="14.379cm" svg:height="0.962cm" svg:x="1.459cm" svg:y="5.461cm">
          <draw:text-box>
            <text:p>For a rigid body, Kane's equations may be written</text:p>
          </draw:text-box>
        </draw:frame>
        <draw:frame draw:style-name="gr23" draw:text-style-name="P10" draw:layer="layout" svg:width="25.568cm" svg:height="1.673cm" svg:x="1.486cm" svg:y="7.528cm">
          <draw:text-box>
            <text:p>For a flexible body, we combine Newton's law with the moment about our reference point,</text:p>
            <text:p>and integrate over the body:</text:p>
          </draw:text-box>
        </draw:frame>
        <draw:frame draw:style-name="gr7" draw:text-style-name="P11" draw:layer="layout" svg:width="12.205cm" svg:height="0.959cm" svg:x="8.14cm" svg:y="9.348cm">
          <loext:p/>
          <draw:object xlink:href="./Object 18" xlink:type="simple" xlink:show="embed" xlink:actuate="onLoad"/>
          <draw:image xlink:href="./ObjectReplacements/Object 18" xlink:type="simple" xlink:show="embed" xlink:actuate="onLoad"/>
        </draw:frame>
        <draw:frame draw:style-name="gr7" draw:text-style-name="P11" draw:layer="layout" svg:width="21.771cm" svg:height="8.117cm" svg:x="1.831cm" svg:y="11.33cm">
          <loext:p/>
          <draw:object xlink:href="./Object 11" xlink:type="simple" xlink:show="embed" xlink:actuate="onLoad"/>
          <draw:image xlink:href="./ObjectReplacements/Object 11" xlink:type="simple" xlink:show="embed" xlink:actuate="onLoad"/>
        </draw:frame>
        <presentation:notes draw:style-name="dp2">
          <draw:page-thumbnail draw:style-name="gr1" draw:layer="layout" svg:width="13.968cm" svg:height="10.476cm" svg:x="3.81cm" svg:y="2.123cm" draw:page-number="12" presentation:class="page"/>
          <draw:frame presentation:style-name="pr7" draw:text-style-name="P7"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Formulating Equations of Motion (2)</text:p>
          </draw:text-box>
        </draw:frame>
        <draw:frame draw:style-name="gr7" draw:text-style-name="P11" draw:layer="layout" svg:width="18.481cm" svg:height="1.934cm" svg:x="4.513cm" svg:y="7.017cm">
          <loext:p/>
          <draw:object xlink:href="./Object 16" xlink:type="simple" xlink:show="embed" xlink:actuate="onLoad"/>
          <draw:image xlink:href="./ObjectReplacements/Object 16" xlink:type="simple" xlink:show="embed" xlink:actuate="onLoad"/>
        </draw:frame>
        <draw:frame draw:style-name="gr7" draw:text-style-name="P11" draw:layer="layout" svg:width="17.426cm" svg:height="0.973cm" svg:x="4.459cm" svg:y="14.369cm">
          <loext:p/>
          <draw:object xlink:href="./Object 19" xlink:type="simple" xlink:show="embed" xlink:actuate="onLoad"/>
          <draw:image xlink:href="./ObjectReplacements/Object 19" xlink:type="simple" xlink:show="embed" xlink:actuate="onLoad"/>
        </draw:frame>
        <draw:frame draw:style-name="gr7" draw:text-style-name="P11" draw:layer="layout" svg:width="23.397cm" svg:height="2.497cm" svg:x="2.259cm" svg:y="9.169cm">
          <loext:p/>
          <draw:object xlink:href="./Object 20" xlink:type="simple" xlink:show="embed" xlink:actuate="onLoad"/>
          <draw:image xlink:href="./ObjectReplacements/Object 20" xlink:type="simple" xlink:show="embed" xlink:actuate="onLoad"/>
        </draw:frame>
        <draw:frame draw:style-name="gr24" draw:text-style-name="P10" draw:layer="layout" svg:width="11.267cm" svg:height="0.962cm" svg:x="0.762cm" svg:y="13.064cm">
          <draw:text-box>
            <text:p>Some useful “modal integrals” appear:</text:p>
          </draw:text-box>
        </draw:frame>
        <draw:frame draw:style-name="gr7" draw:text-style-name="P11" draw:layer="layout" svg:width="21.698cm" svg:height="0.848cm" svg:x="0.967cm" svg:y="15.724cm">
          <loext:p/>
          <draw:object xlink:href="./Object 23" xlink:type="simple" xlink:show="embed" xlink:actuate="onLoad"/>
          <draw:image xlink:href="./ObjectReplacements/Object 23" xlink:type="simple" xlink:show="embed" xlink:actuate="onLoad"/>
        </draw:frame>
        <draw:frame draw:style-name="gr25" draw:text-style-name="P10" draw:layer="layout" svg:width="16.419cm" svg:height="0.962cm" svg:x="1.329cm" svg:y="5.431cm">
          <draw:text-box>
            <text:p>The acceleration terms may be integrated over the body:</text:p>
          </draw:text-box>
        </draw:frame>
        <draw:frame draw:style-name="gr7" draw:text-style-name="P11" draw:layer="layout" svg:width="17.895cm" svg:height="0.778cm" svg:x="0.811cm" svg:y="11.675cm">
          <loext:p/>
          <draw:object xlink:href="./Object 46" xlink:type="simple" xlink:show="embed" xlink:actuate="onLoad"/>
          <draw:image xlink:href="./ObjectReplacements/Object 46" xlink:type="simple" xlink:show="embed" xlink:actuate="onLoad"/>
        </draw:frame>
        <draw:frame draw:style-name="gr7" draw:text-style-name="P11" draw:layer="layout" svg:width="15.107cm" svg:height="0.856cm" svg:x="1.075cm" svg:y="17.106cm">
          <loext:p/>
          <draw:object xlink:href="./Object 48" xlink:type="simple" xlink:show="embed" xlink:actuate="onLoad"/>
          <draw:image xlink:href="./ObjectReplacements/Object 48" xlink:type="simple" xlink:show="embed" xlink:actuate="onLoad"/>
        </draw:frame>
        <presentation:notes draw:style-name="dp2">
          <draw:page-thumbnail draw:style-name="gr1" draw:layer="layout" svg:width="13.968cm" svg:height="10.476cm" svg:x="3.81cm" svg:y="2.123cm" draw:page-number="13" presentation:class="page"/>
          <draw:frame presentation:style-name="pr7" draw:text-style-name="P7"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Formulating Equations of Motion (3)</text:p>
          </draw:text-box>
        </draw:frame>
        <draw:frame draw:style-name="gr7" draw:text-style-name="P11" draw:layer="layout" svg:width="18.71cm" svg:height="5.98cm" svg:x="3.239cm" svg:y="7.348cm">
          <loext:p/>
          <draw:object xlink:href="./Object 13" xlink:type="simple" xlink:show="embed" xlink:actuate="onLoad"/>
          <draw:image xlink:href="./ObjectReplacements/Object 13" xlink:type="simple" xlink:show="embed" xlink:actuate="onLoad"/>
        </draw:frame>
        <draw:frame draw:style-name="gr26" draw:text-style-name="P10" draw:layer="layout" svg:width="11.513cm" svg:height="0.962cm" svg:x="2.159cm" svg:y="5.207cm">
          <draw:text-box>
            <text:p>So the equations of motion are (so far):</text:p>
          </draw:text-box>
        </draw:frame>
        <presentation:notes draw:style-name="dp2">
          <draw:page-thumbnail draw:style-name="gr1" draw:layer="layout" svg:width="13.968cm" svg:height="10.476cm" svg:x="3.81cm" svg:y="2.123cm" draw:page-number="14" presentation:class="page"/>
          <draw:frame presentation:style-name="pr7" draw:text-style-name="P7"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re Modal Integrals (1)</text:p>
          </draw:text-box>
        </draw:frame>
        <draw:frame draw:style-name="gr7" draw:text-style-name="P11" draw:layer="layout" svg:width="17.426cm" svg:height="0.973cm" svg:x="4.46cm" svg:y="6.269cm">
          <loext:p/>
          <draw:object xlink:href="./Object 21" xlink:type="simple" xlink:show="embed" xlink:actuate="onLoad"/>
          <draw:image xlink:href="./ObjectReplacements/Object 21" xlink:type="simple" xlink:show="embed" xlink:actuate="onLoad"/>
        </draw:frame>
        <draw:frame draw:style-name="gr27" draw:text-style-name="P10" draw:layer="layout" svg:width="14.023cm" svg:height="0.962cm" svg:x="0.763cm" svg:y="5.264cm">
          <draw:text-box>
            <text:p>We've already introduced these modal integrals:</text:p>
          </draw:text-box>
        </draw:frame>
        <draw:frame draw:style-name="gr28" draw:text-style-name="P10" draw:layer="layout" svg:width="12.821cm" svg:height="0.962cm" svg:x="1.016cm" svg:y="7.617cm">
          <draw:text-box>
            <text:p>In the derivation to follow, we will also need:</text:p>
          </draw:text-box>
        </draw:frame>
        <draw:frame draw:style-name="gr7" draw:text-style-name="P11" draw:layer="layout" svg:width="16.774cm" svg:height="1.63cm" svg:x="4.572cm" svg:y="8.833cm">
          <loext:p/>
          <draw:object xlink:href="./Object 22" xlink:type="simple" xlink:show="embed" xlink:actuate="onLoad"/>
          <draw:image xlink:href="./ObjectReplacements/Object 22" xlink:type="simple" xlink:show="embed" xlink:actuate="onLoad"/>
        </draw:frame>
        <draw:frame draw:style-name="gr7" draw:text-style-name="P11" draw:layer="layout" svg:width="24.636cm" svg:height="4.131cm" svg:x="1.253cm" svg:y="10.547cm">
          <loext:p/>
          <draw:object xlink:href="./Object 24" xlink:type="simple" xlink:show="embed" xlink:actuate="onLoad"/>
          <draw:image xlink:href="./ObjectReplacements/Object 24" xlink:type="simple" xlink:show="embed" xlink:actuate="onLoad"/>
        </draw:frame>
        <presentation:notes draw:style-name="dp2">
          <draw:page-thumbnail draw:style-name="gr1" draw:layer="layout" svg:width="13.968cm" svg:height="10.476cm" svg:x="3.81cm" svg:y="2.123cm" draw:page-number="15" presentation:class="page"/>
          <draw:frame presentation:style-name="pr7" draw:text-style-name="P7"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re Modal Integrals (2)</text:p>
          </draw:text-box>
        </draw:frame>
        <draw:frame draw:style-name="gr7" draw:text-style-name="P11" draw:layer="layout" svg:width="26.408cm" svg:height="2.753cm" svg:x="1.253cm" svg:y="5.348cm">
          <loext:p/>
          <draw:object xlink:href="./Object 30" xlink:type="simple" xlink:show="embed" xlink:actuate="onLoad"/>
          <draw:image xlink:href="./ObjectReplacements/Object 30" xlink:type="simple" xlink:show="embed" xlink:actuate="onLoad"/>
        </draw:frame>
        <draw:frame draw:style-name="gr7" draw:text-style-name="P11" draw:layer="layout" svg:width="14.598cm" svg:height="7.482cm" svg:x="6.549cm" svg:y="8.339cm">
          <loext:p/>
          <draw:object xlink:href="./Object 31" xlink:type="simple" xlink:show="embed" xlink:actuate="onLoad"/>
          <draw:image xlink:href="./ObjectReplacements/Object 31" xlink:type="simple" xlink:show="embed" xlink:actuate="onLoad"/>
        </draw:frame>
        <draw:frame draw:style-name="gr7" draw:text-style-name="P11" draw:layer="layout" svg:width="15.707cm" svg:height="0.805cm" svg:x="5.839cm" svg:y="16.948cm">
          <loext:p/>
          <draw:object xlink:href="./Object 25" xlink:type="simple" xlink:show="embed" xlink:actuate="onLoad"/>
          <draw:image xlink:href="./ObjectReplacements/Object 25" xlink:type="simple" xlink:show="embed" xlink:actuate="onLoad"/>
        </draw:frame>
        <draw:frame draw:style-name="gr29" draw:text-style-name="P11" draw:layer="layout" svg:width="1.999cm" svg:height="0.999cm" svg:x="13.111cm" svg:y="10.075cm">
          <loext:p draw:class-id="00000000-0000-0000-0000-000000000000"/>
          <draw:object-ole xlink:href="./Object 49" xlink:type="simple" xlink:show="embed" xlink:actuate="onLoad"/>
          <draw:image xlink:href="./ObjectReplacements/Object 49" xlink:type="simple" xlink:show="embed" xlink:actuate="onLoad"/>
        </draw:frame>
        <presentation:notes draw:style-name="dp2">
          <draw:page-thumbnail draw:style-name="gr1" draw:layer="layout" svg:width="13.968cm" svg:height="10.476cm" svg:x="3.81cm" svg:y="2.123cm" draw:page-number="16" presentation:class="page"/>
          <draw:frame presentation:style-name="pr7" draw:text-style-name="P7"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re Modal Integrals (3)</text:p>
          </draw:text-box>
        </draw:frame>
        <draw:frame draw:style-name="gr7" draw:text-style-name="P11" draw:layer="layout" svg:width="16.415cm" svg:height="11.445cm" svg:x="5.304cm" svg:y="5.636cm">
          <loext:p/>
          <draw:object xlink:href="./Object 50" xlink:type="simple" xlink:show="embed" xlink:actuate="onLoad"/>
          <draw:image xlink:href="./ObjectReplacements/Object 50" xlink:type="simple" xlink:show="embed" xlink:actuate="onLoad"/>
        </draw:frame>
        <presentation:notes draw:style-name="dp2">
          <draw:page-thumbnail draw:style-name="gr1" draw:layer="layout" svg:width="13.968cm" svg:height="10.476cm" svg:x="3.81cm" svg:y="2.123cm" draw:page-number="17" presentation:class="page"/>
          <draw:frame presentation:style-name="pr7" draw:text-style-name="P7" draw:layer="layout" svg:width="17.271cm" svg:height="12.322cm" svg:x="2.159cm" svg:y="13.271cm" presentation:class="notes" presentation:placeholder="true">
            <draw:text-box/>
          </draw:frame>
        </presentation:notes>
      </draw:page>
      <draw:page draw:name="page18"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xt:s text:c="16"/></text:p>
          </draw:text-box>
        </draw:frame>
        <draw:frame draw:style-name="gr7" draw:text-style-name="P11" draw:layer="layout" svg:width="1.999cm" svg:height="0.999cm" svg:x="13.039cm" svg:y="10.047cm">
          <loext:p/>
          <draw:object xlink:href="./Object 26" xlink:type="simple" xlink:show="embed" xlink:actuate="onLoad"/>
          <draw:image xlink:href="./ObjectReplacements/Object 26" xlink:type="simple" xlink:show="embed" xlink:actuate="onLoad"/>
        </draw:frame>
        <draw:frame draw:style-name="gr7" draw:text-style-name="P11" draw:layer="layout" svg:width="5.002cm" svg:height="2.34cm" svg:x="15.579cm" svg:y="1.151cm">
          <loext:p/>
          <draw:object xlink:href="./Object 27" xlink:type="simple" xlink:show="embed" xlink:actuate="onLoad"/>
          <draw:image xlink:href="./ObjectReplacements/Object 27" xlink:type="simple" xlink:show="embed" xlink:actuate="onLoad"/>
        </draw:frame>
        <draw:frame draw:style-name="gr7" draw:text-style-name="P11" draw:layer="layout" svg:width="25.258cm" svg:height="12.472cm" svg:x="1.354cm" svg:y="5.147cm">
          <loext:p/>
          <draw:object xlink:href="./Object 28" xlink:type="simple" xlink:show="embed" xlink:actuate="onLoad"/>
          <draw:image xlink:href="./ObjectReplacements/Object 28" xlink:type="simple" xlink:show="embed" xlink:actuate="onLoad"/>
        </draw:frame>
        <presentation:notes draw:style-name="dp2">
          <draw:page-thumbnail draw:style-name="gr1" draw:layer="layout" svg:width="13.968cm" svg:height="10.476cm" svg:x="3.81cm" svg:y="2.123cm" draw:page-number="18" presentation:class="page"/>
          <draw:frame presentation:style-name="pr7" draw:text-style-name="P7" draw:layer="layout" svg:width="17.271cm" svg:height="12.322cm" svg:x="2.159cm" svg:y="13.271cm" presentation:class="notes" presentation:placeholder="true">
            <draw:text-box/>
          </draw:frame>
        </presentation:notes>
      </draw:page>
      <draw:page draw:name="page19" draw:style-name="dp3" draw:master-page-name="Default" presentation:presentation-page-layout-name="AL3T1" presentation:use-footer-name="ftr1">
        <office:forms form:automatic-focus="false" form:apply-design-mode="false"/>
        <draw:frame presentation:style-name="pr14" draw:layer="layout" svg:width="25.191cm" svg:height="3.473cm" svg:x="1.399cm" svg:y="0.587cm" presentation:class="title">
          <draw:text-box>
            <text:p>Flexible Mode Excitation by External Forces and Torques</text:p>
          </draw:text-box>
        </draw:frame>
        <draw:frame presentation:style-name="pr15" draw:layer="layout" svg:width="25.191cm" svg:height="13.613cm" svg:x="1.399cm" svg:y="4.915cm" presentation:class="outline">
          <draw:text-box>
            <text:list text:style-name="L2">
              <text:list-item>
                <text:p>In the development so far, F and T denote the resultant force and torque exerted on the body by external forces and torques, applied to the reference point.</text:p>
              </text:list-item>
              <text:list-item>
                <text:p>To capture the excitation of flexible modes by external forces and torques, their points of application must be projected into the modal state space.</text:p>
              </text:list-item>
            </text:list>
          </draw:text-box>
        </draw:frame>
        <presentation:notes draw:style-name="dp2">
          <draw:page-thumbnail draw:style-name="gr1" draw:layer="layout" svg:width="13.968cm" svg:height="10.476cm" svg:x="3.81cm" svg:y="2.123cm" draw:page-number="19" presentation:class="page"/>
          <draw:frame presentation:style-name="pr7" draw:text-style-name="P7" draw:layer="layout" svg:width="17.271cm" svg:height="12.322cm" svg:x="2.159cm" svg:y="13.271cm" presentation:class="notes" presentation:placeholder="true">
            <draw:text-box/>
          </draw:frame>
        </presentation:notes>
      </draw:page>
      <draw:page draw:name="page20"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Modal Excitation Example 1</text:p>
          </draw:text-box>
        </draw:frame>
        <draw:frame presentation:style-name="pr17" draw:text-style-name="P17" draw:layer="layout" svg:width="10.666cm" svg:height="11.693cm" svg:x="1.399cm" svg:y="4.915cm" presentation:class="outline" presentation:user-transformed="true">
          <draw:text-box>
            <text:list text:style-name="L2">
              <text:list-item>
                <text:p><text:span text:style-name="T3">Consider a flexible body with free-free mode shapes and reference point at the mass center</text:span></text:p>
              </text:list-item>
              <text:list-item>
                <text:p><text:span text:style-name="T3">The force system shown has zero resultant force and torque, but excites a bending mode</text:span></text:p>
              </text:list-item>
              <text:list-item>
                <text:p><text:span text:style-name="T3">Moral: <text:s/>Modeling of applied forces and torques must account for distribution over the body to capture influence on flexible modes.</text:span></text:p>
              </text:list-item>
            </text:list>
          </draw:text-box>
        </draw:frame>
        <draw:g>
          <draw:custom-shape draw:style-name="gr30" draw:text-style-name="P8" draw:layer="layout" svg:width="8.89cm" svg:height="13.97cm" svg:x="16.94cm" svg:y="5.08cm">
            <text:p/>
            <draw:enhanced-geometry svg:viewBox="0 0 884 526" draw:extrusion="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9" draw:layer="layout" svg:x1="21.385cm" svg:y1="8.255cm" svg:x2="21.385cm" svg:y2="16.51cm">
            <text:p/>
          </draw:line>
          <draw:circle draw:style-name="gr5" draw:text-style-name="P9" draw:layer="layout" svg:width="0.635cm" svg:height="0.635cm" svg:x="21.085cm" svg:y="16.31cm">
            <text:p/>
          </draw:circle>
          <draw:circle draw:style-name="gr5" draw:text-style-name="P9" draw:layer="layout" svg:width="0.635cm" svg:height="0.635cm" svg:x="21.086cm" svg:y="8.011cm">
            <text:p/>
          </draw:circle>
          <draw:circle draw:style-name="gr5" draw:text-style-name="P9" draw:layer="layout" svg:width="0.635cm" svg:height="0.635cm" svg:x="21.086cm" svg:y="12.211cm">
            <text:p/>
          </draw:circle>
          <draw:line draw:style-name="gr4" draw:text-style-name="P9" draw:layer="layout" svg:x1="18.645cm" svg:y1="16.61cm" svg:x2="21.185cm" svg:y2="16.61cm">
            <text:p/>
          </draw:line>
          <draw:line draw:style-name="gr4" draw:text-style-name="P9" draw:layer="layout" svg:x1="18.645cm" svg:y1="8.31cm" svg:x2="21.185cm" svg:y2="8.31cm">
            <text:p/>
          </draw:line>
          <draw:line draw:style-name="gr4" draw:text-style-name="P9" draw:layer="layout" svg:x1="24.279cm" svg:y1="12.476cm" svg:x2="21.741cm" svg:y2="12.551cm">
            <text:p/>
          </draw:line>
          <draw:frame draw:style-name="gr31" draw:text-style-name="P10" draw:layer="layout" svg:width="0.68cm" svg:height="0.962cm" svg:x="19.348cm" svg:y="15.714cm">
            <draw:text-box>
              <text:p>f</text:p>
            </draw:text-box>
          </draw:frame>
          <draw:frame draw:style-name="gr31" draw:text-style-name="P10" draw:layer="layout" svg:width="0.68cm" svg:height="0.962cm" svg:x="19.349cm" svg:y="7.414cm">
            <draw:text-box>
              <text:p>f</text:p>
            </draw:text-box>
          </draw:frame>
          <draw:frame draw:style-name="gr32" draw:text-style-name="P10" draw:layer="layout" svg:width="1.031cm" svg:height="0.962cm" svg:x="22.949cm" svg:y="11.514cm">
            <draw:text-box>
              <text:p>2f</text:p>
            </draw:text-box>
          </draw:frame>
          <draw:frame draw:style-name="gr33" draw:text-style-name="P10" draw:layer="layout" svg:width="0.714cm" svg:height="0.962cm" svg:x="21.413cm" svg:y="13.95cm">
            <draw:text-box>
              <text:p>r</text:p>
            </draw:text-box>
          </draw:frame>
          <draw:frame draw:style-name="gr33" draw:text-style-name="P10" draw:layer="layout" svg:width="0.714cm" svg:height="0.962cm" svg:x="21.513cm" svg:y="9.95cm">
            <draw:text-box>
              <text:p>r</text:p>
            </draw:text-box>
          </draw:frame>
        </draw:g>
        <draw:frame draw:style-name="gr7" draw:text-style-name="P11" draw:layer="layout" svg:width="3.98cm" svg:height="2.301cm" svg:x="12.511cm" svg:y="16.574cm">
          <loext:p/>
          <draw:object xlink:href="./Object 47" xlink:type="simple" xlink:show="embed" xlink:actuate="onLoad"/>
          <draw:image xlink:href="./ObjectReplacements/Object 47" xlink:type="simple" xlink:show="embed" xlink:actuate="onLoad"/>
        </draw:frame>
        <presentation:notes draw:style-name="dp2">
          <draw:page-thumbnail draw:style-name="gr1" draw:layer="layout" svg:width="13.968cm" svg:height="10.476cm" svg:x="3.81cm" svg:y="2.123cm" draw:page-number="20" presentation:class="page"/>
          <draw:frame presentation:style-name="pr7" draw:text-style-name="P7" draw:layer="layout" svg:width="17.271cm" svg:height="12.322cm" svg:x="2.159cm" svg:y="13.271cm" presentation:class="notes" presentation:placeholder="true">
            <draw:text-box/>
          </draw:frame>
        </presentation:notes>
      </draw:page>
      <draw:page draw:name="page21" draw:style-name="dp3" draw:master-page-name="Default" presentation:presentation-page-layout-name="AL3T1" presentation:use-footer-name="ftr1">
        <office:forms form:automatic-focus="false" form:apply-design-mode="false"/>
        <draw:frame presentation:style-name="pr18" draw:layer="layout" svg:width="25.191cm" svg:height="2.785cm" svg:x="1.433cm" svg:y="0.996cm" presentation:class="title" presentation:user-transformed="true">
          <draw:text-box>
            <text:p>Modal Excitation Example 2</text:p>
          </draw:text-box>
        </draw:frame>
        <draw:frame presentation:style-name="pr17" draw:text-style-name="P17" draw:layer="layout" svg:width="10.666cm" svg:height="11.693cm" svg:x="1.399cm" svg:y="4.915cm" presentation:class="outline" presentation:user-transformed="true">
          <draw:text-box>
            <text:list text:style-name="L2">
              <text:list-item>
                <text:p><text:span text:style-name="T3">Consider a flexible body with free-free mode shapes and reference point at the mass center</text:span></text:p>
              </text:list-item>
              <text:list-item>
                <text:p><text:span text:style-name="T3">The force system shown has zero resultant force and torque, but excites a bending mode</text:span></text:p>
              </text:list-item>
              <text:list-item>
                <text:p><text:span text:style-name="T3">Moral: <text:s/>Modeling of applied forces and torques must account for distribution over the body to capture influence on flexible modes.</text:span></text:p>
              </text:list-item>
            </text:list>
          </draw:text-box>
        </draw:frame>
        <draw:g>
          <draw:custom-shape draw:style-name="gr30" draw:text-style-name="P8" draw:layer="layout" svg:width="8.89cm" svg:height="13.97cm" svg:x="16.94cm" svg:y="5.08cm">
            <text:p/>
            <draw:enhanced-geometry svg:viewBox="0 0 884 526" draw:extrusion="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line draw:style-name="gr5" draw:text-style-name="P9" draw:layer="layout" svg:x1="21.385cm" svg:y1="8.255cm" svg:x2="21.385cm" svg:y2="16.51cm">
            <text:p/>
          </draw:line>
          <draw:circle draw:style-name="gr5" draw:text-style-name="P9" draw:layer="layout" svg:width="0.635cm" svg:height="0.635cm" svg:x="21.085cm" svg:y="16.31cm">
            <text:p/>
          </draw:circle>
          <draw:circle draw:style-name="gr5" draw:text-style-name="P9" draw:layer="layout" svg:width="0.635cm" svg:height="0.635cm" svg:x="21.086cm" svg:y="8.011cm">
            <text:p/>
          </draw:circle>
          <draw:circle draw:style-name="gr5" draw:text-style-name="P9" draw:layer="layout" svg:width="0.635cm" svg:height="0.635cm" svg:x="21.086cm" svg:y="12.211cm">
            <text:p/>
          </draw:circle>
        </draw:g>
        <draw:frame draw:style-name="gr7" draw:text-style-name="P11" draw:layer="layout" svg:width="4.061cm" svg:height="2.3cm" svg:x="12.511cm" svg:y="16.574cm">
          <loext:p/>
          <draw:object xlink:href="./Object 69" xlink:type="simple" xlink:show="embed" xlink:actuate="onLoad"/>
          <draw:image xlink:href="./ObjectReplacements/Object 69" xlink:type="simple" xlink:show="embed" xlink:actuate="onLoad"/>
        </draw:frame>
        <draw:custom-shape draw:style-name="gr34" draw:text-style-name="P18" draw:layer="layout" svg:width="1.418cm" svg:height="1.519cm" svg:x="20.66cm" svg:y="7.731cm">
          <text:p/>
          <draw:enhanced-geometry svg:viewBox="0 0 21600 21600" draw:text-areas="0 0 21600 21600" draw:type="circular-arrow" draw:modifiers="180 -1.58952683447372 9469.4332910567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34" draw:text-style-name="P18" draw:layer="layout" svg:width="1.418cm" svg:height="1.678cm" svg:x="20.694cm" svg:y="15.674cm">
          <text:p/>
          <draw:enhanced-geometry svg:viewBox="0 0 21600 21600" draw:mirror-vertical="true" draw:text-areas="0 0 21600 21600" draw:type="circular-arrow" draw:modifiers="180 -1.58952683447372 9469.43329105672"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frame draw:style-name="gr7" draw:text-style-name="P11" draw:layer="layout" svg:width="0.571cm" svg:height="0.778cm" svg:x="21.957cm" svg:y="7.365cm">
          <loext:p/>
          <draw:object xlink:href="./Object 70" xlink:type="simple" xlink:show="embed" xlink:actuate="onLoad"/>
          <draw:image xlink:href="./ObjectReplacements/Object 70" xlink:type="simple" xlink:show="embed" xlink:actuate="onLoad"/>
        </draw:frame>
        <draw:frame draw:style-name="gr7" draw:text-style-name="P11" draw:layer="layout" svg:width="0.571cm" svg:height="0.778cm" svg:x="22.058cm" svg:y="16.765cm">
          <loext:p/>
          <draw:object xlink:href="./Object 71" xlink:type="simple" xlink:show="embed" xlink:actuate="onLoad"/>
          <draw:image xlink:href="./ObjectReplacements/Object 71" xlink:type="simple" xlink:show="embed" xlink:actuate="onLoad"/>
        </draw:frame>
        <presentation:notes draw:style-name="dp2">
          <draw:page-thumbnail draw:style-name="gr1" draw:layer="layout" svg:width="13.968cm" svg:height="10.476cm" svg:x="3.81cm" svg:y="2.123cm" draw:page-number="21" presentation:class="page"/>
          <draw:frame presentation:style-name="pr7" draw:text-style-name="P7" draw:layer="layout" svg:width="17.271cm" svg:height="12.322cm" svg:x="2.159cm" svg:y="13.271cm" presentation:class="notes" presentation:placeholder="true">
            <draw:text-box/>
          </draw:frame>
        </presentation:notes>
      </draw:page>
      <draw:page draw:name="page22"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presentation:user-transformed="true">
          <draw:text-box>
            <text:p>Expansion of <text:s text:c="14"/></text:p>
          </draw:text-box>
        </draw:frame>
        <draw:frame draw:style-name="gr7" draw:text-style-name="P11" draw:layer="layout" svg:width="7.818cm" svg:height="2.34cm" svg:x="16.068cm" svg:y="1.124cm">
          <loext:p/>
          <draw:object xlink:href="./Object 29" xlink:type="simple" xlink:show="embed" xlink:actuate="onLoad"/>
          <draw:image xlink:href="./ObjectReplacements/Object 29" xlink:type="simple" xlink:show="embed" xlink:actuate="onLoad"/>
        </draw:frame>
        <draw:frame draw:style-name="gr7" draw:text-style-name="P11" draw:layer="layout" svg:width="20.472cm" svg:height="0.979cm" svg:x="2.54cm" svg:y="5.334cm">
          <loext:p/>
          <draw:object xlink:href="./Object 32" xlink:type="simple" xlink:show="embed" xlink:actuate="onLoad"/>
          <draw:image xlink:href="./ObjectReplacements/Object 32" xlink:type="simple" xlink:show="embed" xlink:actuate="onLoad"/>
        </draw:frame>
        <draw:frame draw:style-name="gr7" draw:text-style-name="P11" draw:layer="layout" svg:width="21.897cm" svg:height="9.153cm" svg:x="2.704cm" svg:y="8.248cm">
          <loext:p/>
          <draw:object xlink:href="./Object 33" xlink:type="simple" xlink:show="embed" xlink:actuate="onLoad"/>
          <draw:image xlink:href="./ObjectReplacements/Object 33" xlink:type="simple" xlink:show="embed" xlink:actuate="onLoad"/>
        </draw:frame>
        <presentation:notes draw:style-name="dp2">
          <draw:page-thumbnail draw:style-name="gr1" draw:layer="layout" svg:width="13.968cm" svg:height="10.476cm" svg:x="3.81cm" svg:y="2.123cm" draw:page-number="22" presentation:class="page"/>
          <draw:frame presentation:style-name="pr7" draw:text-style-name="P7" draw:layer="layout" svg:width="17.271cm" svg:height="12.322cm" svg:x="2.159cm" svg:y="13.271cm" presentation:class="notes" presentation:placeholder="true">
            <draw:text-box/>
          </draw:frame>
        </presentation:notes>
      </draw:page>
      <draw:page draw:name="page23"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2</text:p>
          </draw:text-box>
        </draw:frame>
        <draw:frame draw:style-name="gr7" draw:text-style-name="P11" draw:layer="layout" svg:width="18.883cm" svg:height="8.344cm" svg:x="1.539cm" svg:y="5.248cm">
          <loext:p/>
          <draw:object xlink:href="./Object 34" xlink:type="simple" xlink:show="embed" xlink:actuate="onLoad"/>
          <draw:image xlink:href="./ObjectReplacements/Object 34" xlink:type="simple" xlink:show="embed" xlink:actuate="onLoad"/>
        </draw:frame>
        <draw:frame draw:style-name="gr7" draw:text-style-name="P11" draw:layer="layout" svg:width="20.64cm" svg:height="1.801cm" svg:x="0.803cm" svg:y="14.667cm">
          <loext:p/>
          <draw:object xlink:href="./Object 35" xlink:type="simple" xlink:show="embed" xlink:actuate="onLoad"/>
          <draw:image xlink:href="./ObjectReplacements/Object 35" xlink:type="simple" xlink:show="embed" xlink:actuate="onLoad"/>
        </draw:frame>
        <draw:frame draw:style-name="gr7" draw:text-style-name="P11" draw:layer="layout" svg:width="15.549cm" svg:height="1.858cm" svg:x="1.311cm" svg:y="17.474cm">
          <loext:p/>
          <draw:object xlink:href="./Object 41" xlink:type="simple" xlink:show="embed" xlink:actuate="onLoad"/>
          <draw:image xlink:href="./ObjectReplacements/Object 41" xlink:type="simple" xlink:show="embed" xlink:actuate="onLoad"/>
        </draw:frame>
        <presentation:notes draw:style-name="dp2">
          <draw:page-thumbnail draw:style-name="gr1" draw:layer="layout" svg:width="13.968cm" svg:height="10.476cm" svg:x="3.81cm" svg:y="2.123cm" draw:page-number="23" presentation:class="page"/>
          <draw:frame presentation:style-name="pr7" draw:text-style-name="P7" draw:layer="layout" svg:width="17.271cm" svg:height="12.322cm" svg:x="2.159cm" svg:y="13.271cm" presentation:class="notes" presentation:placeholder="true">
            <draw:text-box/>
          </draw:frame>
        </presentation:notes>
      </draw:page>
      <draw:page draw:name="page24"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3</text:p>
          </draw:text-box>
        </draw:frame>
        <draw:frame draw:style-name="gr7" draw:text-style-name="P11" draw:layer="layout" svg:width="18.41cm" svg:height="9.912cm" svg:x="1.539cm" svg:y="5.248cm">
          <loext:p/>
          <draw:object xlink:href="./Object 36" xlink:type="simple" xlink:show="embed" xlink:actuate="onLoad"/>
          <draw:image xlink:href="./ObjectReplacements/Object 36" xlink:type="simple" xlink:show="embed" xlink:actuate="onLoad"/>
        </draw:frame>
        <draw:frame draw:style-name="gr7" draw:text-style-name="P11" draw:layer="layout" svg:width="22.694cm" svg:height="1.799cm" svg:x="0.803cm" svg:y="15.867cm">
          <loext:p/>
          <draw:object xlink:href="./Object 37" xlink:type="simple" xlink:show="embed" xlink:actuate="onLoad"/>
          <draw:image xlink:href="./ObjectReplacements/Object 37" xlink:type="simple" xlink:show="embed" xlink:actuate="onLoad"/>
        </draw:frame>
        <draw:frame draw:style-name="gr7" draw:text-style-name="P11" draw:layer="layout" svg:width="15.325cm" svg:height="1.858cm" svg:x="1.312cm" svg:y="18.075cm">
          <loext:p/>
          <draw:object xlink:href="./Object 42" xlink:type="simple" xlink:show="embed" xlink:actuate="onLoad"/>
          <draw:image xlink:href="./ObjectReplacements/Object 42" xlink:type="simple" xlink:show="embed" xlink:actuate="onLoad"/>
        </draw:frame>
        <presentation:notes draw:style-name="dp2">
          <draw:page-thumbnail draw:style-name="gr1" draw:layer="layout" svg:width="13.968cm" svg:height="10.476cm" svg:x="3.81cm" svg:y="2.123cm" draw:page-number="24" presentation:class="page"/>
          <draw:frame presentation:style-name="pr7" draw:text-style-name="P7" draw:layer="layout" svg:width="17.271cm" svg:height="12.322cm" svg:x="2.159cm" svg:y="13.271cm" presentation:class="notes" presentation:placeholder="true">
            <draw:text-box/>
          </draw:frame>
        </presentation:notes>
      </draw:page>
      <draw:page draw:name="page25"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5</text:p>
          </draw:text-box>
        </draw:frame>
        <draw:frame draw:style-name="gr7" draw:text-style-name="P11" draw:layer="layout" svg:width="17.493cm" svg:height="7.072cm" svg:x="3.911cm" svg:y="6.974cm">
          <loext:p/>
          <draw:object xlink:href="./Object 38" xlink:type="simple" xlink:show="embed" xlink:actuate="onLoad"/>
          <draw:image xlink:href="./ObjectReplacements/Object 38" xlink:type="simple" xlink:show="embed" xlink:actuate="onLoad"/>
        </draw:frame>
        <draw:frame draw:style-name="gr7" draw:text-style-name="P11" draw:layer="layout" svg:width="15.982cm" svg:height="1.846cm" svg:x="4.013cm" svg:y="14.976cm">
          <loext:p/>
          <draw:object xlink:href="./Object 43" xlink:type="simple" xlink:show="embed" xlink:actuate="onLoad"/>
          <draw:image xlink:href="./ObjectReplacements/Object 43" xlink:type="simple" xlink:show="embed" xlink:actuate="onLoad"/>
        </draw:frame>
        <presentation:notes draw:style-name="dp2">
          <draw:page-thumbnail draw:style-name="gr1" draw:layer="layout" svg:width="13.968cm" svg:height="10.476cm" svg:x="3.81cm" svg:y="2.123cm" draw:page-number="25" presentation:class="page"/>
          <draw:frame presentation:style-name="pr7" draw:text-style-name="P7" draw:layer="layout" svg:width="17.271cm" svg:height="12.322cm" svg:x="2.159cm" svg:y="13.271cm" presentation:class="notes" presentation:placeholder="true">
            <draw:text-box/>
          </draw:frame>
        </presentation:notes>
      </draw:page>
      <draw:page draw:name="page26"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pansion of Term 7</text:p>
          </draw:text-box>
        </draw:frame>
        <draw:frame draw:style-name="gr7" draw:text-style-name="P11" draw:layer="layout" svg:width="19.3cm" svg:height="7.78cm" svg:x="3.911cm" svg:y="6.974cm">
          <loext:p/>
          <draw:object xlink:href="./Object 39" xlink:type="simple" xlink:show="embed" xlink:actuate="onLoad"/>
          <draw:image xlink:href="./ObjectReplacements/Object 39" xlink:type="simple" xlink:show="embed" xlink:actuate="onLoad"/>
        </draw:frame>
        <draw:frame draw:style-name="gr7" draw:text-style-name="P11" draw:layer="layout" svg:width="16.033cm" svg:height="1.856cm" svg:x="4.013cm" svg:y="15.876cm">
          <loext:p/>
          <draw:object xlink:href="./Object 44" xlink:type="simple" xlink:show="embed" xlink:actuate="onLoad"/>
          <draw:image xlink:href="./ObjectReplacements/Object 44" xlink:type="simple" xlink:show="embed" xlink:actuate="onLoad"/>
        </draw:frame>
        <presentation:notes draw:style-name="dp2">
          <draw:page-thumbnail draw:style-name="gr1" draw:layer="layout" svg:width="13.968cm" svg:height="10.476cm" svg:x="3.81cm" svg:y="2.123cm" draw:page-number="26" presentation:class="page"/>
          <draw:frame presentation:style-name="pr7" draw:text-style-name="P7" draw:layer="layout" svg:width="17.271cm" svg:height="12.322cm" svg:x="2.159cm" svg:y="13.271cm" presentation:class="notes" presentation:placeholder="true">
            <draw:text-box/>
          </draw:frame>
        </presentation:notes>
      </draw:page>
      <draw:page draw:name="page27" draw:style-name="dp3" draw:master-page-name="Default" presentation:presentation-page-layout-name="AL3T1" presentation:use-footer-name="ftr1">
        <office:forms form:automatic-focus="false" form:apply-design-mode="false"/>
        <draw:frame presentation:style-name="pr9" draw:layer="layout" svg:width="25.191cm" svg:height="3.473cm" svg:x="1.399cm" svg:y="0.587cm" presentation:class="title" presentation:user-transformed="true">
          <draw:text-box>
            <text:p>Equations of Motion for <text:line-break/>One Flexible Body</text:p>
          </draw:text-box>
        </draw:frame>
        <draw:frame draw:style-name="gr7" draw:text-style-name="P11" draw:layer="layout" svg:width="22.886cm" svg:height="3.156cm" svg:x="1.329cm" svg:y="4.946cm">
          <loext:p/>
          <draw:object xlink:href="./Object 40" xlink:type="simple" xlink:show="embed" xlink:actuate="onLoad"/>
          <draw:image xlink:href="./ObjectReplacements/Object 40" xlink:type="simple" xlink:show="embed" xlink:actuate="onLoad"/>
        </draw:frame>
        <draw:frame draw:style-name="gr7" draw:text-style-name="P11" draw:layer="layout" svg:width="23.261cm" svg:height="5.945cm" svg:x="3.239cm" svg:y="11.149cm">
          <loext:p/>
          <draw:object xlink:href="./Object 45" xlink:type="simple" xlink:show="embed" xlink:actuate="onLoad"/>
          <draw:image xlink:href="./ObjectReplacements/Object 45" xlink:type="simple" xlink:show="embed" xlink:actuate="onLoad"/>
        </draw:frame>
        <draw:frame draw:style-name="gr35" draw:text-style-name="P10" draw:layer="layout" svg:width="16.949cm" svg:height="0.962cm" svg:x="1.397cm" svg:y="9.271cm">
          <draw:text-box>
            <text:p>Inserting into the overall equations of motion from slide 15:</text:p>
          </draw:text-box>
        </draw:frame>
        <presentation:notes draw:style-name="dp2">
          <draw:page-thumbnail draw:style-name="gr1" draw:layer="layout" svg:width="13.968cm" svg:height="10.476cm" svg:x="3.81cm" svg:y="2.123cm" draw:page-number="27" presentation:class="page"/>
          <draw:frame presentation:style-name="pr7" draw:text-style-name="P7"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3T1" presentation:use-footer-name="ftr1">
        <office:forms form:automatic-focus="false" form:apply-design-mode="false"/>
        <draw:frame presentation:style-name="pr9" draw:layer="layout" svg:width="25.191cm" svg:height="3.473cm" svg:x="1.399cm" svg:y="0.587cm" presentation:class="title" presentation:user-transformed="true">
          <draw:text-box>
            <text:p>Simplified EOM for <text:line-break/>One Free-Free Body</text:p>
          </draw:text-box>
        </draw:frame>
        <draw:frame draw:style-name="gr7" draw:text-style-name="P11" draw:layer="layout" svg:width="26.472cm" svg:height="12.458cm" svg:x="1.185cm" svg:y="4.862cm">
          <loext:p/>
          <draw:object xlink:href="./Object 51" xlink:type="simple" xlink:show="embed" xlink:actuate="onLoad"/>
          <draw:image xlink:href="./ObjectReplacements/Object 51" xlink:type="simple" xlink:show="embed" xlink:actuate="onLoad"/>
        </draw:frame>
        <presentation:notes draw:style-name="dp2">
          <draw:page-thumbnail draw:style-name="gr1" draw:layer="layout" svg:width="13.968cm" svg:height="10.476cm" svg:x="3.81cm" svg:y="2.123cm" draw:page-number="28" presentation:class="page"/>
          <draw:frame presentation:style-name="pr7" draw:text-style-name="P7" draw:layer="layout" svg:width="17.271cm" svg:height="12.322cm" svg:x="2.159cm" svg:y="13.271cm" presentation:class="notes" presentation:placeholder="true">
            <draw:text-box/>
          </draw:frame>
        </presentation:notes>
      </draw:page>
      <draw:page draw:name="page29"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Observations</text:p>
          </draw:text-box>
        </draw:frame>
        <draw:frame presentation:style-name="pr15" draw:text-style-name="P16" draw:layer="layout" svg:width="25.191cm" svg:height="13.613cm" svg:x="1.399cm" svg:y="4.915cm" presentation:class="outline" presentation:user-transformed="true">
          <draw:text-box>
            <text:list text:style-name="L2">
              <text:list-item>
                <text:p><text:span text:style-name="T8">If modes are mass-normalized, then</text:span></text:p>
              </text:list-item>
            </text:list>
            <text:p><text:span text:style-name="T8"/></text:p>
            <text:p><text:span text:style-name="T8"/></text:p>
            <text:p><text:span text:style-name="T8"/></text:p>
            <text:list text:continue-numbering="true" text:style-name="L2">
              <text:list-item>
                <text:p><text:span text:style-name="T8"><text:s text:c="4"/></text:span><text:span text:style-name="T8">is sometimes assumed to be diagonal</text:span></text:p>
                <text:list>
                  <text:list-item>
                    <text:p><text:span text:style-name="T8">But the full stress-strain relation leads to off-diagonal stiffness elements</text:span></text:p>
                  </text:list-item>
                  <text:list-item>
                    <text:p><text:span text:style-name="T8">These off-diagonal elements become important for “fast” motions</text:span></text:p>
                  </text:list-item>
                  <text:list-item>
                    <text:p><text:span text:style-name="T8">Neglecting them yields poor (even nonphysical) results</text:span></text:p>
                  </text:list-item>
                </text:list>
              </text:list-item>
            </text:list>
          </draw:text-box>
        </draw:frame>
        <draw:frame draw:style-name="gr7" draw:text-style-name="P11" draw:layer="layout" svg:width="10.7cm" svg:height="3.674cm" svg:x="5.019cm" svg:y="6.288cm">
          <loext:p/>
          <draw:object xlink:href="./Object 53" xlink:type="simple" xlink:show="embed" xlink:actuate="onLoad"/>
          <draw:image xlink:href="./ObjectReplacements/Object 53" xlink:type="simple" xlink:show="embed" xlink:actuate="onLoad"/>
        </draw:frame>
        <draw:frame draw:style-name="gr7" draw:text-style-name="P11" draw:layer="layout" svg:width="1.328cm" svg:height="1.122cm" svg:x="2.224cm" svg:y="10.699cm">
          <loext:p/>
          <draw:object xlink:href="./Object 54" xlink:type="simple" xlink:show="embed" xlink:actuate="onLoad"/>
          <draw:image xlink:href="./ObjectReplacements/Object 54" xlink:type="simple" xlink:show="embed" xlink:actuate="onLoad"/>
        </draw:frame>
        <presentation:notes draw:style-name="dp2">
          <draw:page-thumbnail draw:style-name="gr1" draw:layer="layout" svg:width="13.968cm" svg:height="10.476cm" svg:x="3.81cm" svg:y="2.123cm" draw:page-number="29" presentation:class="page"/>
          <draw:frame presentation:style-name="pr7" draw:text-style-name="P7" draw:layer="layout" svg:width="17.271cm" svg:height="12.322cm" svg:x="2.159cm" svg:y="13.271cm" presentation:class="notes" presentation:placeholder="true">
            <draw:text-box/>
          </draw:frame>
        </presentation:notes>
      </draw:page>
      <draw:page draw:name="page30" draw:style-name="dp3" draw:master-page-name="Default" presentation:presentation-page-layout-name="AL2T32" presentation:use-footer-name="ftr1">
        <office:forms form:automatic-focus="false" form:apply-design-mode="false"/>
        <draw:frame presentation:style-name="pr16" draw:text-style-name="P7" draw:layer="layout" svg:width="25.191cm" svg:height="17.69cm" svg:x="1.399cm" svg:y="0.962cm" presentation:class="subtitle">
          <draw:text-box>
            <text:p>Equations of Motion for</text:p>
            <text:p>Multiple Flexible Bodies</text:p>
            <text:p>in a Tree Topology</text:p>
          </draw:text-box>
        </draw:frame>
        <presentation:notes draw:style-name="dp2">
          <draw:page-thumbnail draw:style-name="gr1" draw:layer="layout" svg:width="13.968cm" svg:height="10.476cm" svg:x="3.81cm" svg:y="2.123cm" draw:page-number="30" presentation:class="page"/>
          <draw:frame presentation:style-name="pr7" draw:text-style-name="P7" draw:layer="layout" svg:width="17.271cm" svg:height="12.322cm" svg:x="2.159cm" svg:y="13.271cm" presentation:class="notes" presentation:placeholder="true">
            <draw:text-box/>
          </draw:frame>
        </presentation:notes>
      </draw:page>
      <draw:page draw:name="page31"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The Rest Is Just Accounting</text:p>
          </draw:text-box>
        </draw:frame>
        <draw:frame draw:style-name="gr7" draw:text-style-name="P11" draw:layer="layout" svg:width="23.261cm" svg:height="5.945cm" svg:x="1.439cm" svg:y="7.95cm">
          <loext:p/>
          <draw:object xlink:href="./Object 52" xlink:type="simple" xlink:show="embed" xlink:actuate="onLoad"/>
          <draw:image xlink:href="./ObjectReplacements/Object 52" xlink:type="simple" xlink:show="embed" xlink:actuate="onLoad"/>
        </draw:frame>
        <draw:frame draw:style-name="gr7" draw:text-style-name="P11" draw:layer="layout" svg:width="20.668cm" svg:height="0.857cm" svg:x="1.811cm" svg:y="5.574cm">
          <loext:p/>
          <draw:object xlink:href="./Object 55" xlink:type="simple" xlink:show="embed" xlink:actuate="onLoad"/>
          <draw:image xlink:href="./ObjectReplacements/Object 55" xlink:type="simple" xlink:show="embed" xlink:actuate="onLoad"/>
        </draw:frame>
        <draw:frame draw:style-name="gr7" draw:text-style-name="P11" draw:layer="layout" svg:width="7.195cm" svg:height="0.779cm" svg:x="1.461cm" svg:y="15.155cm">
          <loext:p/>
          <draw:object xlink:href="./Object 56" xlink:type="simple" xlink:show="embed" xlink:actuate="onLoad"/>
          <draw:image xlink:href="./ObjectReplacements/Object 56" xlink:type="simple" xlink:show="embed" xlink:actuate="onLoad"/>
        </draw:frame>
        <presentation:notes draw:style-name="dp2">
          <draw:page-thumbnail draw:style-name="gr1" draw:layer="layout" svg:width="13.968cm" svg:height="10.476cm" svg:x="3.81cm" svg:y="2.123cm" draw:page-number="31" presentation:class="page"/>
          <draw:frame presentation:style-name="pr7" draw:text-style-name="P7" draw:layer="layout" svg:width="17.271cm" svg:height="12.322cm" svg:x="2.159cm" svg:y="13.271cm" presentation:class="notes" presentation:placeholder="true">
            <draw:text-box/>
          </draw:frame>
        </presentation:notes>
      </draw:page>
      <draw:page draw:name="page32"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quations of Motion</text:p>
          </draw:text-box>
        </draw:frame>
        <draw:frame draw:style-name="gr7" draw:text-style-name="P11" draw:layer="layout" svg:width="16.189cm" svg:height="6.109cm" svg:x="1.711cm" svg:y="4.774cm">
          <loext:p/>
          <draw:object xlink:href="./Object 58" xlink:type="simple" xlink:show="embed" xlink:actuate="onLoad"/>
          <draw:image xlink:href="./ObjectReplacements/Object 58" xlink:type="simple" xlink:show="embed" xlink:actuate="onLoad"/>
        </draw:frame>
        <draw:frame draw:style-name="gr7" draw:text-style-name="P11" draw:layer="layout" svg:width="24.904cm" svg:height="6.354cm" svg:x="1.411cm" svg:y="11.574cm">
          <loext:p/>
          <draw:object xlink:href="./Object 59" xlink:type="simple" xlink:show="embed" xlink:actuate="onLoad"/>
          <draw:image xlink:href="./ObjectReplacements/Object 59" xlink:type="simple" xlink:show="embed" xlink:actuate="onLoad"/>
        </draw:frame>
        <presentation:notes draw:style-name="dp2">
          <draw:page-thumbnail draw:style-name="gr1" draw:layer="layout" svg:width="13.968cm" svg:height="10.476cm" svg:x="3.81cm" svg:y="2.123cm" draw:page-number="32" presentation:class="page"/>
          <draw:frame presentation:style-name="pr7" draw:text-style-name="P7" draw:layer="layout" svg:width="17.271cm" svg:height="12.322cm" svg:x="2.159cm" svg:y="13.271cm" presentation:class="notes" presentation:placeholder="true">
            <draw:text-box/>
          </draw:frame>
        </presentation:notes>
      </draw:page>
      <draw:page draw:name="page33"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quations of Motion (with Bases)</text:p>
          </draw:text-box>
        </draw:frame>
        <draw:frame draw:style-name="gr7" draw:text-style-name="P11" draw:layer="layout" svg:width="17.731cm" svg:height="6.631cm" svg:x="1.711cm" svg:y="4.774cm">
          <loext:p/>
          <draw:object xlink:href="./Object 67" xlink:type="simple" xlink:show="embed" xlink:actuate="onLoad"/>
          <draw:image xlink:href="./ObjectReplacements/Object 67" xlink:type="simple" xlink:show="embed" xlink:actuate="onLoad"/>
        </draw:frame>
        <draw:frame draw:style-name="gr7" draw:text-style-name="P11" draw:layer="layout" svg:width="26.954cm" svg:height="6.354cm" svg:x="0.411cm" svg:y="11.974cm">
          <loext:p/>
          <draw:object xlink:href="./Object 68" xlink:type="simple" xlink:show="embed" xlink:actuate="onLoad"/>
          <draw:image xlink:href="./ObjectReplacements/Object 68" xlink:type="simple" xlink:show="embed" xlink:actuate="onLoad"/>
        </draw:frame>
        <presentation:notes draw:style-name="dp2">
          <draw:page-thumbnail draw:style-name="gr1" draw:layer="layout" svg:width="13.968cm" svg:height="10.476cm" svg:x="3.81cm" svg:y="2.123cm" draw:page-number="33" presentation:class="page"/>
          <draw:frame presentation:style-name="pr7" draw:text-style-name="P7" draw:layer="layout" svg:width="17.271cm" svg:height="12.322cm" svg:x="2.159cm" svg:y="13.271cm" presentation:class="notes" presentation:placeholder="true">
            <draw:text-box/>
          </draw:frame>
        </presentation:notes>
      </draw:page>
      <draw:page draw:name="page34"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Remainder Accelerations</text:p>
          </draw:text-box>
        </draw:frame>
        <draw:frame draw:style-name="gr7" draw:text-style-name="P11" draw:layer="layout" svg:width="24.856cm" svg:height="8.675cm" svg:x="1.323cm" svg:y="4.942cm">
          <loext:p/>
          <draw:object xlink:href="./Object 57" xlink:type="simple" xlink:show="embed" xlink:actuate="onLoad"/>
          <draw:image xlink:href="./ObjectReplacements/Object 57" xlink:type="simple" xlink:show="embed" xlink:actuate="onLoad"/>
        </draw:frame>
        <presentation:notes draw:style-name="dp2">
          <draw:page-thumbnail draw:style-name="gr1" draw:layer="layout" svg:width="13.968cm" svg:height="10.476cm" svg:x="3.81cm" svg:y="2.123cm" draw:page-number="34" presentation:class="page"/>
          <draw:frame presentation:style-name="pr7" draw:text-style-name="P7" draw:layer="layout" svg:width="17.271cm" svg:height="12.322cm" svg:x="2.159cm" svg:y="13.271cm" presentation:class="notes" presentation:placeholder="true">
            <draw:text-box/>
          </draw:frame>
        </presentation:notes>
      </draw:page>
      <draw:page draw:name="page35" draw:style-name="dp3" draw:master-page-name="Default" presentation:presentation-page-layout-name="AL3T1" presentation:use-footer-name="ftr1">
        <office:forms form:automatic-focus="false" form:apply-design-mode="false"/>
        <draw:frame presentation:style-name="pr10" draw:layer="layout" svg:width="25.191cm" svg:height="2.974cm" svg:x="1.399cm" svg:y="0.837cm" presentation:class="title">
          <draw:text-box>
            <text:p>Partial Velocities</text:p>
          </draw:text-box>
        </draw:frame>
        <draw:frame draw:style-name="gr7" draw:text-style-name="P11" draw:layer="layout" svg:width="23.313cm" svg:height="4.532cm" svg:x="1.218cm" svg:y="5.15cm">
          <loext:p/>
          <draw:object xlink:href="./Object 60" xlink:type="simple" xlink:show="embed" xlink:actuate="onLoad"/>
          <draw:image xlink:href="./ObjectReplacements/Object 60" xlink:type="simple" xlink:show="embed" xlink:actuate="onLoad"/>
        </draw:frame>
        <draw:frame draw:style-name="gr7" draw:text-style-name="P11" draw:layer="layout" svg:width="24.769cm" svg:height="3.921cm" svg:x="1.219cm" svg:y="10.837cm">
          <loext:p/>
          <draw:object xlink:href="./Object 63" xlink:type="simple" xlink:show="embed" xlink:actuate="onLoad"/>
          <draw:image xlink:href="./ObjectReplacements/Object 63" xlink:type="simple" xlink:show="embed" xlink:actuate="onLoad"/>
        </draw:frame>
        <presentation:notes draw:style-name="dp2">
          <draw:page-thumbnail draw:style-name="gr1" draw:layer="layout" svg:width="13.968cm" svg:height="10.476cm" svg:x="3.81cm" svg:y="2.123cm" draw:page-number="35" presentation:class="page"/>
          <draw:frame presentation:style-name="pr7" draw:text-style-name="P7" draw:layer="layout" svg:width="17.271cm" svg:height="12.322cm" svg:x="2.159cm" svg:y="13.271cm" presentation:class="notes" presentation:placeholder="true">
            <draw:text-box/>
          </draw:frame>
        </presentation:notes>
      </draw:page>
      <draw:page draw:name="page36"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Example Problem</text:p>
          </draw:text-box>
        </draw:frame>
        <draw:g>
          <draw:ellipse draw:style-name="gr36" draw:text-style-name="P19" draw:layer="layout" svg:width="5.713cm" svg:height="3.632cm" draw:transform="skewX (0.3077015471266) rotate (0.344527994343681) translate (9.784cm 11.989cm)">
            <text:p/>
          </draw:ellipse>
          <draw:line draw:style-name="gr5" draw:text-style-name="P9" draw:layer="layout" svg:x1="3.184cm" svg:y1="13.338cm" svg:x2="3.184cm" svg:y2="17.149cm">
            <text:p/>
          </draw:line>
          <draw:line draw:style-name="gr5" draw:text-style-name="P9" draw:layer="layout" svg:x1="3.174cm" svg:y1="17.149cm" svg:x2="6.983cm" svg:y2="17.149cm">
            <text:p/>
          </draw:line>
          <draw:line draw:style-name="gr5" draw:text-style-name="P9" draw:layer="layout" svg:x1="3.174cm" svg:y1="17.149cm" svg:x2="1.27cm" svg:y2="19.055cm">
            <text:p/>
          </draw:line>
          <draw:frame draw:style-name="gr37" draw:text-style-name="P20" draw:layer="layout" svg:width="1.065cm" svg:height="1.187cm" svg:x="2.27cm" svg:y="16.314cm">
            <draw:text-box>
              <text:p text:style-name="P1"><text:span text:style-name="T10">N</text:span></text:p>
            </draw:text-box>
          </draw:frame>
          <draw:ellipse draw:style-name="gr36" draw:text-style-name="P19" draw:layer="layout" svg:width="4.444cm" svg:height="3.476cm" draw:transform="skewX (-0.422544211907827) rotate (-0.422718744833027) translate (13.087cm 13.421cm)">
            <text:p/>
          </draw:ellipse>
          <draw:ellipse draw:style-name="gr36" draw:text-style-name="P19" draw:layer="layout" svg:width="4.269cm" svg:height="4.385cm" draw:transform="skewX (-0.100181899064474) rotate (0.710174472636493) translate (13.828cm 10.212cm)">
            <text:p/>
          </draw:ellipse>
          <draw:ellipse draw:style-name="gr36" draw:text-style-name="P19" draw:layer="layout" svg:width="4.54cm" svg:height="3.015cm" draw:transform="skewX (0.320616983591358) rotate (0.320616983591358) translate (16.505cm 5.716cm)">
            <text:p/>
          </draw:ellipse>
          <draw:ellipse draw:style-name="gr36" draw:text-style-name="P19" draw:layer="layout" svg:width="5.862cm" svg:height="4.28cm" draw:transform="skewX (-0.00890117918517107) rotate (-0.123743843966398) translate (17.907cm 11.123cm)">
            <text:p/>
          </draw:ellipse>
          <draw:line draw:style-name="gr4" draw:text-style-name="P9" draw:layer="layout" svg:x1="3.175cm" svg:y1="17.149cm" svg:x2="10.793cm" svg:y2="13.465cm">
            <text:p/>
          </draw:line>
          <draw:ellipse draw:style-name="gr38" draw:text-style-name="P18" draw:layer="layout" svg:width="0.281cm" svg:height="0.252cm" draw:transform="rotate (-3.14159265358979) translate (17.621cm 8.457cm)">
            <text:p/>
          </draw:ellipse>
          <draw:line draw:style-name="gr4" draw:text-style-name="P9" draw:layer="layout" svg:x1="10.919cm" svg:y1="13.466cm" svg:x2="14.982cm" svg:y2="11.56cm">
            <text:p/>
          </draw:line>
          <draw:ellipse draw:style-name="gr39" draw:text-style-name="P21" draw:layer="layout" svg:width="0.281cm" svg:height="0.252cm" draw:transform="rotate (-3.14159265358979) translate (19.421cm 6.156cm)">
            <text:p/>
          </draw:ellipse>
          <draw:ellipse draw:style-name="gr39" draw:text-style-name="P21" draw:layer="layout" svg:width="0.281cm" svg:height="0.252cm" draw:transform="rotate (-3.14159265358979) translate (17.022cm 10.457cm)">
            <text:p/>
          </draw:ellipse>
          <draw:ellipse draw:style-name="gr38" draw:text-style-name="P18" draw:layer="layout" svg:width="0.281cm" svg:height="0.252cm" draw:transform="rotate (-3.14159265358979) translate (15.224cm 11.558cm)">
            <text:p/>
          </draw:ellipse>
          <draw:ellipse draw:style-name="gr38" draw:text-style-name="P18" draw:layer="layout" svg:width="0.281cm" svg:height="0.252cm" draw:transform="rotate (-3.14159265358979) translate (18.524cm 12.158cm)">
            <text:p/>
          </draw:ellipse>
          <draw:ellipse draw:style-name="gr39" draw:text-style-name="P21" draw:layer="layout" svg:width="0.281cm" svg:height="0.252cm" draw:transform="rotate (-3.14159265358979) translate (22.223cm 13.058cm)">
            <text:p/>
          </draw:ellipse>
          <draw:ellipse draw:style-name="gr38" draw:text-style-name="P18" draw:layer="layout" svg:width="0.267cm" svg:height="0.231cm" draw:transform="rotate (-3.14159265358979) translate (13.725cm 14.459cm)">
            <text:p/>
          </draw:ellipse>
          <draw:ellipse draw:style-name="gr39" draw:text-style-name="P21" draw:layer="layout" svg:width="0.267cm" svg:height="0.231cm" draw:transform="rotate (-3.14159265358979) translate (15.426cm 17.66cm)">
            <text:p/>
          </draw:ellipse>
          <draw:ellipse draw:style-name="gr39" draw:text-style-name="P21" draw:layer="layout" svg:width="0.267cm" svg:height="0.264cm" draw:transform="rotate (-3.14159265358979) translate (11.027cm 13.592cm)">
            <text:p/>
          </draw:ellipse>
          <draw:line draw:style-name="gr4" draw:text-style-name="P9" draw:layer="layout" svg:x1="10.919cm" svg:y1="13.465cm" svg:x2="13.458cm" svg:y2="14.227cm">
            <text:p/>
          </draw:line>
          <draw:line draw:style-name="gr4" draw:text-style-name="P9" draw:layer="layout" svg:x1="15.236cm" svg:y1="17.404cm" svg:x2="13.712cm" svg:y2="14.482cm">
            <text:p/>
          </draw:line>
          <draw:line draw:style-name="gr4" draw:text-style-name="P9" draw:layer="layout" svg:x1="16.886cm" svg:y1="10.289cm" svg:x2="15.236cm" svg:y2="11.305cm">
            <text:p/>
          </draw:line>
          <draw:line draw:style-name="gr4" draw:text-style-name="P9" draw:layer="layout" svg:x1="16.886cm" svg:y1="10.289cm" svg:x2="18.283cm" svg:y2="11.94cm">
            <text:p/>
          </draw:line>
          <draw:line draw:style-name="gr4" draw:text-style-name="P9" draw:layer="layout" svg:x1="22.092cm" svg:y1="12.957cm" svg:x2="18.537cm" svg:y2="12.195cm">
            <text:p/>
          </draw:line>
          <draw:line draw:style-name="gr4" draw:text-style-name="P9" draw:layer="layout" svg:x1="16.886cm" svg:y1="10.29cm" svg:x2="17.394cm" svg:y2="8.384cm">
            <text:p/>
          </draw:line>
          <draw:line draw:style-name="gr4" draw:text-style-name="P9" draw:layer="layout" svg:x1="19.298cm" svg:y1="6.097cm" svg:x2="17.521cm" svg:y2="8.257cm">
            <text:p/>
          </draw:line>
          <draw:frame draw:style-name="gr7" draw:text-style-name="P11" draw:layer="layout" svg:width="1.057cm" svg:height="1.058cm" svg:x="11.176cm" svg:y="11.414cm">
            <loext:p/>
            <draw:object xlink:href="./Object 79" xlink:type="simple" xlink:show="embed" xlink:actuate="onLoad"/>
            <draw:image xlink:href="./ObjectReplacements/Object 79" xlink:type="simple" xlink:show="embed" xlink:actuate="onLoad"/>
          </draw:frame>
          <draw:frame draw:style-name="gr7" draw:text-style-name="P11" draw:layer="layout" svg:width="1.069cm" svg:height="1.058cm" svg:x="16.013cm" svg:y="15.915cm">
            <loext:p/>
            <draw:object xlink:href="./Object 80" xlink:type="simple" xlink:show="embed" xlink:actuate="onLoad"/>
            <draw:image xlink:href="./ObjectReplacements/Object 80" xlink:type="simple" xlink:show="embed" xlink:actuate="onLoad"/>
          </draw:frame>
          <draw:frame draw:style-name="gr7" draw:text-style-name="P11" draw:layer="layout" svg:width="1.061cm" svg:height="1.058cm" svg:x="15.014cm" svg:y="9.213cm">
            <loext:p/>
            <draw:object xlink:href="./Object 81" xlink:type="simple" xlink:show="embed" xlink:actuate="onLoad"/>
            <draw:image xlink:href="./ObjectReplacements/Object 81" xlink:type="simple" xlink:show="embed" xlink:actuate="onLoad"/>
          </draw:frame>
          <draw:frame draw:style-name="gr7" draw:text-style-name="P11" draw:layer="layout" svg:width="1.074cm" svg:height="1.058cm" svg:x="17.222cm" svg:y="5.591cm">
            <loext:p/>
            <draw:object xlink:href="./Object 82" xlink:type="simple" xlink:show="embed" xlink:actuate="onLoad"/>
            <draw:image xlink:href="./ObjectReplacements/Object 82" xlink:type="simple" xlink:show="embed" xlink:actuate="onLoad"/>
          </draw:frame>
          <draw:frame draw:style-name="gr7" draw:text-style-name="P11" draw:layer="layout" svg:width="1.057cm" svg:height="1.058cm" svg:x="20.221cm" svg:y="14.594cm">
            <loext:p/>
            <draw:object xlink:href="./Object 83" xlink:type="simple" xlink:show="embed" xlink:actuate="onLoad"/>
            <draw:image xlink:href="./ObjectReplacements/Object 83" xlink:type="simple" xlink:show="embed" xlink:actuate="onLoad"/>
          </draw:frame>
          <draw:frame draw:style-name="gr7" draw:text-style-name="P11" draw:layer="layout" svg:width="1.108cm" svg:height="1.058cm" svg:x="12.837cm" svg:y="14.41cm">
            <loext:p/>
            <draw:object xlink:href="./Object 84" xlink:type="simple" xlink:show="embed" xlink:actuate="onLoad"/>
            <draw:image xlink:href="./ObjectReplacements/Object 84" xlink:type="simple" xlink:show="embed" xlink:actuate="onLoad"/>
          </draw:frame>
          <draw:frame draw:style-name="gr7" draw:text-style-name="P11" draw:layer="layout" svg:width="1.12cm" svg:height="1.058cm" svg:x="14.937cm" svg:y="11.509cm">
            <loext:p/>
            <draw:object xlink:href="./Object 85" xlink:type="simple" xlink:show="embed" xlink:actuate="onLoad"/>
            <draw:image xlink:href="./ObjectReplacements/Object 85" xlink:type="simple" xlink:show="embed" xlink:actuate="onLoad"/>
          </draw:frame>
          <draw:frame draw:style-name="gr7" draw:text-style-name="P11" draw:layer="layout" svg:width="1.112cm" svg:height="1.058cm" svg:x="16.529cm" svg:y="7.179cm">
            <loext:p/>
            <draw:object xlink:href="./Object 86" xlink:type="simple" xlink:show="embed" xlink:actuate="onLoad"/>
            <draw:image xlink:href="./ObjectReplacements/Object 86" xlink:type="simple" xlink:show="embed" xlink:actuate="onLoad"/>
          </draw:frame>
          <draw:frame draw:style-name="gr7" draw:text-style-name="P11" draw:layer="layout" svg:width="1.125cm" svg:height="1.058cm" svg:x="17.829cm" svg:y="12.18cm">
            <loext:p/>
            <draw:object xlink:href="./Object 87" xlink:type="simple" xlink:show="embed" xlink:actuate="onLoad"/>
            <draw:image xlink:href="./ObjectReplacements/Object 87" xlink:type="simple" xlink:show="embed" xlink:actuate="onLoad"/>
          </draw:frame>
          <draw:frame draw:style-name="gr7" draw:text-style-name="P11" draw:layer="layout" svg:width="1.031cm" svg:height="1.058cm" svg:x="7.289cm" svg:y="15.127cm">
            <loext:p/>
            <draw:object xlink:href="./Object 88" xlink:type="simple" xlink:show="embed" xlink:actuate="onLoad"/>
            <draw:image xlink:href="./ObjectReplacements/Object 88" xlink:type="simple" xlink:show="embed" xlink:actuate="onLoad"/>
          </draw:frame>
          <draw:frame draw:style-name="gr7" draw:text-style-name="P11" draw:layer="layout" svg:width="1.173cm" svg:height="1.058cm" svg:x="11.188cm" svg:y="13.626cm">
            <loext:p/>
            <draw:object xlink:href="./Object 89" xlink:type="simple" xlink:show="embed" xlink:actuate="onLoad"/>
            <draw:image xlink:href="./ObjectReplacements/Object 89" xlink:type="simple" xlink:show="embed" xlink:actuate="onLoad"/>
          </draw:frame>
          <draw:frame draw:style-name="gr7" draw:text-style-name="P11" draw:layer="layout" svg:width="1.185cm" svg:height="1.058cm" svg:x="14.526cm" svg:y="15.327cm">
            <loext:p/>
            <draw:object xlink:href="./Object 90" xlink:type="simple" xlink:show="embed" xlink:actuate="onLoad"/>
            <draw:image xlink:href="./ObjectReplacements/Object 90" xlink:type="simple" xlink:show="embed" xlink:actuate="onLoad"/>
          </draw:frame>
          <draw:frame draw:style-name="gr7" draw:text-style-name="P11" draw:layer="layout" svg:width="1.173cm" svg:height="1.058cm" svg:x="13.226cm" svg:y="12.326cm">
            <loext:p/>
            <draw:object xlink:href="./Object 91" xlink:type="simple" xlink:show="embed" xlink:actuate="onLoad"/>
            <draw:image xlink:href="./ObjectReplacements/Object 91" xlink:type="simple" xlink:show="embed" xlink:actuate="onLoad"/>
          </draw:frame>
          <draw:frame draw:style-name="gr7" draw:text-style-name="P11" draw:layer="layout" svg:width="1.177cm" svg:height="1.058cm" svg:x="16.011cm" svg:y="10.757cm">
            <loext:p/>
            <draw:object xlink:href="./Object 92" xlink:type="simple" xlink:show="embed" xlink:actuate="onLoad"/>
            <draw:image xlink:href="./ObjectReplacements/Object 92" xlink:type="simple" xlink:show="embed" xlink:actuate="onLoad"/>
          </draw:frame>
          <draw:frame draw:style-name="gr7" draw:text-style-name="P11" draw:layer="layout" svg:width="1.177cm" svg:height="1.058cm" svg:x="17.111cm" svg:y="9.156cm">
            <loext:p/>
            <draw:object xlink:href="./Object 93" xlink:type="simple" xlink:show="embed" xlink:actuate="onLoad"/>
            <draw:image xlink:href="./ObjectReplacements/Object 93" xlink:type="simple" xlink:show="embed" xlink:actuate="onLoad"/>
          </draw:frame>
          <draw:frame draw:style-name="gr7" draw:text-style-name="P11" draw:layer="layout" svg:width="1.177cm" svg:height="1.058cm" svg:x="17.411cm" svg:y="10.256cm">
            <loext:p/>
            <draw:object xlink:href="./Object 94" xlink:type="simple" xlink:show="embed" xlink:actuate="onLoad"/>
            <draw:image xlink:href="./ObjectReplacements/Object 94" xlink:type="simple" xlink:show="embed" xlink:actuate="onLoad"/>
          </draw:frame>
          <draw:frame draw:style-name="gr7" draw:text-style-name="P11" draw:layer="layout" svg:width="1.19cm" svg:height="1.058cm" svg:x="18.71cm" svg:y="6.655cm">
            <loext:p/>
            <draw:object xlink:href="./Object 95" xlink:type="simple" xlink:show="embed" xlink:actuate="onLoad"/>
            <draw:image xlink:href="./ObjectReplacements/Object 95" xlink:type="simple" xlink:show="embed" xlink:actuate="onLoad"/>
          </draw:frame>
          <draw:frame draw:style-name="gr7" draw:text-style-name="P11" draw:layer="layout" svg:width="1.173cm" svg:height="1.058cm" svg:x="20.31cm" svg:y="12.657cm">
            <loext:p/>
            <draw:object xlink:href="./Object 96" xlink:type="simple" xlink:show="embed" xlink:actuate="onLoad"/>
            <draw:image xlink:href="./ObjectReplacements/Object 96" xlink:type="simple" xlink:show="embed" xlink:actuate="onLoad"/>
          </draw:frame>
        </draw:g>
        <draw:frame draw:style-name="gr7" draw:text-style-name="P11" draw:layer="layout" svg:width="10.23cm" svg:height="4.006cm" svg:x="1.219cm" svg:y="4.7cm">
          <loext:p/>
          <draw:object xlink:href="./Object 65" xlink:type="simple" xlink:show="embed" xlink:actuate="onLoad"/>
          <draw:image xlink:href="./ObjectReplacements/Object 65" xlink:type="simple" xlink:show="embed" xlink:actuate="onLoad"/>
        </draw:frame>
        <presentation:notes draw:style-name="dp2">
          <draw:page-thumbnail draw:style-name="gr1" draw:layer="layout" svg:width="13.968cm" svg:height="10.476cm" svg:x="3.81cm" svg:y="2.123cm" draw:page-number="36" presentation:class="page"/>
          <draw:frame presentation:style-name="pr7" draw:text-style-name="P7" draw:layer="layout" svg:width="17.271cm" svg:height="12.322cm" svg:x="2.159cm" svg:y="13.271cm" presentation:class="notes" presentation:placeholder="true">
            <draw:text-box/>
          </draw:frame>
        </presentation:notes>
      </draw:page>
      <draw:page draw:name="page37"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presentation:user-transformed="true">
          <draw:text-box>
            <text:p>Example Partial Velocities</text:p>
          </draw:text-box>
        </draw:frame>
        <draw:frame draw:style-name="gr7" draw:text-style-name="P11" draw:layer="layout" svg:width="19.534cm" svg:height="5.203cm" svg:x="3.804cm" svg:y="5.271cm">
          <loext:p/>
          <draw:object xlink:href="./Object 61" xlink:type="simple" xlink:show="embed" xlink:actuate="onLoad"/>
          <draw:image xlink:href="./ObjectReplacements/Object 61" xlink:type="simple" xlink:show="embed" xlink:actuate="onLoad"/>
        </draw:frame>
        <draw:frame draw:style-name="gr7" draw:text-style-name="P11" draw:layer="layout" svg:width="25.082cm" svg:height="8.379cm" svg:x="0.842cm" svg:y="10.893cm">
          <loext:p/>
          <draw:object xlink:href="./Object 62" xlink:type="simple" xlink:show="embed" xlink:actuate="onLoad"/>
          <draw:image xlink:href="./ObjectReplacements/Object 62" xlink:type="simple" xlink:show="embed" xlink:actuate="onLoad"/>
        </draw:frame>
        <presentation:notes draw:style-name="dp2">
          <draw:page-thumbnail draw:style-name="gr1" draw:layer="layout" svg:width="13.968cm" svg:height="10.476cm" svg:x="3.81cm" svg:y="2.123cm" draw:page-number="37" presentation:class="page"/>
          <draw:frame presentation:style-name="pr7" draw:text-style-name="P7" draw:layer="layout" svg:width="17.271cm" svg:height="12.322cm" svg:x="2.159cm" svg:y="13.271cm" presentation:class="notes" presentation:placeholder="true">
            <draw:text-box/>
          </draw:frame>
        </presentation:notes>
      </draw:page>
      <draw:page draw:name="page38"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Observations</text:p>
          </draw:text-box>
        </draw:frame>
        <draw:frame draw:style-name="gr7" draw:text-style-name="P11" draw:layer="layout" svg:width="24.051cm" svg:height="10.406cm" svg:x="2.537cm" svg:y="5.187cm">
          <loext:p/>
          <draw:object xlink:href="./Object 64" xlink:type="simple" xlink:show="embed" xlink:actuate="onLoad"/>
          <draw:image xlink:href="./ObjectReplacements/Object 64" xlink:type="simple" xlink:show="embed" xlink:actuate="onLoad"/>
        </draw:frame>
        <draw:frame draw:style-name="gr7" draw:text-style-name="P11" draw:layer="layout" svg:width="1.999cm" svg:height="0.999cm" svg:x="13.111cm" svg:y="10.074cm">
          <loext:p/>
          <draw:object xlink:href="./Object 66" xlink:type="simple" xlink:show="embed" xlink:actuate="onLoad"/>
          <draw:image xlink:href="./ObjectReplacements/Object 66" xlink:type="simple" xlink:show="embed" xlink:actuate="onLoad"/>
        </draw:frame>
        <presentation:notes draw:style-name="dp2">
          <draw:page-thumbnail draw:style-name="gr1" draw:layer="layout" svg:width="13.968cm" svg:height="10.476cm" svg:x="3.81cm" svg:y="2.123cm" draw:page-number="38" presentation:class="page"/>
          <draw:frame presentation:style-name="pr7" draw:text-style-name="P7" draw:layer="layout" svg:width="17.271cm" svg:height="12.322cm" svg:x="2.159cm" svg:y="13.271cm" presentation:class="notes" presentation:placeholder="true">
            <draw:text-box/>
          </draw:frame>
        </presentation:notes>
      </draw:page>
      <draw:page draw:name="page39"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Conclusion</text:p>
          </draw:text-box>
        </draw:frame>
        <draw:frame presentation:style-name="pr15" draw:layer="layout" svg:width="25.191cm" svg:height="13.613cm" svg:x="1.399cm" svg:y="4.915cm" presentation:class="outline">
          <draw:text-box>
            <text:list text:style-name="L2">
              <text:list-item>
                <text:p>Equations of motion have been derived for a system of flexible bodies connected by (spherical or gimballed) joints in a tree topology</text:p>
              </text:list-item>
              <text:list-item>
                <text:p>This formulation supports both free-free modes and cantilever modes</text:p>
              </text:list-item>
            </text:list>
          </draw:text-box>
        </draw:frame>
        <presentation:notes draw:style-name="dp2">
          <draw:page-thumbnail draw:style-name="gr1" draw:layer="layout" svg:width="13.968cm" svg:height="10.476cm" svg:x="3.81cm" svg:y="2.123cm" draw:page-number="39" presentation:class="page"/>
          <draw:frame presentation:style-name="pr7" draw:text-style-name="P7" draw:layer="layout" svg:width="17.271cm" svg:height="12.322cm" svg:x="2.159cm" svg:y="13.271cm" presentation:class="notes" presentation:placeholder="true">
            <draw:text-box/>
          </draw:frame>
        </presentation:notes>
      </draw:page>
      <draw:page draw:name="page40" draw:style-name="dp3" draw:master-page-name="Default" presentation:presentation-page-layout-name="AL3T1" presentation:use-footer-name="ftr1">
        <office:forms form:automatic-focus="false" form:apply-design-mode="false"/>
        <draw:frame presentation:style-name="pr8" draw:layer="layout" svg:width="25.191cm" svg:height="2.723cm" svg:x="1.399cm" svg:y="0.962cm" presentation:class="title">
          <draw:text-box>
            <text:p>Appendix: Stress-Strain Relation</text:p>
          </draw:text-box>
        </draw:frame>
        <draw:frame draw:style-name="gr7" draw:text-style-name="P11" draw:layer="layout" svg:width="22.532cm" svg:height="8.057cm" svg:x="2.284cm" svg:y="6.024cm">
          <loext:p/>
          <draw:object xlink:href="./Object 72" xlink:type="simple" xlink:show="embed" xlink:actuate="onLoad"/>
          <draw:image xlink:href="./ObjectReplacements/Object 72" xlink:type="simple" xlink:show="embed" xlink:actuate="onLoad"/>
        </draw:frame>
        <presentation:notes draw:style-name="dp2">
          <draw:page-thumbnail draw:style-name="gr1" draw:layer="layout" svg:width="13.968cm" svg:height="10.476cm" svg:x="3.81cm" svg:y="2.123cm" draw:page-number="40" presentation:class="page"/>
          <draw:frame presentation:style-name="pr7"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draw:fill-color="#808080"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draw:fill-color="#80808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lt;number&gt;</text:page-number></text:span></text:p>
        </draw:text-box>
      </draw:frame>
      <draw:page-thumbnail draw:layer="backgroundobjects" svg:width="5.587cm" svg:height="4.192cm" svg:x="2.794cm" svg:y="4.326cm" draw:page-number="1"/>
      <draw:page-thumbnail draw:layer="backgroundobjects" svg:width="5.587cm" svg:height="4.192cm" svg:x="11.176cm" svg:y="4.326cm"/>
      <draw:page-thumbnail draw:layer="backgroundobjects" svg:width="5.587cm" svg:height="4.192cm" svg:x="19.558cm" svg:y="4.326cm"/>
      <draw:page-thumbnail draw:layer="backgroundobjects" svg:width="5.587cm" svg:height="4.192cm" svg:x="2.794cm" svg:y="13.07cm"/>
      <draw:page-thumbnail draw:layer="backgroundobjects" svg:width="5.587cm" svg:height="4.192cm" svg:x="11.176cm" svg:y="13.07cm"/>
      <draw:page-thumbnail draw:layer="backgroundobjects" svg:width="5.587cm" svg:height="4.192cm" svg:x="19.558cm" svg:y="13.07cm"/>
    </style:handout-master>
    <style:master-page style:name="Default" style:page-layout-name="PM1" draw:style-name="Mdp1">
      <draw:frame presentation:style-name="Default-title" draw:layer="backgroundobjects" svg:width="25.191cm" svg:height="2.973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draw:frame draw:style-name="Mgr3" draw:text-style-name="MP5" draw:layer="backgroundobjects" svg:width="25.4cm" svg:height="0.228cm" svg:x="1.397cm" svg:y="4.071cm">
        <draw:image xlink:href="Pictures/10000000000002140000000C9E9A652747088644.gif" xlink:type="simple" xlink:show="embed" xlink:actuate="onLoad">
          <text:p/>
        </draw:image>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3.6.1$MacOSX_X86_64 LibreOffice_project/686f202eff87ef707079aeb7f485847613344eb7</meta:generator>
    <meta:initial-creator>Eric Stoneking</meta:initial-creator>
    <meta:creation-date>2008-05-18T22:13:56</meta:creation-date>
    <dc:date>2018-03-15T12:54:54.545071000</dc:date>
    <meta:editing-cycles>185</meta:editing-cycles>
    <meta:editing-duration>P2DT5H16M16S</meta:editing-duration>
    <dc:creator>Eric Stoneking</dc:creator>
    <meta:document-statistic meta:object-count="321"/>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0/content.xml><?xml version="1.0" encoding="utf-8"?>
<!DOCTYPE math  PUBLIC '-//OpenOffice.org//DTD Modified W3C MathML 1.01//EN'  'math.dtd'>
<math:math xmlns:math="http://www.w3.org/1998/Math/MathML">
  <math:semantics>
    <math:mrow>
      <math:mrow>
        <math:mi>F</math:mi>
        <math:mo math:stretchy="false">=</math:mo>
        <math:mi math:fontstyle="italic">ma</math:mi>
      </math:mrow>
      <math:mi>,</math:mi>
      <math:mi/>
      <math:mrow>
        <math:mi>T</math:mi>
        <math:mo math:stretchy="false">=</math:mo>
        <math:mi>I</math:mi>
      </math:mrow>
      <math:mrow>
        <math:mo math:stretchy="false">α</math:mo>
        <math:mo math:stretchy="false">−</math:mo>
        <math:mrow>
          <math:mo math:stretchy="false">ω</math:mo>
          <math:mo math:stretchy="false">×</math:mo>
          <math:mi>H</math:mi>
        </math:mrow>
      </math:mrow>
    </math:mrow>
    <math:annotation math:encoding="StarMath 5.0">F=ma,~~T = I%alpha - %omega times H</math:annotation>
  </math:semantics>
</math:math>
</file>

<file path=Object 11/content.xml><?xml version="1.0" encoding="utf-8"?>
<!DOCTYPE math  PUBLIC '-//OpenOffice.org//DTD Modified W3C MathML 1.01//EN'  'math.dtd'>
<math:math xmlns:math="http://www.w3.org/1998/Math/MathML">
  <math:semantics>
    <math:mtable>
      <math:mtr>
        <math:mrow>
          <math:mrow>
            <math:mtext>Using the generalized speeds</math:mtext>
            <math:mi/>
            <math:mfenced math:open="{" math:close="}">
              <math:mtable>
                <math:mtr>
                  <math:mi>u</math:mi>
                </math:mtr>
                <math:mtr>
                  <math:mo math:stretchy="false">ξ</math:mo>
                </math:mtr>
              </math:mtable>
            </math:mfenced>
            <math:mi>,</math:mi>
            <math:mtext>we may write:</math:mtext>
          </math:mrow>
        </math:mrow>
      </math:mtr>
      <math:mtr>
        <math:mrow>
          <math:mrow>
            <math:mrow>
              <math:mover math:accent="true">
                <math:mo math:stretchy="false">ω</math:mo>
                <math:mo math:stretchy="false">˘</math:mo>
              </math:mover>
              <math:mo math:stretchy="false">=</math:mo>
              <math:mo math:stretchy="false">ω</math:mo>
            </math:mrow>
            <math:mo math:stretchy="false">=</math:mo>
            <math:mfenced math:open="[" math:close="]">
              <math:mrow>
                <math:msub>
                  <math:mo math:stretchy="false">Ω</math:mo>
                  <math:mi>u</math:mi>
                </math:msub>
                <math:mi/>
                <math:msub>
                  <math:mo math:stretchy="false">Ω</math:mo>
                  <math:mo math:stretchy="false">ξ</math:mo>
                </math:msub>
              </math:mrow>
            </math:mfenced>
          </math:mrow>
          <math:mfenced math:open="{" math:close="}">
            <math:mtable>
              <math:mtr>
                <math:mi>u</math:mi>
              </math:mtr>
              <math:mtr>
                <math:mo math:stretchy="false">ξ</math:mo>
              </math:mtr>
            </math:mtable>
          </math:mfenced>
          <math:mi>,</math:mi>
          <math:mi/>
          <math:mrow>
            <math:mover math:accent="true">
              <math:mi>v</math:mi>
              <math:mo math:stretchy="false">˘</math:mo>
            </math:mover>
            <math:mo math:stretchy="false">=</math:mo>
            <math:mrow>
              <math:mi>v</math:mi>
              <math:mo math:stretchy="false">+</math:mo>
              <math:mo math:stretchy="false">Ψ</math:mo>
            </math:mrow>
          </math:mrow>
          <math:mrow>
            <math:mo math:stretchy="false">ξ</math:mo>
            <math:mo math:stretchy="false">=</math:mo>
            <math:mfenced math:open="[" math:close="]">
              <math:mrow>
                <math:msub>
                  <math:mo math:stretchy="false">V</math:mo>
                  <math:mi>u</math:mi>
                </math:msub>
                <math:mi/>
                <math:mrow>
                  <math:msub>
                    <math:mo math:stretchy="false">V</math:mo>
                    <math:mo math:stretchy="false">ξ</math:mo>
                  </math:msub>
                  <math:mo math:stretchy="false">+</math:mo>
                  <math:mo math:stretchy="false">Ψ</math:mo>
                </math:mrow>
              </math:mrow>
            </math:mfenced>
          </math:mrow>
          <math:mfenced math:open="{" math:close="}">
            <math:mtable>
              <math:mtr>
                <math:mi>u</math:mi>
              </math:mtr>
              <math:mtr>
                <math:mo math:stretchy="false">ξ</math:mo>
              </math:mtr>
            </math:mtable>
          </math:mfenced>
        </math:mrow>
      </math:mtr>
      <math:mtr>
        <math:mrow>
          <math:mrow>
            <math:mtext>where</math:mtext>
            <math:mi/>
            <math:msub>
              <math:mo math:stretchy="false">Ω</math:mo>
              <math:mi>u</math:mi>
            </math:msub>
            <math:mi>,</math:mi>
            <math:mi/>
            <math:msub>
              <math:mo math:stretchy="false">Ω</math:mo>
              <math:mo math:stretchy="false">ξ</math:mo>
            </math:msub>
            <math:mi>,</math:mi>
            <math:mi/>
            <math:msub>
              <math:mo math:stretchy="false">V</math:mo>
              <math:mi>u</math:mi>
            </math:msub>
            <math:mi>,</math:mi>
            <math:mi/>
            <math:mtext>and</math:mtext>
            <math:mi/>
            <math:msub>
              <math:mo math:stretchy="false">V</math:mo>
              <math:mo math:stretchy="false">ξ</math:mo>
            </math:msub>
            <math:mi/>
            <math:mtext>account for motion of the reference point.</math:mtext>
          </math:mrow>
        </math:mrow>
      </math:mtr>
      <math:mtr>
        <math:mrow>
          <math:mtext>These partial velocities are constant over a body.</math:mtext>
        </math:mrow>
      </math:mtr>
      <math:mtr/>
      <math:mtr>
        <math:mrow>
          <math:mrow>
            <math:mtext>For a single body, </math:mtext>
            <math:mi/>
            <math:msub>
              <math:mo math:stretchy="false">Ω</math:mo>
              <math:mi>u</math:mi>
            </math:msub>
            <math:mi>,</math:mi>
            <math:mi/>
            <math:msub>
              <math:mo math:stretchy="false">Ω</math:mo>
              <math:mo math:stretchy="false">ξ</math:mo>
            </math:msub>
            <math:mi>,</math:mi>
            <math:mi/>
            <math:msub>
              <math:mo math:stretchy="false">V</math:mo>
              <math:mi>u</math:mi>
            </math:msub>
            <math:mi>,</math:mi>
            <math:mi/>
            <math:mtext>and</math:mtext>
            <math:mi/>
            <math:msub>
              <math:mo math:stretchy="false">V</math:mo>
              <math:mo math:stretchy="false">ξ</math:mo>
            </math:msub>
            <math:mi/>
            <math:mtext>are trivial (</math:mtext>
            <math:mi>U</math:mi>
            <math:mi>,</math:mi>
            <math:mi/>
            <math:mn>0,</math:mn>
            <math:mi/>
            <math:mi>U</math:mi>
            <math:mi>,</math:mi>
            <math:mi/>
            <math:mn>0,</math:mn>
            <math:mtext> respectively), </math:mtext>
          </math:mrow>
        </math:mrow>
      </math:mtr>
      <math:mtr>
        <math:mtext>so it's tempting to drop them from the formalism.  They will play a key role, </math:mtext>
      </math:mtr>
      <math:mtr>
        <math:mtext>however, when we assemble multi-body systems.</math:mtext>
      </math:mtr>
    </math:mtable>
    <math:annotation math:encoding="StarMath 5.0">alignl "Using the generalized speeds"~left lbrace stack{u # %xi} right rbrace, "we may write:" newline
breve{%omega} = %omega = left [ %OMEGA_u ~~%OMEGA_%xi right ] left lbrace stack{u # %xi} right rbrace, ~~breve{v} = v + %PSI %xi = left [ %V_u ~~%V_%xi + %PSI right ] left lbrace stack{u # %xi} right rbrace newline
alignl "where" ~%OMEGA_u, `%OMEGA_%xi, `%V_u,` "and" `%V_%xi `"account for motion of the reference point." newline alignl "These partial velocities are constant over a body." newline newline alignl
"For a single body, "~%OMEGA_u, `%OMEGA_%xi, `%V_u,` "and" `%V_%xi `"are trivial (" U,` 0,` U,` 0, " respectively), "newline
"so it's tempting to drop them from the formalism.  They will play a key role, " newline
"however, when we assemble multi-body systems.</math:annotation>
  </math:semantics>
</math:math>
</file>

<file path=Object 12/content.xml><?xml version="1.0" encoding="utf-8"?>
<!DOCTYPE math  PUBLIC '-//OpenOffice.org//DTD Modified W3C MathML 1.01//EN'  'math.dtd'>
<math:math xmlns:math="http://www.w3.org/1998/Math/MathML">
  <math:semantics>
    <math:mrow>
      <math:msub>
        <math:mo math:stretchy="false">Ψ</math:mo>
        <math:mi>k</math:mi>
      </math:msub>
      <math:mi>,</math:mi>
      <math:msub>
        <math:mo math:stretchy="false">Θ</math:mo>
        <math:mi>k</math:mi>
      </math:msub>
    </math:mrow>
    <math:annotation math:encoding="StarMath 5.0">%PSI_k, %THETA_k</math:annotation>
  </math:semantics>
</math:math>
</file>

<file path=Object 13/content.xml><?xml version="1.0" encoding="utf-8"?>
<math xmlns="http://www.w3.org/1998/Math/MathML" display="block">
  <semantics>
    <mtable>
      <mtr>
        <mtd>
          <mrow>
            <mrow>
              <mo fence="true" stretchy="true">[</mo>
              <mrow>
                <mtable>
                  <mtr>
                    <mtd>
                      <msubsup>
                        <mi mathvariant="normal">Ω</mi>
                        <mi>u</mi>
                        <mi>T</mi>
                      </msubsup>
                    </mtd>
                  </mtr>
                  <mtr>
                    <mtd>
                      <msubsup>
                        <mi mathvariant="normal">Ω</mi>
                        <mi mathvariant="normal">ξ</mi>
                        <mi>T</mi>
                      </msubsup>
                    </mtd>
                  </mtr>
                </mtable>
              </mrow>
              <mo fence="true" stretchy="true">]</mo>
            </mrow>
            <mrow>
              <mo fence="true" stretchy="true">{</mo>
              <mrow>
                <mrow>
                  <mi>T</mi>
                  <mo stretchy="false">−</mo>
                  <mrow>
                    <mo fence="true" stretchy="true">[</mo>
                    <mrow>
                      <mrow>
                        <mi>J</mi>
                        <mrow>
                          <mi mathvariant="normal">α</mi>
                          <mo stretchy="false">+</mo>
                          <mrow>
                            <mi mathvariant="normal">ω</mi>
                            <mo stretchy="false">×</mo>
                            <mi>J</mi>
                          </mrow>
                        </mrow>
                        <mrow>
                          <mi mathvariant="normal">ω</mi>
                          <mo stretchy="false">+</mo>
                          <mrow>
                            <mrow>
                              <mo fence="true" stretchy="false">(</mo>
                              <mrow>
                                <mrow>
                                  <mrow>
                                    <mi>c</mi>
                                    <mo stretchy="false">+</mo>
                                    <msub>
                                      <mi>P</mi>
                                      <mi mathvariant="normal">ψ</mi>
                                    </msub>
                                  </mrow>
                                  <mi mathvariant="normal">η</mi>
                                </mrow>
                              </mrow>
                              <mo fence="true" stretchy="false">)</mo>
                            </mrow>
                            <mo stretchy="false">×</mo>
                            <mi>a</mi>
                          </mrow>
                          <mo stretchy="false">+</mo>
                          <mrow>
                            <mo fence="true" stretchy="false">(</mo>
                            <mrow>
                              <mrow>
                                <mrow>
                                  <msub>
                                    <mi>H</mi>
                                    <mi mathvariant="normal">ψ</mi>
                                  </msub>
                                  <mo stretchy="false">+</mo>
                                  <msub>
                                    <mi>Q</mi>
                                    <mi mathvariant="normal">Ψ</mi>
                                  </msub>
                                </mrow>
                                <mi mathvariant="normal">η</mi>
                              </mrow>
                            </mrow>
                            <mo fence="true" stretchy="false">)</mo>
                          </mrow>
                        </mrow>
                        <mover accent="true">
                          <mi mathvariant="normal">ξ</mi>
                          <mo stretchy="false">˙</mo>
                        </mover>
                      </mrow>
                    </mrow>
                    <mo fence="true" stretchy="true">]</mo>
                  </mrow>
                </mrow>
              </mrow>
              <mo fence="true" stretchy="true">}</mo>
            </mrow>
            <mtext>+</mtext>
          </mrow>
        </mtd>
      </mtr>
      <mtr>
        <mtd>
          <mrow>
            <mrow>
              <mo fence="true" stretchy="true">[</mo>
              <mrow>
                <mtable>
                  <mtr>
                    <mtd>
                      <msubsup>
                        <mi>V</mi>
                        <mi>u</mi>
                        <mi>T</mi>
                      </msubsup>
                    </mtd>
                  </mtr>
                  <mtr>
                    <mtd>
                      <msubsup>
                        <mi>V</mi>
                        <mi mathvariant="normal">ξ</mi>
                        <mi>T</mi>
                      </msubsup>
                    </mtd>
                  </mtr>
                </mtable>
              </mrow>
              <mo fence="true" stretchy="true">]</mo>
            </mrow>
            <mrow>
              <mo fence="true" stretchy="true">{</mo>
              <mrow>
                <mrow>
                  <mi>F</mi>
                  <mo stretchy="false">−</mo>
                  <mrow>
                    <mo fence="true" stretchy="true">[</mo>
                    <mrow>
                      <mrow>
                        <mrow>
                          <mi mathvariant="italic">ma</mi>
                          <mo stretchy="false">+</mo>
                          <mrow>
                            <mi mathvariant="normal">α</mi>
                            <mo stretchy="false">×</mo>
                            <mrow>
                              <mo fence="true" stretchy="false">(</mo>
                              <mrow>
                                <mrow>
                                  <mrow>
                                    <mi>c</mi>
                                    <mo stretchy="false">+</mo>
                                    <msub>
                                      <mi>P</mi>
                                      <mi mathvariant="normal">ψ</mi>
                                    </msub>
                                  </mrow>
                                  <mi mathvariant="normal">η</mi>
                                </mrow>
                              </mrow>
                              <mo fence="true" stretchy="false">)</mo>
                            </mrow>
                          </mrow>
                          <mo stretchy="false">+</mo>
                          <mrow>
                            <mi mathvariant="normal">ω</mi>
                            <mo stretchy="false">×</mo>
                            <mrow>
                              <mo fence="true" stretchy="false">(</mo>
                              <mrow>
                                <mrow>
                                  <mi mathvariant="normal">ω</mi>
                                  <mo stretchy="false">×</mo>
                                  <mrow>
                                    <mo fence="true" stretchy="false">(</mo>
                                    <mrow>
                                      <mrow>
                                        <mrow>
                                          <mi>c</mi>
                                          <mo stretchy="false">+</mo>
                                          <msub>
                                            <mi>P</mi>
                                            <mi mathvariant="normal">ψ</mi>
                                          </msub>
                                        </mrow>
                                        <mi mathvariant="normal">η</mi>
                                      </mrow>
                                    </mrow>
                                    <mo fence="true" stretchy="false">)</mo>
                                  </mrow>
                                </mrow>
                              </mrow>
                              <mo fence="true" stretchy="false">)</mo>
                            </mrow>
                          </mrow>
                          <mo stretchy="false">+</mo>
                          <msub>
                            <mi>P</mi>
                            <mi mathvariant="normal">ψ</mi>
                          </msub>
                        </mrow>
                        <mrow>
                          <mover accent="true">
                            <mi mathvariant="normal">ξ</mi>
                            <mo stretchy="false">˙</mo>
                          </mover>
                          <mo stretchy="false">+</mo>
                          <mn>2</mn>
                        </mrow>
                        <mrow>
                          <mi mathvariant="normal">ω</mi>
                          <mo stretchy="false">×</mo>
                          <msub>
                            <mi>P</mi>
                            <mi mathvariant="normal">ψ</mi>
                          </msub>
                        </mrow>
                        <mi mathvariant="normal">ξ</mi>
                      </mrow>
                    </mrow>
                    <mo fence="true" stretchy="true">]</mo>
                  </mrow>
                </mrow>
              </mrow>
              <mo fence="true" stretchy="true">}</mo>
            </mrow>
            <mtext>+</mtext>
          </mrow>
        </mtd>
      </mtr>
      <mtr>
        <mtd>
          <mrow>
            <mrow>
              <mo fence="true" stretchy="true">{</mo>
              <mrow>
                <mtable>
                  <mtr>
                    <mtd>
                      <mn>0</mn>
                    </mtd>
                  </mtr>
                  <mtr>
                    <mtd>
                      <mrow>
                        <mrow>
                          <mo stretchy="false">∫</mo>
                          <msup>
                            <mi mathvariant="normal">Ψ</mi>
                            <mi>T</mi>
                          </msup>
                        </mrow>
                        <mrow>
                          <mo fence="true" stretchy="true">[</mo>
                          <mrow>
                            <mrow>
                              <mrow>
                                <mi mathvariant="italic">df</mi>
                                <mo stretchy="false">−</mo>
                                <mover accent="true">
                                  <mi>a</mi>
                                  <mo stretchy="false">˘</mo>
                                </mover>
                              </mrow>
                              <mi mathvariant="italic">dm</mi>
                            </mrow>
                          </mrow>
                          <mo fence="true" stretchy="true">]</mo>
                        </mrow>
                      </mrow>
                    </mtd>
                  </mtr>
                </mtable>
              </mrow>
              <mo fence="true" stretchy="true">}</mo>
            </mrow>
            <mo stretchy="false">=</mo>
            <mn>0</mn>
          </mrow>
        </mtd>
      </mtr>
    </mtable>
    <annotation encoding="StarMath 5.0">left [ stack{%OMEGA^T_u # %OMEGA^T_%xi} right ] left lbrace {T - left [ J %alpha + %omega times J %omega + (c + P_%psi %eta) times a + (H_%psi+Q_%PSI %eta) dot{%xi} right ]} right rbrace "+" newline
left [ stack{V^T_u # V^T_%xi} right ] left lbrace {F - left [ ma + %alpha times (c + P_%psi %eta) + %omega times (%omega times (c + P_%psi %eta)) + P_%psi dot{%xi} + 2 %omega times P_%psi %xi right ]} right rbrace "+" newline
left lbrace stack{0 # int %PSI^T left [ df - breve{a}dm  right ]} right rbrace = 0</annotation>
  </semantics>
</math>
</file>

<file path=Object 14/content.xml><?xml version="1.0" encoding="utf-8"?>
<!DOCTYPE math  PUBLIC '-//OpenOffice.org//DTD Modified W3C MathML 1.01//EN'  'math.dtd'>
<math:math xmlns:math="http://www.w3.org/1998/Math/MathML">
  <math:semantics>
    <math:mrow>
      <math:mo math:stretchy="false">ξ</math:mo>
      <math:mo math:stretchy="false">≡</math:mo>
      <math:mover math:accent="true">
        <math:mo math:stretchy="false">η</math:mo>
        <math:mo math:stretchy="false">˙</math:mo>
      </math:mover>
    </math:mrow>
    <math:annotation math:encoding="StarMath 5.0">%xi equiv dot{%eta} </math:annotation>
  </math:semantics>
</math:math>
</file>

<file path=Object 15/content.xml><?xml version="1.0" encoding="utf-8"?>
<!DOCTYPE math  PUBLIC '-//OpenOffice.org//DTD Modified W3C MathML 1.01//EN'  'math.dtd'>
<math:math xmlns:math="http://www.w3.org/1998/Math/MathML">
  <math:semantics>
    <math:mtable>
      <math:mtr>
        <math:mrow>
          <math:mtext>where the undecorated</math:mtext>
          <math:mi/>
          <math:mo math:stretchy="false">ω</math:mo>
          <math:mi>,</math:mi>
          <math:mi/>
          <math:mi>v</math:mi>
          <math:mi>,</math:mi>
          <math:mi/>
          <math:mo math:stretchy="false">α</math:mo>
          <math:mi>,</math:mi>
          <math:mi/>
          <math:mtext>and</math:mtext>
          <math:mi/>
          <math:mi>a</math:mi>
          <math:mi/>
          <math:mtext>describe the motion of the body's</math:mtext>
        </math:mrow>
      </math:mtr>
      <math:mtr>
        <math:mtext>reference point</math:mtext>
      </math:mtr>
    </math:mtable>
    <math:annotation math:encoding="StarMath 5.0">"where the undecorated" `%omega,`v,`%alpha,` "and" `a` "describe the motion of the body's" newline "reference point"</math:annotation>
  </math:semantics>
</math:math>
</file>

<file path=Object 16/content.xml><?xml version="1.0" encoding="utf-8"?>
<!DOCTYPE math  PUBLIC '-//OpenOffice.org//DTD Modified W3C MathML 1.01//EN'  'math.dtd'>
<math:math xmlns:math="http://www.w3.org/1998/Math/MathML">
  <math:semantics>
    <math:mtable>
      <math:mtr>
        <math:mtd>
          <math:mrow>
            <math:mrow>
              <math:mo math:stretchy="false">∫</math:mo>
              <math:mover math:accent="true">
                <math:mi>a</math:mi>
                <math:mo math:stretchy="false">˘</math:mo>
              </math:mover>
            </math:mrow>
            <math:mi math:fontstyle="italic">dm</math:mi>
          </math:mrow>
        </math:mtd>
        <math:mtd>
          <math:mtext>=</math:mtext>
        </math:mtd>
        <math:mtd>
          <math:mrow>
            <math:mrow>
              <math:mrow>
                <math:mo math:stretchy="false">∫</math:mo>
                <math:mfenced math:open="[" math:close="]">
                  <math:mrow>
                    <math:mrow>
                      <math:mrow>
                        <math:mrow>
                          <math:mi>a</math:mi>
                          <math:mo math:stretchy="false">+</math:mo>
                          <math:mrow>
                            <math:mrow>
                              <math:mo math:stretchy="false">ω</math:mo>
                              <math:mo math:stretchy="false">×</math:mo>
                              <math:mo math:stretchy="false">ω</math:mo>
                            </math:mrow>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row>
                          <math:mo math:stretchy="false">α</math:mo>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o math:stretchy="false">Ψ</math:mo>
                    </math:mrow>
                    <math:mrow>
                      <math:mover math:accent="true">
                        <math:mo math:stretchy="false">ξ</math:mo>
                        <math:mo math:stretchy="false">˙</math:mo>
                      </math:mover>
                      <math:mo math:stretchy="false">+</math:mo>
                      <math:mn>2</math:mn>
                    </math:mrow>
                    <math:mrow>
                      <math:mo math:stretchy="false">ω</math:mo>
                      <math:mo math:stretchy="false">×</math:mo>
                      <math:mo math:stretchy="false">Ψ</math:mo>
                    </math:mrow>
                    <math:mo math:stretchy="false">ξ</math:mo>
                  </math:mrow>
                </math:mfenced>
              </math:mrow>
              <math:mi math:fontstyle="italic">dm</math:mi>
            </math:mrow>
          </math:mrow>
        </math:mtd>
      </math:mtr>
      <math:mtr>
        <math:mtd>
          <math:mtext> </math:mtext>
        </math:mtd>
        <math:mtd>
          <math:mtext>=</math:mtext>
        </math:mtd>
        <math:mtd>
          <math:mrow>
            <math:mrow>
              <math:mrow>
                <math:mrow>
                  <math:mrow>
                    <math:mi math:fontstyle="italic">ma</math:mi>
                    <math:mo math:stretchy="false">+</math:mo>
                    <math:mrow>
                      <math:mrow>
                        <math:mo math:stretchy="false">ω</math:mo>
                        <math:mo math:stretchy="false">×</math:mo>
                        <math:mo math:stretchy="false">ω</math:mo>
                      </math:mrow>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row>
                    <math:mo math:stretchy="false">α</math:mo>
                    <math:mo math:stretchy="false">×</math:mo>
                    <math:mrow>
                      <math:mo math:stretchy="false">(</math:mo>
                      <math:mrow>
                        <math:mrow>
                          <math:mi>c</math:mi>
                          <math:mo math:stretchy="false">+</math:mo>
                          <math:msub>
                            <math:mi>P</math:mi>
                            <math:mo math:stretchy="false">ψ</math:mo>
                          </math:msub>
                        </math:mrow>
                        <math:mo math:stretchy="false">η</math:mo>
                      </math:mrow>
                      <math:mo math:stretchy="false">)</math:mo>
                    </math:mrow>
                  </math:mrow>
                </math:mrow>
                <math:mo math:stretchy="false">+</math:mo>
                <math:msub>
                  <math:mi>P</math:mi>
                  <math:mo math:stretchy="false">ψ</math:mo>
                </math:msub>
              </math:mrow>
              <math:mrow>
                <math:mover math:accent="true">
                  <math:mo math:stretchy="false">ξ</math:mo>
                  <math:mo math:stretchy="false">˙</math:mo>
                </math:mover>
                <math:mo math:stretchy="false">+</math:mo>
                <math:mn>2</math:mn>
              </math:mrow>
              <math:mrow>
                <math:mo math:stretchy="false">ω</math:mo>
                <math:mo math:stretchy="false">×</math:mo>
                <math:msub>
                  <math:mi>P</math:mi>
                  <math:mo math:stretchy="false">ψ</math:mo>
                </math:msub>
              </math:mrow>
              <math:mo math:stretchy="false">ξ</math:mo>
            </math:mrow>
          </math:mrow>
        </math:mtd>
      </math:mtr>
    </math:mtable>
    <math:annotation math:encoding="StarMath 5.0">matrix{int breve{a}dm # "=" # alignl int {left[ a + %omega times %omega times (r+%PSI %eta) + %alpha times (r+%PSI %eta) +  %PSI dot{%xi} + 2 %omega times %PSI %xi right]}dm ##
" " # "=" # alignl ma + %omega times %omega times (c + P_%psi %eta) + %alpha times (c + P_%psi %eta) + P_%psi dot{%xi} + 2 %omega times P_%psi %xi}</math:annotation>
  </math:semantics>
</math:math>
</file>

<file path=Object 17/content.xml><?xml version="1.0" encoding="utf-8"?>
<!DOCTYPE math  PUBLIC '-//OpenOffice.org//DTD Modified W3C MathML 1.01//EN'  'math.dtd'>
<math:math xmlns:math="http://www.w3.org/1998/Math/MathML">
  <math:semantics>
    <math:mrow>
      <math:msup>
        <math:mo math:stretchy="false">Ω</math:mo>
        <math:mi>T</math:mi>
      </math:msup>
      <math:mrow>
        <math:mrow>
          <math:mo math:stretchy="false">{</math:mo>
          <math:mrow>
            <math:mrow>
              <math:mi>T</math:mi>
              <math:mo math:stretchy="false">−</math:mo>
              <math:mi>I</math:mi>
            </math:mrow>
            <math:mrow>
              <math:mo math:stretchy="false">α</math:mo>
              <math:mo math:stretchy="false">−</math:mo>
              <math:mrow>
                <math:mo math:stretchy="false">ω</math:mo>
                <math:mo math:stretchy="false">×</math:mo>
                <math:mi>H</math:mi>
              </math:mrow>
            </math:mrow>
          </math:mrow>
          <math:mo math:stretchy="false">}</math:mo>
        </math:mrow>
        <math:mo math:stretchy="false">+</math:mo>
        <math:msup>
          <math:mi>V</math:mi>
          <math:mi>T</math:mi>
        </math:msup>
      </math:mrow>
      <math:mrow>
        <math:mrow>
          <math:mo math:stretchy="false">{</math:mo>
          <math:mrow>
            <math:mrow>
              <math:mi>F</math:mi>
              <math:mo math:stretchy="false">−</math:mo>
              <math:mi>m</math:mi>
            </math:mrow>
            <math:mi>a</math:mi>
          </math:mrow>
          <math:mo math:stretchy="false">}</math:mo>
        </math:mrow>
        <math:mo math:stretchy="false">=</math:mo>
        <math:mn>0</math:mn>
      </math:mrow>
    </math:mrow>
    <math:annotation math:encoding="StarMath 5.0">%OMEGA^T  lbrace T-I%alpha-%omega times H rbrace + V^T lbrace F - m a rbrace = 0</math:annotation>
  </math:semantics>
</math:math>
</file>

<file path=Object 18/content.xml><?xml version="1.0" encoding="utf-8"?>
<!DOCTYPE math  PUBLIC '-//OpenOffice.org//DTD Modified W3C MathML 1.01//EN'  'math.dtd'>
<math:math xmlns:math="http://www.w3.org/1998/Math/MathML">
  <math:semantics>
    <math:mrow>
      <math:mrow>
        <math:mo math:stretchy="false">∫</math:mo>
        <math:mrow>
          <math:mo math:stretchy="false">{</math:mo>
          <math:mrow>
            <math:msup>
              <math:mo math:stretchy="false">Ω</math:mo>
              <math:mi>T</math:mi>
            </math:msup>
            <math:mrow>
              <math:mfenced math:open="[" math:close="]">
                <math:mrow>
                  <math:mi>d</math:mi>
                  <math:mrow>
                    <math:mo math:stretchy="false">τ</math:mo>
                    <math:mo math:stretchy="false">−</math:mo>
                    <math:mrow>
                      <math:mrow>
                        <math:mo math:stretchy="false">(</math:mo>
                        <math:mrow>
                          <math:mi>r</math:mi>
                          <math:mo math:stretchy="false">+</math:mo>
                          <math:mi>d</math:mi>
                        </math:mrow>
                        <math:mo math:stretchy="false">)</math:mo>
                      </math:mrow>
                      <math:mo math:stretchy="false">×</math:mo>
                      <math:mover math:accent="true">
                        <math:mi>a</math:mi>
                        <math:mo math:stretchy="false">˘</math:mo>
                      </math:mover>
                    </math:mrow>
                  </math:mrow>
                  <math:mi math:fontstyle="italic">dm</math:mi>
                </math:mrow>
              </math:mfenced>
              <math:mo math:stretchy="false">+</math:mo>
              <math:msup>
                <math:mi>V</math:mi>
                <math:mi>T</math:mi>
              </math:msup>
            </math:mrow>
            <math:mfenced math:open="[" math:close="]">
              <math:mrow>
                <math:mrow>
                  <math:mi math:fontstyle="italic">df</math:mi>
                  <math:mo math:stretchy="false">−</math:mo>
                  <math:mover math:accent="true">
                    <math:mi>a</math:mi>
                    <math:mo math:stretchy="false">˘</math:mo>
                  </math:mover>
                </math:mrow>
                <math:mi math:fontstyle="italic">dm</math:mi>
              </math:mrow>
            </math:mfenced>
          </math:mrow>
          <math:mo math:stretchy="false">}</math:mo>
        </math:mrow>
      </math:mrow>
      <math:mo math:stretchy="false">=</math:mo>
      <math:mn>0</math:mn>
    </math:mrow>
    <math:annotation math:encoding="StarMath 5.0">int lbrace %OMEGA^T  left[ d%tau-(r+d) times breve{a}dm right] + V^T left[ df - breve{a}dm right] rbrace = 0</math:annotation>
  </math:semantics>
</math:math>
</file>

<file path=Object 19/content.xml><?xml version="1.0" encoding="utf-8"?>
<!DOCTYPE math  PUBLIC '-//OpenOffice.org//DTD Modified W3C MathML 1.01//EN'  'math.dtd'>
<math:math xmlns:math="http://www.w3.org/1998/Math/MathML">
  <math:semantics>
    <math:mrow>
      <math:mrow>
        <math:mi>c</math:mi>
        <math:mo math:stretchy="false">=</math:mo>
        <math:mrow>
          <math:mo math:stretchy="false">∫</math:mo>
          <math:mi math:fontstyle="italic">rdm</math:mi>
        </math:mrow>
      </math:mrow>
      <math:mi>,</math:mi>
      <math:mi/>
      <math:mrow>
        <math:msub>
          <math:mi>P</math:mi>
          <math:mo math:stretchy="false">ψ</math:mo>
        </math:msub>
        <math:mo math:stretchy="false">=</math:mo>
        <math:mrow>
          <math:mo math:stretchy="false">∫</math:mo>
          <math:mo math:stretchy="false">Ψ</math:mo>
        </math:mrow>
      </math:mrow>
      <math:mi math:fontstyle="italic">dm</math:mi>
      <math:mi>,</math:mi>
      <math:mi/>
      <math:mrow>
        <math:mi>J</math:mi>
        <math:mo math:stretchy="false">=</math:mo>
        <math:mrow>
          <math:mo math:stretchy="false">−</math:mo>
          <math:mrow>
            <math:mo math:stretchy="false">∫</math:mo>
            <math:msup>
              <math:mi>r</math:mi>
              <math:mrow>
                <math:mtext> </math:mtext>
                <math:mo math:stretchy="false">×</math:mo>
                <math:mtext> </math:mtext>
              </math:mrow>
            </math:msup>
          </math:mrow>
        </math:mrow>
      </math:mrow>
      <math:msup>
        <math:mi>r</math:mi>
        <math:mrow>
          <math:mtext> </math:mtext>
          <math:mo math:stretchy="false">×</math:mo>
          <math:mtext> </math:mtext>
        </math:mrow>
      </math:msup>
      <math:mi math:fontstyle="italic">dm</math:mi>
      <math:mi>,</math:mi>
      <math:mi/>
      <math:mrow>
        <math:msub>
          <math:mi>H</math:mi>
          <math:mo math:stretchy="false">ψ</math:mo>
        </math:msub>
        <math:mo math:stretchy="false">=</math:mo>
        <math:mrow>
          <math:mo math:stretchy="false">∫</math:mo>
          <math:msup>
            <math:mi>r</math:mi>
            <math:mrow>
              <math:mtext> </math:mtext>
              <math:mo math:stretchy="false">×</math:mo>
              <math:mtext> </math:mtext>
            </math:mrow>
          </math:msup>
        </math:mrow>
      </math:mrow>
      <math:mo math:stretchy="false">Ψ</math:mo>
      <math:mi math:fontstyle="italic">dm</math:mi>
    </math:mrow>
    <math:annotation math:encoding="StarMath 5.0">c = int rdm, ~~ P_%psi = int %PSI dm, ~~J =-int r^{" " times " "} r^{" " times " "} dm, ~~H_%psi = int r^{" " times " "} %PSI dm</math:annotation>
  </math:semantics>
</math:math>
</file>

<file path=Object 2/content.xml><?xml version="1.0" encoding="utf-8"?>
<!DOCTYPE math  PUBLIC '-//OpenOffice.org//DTD Modified W3C MathML 1.01//EN'  'math.dtd'>
<math:math xmlns:math="http://www.w3.org/1998/Math/MathML">
  <math:semantics>
    <math:mrow>
      <math:mrow>
        <math:mfenced math:open="{" math:close="}">
          <math:mtable>
            <math:mtr>
              <math:msub>
                <math:mi>d</math:mi>
                <math:mi>k</math:mi>
              </math:msub>
            </math:mtr>
            <math:mtr>
              <math:msub>
                <math:mo math:stretchy="false">δ</math:mo>
                <math:mi>k</math:mi>
              </math:msub>
            </math:mtr>
          </math:mtable>
        </math:mfenced>
        <math:mo math:stretchy="false">=</math:mo>
        <math:mfenced math:open="[" math:close="]">
          <math:mtable>
            <math:mtr>
              <math:msub>
                <math:mo math:stretchy="false">Ψ</math:mo>
                <math:mi>k</math:mi>
              </math:msub>
            </math:mtr>
            <math:mtr>
              <math:msub>
                <math:mo math:stretchy="false">Θ</math:mo>
                <math:mi>k</math:mi>
              </math:msub>
            </math:mtr>
          </math:mtable>
        </math:mfenced>
      </math:mrow>
      <math:mfenced math:open="{" math:close="}">
        <math:mo math:stretchy="false">η</math:mo>
      </math:mfenced>
    </math:mrow>
    <math:annotation math:encoding="StarMath 5.0">left lbrace stack{d_k # %delta_k}  right rbrace = left [ stack{%PSI_k # %THETA_k}  right ] left lbrace %eta right rbrace</math:annotation>
  </math:semantics>
</math:math>
</file>

<file path=Object 20/content.xml><?xml version="1.0" encoding="utf-8"?>
<math xmlns="http://www.w3.org/1998/Math/MathML" display="block">
  <semantics>
    <mtable>
      <mtr>
        <mtd>
          <mrow/>
        </mtd>
      </mtr>
      <mtr>
        <mtd>
          <mtable>
            <mtr>
              <mtd>
                <mrow>
                  <mrow>
                    <mrow>
                      <mo stretchy="false">∫</mo>
                      <mrow>
                        <mo fence="true" stretchy="false">(</mo>
                        <mrow>
                          <mrow>
                            <mi>r</mi>
                            <mo stretchy="false">+</mo>
                            <mi>d</mi>
                          </mrow>
                        </mrow>
                        <mo fence="true" stretchy="false">)</mo>
                      </mrow>
                    </mrow>
                    <mo stretchy="false">×</mo>
                    <mover accent="true">
                      <mi>a</mi>
                      <mo stretchy="false">˘</mo>
                    </mover>
                  </mrow>
                  <mi mathvariant="italic">dm</mi>
                </mrow>
              </mtd>
              <mtd>
                <mtext>=</mtext>
              </mtd>
              <mtd columnalign="left">
                <mrow>
                  <mrow>
                    <mrow>
                      <mo stretchy="false">∫</mo>
                      <mrow>
                        <mo fence="true" stretchy="false">(</mo>
                        <mrow>
                          <mrow>
                            <mrow>
                              <mi>r</mi>
                              <mo stretchy="false">+</mo>
                              <mi mathvariant="normal">Ψ</mi>
                            </mrow>
                            <mi mathvariant="normal">η</mi>
                          </mrow>
                        </mrow>
                        <mo fence="true" stretchy="false">)</mo>
                      </mrow>
                    </mrow>
                    <mo stretchy="false">×</mo>
                    <mrow>
                      <mo fence="true" stretchy="true">[</mo>
                      <mrow>
                        <mrow>
                          <mrow>
                            <mi>a</mi>
                            <mo stretchy="false">+</mo>
                            <mrow>
                              <mi mathvariant="normal">ω</mi>
                              <mo stretchy="false">×</mo>
                              <mi mathvariant="normal">ω</mi>
                              <mo stretchy="false">×</mo>
                              <mrow>
                                <mo fence="true" stretchy="false">(</mo>
                                <mrow>
                                  <mrow>
                                    <mrow>
                                      <mi>r</mi>
                                      <mo stretchy="false">+</mo>
                                      <mi mathvariant="normal">Ψ</mi>
                                    </mrow>
                                    <mi mathvariant="normal">η</mi>
                                  </mrow>
                                </mrow>
                                <mo fence="true" stretchy="false">)</mo>
                              </mrow>
                            </mrow>
                            <mo stretchy="false">+</mo>
                            <mrow>
                              <mi mathvariant="normal">α</mi>
                              <mo stretchy="false">×</mo>
                              <mrow>
                                <mo fence="true" stretchy="false">(</mo>
                                <mrow>
                                  <mrow>
                                    <mrow>
                                      <mi>r</mi>
                                      <mo stretchy="false">+</mo>
                                      <mi mathvariant="normal">Ψ</mi>
                                    </mrow>
                                    <mi mathvariant="normal">η</mi>
                                  </mrow>
                                </mrow>
                                <mo fence="true" stretchy="false">)</mo>
                              </mrow>
                            </mrow>
                            <mo stretchy="false">+</mo>
                            <mi mathvariant="normal">Ψ</mi>
                          </mrow>
                          <mrow>
                            <mover accent="true">
                              <mi mathvariant="normal">ξ</mi>
                              <mo stretchy="false">˙</mo>
                            </mover>
                            <mo stretchy="false">+</mo>
                            <mn>2</mn>
                          </mrow>
                          <mrow>
                            <mi mathvariant="normal">ω</mi>
                            <mo stretchy="false">×</mo>
                            <mi mathvariant="normal">Ψ</mi>
                          </mrow>
                          <mi mathvariant="normal">ξ</mi>
                        </mrow>
                      </mrow>
                      <mo fence="true" stretchy="true">]</mo>
                    </mrow>
                  </mrow>
                  <mi mathvariant="italic">dm</mi>
                </mrow>
              </mtd>
            </mtr>
            <mtr>
              <mtd>
                <mtext> </mtext>
              </mtd>
              <mtd>
                <mtext>=</mtext>
              </mtd>
              <mtd columnalign="left">
                <mrow>
                  <mrow>
                    <mrow>
                      <mi>c</mi>
                      <mo stretchy="false">×</mo>
                      <mi>a</mi>
                    </mrow>
                    <mo stretchy="false">+</mo>
                    <msub>
                      <mi>P</mi>
                      <mi mathvariant="normal">ψ</mi>
                    </msub>
                  </mrow>
                  <mrow>
                    <mrow>
                      <mi mathvariant="normal">η</mi>
                      <mo stretchy="false">×</mo>
                      <mi>a</mi>
                    </mrow>
                    <mo stretchy="false">+</mo>
                    <mi>J</mi>
                  </mrow>
                  <mrow>
                    <mi mathvariant="normal">α</mi>
                    <mo stretchy="false">+</mo>
                    <mrow>
                      <mi mathvariant="normal">ω</mi>
                      <mo stretchy="false">×</mo>
                      <mi>J</mi>
                    </mrow>
                  </mrow>
                  <mrow>
                    <mi mathvariant="normal">ω</mi>
                    <mo stretchy="false">+</mo>
                    <mrow>
                      <mo fence="true" stretchy="false">(</mo>
                      <mrow>
                        <mrow>
                          <mrow>
                            <msub>
                              <mi>H</mi>
                              <mi mathvariant="normal">ψ</mi>
                            </msub>
                            <mo stretchy="false">+</mo>
                            <msub>
                              <mi>Q</mi>
                              <mi mathvariant="normal">Ψ</mi>
                            </msub>
                          </mrow>
                          <mi mathvariant="normal">η</mi>
                        </mrow>
                      </mrow>
                      <mo fence="true" stretchy="false">)</mo>
                    </mrow>
                  </mrow>
                  <mover accent="true">
                    <mi mathvariant="normal">ξ</mi>
                    <mo stretchy="false">˙</mo>
                  </mover>
                </mrow>
              </mtd>
            </mtr>
          </mtable>
        </mtd>
      </mtr>
    </mtable>
    <annotation encoding="StarMath 5.0">matrix{int (r+d) times breve{a} dm # "=" #alignl int (r+%PSI %eta) times left[  a + %omega times %omega times (r+%PSI %eta) + %alpha times (r+%PSI %eta) +  %PSI dot{%xi} + 2 %omega times %PSI %xi right] dm ##
" " # "=" # alignl c times a + P_%psi %eta times a + J %alpha + %omega times J %omega + (H_%psi + Q_%PSI %eta) dot{%xi}</annotation>
  </semantics>
</math>
</file>

<file path=Object 21/content.xml><?xml version="1.0" encoding="utf-8"?>
<!DOCTYPE math  PUBLIC '-//OpenOffice.org//DTD Modified W3C MathML 1.01//EN'  'math.dtd'>
<math:math xmlns:math="http://www.w3.org/1998/Math/MathML">
  <math:semantics>
    <math:mrow>
      <math:mrow>
        <math:mi>c</math:mi>
        <math:mo math:stretchy="false">=</math:mo>
        <math:mrow>
          <math:mo math:stretchy="false">∫</math:mo>
          <math:mi math:fontstyle="italic">rdm</math:mi>
        </math:mrow>
      </math:mrow>
      <math:mi>,</math:mi>
      <math:mi/>
      <math:mrow>
        <math:msub>
          <math:mi>P</math:mi>
          <math:mo math:stretchy="false">ψ</math:mo>
        </math:msub>
        <math:mo math:stretchy="false">=</math:mo>
        <math:mrow>
          <math:mo math:stretchy="false">∫</math:mo>
          <math:mo math:stretchy="false">Ψ</math:mo>
        </math:mrow>
      </math:mrow>
      <math:mi math:fontstyle="italic">dm</math:mi>
      <math:mi>,</math:mi>
      <math:mi/>
      <math:mrow>
        <math:mi>J</math:mi>
        <math:mo math:stretchy="false">=</math:mo>
        <math:mrow>
          <math:mo math:stretchy="false">−</math:mo>
          <math:mrow>
            <math:mo math:stretchy="false">∫</math:mo>
            <math:msup>
              <math:mi>r</math:mi>
              <math:mrow>
                <math:mtext> </math:mtext>
                <math:mo math:stretchy="false">×</math:mo>
                <math:mtext> </math:mtext>
              </math:mrow>
            </math:msup>
          </math:mrow>
        </math:mrow>
      </math:mrow>
      <math:msup>
        <math:mi>r</math:mi>
        <math:mrow>
          <math:mtext> </math:mtext>
          <math:mo math:stretchy="false">×</math:mo>
          <math:mtext> </math:mtext>
        </math:mrow>
      </math:msup>
      <math:mi math:fontstyle="italic">dm</math:mi>
      <math:mi>,</math:mi>
      <math:mi/>
      <math:mrow>
        <math:msub>
          <math:mi>H</math:mi>
          <math:mo math:stretchy="false">ψ</math:mo>
        </math:msub>
        <math:mo math:stretchy="false">=</math:mo>
        <math:mrow>
          <math:mo math:stretchy="false">∫</math:mo>
          <math:msup>
            <math:mi>r</math:mi>
            <math:mrow>
              <math:mtext> </math:mtext>
              <math:mo math:stretchy="false">×</math:mo>
              <math:mtext> </math:mtext>
            </math:mrow>
          </math:msup>
        </math:mrow>
      </math:mrow>
      <math:mo math:stretchy="false">Ψ</math:mo>
      <math:mi math:fontstyle="italic">dm</math:mi>
    </math:mrow>
    <math:annotation math:encoding="StarMath 5.0">c = int rdm, ~~ P_%psi = int %PSI dm, ~~J =-int r^{" " times " "} r^{" " times " "} dm, ~~H_%psi = int r^{" " times " "} %PSI dm</math:annotation>
  </math:semantics>
</math:math>
</file>

<file path=Object 22/content.xml><?xml version="1.0" encoding="utf-8"?>
<!DOCTYPE math  PUBLIC '-//OpenOffice.org//DTD Modified W3C MathML 1.01//EN'  'math.dtd'>
<math:math xmlns:math="http://www.w3.org/1998/Math/MathML">
  <math:semantics>
    <math:mrow>
      <math:mrow>
        <math:msub>
          <math:mi>M</math:mi>
          <math:mo math:stretchy="false">Ψ</math:mo>
        </math:msub>
        <math:mo math:stretchy="false">=</math:mo>
        <math:mrow>
          <math:mo math:stretchy="false">∫</math:mo>
          <math:mrow>
            <math:msup>
              <math:mo math:stretchy="false">Ψ</math:mo>
              <math:mi>T</math:mi>
            </math:msup>
            <math:mo math:stretchy="false">Ψ</math:mo>
          </math:mrow>
        </math:mrow>
      </math:mrow>
      <math:mi math:fontstyle="italic">dm</math:mi>
      <math:mi>,</math:mi>
      <math:mi/>
      <math:mrow>
        <math:munder>
          <math:munder math:accent="true">
            <math:msub>
              <math:mi>L</math:mi>
              <math:mi math:fontstyle="italic">ijp</math:mi>
            </math:msub>
            <math:mo math:stretchy="false"></math:mo>
          </math:munder>
          <math:mrow>
            <math:mrow>
              <math:mn>3</math:mn>
              <math:mo math:stretchy="false">×</math:mo>
              <math:mn>3</math:mn>
            </math:mrow>
            <math:mo math:stretchy="false">×</math:mo>
            <math:mi>N</math:mi>
          </math:mrow>
        </math:munder>
        <math:mo math:stretchy="false">=</math:mo>
        <math:mrow>
          <math:mo math:stretchy="false">∫</math:mo>
          <math:mrow>
            <math:msub>
              <math:mo math:stretchy="false">Ψ</math:mo>
              <math:mi math:fontstyle="italic">ip</math:mi>
            </math:msub>
            <math:msub>
              <math:mi>r</math:mi>
              <math:mi>j</math:mi>
            </math:msub>
          </math:mrow>
        </math:mrow>
      </math:mrow>
      <math:mi math:fontstyle="italic">dm</math:mi>
      <math:mi>,</math:mi>
      <math:mi/>
      <math:mrow>
        <math:munder>
          <math:munder math:accent="true">
            <math:msub>
              <math:mi>N</math:mi>
              <math:mi math:fontstyle="italic">ijpq</math:mi>
            </math:msub>
            <math:mo math:stretchy="false"></math:mo>
          </math:munder>
          <math:mrow>
            <math:mrow>
              <math:mrow>
                <math:mn>3</math:mn>
                <math:mo math:stretchy="false">×</math:mo>
                <math:mn>3</math:mn>
              </math:mrow>
              <math:mo math:stretchy="false">×</math:mo>
              <math:mi>N</math:mi>
            </math:mrow>
            <math:mo math:stretchy="false">×</math:mo>
            <math:mi>N</math:mi>
          </math:mrow>
        </math:munder>
        <math:mo math:stretchy="false">=</math:mo>
        <math:mrow>
          <math:mo math:stretchy="false">∫</math:mo>
          <math:mrow>
            <math:msub>
              <math:mo math:stretchy="false">Ψ</math:mo>
              <math:mi math:fontstyle="italic">ip</math:mi>
            </math:msub>
            <math:msub>
              <math:mo math:stretchy="false">Ψ</math:mo>
              <math:mi math:fontstyle="italic">jq</math:mi>
            </math:msub>
          </math:mrow>
        </math:mrow>
      </math:mrow>
      <math:mi math:fontstyle="italic">dm</math:mi>
    </math:mrow>
    <math:annotation math:encoding="StarMath 5.0">M_%PSI = int { %PSI^T %PSI} dm, ~~ {L_ijp} underbrace {3 times 3 times N} = int {%PSI_ip r_j} dm, ~~ {N_ijpq} underbrace {3 times 3 times N times N} = int {%PSI_ip %PSI_jq} dm</math:annotation>
  </math:semantics>
</math:math>
</file>

<file path=Object 23/content.xml><?xml version="1.0" encoding="utf-8"?>
<!DOCTYPE math  PUBLIC '-//OpenOffice.org//DTD Modified W3C MathML 1.01//EN'  'math.dtd'>
<math:math xmlns:math="http://www.w3.org/1998/Math/MathML">
  <math:semantics>
    <math:mrow>
      <math:mtext>(If our reference point is the center of mass, then</math:mtext>
      <math:mi/>
      <math:mrow>
        <math:mi>J</math:mi>
        <math:mo math:stretchy="false">→</math:mo>
        <math:mi>I</math:mi>
      </math:mrow>
      <math:mi>,</math:mi>
      <math:mi/>
      <math:mtext>and</math:mtext>
      <math:mi/>
      <math:mrow>
        <math:mrow>
          <math:mrow>
            <math:mi>c</math:mi>
            <math:mo math:stretchy="false">=</math:mo>
            <math:msub>
              <math:mi>P</math:mi>
              <math:mo math:stretchy="false">ψ</math:mo>
            </math:msub>
          </math:mrow>
          <math:mo math:stretchy="false">=</math:mo>
          <math:msub>
            <math:mi>H</math:mi>
            <math:mo math:stretchy="false">ψ</math:mo>
          </math:msub>
        </math:mrow>
        <math:mo math:stretchy="false">=</math:mo>
        <math:mn>0</math:mn>
      </math:mrow>
      <math:mtext>)</math:mtext>
    </math:mrow>
    <math:annotation math:encoding="StarMath 5.0">"(If our reference point is the center of mass, then"~ J toward I,  `"and"~c = P_%psi = H_%psi = 0 ")"</math:annotation>
  </math:semantics>
</math:math>
</file>

<file path=Object 24/content.xml><?xml version="1.0" encoding="utf-8"?>
<!DOCTYPE math  PUBLIC '-//OpenOffice.org//DTD Modified W3C MathML 1.01//EN'  'math.dtd'>
<math:math xmlns:math="http://www.w3.org/1998/Math/MathML">
  <math:semantics>
    <math:mtable>
      <math:mtr>
        <math:mrow>
          <math:msub>
            <math:mi>L</math:mi>
            <math:mi math:fontstyle="italic">ijp</math:mi>
          </math:msub>
          <math:mtext> and </math:mtext>
          <math:msub>
            <math:mi>N</math:mi>
            <math:mi math:fontstyle="italic">ijpq</math:mi>
          </math:msub>
          <math:mtext> capture all possible products of </math:mtext>
          <math:mi/>
          <math:mo math:stretchy="false">Ψ</math:mo>
          <math:mtext> with </math:mtext>
          <math:mi>r</math:mi>
          <math:mtext> or with itself.  We could, in fact,</math:mtext>
        </math:mrow>
      </math:mtr>
      <math:mtr>
        <math:mrow>
          <math:mtext>construct </math:mtext>
          <math:mi/>
          <math:msub>
            <math:mi>H</math:mi>
            <math:mo math:stretchy="false">Ψ</math:mo>
          </math:msub>
          <math:mtext> and </math:mtext>
          <math:msub>
            <math:mi>M</math:mi>
            <math:mo math:stretchy="false">Ψ</math:mo>
          </math:msub>
          <math:mtext> from elements of </math:mtext>
          <math:msub>
            <math:mi>L</math:mi>
            <math:mi math:fontstyle="italic">ijp</math:mi>
          </math:msub>
          <math:mtext> and </math:mtext>
          <math:msub>
            <math:mi>N</math:mi>
            <math:mi math:fontstyle="italic">ijpq</math:mi>
          </math:msub>
          <math:mtext>, respectively.</math:mtext>
        </math:mrow>
      </math:mtr>
      <math:mtr/>
      <math:mtr>
        <math:mrow>
          <math:mtext>Some other tensors derived from </math:mtext>
          <math:msub>
            <math:mi>L</math:mi>
            <math:mi math:fontstyle="italic">ijp</math:mi>
          </math:msub>
          <math:mtext> and </math:mtext>
          <math:msub>
            <math:mi>N</math:mi>
            <math:mi math:fontstyle="italic">ijpq</math:mi>
          </math:msub>
          <math:mtext> will also be needed.  We define them</math:mtext>
        </math:mrow>
      </math:mtr>
      <math:mtr>
        <math:mrow>
          <math:mtext>in the following slides, and label them </math:mtext>
          <math:msub>
            <math:mi>Q</math:mi>
            <math:mo math:stretchy="false">Ψ</math:mo>
          </math:msub>
          <math:mi>,</math:mi>
          <math:msub>
            <math:mi>R</math:mi>
            <math:mo math:stretchy="false">Ψ</math:mo>
          </math:msub>
          <math:mi>,</math:mi>
          <math:mtext>and </math:mtext>
          <math:msub>
            <math:mi>S</math:mi>
            <math:mo math:stretchy="false">Ψ</math:mo>
          </math:msub>
          <math:mn>.</math:mn>
        </math:mrow>
      </math:mtr>
    </math:mtable>
    <math:annotation math:encoding="StarMath 5.0">L_ijp " and " N_ijpq " capture all possible products of "~%PSI " with " r " or with itself.  We could, in fact," newline 
"construct "~ H_%PSI " and " M_%PSI " from elements of " L_ijp " and " N_ijpq ", respectively."newline newline
"Some other tensors derived from " L_ijp " and "N_ijpq" will also be needed.  We define them" newline
"in the following slides, and label them "Q_%PSI, R_%PSI, "and "S_%PSI .</math:annotation>
  </math:semantics>
</math:math>
</file>

<file path=Object 25/content.xml><?xml version="1.0" encoding="utf-8"?>
<!DOCTYPE math  PUBLIC '-//OpenOffice.org//DTD Modified W3C MathML 1.01//EN'  'math.dtd'>
<math:math xmlns:math="http://www.w3.org/1998/Math/MathML">
  <math:semantics>
    <math:mrow>
      <math:msub>
        <math:mi>L</math:mi>
        <math:mi math:fontstyle="italic">ij</math:mi>
      </math:msub>
      <math:mtext> is an N-element vector, and </math:mtext>
      <math:msub>
        <math:mi>N</math:mi>
        <math:mi math:fontstyle="italic">ij</math:mi>
      </math:msub>
      <math:mtext> is an N-by-N matrix.</math:mtext>
    </math:mrow>
    <math:annotation math:encoding="StarMath 5.0">L_ij " is an N-element vector, and " N_ij " is an N-by-N matrix."</math:annotation>
  </math:semantics>
</math:math>
</file>

<file path=Object 26/content.xml><?xml version="1.0" encoding="utf-8"?>
<!DOCTYPE math  PUBLIC '-//OpenOffice.org//DTD Modified W3C MathML 1.01//EN'  'math.dtd'>
<math:math xmlns:math="http://www.w3.org/1998/Math/MathML"/>
</file>

<file path=Object 27/content.xml><?xml version="1.0" encoding="utf-8"?>
<!DOCTYPE math  PUBLIC '-//OpenOffice.org//DTD Modified W3C MathML 1.01//EN'  'math.dtd'>
<math:math xmlns:math="http://www.w3.org/1998/Math/MathML">
  <math:semantics>
    <math:mrow>
      <math:mrow>
        <math:mo math:stretchy="false">∫</math:mo>
        <math:msup>
          <math:mo math:stretchy="false">Ψ</math:mo>
          <math:mi>T</math:mi>
        </math:msup>
      </math:mrow>
      <math:mi math:fontstyle="italic">df</math:mi>
    </math:mrow>
    <math:annotation math:encoding="StarMath 5.0">int %PSI^T df</math:annotation>
  </math:semantics>
</math:math>
</file>

<file path=Object 28/content.xml><?xml version="1.0" encoding="utf-8"?>
<math xmlns="http://www.w3.org/1998/Math/MathML">
  <semantics>
    <mtable>
      <mtr>
        <mtd>
          <mrow>
            <mi mathvariant="italic">df</mi>
            <mtext> refers to any forces, internal or external, acting on the flexible body.  For</mtext>
          </mrow>
        </mtd>
      </mtr>
      <mtr>
        <mtd>
          <mtext>example, suppose the body material obeys Hooke's Law:</mtext>
        </mtd>
      </mtr>
      <mtr>
        <mtd>
          <mrow>
            <mrow>
              <mrow>
                <msub>
                  <mi mathvariant="italic">df</mi>
                  <mi>K</mi>
                </msub>
                <mi mathvariant="normal">=</mi>
                <mrow>
                  <mi mathvariant="normal">−</mi>
                  <mi mathvariant="italic">Sd</mi>
                </mrow>
              </mrow>
              <mi mathvariant="normal">=</mi>
              <mrow>
                <mi mathvariant="normal">−</mi>
                <mi>S</mi>
              </mrow>
            </mrow>
            <mo stretchy="false">Ψ</mo>
            <mo stretchy="false">η</mo>
            <mi mathvariant="italic">dV</mi>
          </mrow>
        </mtd>
      </mtr>
      <mtr>
        <mtd>
          <mrow>
            <mtext>where </mtext>
            <mi>S</mi>
            <mtext> is the (3 x 3) material elasticity matrix relating stress and strain.  (See Appendix)</mtext>
          </mrow>
        </mtd>
      </mtr>
      <mtr>
        <mtd>
          <mtext>Substituting, we find the familiar modal stiffness force term:</mtext>
        </mtd>
      </mtr>
      <mtr>
        <mtd>
          <mrow>
            <mrow>
              <mrow>
                <msub>
                  <mi>f</mi>
                  <mi>K</mi>
                </msub>
                <mi mathvariant="normal">=</mi>
                <mrow>
                  <mi mathvariant="normal">∫</mi>
                  <mrow>
                    <msup>
                      <mo stretchy="false">Ψ</mo>
                      <mi>T</mi>
                    </msup>
                    <msub>
                      <mi mathvariant="italic">df</mi>
                      <mi>K</mi>
                    </msub>
                  </mrow>
                </mrow>
              </mrow>
              <mi mathvariant="normal">=</mi>
              <mrow>
                <msub>
                  <mi mathvariant="normal">∫</mi>
                  <mi>V</mi>
                </msub>
                <mrow>
                  <mo stretchy="false">(</mo>
                  <mrow>
                    <mrow>
                      <mi mathvariant="normal">−</mi>
                      <msup>
                        <mo stretchy="false">Ψ</mo>
                        <mi>T</mi>
                      </msup>
                    </mrow>
                    <mi>S</mi>
                    <mo stretchy="false">Ψ</mo>
                    <mo stretchy="false">η</mo>
                  </mrow>
                  <mo stretchy="false">)</mo>
                </mrow>
              </mrow>
            </mrow>
            <mi mathvariant="italic">dV</mi>
          </mrow>
        </mtd>
      </mtr>
      <mtr>
        <mtd>
          <mrow>
            <mrow>
              <msub>
                <mi>f</mi>
                <mi>K</mi>
              </msub>
              <mi mathvariant="normal">=</mi>
              <mrow>
                <mi mathvariant="normal">−</mi>
                <msub>
                  <mi>K</mi>
                  <mo stretchy="false">Ψ</mo>
                </msub>
              </mrow>
            </mrow>
            <mo stretchy="false">η</mo>
          </mrow>
        </mtd>
      </mtr>
      <mtr>
        <mtd>
          <mrow>
            <mtext>where </mtext>
            <msub>
              <mi>K</mi>
              <mo stretchy="false">Ψ</mo>
            </msub>
            <mtext> is the familiar modal stiffness matrix.</mtext>
          </mrow>
        </mtd>
      </mtr>
      <mtr>
        <mtd>
          <mrow>
            <mtext>Similar arguments may be used for a Coulomb damping term, </mtext>
            <mrow>
              <msub>
                <mi>f</mi>
                <mi>C</mi>
              </msub>
              <mi mathvariant="normal">=</mi>
              <mrow>
                <mi mathvariant="normal">−</mi>
                <msub>
                  <mi>C</mi>
                  <mo stretchy="false">Ψ</mo>
                </msub>
              </mrow>
            </mrow>
            <mo stretchy="false">ξ</mo>
            <mi>,</mi>
            <mtext> and any other</mtext>
          </mrow>
        </mtd>
      </mtr>
      <mtr>
        <mtd>
          <mtext>internal forces required.</mtext>
        </mtd>
      </mtr>
      <mtr>
        <mtd/>
      </mtr>
      <mtr>
        <mtd>
          <mtext>The effect of external forces and torques on flexible modes is denoted by:</mtext>
        </mtd>
      </mtr>
      <mtr>
        <mtd>
          <mrow>
            <mrow>
              <mover accent="true">
                <mi>F</mi>
                <mo stretchy="false">˘</mo>
              </mover>
              <mi mathvariant="normal">=</mi>
              <mrow>
                <mi mathvariant="normal">∫</mi>
                <msup>
                  <mo stretchy="false">Ψ</mo>
                  <mi>T</mi>
                </msup>
              </mrow>
            </mrow>
            <msub>
              <mi mathvariant="italic">df</mi>
              <mi mathvariant="italic">ext</mi>
            </msub>
          </mrow>
        </mtd>
      </mtr>
      <mtr>
        <mtd>
          <mrow>
            <mrow>
              <mover accent="true">
                <mi>T</mi>
                <mo stretchy="false">˘</mo>
              </mover>
              <mi mathvariant="normal">=</mi>
              <mrow>
                <mi mathvariant="normal">∫</mi>
                <msup>
                  <mo stretchy="false">Θ</mo>
                  <mi>T</mi>
                </msup>
              </mrow>
            </mrow>
            <mi>d</mi>
            <msub>
              <mo stretchy="false">τ</mo>
              <mi mathvariant="italic">ext</mi>
            </msub>
          </mrow>
        </mtd>
      </mtr>
      <mtr>
        <mtd>
          <mtext>See following slides for an illustrative example.</mtext>
        </mtd>
      </mtr>
    </mtable>
    <annotation encoding="StarMath 5.0">alignl df " refers to any forces, internal or external, acting on the flexible body.  For" newline
"example, suppose the body material obeys Hooke's Law:" newline
df_K = -Sd = -S %PSI %eta dV newline
"where " S " is the (3 x 3) material elasticity matrix relating stress and strain.  (See Appendix)" newline
"Substituting, we find the familiar modal stiffness force term:" newline
f_K = int {%PSI^T df_K} = int_V {(-%PSI^T S %PSI %eta)} dV newline
f_K = -K_%PSI %eta newline 
"where " K_%PSI " is the familiar modal stiffness matrix." newline
"Similar arguments may be used for a Coulomb damping term, " 
f_C = -C_%PSI %xi, " and any other" newline "internal forces required." newline
newline
"The effect of external forces and torques on flexible modes is denoted by:" newline
breve{F} = int %PSI^T df_{ext} newline
breve{T} = int %THETA^T d%tau_{ext} newline
"See following slides for an illustrative example."</annotation>
  </semantics>
</math>
</file>

<file path=Object 29/content.xml><?xml version="1.0" encoding="utf-8"?>
<!DOCTYPE math  PUBLIC '-//OpenOffice.org//DTD Modified W3C MathML 1.01//EN'  'math.dtd'>
<math:math xmlns:math="http://www.w3.org/1998/Math/MathML">
  <math:semantics>
    <math:mrow>
      <math:mrow>
        <math:mo math:stretchy="false">−</math:mo>
        <math:mrow>
          <math:mo math:stretchy="false">∫</math:mo>
          <math:msup>
            <math:mo math:stretchy="false">Ψ</math:mo>
            <math:mi>T</math:mi>
          </math:msup>
        </math:mrow>
      </math:mrow>
      <math:mover math:accent="true">
        <math:mi>a</math:mi>
        <math:mo math:stretchy="false">˘</math:mo>
      </math:mover>
      <math:mi math:fontstyle="italic">dm</math:mi>
    </math:mrow>
    <math:annotation math:encoding="StarMath 5.0">- int %PSI^T breve{a}dm </math:annotation>
  </math:semantics>
</math:math>
</file>

<file path=Object 3/content.xml><?xml version="1.0" encoding="utf-8"?>
<!DOCTYPE math  PUBLIC '-//OpenOffice.org//DTD Modified W3C MathML 1.01//EN'  'math.dtd'>
<math:math xmlns:math="http://www.w3.org/1998/Math/MathML">
  <math:semantics>
    <math:mrow>
      <math:mo math:stretchy="false">η</math:mo>
      <math:mi>,</math:mi>
      <math:mo math:stretchy="false">Ψ</math:mo>
      <math:mi>,</math:mi>
      <math:mo math:stretchy="false">Θ</math:mo>
    </math:mrow>
    <math:annotation math:encoding="StarMath 5.0">%eta, %PSI, %THETA</math:annotation>
  </math:semantics>
</math:math>
</file>

<file path=Object 30/content.xml><?xml version="1.0" encoding="utf-8"?>
<!DOCTYPE math  PUBLIC '-//OpenOffice.org//DTD Modified W3C MathML 1.01//EN'  'math.dtd'>
<math:math xmlns:math="http://www.w3.org/1998/Math/MathML">
  <math:semantics>
    <math:mrow>
      <math:mtext>It will be convenient to denote the rows of </math:mtext>
      <math:mi/>
      <math:mo math:stretchy="false">Ψ</math:mo>
      <math:mtext> as</math:mtext>
      <math:mi/>
      <math:mrow>
        <math:mo math:stretchy="false">Ψ</math:mo>
        <math:mo math:stretchy="false">=</math:mo>
        <math:mfenced math:open="{" math:close="}">
          <math:mtable>
            <math:mtr>
              <math:msub>
                <math:mo math:stretchy="false">Ψ</math:mo>
                <math:mn>1</math:mn>
              </math:msub>
            </math:mtr>
            <math:mtr>
              <math:msub>
                <math:mo math:stretchy="false">Ψ</math:mo>
                <math:mn>2</math:mn>
              </math:msub>
            </math:mtr>
            <math:mtr>
              <math:msub>
                <math:mo math:stretchy="false">Ψ</math:mo>
                <math:mn>3</math:mn>
              </math:msub>
            </math:mtr>
          </math:mtable>
        </math:mfenced>
      </math:mrow>
      <math:mtext> and partially expand </math:mtext>
      <math:msub>
        <math:mi>L</math:mi>
        <math:mi math:fontstyle="italic">ijp</math:mi>
      </math:msub>
      <math:mtext> and </math:mtext>
      <math:msub>
        <math:mi>N</math:mi>
        <math:mi math:fontstyle="italic">ijpq</math:mi>
      </math:msub>
      <math:mtext>:</math:mtext>
    </math:mrow>
    <math:annotation math:encoding="StarMath 5.0">"It will be convenient to denote the rows of "~%PSI " as" 
~%PSI = left lbrace {stack { %PSI_1 # %PSI_2 # %PSI_3 } } right rbrace
" and partially expand "L_ijp" and "N_ijpq":"</math:annotation>
  </math:semantics>
</math:math>
</file>

<file path=Object 31/content.xml><?xml version="1.0" encoding="utf-8"?>
<!DOCTYPE math  PUBLIC '-//OpenOffice.org//DTD Modified W3C MathML 1.01//EN'  'math.dtd'>
<math:math xmlns:math="http://www.w3.org/1998/Math/MathML">
  <math:semantics>
    <math:mtable>
      <math:mtr>
        <math:mrow>
          <math:mrow>
            <math:mrow>
              <math:msub>
                <math:mi>L</math:mi>
                <math:mi math:fontstyle="italic">ijp</math:mi>
              </math:msub>
              <math:mo math:stretchy="false">=</math:mo>
              <math:mfenced math:open="[" math:close="]">
                <math:mtable>
                  <math:mtr>
                    <math:mtd>
                      <math:msub>
                        <math:mi>L</math:mi>
                        <math:mn>11</math:mn>
                      </math:msub>
                    </math:mtd>
                    <math:mtd>
                      <math:msub>
                        <math:mi>L</math:mi>
                        <math:mn>12</math:mn>
                      </math:msub>
                    </math:mtd>
                    <math:mtd>
                      <math:msub>
                        <math:mi>L</math:mi>
                        <math:mn>13</math:mn>
                      </math:msub>
                    </math:mtd>
                  </math:mtr>
                  <math:mtr>
                    <math:mtd>
                      <math:msub>
                        <math:mi>L</math:mi>
                        <math:mn>21</math:mn>
                      </math:msub>
                    </math:mtd>
                    <math:mtd>
                      <math:msub>
                        <math:mi>L</math:mi>
                        <math:mn>22</math:mn>
                      </math:msub>
                    </math:mtd>
                    <math:mtd>
                      <math:msub>
                        <math:mi>L</math:mi>
                        <math:mn>23</math:mn>
                      </math:msub>
                    </math:mtd>
                  </math:mtr>
                  <math:mtr>
                    <math:mtd>
                      <math:msub>
                        <math:mi>L</math:mi>
                        <math:mn>31</math:mn>
                      </math:msub>
                    </math:mtd>
                    <math:mtd>
                      <math:msub>
                        <math:mi>L</math:mi>
                        <math:mn>32</math:mn>
                      </math:msub>
                    </math:mtd>
                    <math:mtd>
                      <math:msub>
                        <math:mi>L</math:mi>
                        <math:mn>33</math:mn>
                      </math:msub>
                    </math:mtd>
                  </math:mtr>
                </math:mtable>
              </math:mfenced>
            </math:mrow>
            <math:mo math:stretchy="false">=</math:mo>
            <math:mrow>
              <math:mo math:stretchy="false">∫</math:mo>
              <math:mfenced math:open="[" math:close="]">
                <math:mtable>
                  <math:mtr>
                    <math:mtd>
                      <math:mrow>
                        <math:msub>
                          <math:mo math:stretchy="false">Ψ</math:mo>
                          <math:mn>1</math:mn>
                        </math:msub>
                        <math:msub>
                          <math:mi>r</math:mi>
                          <math:mn>1</math:mn>
                        </math:msub>
                      </math:mrow>
                    </math:mtd>
                    <math:mtd>
                      <math:mrow>
                        <math:msub>
                          <math:mo math:stretchy="false">Ψ</math:mo>
                          <math:mn>1</math:mn>
                        </math:msub>
                        <math:msub>
                          <math:mi>r</math:mi>
                          <math:mn>2</math:mn>
                        </math:msub>
                      </math:mrow>
                    </math:mtd>
                    <math:mtd>
                      <math:mrow>
                        <math:msub>
                          <math:mo math:stretchy="false">Ψ</math:mo>
                          <math:mn>1</math:mn>
                        </math:msub>
                        <math:msub>
                          <math:mi>r</math:mi>
                          <math:mn>3</math:mn>
                        </math:msub>
                      </math:mrow>
                    </math:mtd>
                  </math:mtr>
                  <math:mtr>
                    <math:mtd>
                      <math:mrow>
                        <math:msub>
                          <math:mo math:stretchy="false">Ψ</math:mo>
                          <math:mn>2</math:mn>
                        </math:msub>
                        <math:msub>
                          <math:mi>r</math:mi>
                          <math:mn>1</math:mn>
                        </math:msub>
                      </math:mrow>
                    </math:mtd>
                    <math:mtd>
                      <math:mrow>
                        <math:msub>
                          <math:mo math:stretchy="false">Ψ</math:mo>
                          <math:mn>2</math:mn>
                        </math:msub>
                        <math:msub>
                          <math:mi>r</math:mi>
                          <math:mn>2</math:mn>
                        </math:msub>
                      </math:mrow>
                    </math:mtd>
                    <math:mtd>
                      <math:mrow>
                        <math:msub>
                          <math:mo math:stretchy="false">Ψ</math:mo>
                          <math:mn>2</math:mn>
                        </math:msub>
                        <math:msub>
                          <math:mi>r</math:mi>
                          <math:mn>3</math:mn>
                        </math:msub>
                      </math:mrow>
                    </math:mtd>
                  </math:mtr>
                  <math:mtr>
                    <math:mtd>
                      <math:mrow>
                        <math:msub>
                          <math:mo math:stretchy="false">Ψ</math:mo>
                          <math:mn>3</math:mn>
                        </math:msub>
                        <math:msub>
                          <math:mi>r</math:mi>
                          <math:mn>1</math:mn>
                        </math:msub>
                      </math:mrow>
                    </math:mtd>
                    <math:mtd>
                      <math:mrow>
                        <math:msub>
                          <math:mo math:stretchy="false">Ψ</math:mo>
                          <math:mn>3</math:mn>
                        </math:msub>
                        <math:msub>
                          <math:mi>r</math:mi>
                          <math:mn>2</math:mn>
                        </math:msub>
                      </math:mrow>
                    </math:mtd>
                    <math:mtd>
                      <math:mrow>
                        <math:msub>
                          <math:mo math:stretchy="false">Ψ</math:mo>
                          <math:mn>3</math:mn>
                        </math:msub>
                        <math:msub>
                          <math:mi>r</math:mi>
                          <math:mn>3</math:mn>
                        </math:msub>
                      </math:mrow>
                    </math:mtd>
                  </math:mtr>
                </math:mtable>
              </math:mfenced>
            </math:mrow>
          </math:mrow>
          <math:mi math:fontstyle="italic">dm</math:mi>
        </math:mrow>
      </math:mtr>
      <math:mtr/>
      <math:mtr/>
      <math:mtr>
        <math:mrow>
          <math:mrow>
            <math:mrow>
              <math:msub>
                <math:mi>N</math:mi>
                <math:mi math:fontstyle="italic">ijpq</math:mi>
              </math:msub>
              <math:mo math:stretchy="false">=</math:mo>
              <math:mfenced math:open="[" math:close="]">
                <math:mtable>
                  <math:mtr>
                    <math:mtd>
                      <math:msub>
                        <math:mi>N</math:mi>
                        <math:mn>11</math:mn>
                      </math:msub>
                    </math:mtd>
                    <math:mtd>
                      <math:msub>
                        <math:mi>N</math:mi>
                        <math:mn>12</math:mn>
                      </math:msub>
                    </math:mtd>
                    <math:mtd>
                      <math:msub>
                        <math:mi>N</math:mi>
                        <math:mn>13</math:mn>
                      </math:msub>
                    </math:mtd>
                  </math:mtr>
                  <math:mtr>
                    <math:mtd>
                      <math:msub>
                        <math:mi>N</math:mi>
                        <math:mn>21</math:mn>
                      </math:msub>
                    </math:mtd>
                    <math:mtd>
                      <math:msub>
                        <math:mi>N</math:mi>
                        <math:mn>22</math:mn>
                      </math:msub>
                    </math:mtd>
                    <math:mtd>
                      <math:msub>
                        <math:mi>N</math:mi>
                        <math:mn>23</math:mn>
                      </math:msub>
                    </math:mtd>
                  </math:mtr>
                  <math:mtr>
                    <math:mtd>
                      <math:msub>
                        <math:mi>N</math:mi>
                        <math:mn>31</math:mn>
                      </math:msub>
                    </math:mtd>
                    <math:mtd>
                      <math:msub>
                        <math:mi>N</math:mi>
                        <math:mn>32</math:mn>
                      </math:msub>
                    </math:mtd>
                    <math:mtd>
                      <math:msub>
                        <math:mi>N</math:mi>
                        <math:mn>33</math:mn>
                      </math:msub>
                    </math:mtd>
                  </math:mtr>
                </math:mtable>
              </math:mfenced>
            </math:mrow>
            <math:mo math:stretchy="false">=</math:mo>
            <math:mrow>
              <math:mo math:stretchy="false">∫</math:mo>
              <math:mfenced math:open="[" math:close="]">
                <math:mtable>
                  <math:mtr>
                    <math:mtd>
                      <math:mrow>
                        <math:msubsup>
                          <math:mo math:stretchy="false">Ψ</math:mo>
                          <math:mn>1</math:mn>
                          <math:mi>T</math:mi>
                        </math:msubsup>
                        <math:msub>
                          <math:mo math:stretchy="false">Ψ</math:mo>
                          <math:mn>1</math:mn>
                        </math:msub>
                      </math:mrow>
                    </math:mtd>
                    <math:mtd>
                      <math:mrow>
                        <math:msubsup>
                          <math:mo math:stretchy="false">Ψ</math:mo>
                          <math:mn>1</math:mn>
                          <math:mi>T</math:mi>
                        </math:msubsup>
                        <math:msub>
                          <math:mo math:stretchy="false">Ψ</math:mo>
                          <math:mn>2</math:mn>
                        </math:msub>
                      </math:mrow>
                    </math:mtd>
                    <math:mtd>
                      <math:mrow>
                        <math:msubsup>
                          <math:mo math:stretchy="false">Ψ</math:mo>
                          <math:mn>1</math:mn>
                          <math:mi>T</math:mi>
                        </math:msubsup>
                        <math:msub>
                          <math:mo math:stretchy="false">Ψ</math:mo>
                          <math:mn>3</math:mn>
                        </math:msub>
                      </math:mrow>
                    </math:mtd>
                  </math:mtr>
                  <math:mtr>
                    <math:mtd>
                      <math:mrow>
                        <math:msubsup>
                          <math:mo math:stretchy="false">Ψ</math:mo>
                          <math:mn>2</math:mn>
                          <math:mi>T</math:mi>
                        </math:msubsup>
                        <math:msub>
                          <math:mo math:stretchy="false">Ψ</math:mo>
                          <math:mn>1</math:mn>
                        </math:msub>
                      </math:mrow>
                    </math:mtd>
                    <math:mtd>
                      <math:mrow>
                        <math:msubsup>
                          <math:mo math:stretchy="false">Ψ</math:mo>
                          <math:mn>2</math:mn>
                          <math:mi>T</math:mi>
                        </math:msubsup>
                        <math:msub>
                          <math:mo math:stretchy="false">Ψ</math:mo>
                          <math:mn>2</math:mn>
                        </math:msub>
                      </math:mrow>
                    </math:mtd>
                    <math:mtd>
                      <math:mrow>
                        <math:msubsup>
                          <math:mo math:stretchy="false">Ψ</math:mo>
                          <math:mn>2</math:mn>
                          <math:mi>T</math:mi>
                        </math:msubsup>
                        <math:msub>
                          <math:mo math:stretchy="false">Ψ</math:mo>
                          <math:mn>3</math:mn>
                        </math:msub>
                      </math:mrow>
                    </math:mtd>
                  </math:mtr>
                  <math:mtr>
                    <math:mtd>
                      <math:mrow>
                        <math:msubsup>
                          <math:mo math:stretchy="false">Ψ</math:mo>
                          <math:mn>3</math:mn>
                          <math:mi>T</math:mi>
                        </math:msubsup>
                        <math:msub>
                          <math:mo math:stretchy="false">Ψ</math:mo>
                          <math:mn>1</math:mn>
                        </math:msub>
                      </math:mrow>
                    </math:mtd>
                    <math:mtd>
                      <math:mrow>
                        <math:msubsup>
                          <math:mo math:stretchy="false">Ψ</math:mo>
                          <math:mn>3</math:mn>
                          <math:mi>T</math:mi>
                        </math:msubsup>
                        <math:msub>
                          <math:mo math:stretchy="false">Ψ</math:mo>
                          <math:mn>2</math:mn>
                        </math:msub>
                      </math:mrow>
                    </math:mtd>
                    <math:mtd>
                      <math:mrow>
                        <math:msubsup>
                          <math:mo math:stretchy="false">Ψ</math:mo>
                          <math:mn>3</math:mn>
                          <math:mi>T</math:mi>
                        </math:msubsup>
                        <math:msub>
                          <math:mo math:stretchy="false">Ψ</math:mo>
                          <math:mn>3</math:mn>
                        </math:msub>
                      </math:mrow>
                    </math:mtd>
                  </math:mtr>
                </math:mtable>
              </math:mfenced>
            </math:mrow>
          </math:mrow>
          <math:mi math:fontstyle="italic">dm</math:mi>
        </math:mrow>
      </math:mtr>
    </math:mtable>
    <math:annotation math:encoding="StarMath 5.0">L_ijp = left [ matrix {L_11 # L_12 # L_13 ## L_21 # L_22 # L_23 ## L_31 # L_32 # L_33} right ] = int{left [ matrix {%PSI_1 r_1 # %PSI_1 r_2 # %PSI_1 r_3 ## %PSI_2 r_1 # %PSI_2 r_2 # %PSI_2 r_3 ## %PSI_3 r_1 # %PSI_3 r_2 # %PSI_3 r_3 } right ]} dm newline newline newline
N_ijpq = left [ matrix {N_11 # N_12 # N_13 ## N_21 # N_22 # N_23 ## N_31 # N_32 # N_33} right ] = int {left [ matrix {%PSI_1^T %PSI_1 # %PSI_1^T %PSI_2 # %PSI_1^T %PSI_3 ## %PSI_2^T %PSI_1 # %PSI_2^T %PSI_2 # %PSI_2^T %PSI_3 ## %PSI_3^T %PSI_1 # %PSI_3^T %PSI_2 # %PSI_3^T %PSI_3 } right ]} dm</math:annotation>
  </math:semantics>
</math:math>
</file>

<file path=Object 32/content.xml><?xml version="1.0" encoding="utf-8"?>
<!DOCTYPE math  PUBLIC '-//OpenOffice.org//DTD Modified W3C MathML 1.01//EN'  'math.dtd'>
<math:math xmlns:math="http://www.w3.org/1998/Math/MathML">
  <math:semantics>
    <math:mrow>
      <math:mrow>
        <math:mo math:stretchy="false">−</math:mo>
        <math:mrow>
          <math:mo math:stretchy="false">∫</math:mo>
          <math:mrow>
            <math:msup>
              <math:mo math:stretchy="false">Ψ</math:mo>
              <math:mi>T</math:mi>
            </math:msup>
            <math:mover math:accent="true">
              <math:mi>a</math:mi>
              <math:mo math:stretchy="false">˘</math:mo>
            </math:mover>
          </math:mrow>
        </math:mrow>
      </math:mrow>
      <math:mrow>
        <math:mi math:fontstyle="italic">dm</math:mi>
        <math:mo math:stretchy="false">=</math:mo>
        <math:mrow>
          <math:mo math:stretchy="false">−</math:mo>
          <math:mrow>
            <math:mo math:stretchy="false">∫</math:mo>
            <math:mrow>
              <math:msup>
                <math:mo math:stretchy="false">Ψ</math:mo>
                <math:mi>T</math:mi>
              </math:msup>
              <math:mfenced math:open="{" math:close="}">
                <math:mrow>
                  <math:mrow>
                    <math:mrow>
                      <math:mrow>
                        <math:mi>a</math:mi>
                        <math:mo math:stretchy="false">+</math:mo>
                        <math:mrow>
                          <math:mo math:stretchy="false">ω</math:mo>
                          <math:mo math:stretchy="false">×</math:mo>
                          <math:mfenced math:open="[" math:close="]">
                            <math:mrow>
                              <math:mo math:stretchy="false">ω</math:mo>
                              <math:mo math:stretchy="false">×</math:mo>
                              <math:mrow>
                                <math:mo math:stretchy="false">(</math:mo>
                                <math:mrow>
                                  <math:mrow>
                                    <math:mi>r</math:mi>
                                    <math:mo math:stretchy="false">+</math:mo>
                                    <math:mo math:stretchy="false">Ψ</math:mo>
                                  </math:mrow>
                                  <math:mo math:stretchy="false">η</math:mo>
                                </math:mrow>
                                <math:mo math:stretchy="false">)</math:mo>
                              </math:mrow>
                            </math:mrow>
                          </math:mfenced>
                        </math:mrow>
                      </math:mrow>
                      <math:mo math:stretchy="false">+</math:mo>
                      <math:mrow>
                        <math:mo math:stretchy="false">α</math:mo>
                        <math:mo math:stretchy="false">×</math:mo>
                        <math:mrow>
                          <math:mo math:stretchy="false">(</math:mo>
                          <math:mrow>
                            <math:mrow>
                              <math:mi>r</math:mi>
                              <math:mo math:stretchy="false">+</math:mo>
                              <math:mo math:stretchy="false">Ψ</math:mo>
                            </math:mrow>
                            <math:mo math:stretchy="false">η</math:mo>
                          </math:mrow>
                          <math:mo math:stretchy="false">)</math:mo>
                        </math:mrow>
                      </math:mrow>
                    </math:mrow>
                    <math:mo math:stretchy="false">+</math:mo>
                    <math:mo math:stretchy="false">Ψ</math:mo>
                  </math:mrow>
                  <math:mrow>
                    <math:mover math:accent="true">
                      <math:mo math:stretchy="false">ξ</math:mo>
                      <math:mo math:stretchy="false">˙</math:mo>
                    </math:mover>
                    <math:mo math:stretchy="false">+</math:mo>
                    <math:mn>2</math:mn>
                  </math:mrow>
                  <math:mrow>
                    <math:mo math:stretchy="false">ω</math:mo>
                    <math:mo math:stretchy="false">×</math:mo>
                    <math:mo math:stretchy="false">Ψ</math:mo>
                  </math:mrow>
                  <math:mo math:stretchy="false">ξ</math:mo>
                </math:mrow>
              </math:mfenced>
            </math:mrow>
          </math:mrow>
        </math:mrow>
      </math:mrow>
      <math:mi math:fontstyle="italic">dm</math:mi>
    </math:mrow>
    <math:annotation math:encoding="StarMath 5.0">- int { %PSI^T breve{a}} dm = - int { %PSI^T left lbrace a + %omega times left [ %omega times (r + %PSI %eta) right ] + %alpha times (r + %PSI %eta) + %PSI dot{%xi} + 2 %omega times %PSI %xi right rbrace } dm</math:annotation>
  </math:semantics>
</math:math>
</file>

<file path=Object 33/content.xml><?xml version="1.0" encoding="utf-8"?>
<!DOCTYPE math  PUBLIC '-//OpenOffice.org//DTD Modified W3C MathML 1.01//EN'  'math.dtd'>
<math:math xmlns:math="http://www.w3.org/1998/Math/MathML">
  <math:semantics>
    <math:mtable>
      <math:mtr>
        <math:mtext>Expand each term, taking constants out of the integral.  Terms 1, 4, and 6 are</math:mtext>
      </math:mtr>
      <math:mtr>
        <math:mtext>short work.  The remaining terms will be expanded in following slides.</math:mtext>
      </math:mtr>
      <math:mtr/>
      <math:mtr>
        <math:mrow>
          <math:mtext>Term 1: </math:mtext>
          <math:mrow>
            <math:mi/>
            <math:mo math:stretchy="false">−</math:mo>
            <math:mrow>
              <math:mo math:stretchy="false">∫</math:mo>
              <math:msup>
                <math:mo math:stretchy="false">Ψ</math:mo>
                <math:mi>T</math:mi>
              </math:msup>
            </math:mrow>
          </math:mrow>
          <math:mi>a</math:mi>
          <math:mrow>
            <math:mi math:fontstyle="italic">dm</math:mi>
            <math:mo math:stretchy="false">=</math:mo>
            <math:mrow>
              <math:mo math:stretchy="false">−</math:mo>
              <math:mrow>
                <math:mo math:stretchy="false">(</math:mo>
                <math:mrow>
                  <math:mrow>
                    <math:mo math:stretchy="false">∫</math:mo>
                    <math:msup>
                      <math:mo math:stretchy="false">Ψ</math:mo>
                      <math:mi>T</math:mi>
                    </math:msup>
                  </math:mrow>
                  <math:mi math:fontstyle="italic">dm</math:mi>
                </math:mrow>
                <math:mo math:stretchy="false">)</math:mo>
              </math:mrow>
            </math:mrow>
          </math:mrow>
          <math:mrow>
            <math:mi>a</math:mi>
            <math:mo math:stretchy="false">=</math:mo>
            <math:mrow>
              <math:mo math:stretchy="false">−</math:mo>
              <math:msubsup>
                <math:mi>P</math:mi>
                <math:mo math:stretchy="false">Ψ</math:mo>
                <math:mi>T</math:mi>
              </math:msubsup>
            </math:mrow>
          </math:mrow>
          <math:mi>a</math:mi>
        </math:mrow>
      </math:mtr>
      <math:mtr>
        <math:mrow>
          <math:mtext>Term 2: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i math:fontstyle="italic">dm</math:mi>
        </math:mrow>
      </math:mtr>
      <math:mtr>
        <math:mrow>
          <math:mtext>Term 3: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i math:fontstyle="italic">dm</math:mi>
        </math:mrow>
      </math:mtr>
      <math:mtr>
        <math:mrow>
          <math:mtext>Term 4: </math:mtext>
          <math:mrow>
            <math:mi/>
            <math:mo math:stretchy="false">−</math:mo>
            <math:mrow>
              <math:mo math:stretchy="false">∫</math:mo>
              <math:msup>
                <math:mo math:stretchy="false">Ψ</math:mo>
                <math:mi>T</math:mi>
              </math:msup>
            </math:mrow>
          </math:mrow>
          <math:mrow>
            <math:mo math:stretchy="false">(</math:mo>
            <math:mrow>
              <math:mo math:stretchy="false">α</math:mo>
              <math:mo math:stretchy="false">×</math:mo>
              <math:mi>r</math:mi>
            </math:mrow>
            <math:mo math:stretchy="false">)</math:mo>
          </math:mrow>
          <math:mrow>
            <math:mi math:fontstyle="italic">dm</math:mi>
            <math:mo math:stretchy="false">=</math:mo>
            <math:mrow>
              <math:mrow>
                <math:mo math:stretchy="false">−</math:mo>
                <math:mrow>
                  <math:mo math:stretchy="false">∫</math:mo>
                  <math:mrow>
                    <math:mo math:stretchy="false">(</math:mo>
                    <math:mrow>
                      <math:mi>r</math:mi>
                      <math:mo math:stretchy="false">×</math:mo>
                      <math:mo math:stretchy="false">Ψ</math:mo>
                    </math:mrow>
                    <math:mo math:stretchy="false">)</math:mo>
                  </math:mrow>
                </math:mrow>
              </math:mrow>
              <math:mo math:stretchy="false">⋅</math:mo>
              <math:mo math:stretchy="false">α</math:mo>
            </math:mrow>
          </math:mrow>
          <math:mrow>
            <math:mi math:fontstyle="italic">dm</math:mi>
            <math:mo math:stretchy="false">=</math:mo>
            <math:mrow>
              <math:mo math:stretchy="false">−</math:mo>
              <math:msubsup>
                <math:mi>H</math:mi>
                <math:mo math:stretchy="false">Ψ</math:mo>
                <math:mi>T</math:mi>
              </math:msubsup>
            </math:mrow>
          </math:mrow>
          <math:mo math:stretchy="false">α</math:mo>
        </math:mrow>
      </math:mtr>
      <math:mtr>
        <math:mrow>
          <math:mtext>Term 5: </math:mtext>
          <math:mrow>
            <math:mi/>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i math:fontstyle="italic">dm</math:mi>
        </math:mrow>
      </math:mtr>
      <math:mtr>
        <math:mrow>
          <math:mtext>Term 6: </math:mtext>
          <math:mrow>
            <math:mi/>
            <math:mo math:stretchy="false">−</math:mo>
            <math:mrow>
              <math:mo math:stretchy="false">∫</math:mo>
              <math:msup>
                <math:mo math:stretchy="false">Ψ</math:mo>
                <math:mi>T</math:mi>
              </math:msup>
            </math:mrow>
          </math:mrow>
          <math:mo math:stretchy="false">Ψ</math:mo>
          <math:mover math:accent="true">
            <math:mo math:stretchy="false">ξ</math:mo>
            <math:mo math:stretchy="false">˙</math:mo>
          </math:mover>
          <math:mrow>
            <math:mi math:fontstyle="italic">dm</math:mi>
            <math:mo math:stretchy="false">=</math:mo>
            <math:mrow>
              <math:mo math:stretchy="false">−</math:mo>
              <math:mrow>
                <math:mo math:stretchy="false">(</math:mo>
                <math:mrow>
                  <math:mrow>
                    <math:mo math:stretchy="false">∫</math:mo>
                    <math:msup>
                      <math:mo math:stretchy="false">Ψ</math:mo>
                      <math:mi>T</math:mi>
                    </math:msup>
                  </math:mrow>
                  <math:mo math:stretchy="false">Ψ</math:mo>
                  <math:mi math:fontstyle="italic">dm</math:mi>
                </math:mrow>
                <math:mo math:stretchy="false">)</math:mo>
              </math:mrow>
            </math:mrow>
          </math:mrow>
          <math:mrow>
            <math:mover math:accent="true">
              <math:mo math:stretchy="false">ξ</math:mo>
              <math:mo math:stretchy="false">˙</math:mo>
            </math:mover>
            <math:mo math:stretchy="false">=</math:mo>
            <math:mrow>
              <math:mo math:stretchy="false">−</math:mo>
              <math:msub>
                <math:mi>M</math:mi>
                <math:mo math:stretchy="false">Ψ</math:mo>
              </math:msub>
            </math:mrow>
          </math:mrow>
          <math:mover math:accent="true">
            <math:mo math:stretchy="false">ξ</math:mo>
            <math:mo math:stretchy="false">˙</math:mo>
          </math:mover>
        </math:mrow>
      </math:mtr>
      <math:mtr>
        <math:mrow>
          <math:mtext>Term 7: </math:mtext>
          <math:mrow>
            <math:mi/>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i math:fontstyle="italic">dm</math:mi>
        </math:mrow>
      </math:mtr>
    </math:mtable>
    <math:annotation math:encoding="StarMath 5.0">"Expand each term, taking constants out of the integral.  Terms 1, 4, and 6 are" newline
"short work.  The remaining terms will be expanded in following slides." newline newline
"Term 1: "~ -int %PSI^T a dm = -(int %PSI^T dm) a = -P^T_%PSI a newline
"Term 2: "~ -int %PSI^T left [ %omega times ( %omega times r ) right ] dm newline
"Term 3: "~ -int %PSI^T left [ %omega times ( %omega times %PSI %eta ) right ] dm newline
"Term 4: "~ -int %PSI^T ( %alpha times r ) dm = -int (r times %PSI) cdot %alpha dm = -H^T_%PSI %alpha newline
"Term 5: "~ -int %PSI^T ( %alpha times %PSI %eta ) dm newline
"Term 6: "~ -int %PSI^T %PSI dot{%xi} dm = -(int %PSI^T %PSI dm) dot{%xi} = -M_%PSI dot{%xi} newline
"Term 7: "~ -2 int %PSI^T (%omega times %PSI %xi) dm
</math:annotation>
  </math:semantics>
</math:math>
</file>

<file path=Object 34/content.xml><?xml version="1.0" encoding="utf-8"?>
<!DOCTYPE math  PUBLIC '-//OpenOffice.org//DTD Modified W3C MathML 1.01//EN'  'math.dtd'>
<math:math xmlns:math="http://www.w3.org/1998/Math/MathML">
  <math:semantics>
    <math:mtable>
      <math:mtr>
        <math:mrow>
          <math:mtext>Term 2: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i math:fontstyle="italic">dm</math:mi>
        </math:mrow>
      </math:mtr>
      <math:mtr>
        <math:mrow>
          <math:mtext>Expand to </math:mtext>
          <math:mrow>
            <math:mi/>
            <math:mo math:stretchy="false">−</math:mo>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row>
          <math:mfenced math:open="{" math:close="}">
            <math:mtable>
              <math:mtr>
                <math:mtd>
                  <math:mrow>
                    <math:msub>
                      <math:mo math:stretchy="false">ω</math:mo>
                      <math:mn>2</math:mn>
                    </math:msub>
                    <math:mrow>
                      <math:mrow>
                        <math:mo math:stretchy="false">(</math:mo>
                        <math:mrow>
                          <math:msub>
                            <math:mo math:stretchy="false">ω</math:mo>
                            <math:mn>1</math:mn>
                          </math:msub>
                          <math:mrow>
                            <math:msub>
                              <math:mi>r</math:mi>
                              <math:mn>2</math:mn>
                            </math:msub>
                            <math:mo math:stretchy="false">−</math:mo>
                            <math:msub>
                              <math:mo math:stretchy="false">ω</math:mo>
                              <math:mn>2</math:mn>
                            </math:msub>
                          </math:mrow>
                          <math:msub>
                            <math:mi>r</math:mi>
                            <math:mn>1</math:mn>
                          </math:msub>
                        </math:mrow>
                        <math:mo math:stretchy="false">)</math:mo>
                      </math:mrow>
                      <math:mo math:stretchy="false">−</math:mo>
                      <math:msub>
                        <math:mo math:stretchy="false">ω</math:mo>
                        <math:mn>3</math:mn>
                      </math:msub>
                    </math:mrow>
                    <math:mrow>
                      <math:mo math:stretchy="false">(</math:mo>
                      <math:mrow>
                        <math:msub>
                          <math:mo math:stretchy="false">ω</math:mo>
                          <math:mn>3</math:mn>
                        </math:msub>
                        <math:mrow>
                          <math:msub>
                            <math:mi>r</math:mi>
                            <math:mn>1</math:mn>
                          </math:msub>
                          <math:mo math:stretchy="false">−</math:mo>
                          <math:msub>
                            <math:mo math:stretchy="false">ω</math:mo>
                            <math:mn>1</math:mn>
                          </math:msub>
                        </math:mrow>
                        <math:msub>
                          <math:mi>r</math:mi>
                          <math:mn>3</math:mn>
                        </math:msub>
                      </math:mrow>
                      <math:mo math:stretchy="false">)</math:mo>
                    </math:mrow>
                  </math:mrow>
                </math:mtd>
              </math:mtr>
              <math:mtr>
                <math:mtd>
                  <math:mrow>
                    <math:msub>
                      <math:mo math:stretchy="false">ω</math:mo>
                      <math:mn>3</math:mn>
                    </math:msub>
                    <math:mrow>
                      <math:mrow>
                        <math:mo math:stretchy="false">(</math:mo>
                        <math:mrow>
                          <math:msub>
                            <math:mo math:stretchy="false">ω</math:mo>
                            <math:mn>2</math:mn>
                          </math:msub>
                          <math:mrow>
                            <math:msub>
                              <math:mi>r</math:mi>
                              <math:mn>3</math:mn>
                            </math:msub>
                            <math:mo math:stretchy="false">−</math:mo>
                            <math:msub>
                              <math:mo math:stretchy="false">ω</math:mo>
                              <math:mn>3</math:mn>
                            </math:msub>
                          </math:mrow>
                          <math:msub>
                            <math:mi>r</math:mi>
                            <math:mn>2</math:mn>
                          </math:msub>
                        </math:mrow>
                        <math:mo math:stretchy="false">)</math:mo>
                      </math:mrow>
                      <math:mo math:stretchy="false">−</math:mo>
                      <math:msub>
                        <math:mo math:stretchy="false">ω</math:mo>
                        <math:mn>1</math:mn>
                      </math:msub>
                    </math:mrow>
                    <math:mrow>
                      <math:mo math:stretchy="false">(</math:mo>
                      <math:mrow>
                        <math:msub>
                          <math:mo math:stretchy="false">ω</math:mo>
                          <math:mn>1</math:mn>
                        </math:msub>
                        <math:mrow>
                          <math:msub>
                            <math:mi>r</math:mi>
                            <math:mn>2</math:mn>
                          </math:msub>
                          <math:mo math:stretchy="false">−</math:mo>
                          <math:msub>
                            <math:mo math:stretchy="false">ω</math:mo>
                            <math:mn>2</math:mn>
                          </math:msub>
                        </math:mrow>
                        <math:msub>
                          <math:mi>r</math:mi>
                          <math:mn>1</math:mn>
                        </math:msub>
                      </math:mrow>
                      <math:mo math:stretchy="false">)</math:mo>
                    </math:mrow>
                  </math:mrow>
                </math:mtd>
              </math:mtr>
              <math:mtr>
                <math:mtd>
                  <math:mrow>
                    <math:msub>
                      <math:mo math:stretchy="false">ω</math:mo>
                      <math:mn>1</math:mn>
                    </math:msub>
                    <math:mrow>
                      <math:mrow>
                        <math:mo math:stretchy="false">(</math:mo>
                        <math:mrow>
                          <math:msub>
                            <math:mo math:stretchy="false">ω</math:mo>
                            <math:mn>3</math:mn>
                          </math:msub>
                          <math:mrow>
                            <math:msub>
                              <math:mi>r</math:mi>
                              <math:mn>1</math:mn>
                            </math:msub>
                            <math:mo math:stretchy="false">−</math:mo>
                            <math:msub>
                              <math:mo math:stretchy="false">ω</math:mo>
                              <math:mn>1</math:mn>
                            </math:msub>
                          </math:mrow>
                          <math:msub>
                            <math:mi>r</math:mi>
                            <math:mn>3</math:mn>
                          </math:msub>
                        </math:mrow>
                        <math:mo math:stretchy="false">)</math:mo>
                      </math:mrow>
                      <math:mo math:stretchy="false">−</math:mo>
                      <math:msub>
                        <math:mo math:stretchy="false">ω</math:mo>
                        <math:mn>2</math:mn>
                      </math:msub>
                    </math:mrow>
                    <math:mrow>
                      <math:mo math:stretchy="false">(</math:mo>
                      <math:mrow>
                        <math:msub>
                          <math:mo math:stretchy="false">ω</math:mo>
                          <math:mn>2</math:mn>
                        </math:msub>
                        <math:mrow>
                          <math:msub>
                            <math:mi>r</math:mi>
                            <math:mn>3</math:mn>
                          </math:msub>
                          <math:mo math:stretchy="false">−</math:mo>
                          <math:msub>
                            <math:mo math:stretchy="false">ω</math:mo>
                            <math:mn>3</math:mn>
                          </math:msub>
                        </math:mrow>
                        <math:msub>
                          <math:mi>r</math:mi>
                          <math:mn>2</math:mn>
                        </math:msub>
                      </math:mrow>
                      <math:mo math:stretchy="false">)</math:mo>
                    </math:mrow>
                  </math:mrow>
                </math:mtd>
              </math:mtr>
            </math:mtable>
          </math:mfenced>
          <math:mi math:fontstyle="italic">dm</math:mi>
        </math:mrow>
      </math:mtr>
      <math:mtr>
        <math:mrow>
          <math:mtext>then </math:mtext>
          <math:mrow>
            <math:mi/>
            <math:mo math:stretchy="false">−</math:mo>
            <math:mrow>
              <math:mo math:stretchy="false">∫</math:mo>
              <math:msubsup>
                <math:mo math:stretchy="false">Ψ</math:mo>
                <math:mn>1</math:mn>
                <math:mi>T</math:mi>
              </math:msubsup>
            </math:mrow>
          </math:mrow>
          <math:mfenced math:open="[" math:close="]">
            <math:mrow>
              <math:msub>
                <math:mi>r</math:mi>
                <math:mn>1</math:mn>
              </math:msub>
              <math:mrow>
                <math:mrow>
                  <math:mo math:stretchy="false">(</math:mo>
                  <math:mrow>
                    <math:mrow>
                      <math:mo math:stretchy="false">−</math:mo>
                      <math:msubsup>
                        <math:mo math:stretchy="false">ω</math:mo>
                        <math:mn>2</math:mn>
                        <math:mn>2</math:mn>
                      </math:msubsup>
                    </math:mrow>
                    <math:mo math:stretchy="false">−</math:mo>
                    <math:msubsup>
                      <math:mo math:stretchy="false">ω</math:mo>
                      <math:mn>3</math:mn>
                      <math:mn>2</math:mn>
                    </math:msubsup>
                  </math:mrow>
                  <math:mo math:stretchy="false">)</math:mo>
                </math:mrow>
                <math:mo math:stretchy="false">+</math:mo>
                <math:msub>
                  <math:mi>r</math:mi>
                  <math:mn>2</math:mn>
                </math:msub>
              </math:mrow>
              <math:msub>
                <math:mo math:stretchy="false">ω</math:mo>
                <math:mn>1</math:mn>
              </math:msub>
              <math:mrow>
                <math:msub>
                  <math:mo math:stretchy="false">ω</math:mo>
                  <math:mn>2</math:mn>
                </math:msub>
                <math:mo math:stretchy="false">+</math:mo>
                <math:msub>
                  <math:mi>r</math:mi>
                  <math:mn>3</math:mn>
                </math:msub>
              </math:mrow>
              <math:msub>
                <math:mo math:stretchy="false">ω</math:mo>
                <math:mn>1</math:mn>
              </math:msub>
              <math:msub>
                <math:mo math:stretchy="false">ω</math:mo>
                <math:mn>3</math:mn>
              </math:msub>
            </math:mrow>
          </math:mfenced>
        </math:mrow>
      </math:mtr>
      <math:mtr>
        <math:mrow>
          <math:mrow>
            <math:mo math:stretchy="false">+</math:mo>
            <math:msubsup>
              <math:mo math:stretchy="false">Ψ</math:mo>
              <math:mn>2</math:mn>
              <math:mi>T</math:mi>
            </math:msubsup>
          </math:mrow>
          <math:mfenced math:open="[" math:close="]">
            <math:mrow>
              <math:msub>
                <math:mi>r</math:mi>
                <math:mn>1</math:mn>
              </math:msub>
              <math:msub>
                <math:mo math:stretchy="false">ω</math:mo>
                <math:mn>2</math:mn>
              </math:msub>
              <math:mrow>
                <math:msub>
                  <math:mo math:stretchy="false">ω</math:mo>
                  <math:mn>1</math:mn>
                </math:msub>
                <math:mo math:stretchy="false">+</math:mo>
                <math:msub>
                  <math:mi>r</math:mi>
                  <math:mn>2</math:mn>
                </math:msub>
              </math:mrow>
              <math:mrow>
                <math:mrow>
                  <math:mo math:stretchy="false">(</math:mo>
                  <math:mrow>
                    <math:mrow>
                      <math:mo math:stretchy="false">−</math:mo>
                      <math:msubsup>
                        <math:mo math:stretchy="false">ω</math:mo>
                        <math:mn>3</math:mn>
                        <math:mn>2</math:mn>
                      </math:msubsup>
                    </math:mrow>
                    <math:mo math:stretchy="false">−</math:mo>
                    <math:msubsup>
                      <math:mo math:stretchy="false">ω</math:mo>
                      <math:mn>1</math:mn>
                      <math:mn>2</math:mn>
                    </math:msubsup>
                  </math:mrow>
                  <math:mo math:stretchy="false">)</math:mo>
                </math:mrow>
                <math:mo math:stretchy="false">+</math:mo>
                <math:msub>
                  <math:mi>r</math:mi>
                  <math:mn>3</math:mn>
                </math:msub>
              </math:mrow>
              <math:msub>
                <math:mo math:stretchy="false">ω</math:mo>
                <math:mn>2</math:mn>
              </math:msub>
              <math:msub>
                <math:mo math:stretchy="false">ω</math:mo>
                <math:mn>3</math:mn>
              </math:msub>
            </math:mrow>
          </math:mfenced>
        </math:mrow>
      </math:mtr>
      <math:mtr>
        <math:mrow>
          <math:mrow>
            <math:mi/>
            <math:mo math:stretchy="false">+</math:mo>
            <math:msubsup>
              <math:mo math:stretchy="false">Ψ</math:mo>
              <math:mn>3</math:mn>
              <math:mi>T</math:mi>
            </math:msubsup>
          </math:mrow>
          <math:mfenced math:open="[" math:close="]">
            <math:mrow>
              <math:msub>
                <math:mi>r</math:mi>
                <math:mn>1</math:mn>
              </math:msub>
              <math:msub>
                <math:mo math:stretchy="false">ω</math:mo>
                <math:mn>3</math:mn>
              </math:msub>
              <math:mrow>
                <math:msub>
                  <math:mo math:stretchy="false">ω</math:mo>
                  <math:mn>1</math:mn>
                </math:msub>
                <math:mo math:stretchy="false">+</math:mo>
                <math:msub>
                  <math:mi>r</math:mi>
                  <math:mn>2</math:mn>
                </math:msub>
              </math:mrow>
              <math:msub>
                <math:mo math:stretchy="false">ω</math:mo>
                <math:mn>3</math:mn>
              </math:msub>
              <math:mrow>
                <math:msub>
                  <math:mo math:stretchy="false">ω</math:mo>
                  <math:mn>2</math:mn>
                </math:msub>
                <math:mo math:stretchy="false">+</math:mo>
                <math:msub>
                  <math:mi>r</math:mi>
                  <math:mn>3</math:mn>
                </math:msub>
              </math:mrow>
              <math:mrow>
                <math:mo math:stretchy="false">(</math:mo>
                <math:mrow>
                  <math:mrow>
                    <math:mo math:stretchy="false">−</math:mo>
                    <math:msubsup>
                      <math:mo math:stretchy="false">ω</math:mo>
                      <math:mn>1</math:mn>
                      <math:mn>2</math:mn>
                    </math:msubsup>
                  </math:mrow>
                  <math:mo math:stretchy="false">−</math:mo>
                  <math:msubsup>
                    <math:mo math:stretchy="false">ω</math:mo>
                    <math:mn>2</math:mn>
                    <math:mn>2</math:mn>
                  </math:msubsup>
                </math:mrow>
                <math:mo math:stretchy="false">)</math:mo>
              </math:mrow>
            </math:mrow>
          </math:mfenced>
          <math:mi math:fontstyle="italic">dm</math:mi>
        </math:mrow>
      </math:mtr>
      <math:mtr/>
      <math:mtr>
        <math:mtext>and finally:</math:mtext>
      </math:mtr>
    </math:mtable>
    <math:annotation math:encoding="StarMath 5.0">"Term 2: "~ - int %PSI^T left [ %omega times ( %omega times r ) right ] dm newline
"Expand to "~ -int left [ matrix { %PSI^T_1 # %PSI^T_2 # %PSI^T_3 } right ] left lbrace matrix {
%omega_2 ( %omega_1 r_2 - %omega_2 r_1) - %omega_3 (%omega_3 r_1 - %omega_1 r_3) ## %omega_3 ( %omega_2 r_3 - %omega_3 r_2) - %omega_1 (%omega_1 r_2 - %omega_2 r_1) ## %omega_1 ( %omega_3 r_1 - %omega_1 r_3) - %omega_2 (%omega_2 r_3 - %omega_3 r_2)
} right rbrace dm newline
"then "~~~~~~~~~
-int  
%PSI^T_1 left [ r_1 (-%omega^2_2-%omega^2_3) + r_2 %omega_1 %omega_2 + r_3 %omega_1 %omega_3 right ] newline + 
%PSI^T_2 left [ r_1 %omega_2 %omega_1 + r_2 (-%omega^2_3-%omega^2_1) + r_3 %omega_2 %omega_3 right ] newline ~~~+ 
%PSI^T_3 left [ r_1 %omega_3 %omega_1 + r_2 %omega_3 %omega_2 + r_3 (-%omega^2_1-%omega^2_2)  right ] dm newline newline
"and finally:</math:annotation>
  </math:semantics>
</math:math>
</file>

<file path=Object 35/content.xml><?xml version="1.0" encoding="utf-8"?>
<!DOCTYPE math  PUBLIC '-//OpenOffice.org//DTD Modified W3C MathML 1.01//EN'  'math.dtd'>
<math:math xmlns:math="http://www.w3.org/1998/Math/MathML">
  <math:semantics>
    <math:mtable>
      <math:mtr>
        <math:mrow>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row>
              <math:mi math:fontstyle="italic">dm</math:mi>
              <math:mo math:stretchy="false">=</math:mo>
              <math:msub>
                <math:mi>L</math:mi>
                <math:mn>11</math:mn>
              </math:msub>
            </math:mrow>
            <math:mrow>
              <math:mrow>
                <math:mo math:stretchy="false">(</math:mo>
                <math:mrow>
                  <math:msubsup>
                    <math:mo math:stretchy="false">ω</math:mo>
                    <math:mn>2</math:mn>
                    <math:mn>2</math:mn>
                  </math:msubsup>
                  <math:mo math:stretchy="false">+</math:mo>
                  <math:msubsup>
                    <math:mo math:stretchy="false">ω</math:mo>
                    <math:mn>3</math:mn>
                    <math:mn>2</math:mn>
                  </math:msubsup>
                </math:mrow>
                <math:mo math:stretchy="false">)</math:mo>
              </math:mrow>
              <math:mo math:stretchy="false">+</math:mo>
              <math:msub>
                <math:mi>L</math:mi>
                <math:mn>22</math:mn>
              </math:msub>
            </math:mrow>
            <math:mrow>
              <math:mrow>
                <math:mo math:stretchy="false">(</math:mo>
                <math:mrow>
                  <math:msubsup>
                    <math:mo math:stretchy="false">ω</math:mo>
                    <math:mn>3</math:mn>
                    <math:mn>2</math:mn>
                  </math:msubsup>
                  <math:mo math:stretchy="false">+</math:mo>
                  <math:msubsup>
                    <math:mo math:stretchy="false">ω</math:mo>
                    <math:mn>1</math:mn>
                    <math:mn>2</math:mn>
                  </math:msubsup>
                </math:mrow>
                <math:mo math:stretchy="false">)</math:mo>
              </math:mrow>
              <math:mo math:stretchy="false">+</math:mo>
              <math:msub>
                <math:mi>L</math:mi>
                <math:mn>33</math:mn>
              </math:msub>
            </math:mrow>
            <math:mrow>
              <math:mo math:stretchy="false">(</math:mo>
              <math:mrow>
                <math:msubsup>
                  <math:mo math:stretchy="false">ω</math:mo>
                  <math:mn>1</math:mn>
                  <math:mn>2</math:mn>
                </math:msubsup>
                <math:mo math:stretchy="false">+</math:mo>
                <math:msubsup>
                  <math:mo math:stretchy="false">ω</math:mo>
                  <math:mn>2</math:mn>
                  <math:mn>2</math:mn>
                </math:msubsup>
              </math:mrow>
              <math:mo math:stretchy="false">)</math:mo>
            </math:mrow>
          </math:mrow>
        </math:mrow>
      </math:mtr>
      <math:mtr>
        <math:mrow>
          <math:mrow>
            <math:mi/>
            <math:mo math:stretchy="false">−</math:mo>
            <math:mrow>
              <math:mo math:stretchy="false">(</math:mo>
              <math:mrow>
                <math:msub>
                  <math:mi>L</math:mi>
                  <math:mn>12</math:mn>
                </math:msub>
                <math:mo math:stretchy="false">+</math:mo>
                <math:msub>
                  <math:mi>L</math:mi>
                  <math:mn>21</math:mn>
                </math:msub>
              </math:mrow>
              <math:mo math:stretchy="false">)</math:mo>
            </math:mrow>
          </math:mrow>
          <math:msub>
            <math:mo math:stretchy="false">ω</math:mo>
            <math:mn>1</math:mn>
          </math:msub>
          <math:mrow>
            <math:msub>
              <math:mo math:stretchy="false">ω</math:mo>
              <math:mn>2</math:mn>
            </math:msub>
            <math:mo math:stretchy="false">−</math:mo>
            <math:mrow>
              <math:mo math:stretchy="false">(</math:mo>
              <math:mrow>
                <math:msub>
                  <math:mi>L</math:mi>
                  <math:mn>13</math:mn>
                </math:msub>
                <math:mo math:stretchy="false">+</math:mo>
                <math:msub>
                  <math:mi>L</math:mi>
                  <math:mn>31</math:mn>
                </math:msub>
              </math:mrow>
              <math:mo math:stretchy="false">)</math:mo>
            </math:mrow>
          </math:mrow>
          <math:msub>
            <math:mo math:stretchy="false">ω</math:mo>
            <math:mn>1</math:mn>
          </math:msub>
          <math:mrow>
            <math:msub>
              <math:mo math:stretchy="false">ω</math:mo>
              <math:mn>3</math:mn>
            </math:msub>
            <math:mo math:stretchy="false">−</math:mo>
            <math:mrow>
              <math:mo math:stretchy="false">(</math:mo>
              <math:mrow>
                <math:msub>
                  <math:mi>L</math:mi>
                  <math:mn>23</math:mn>
                </math:msub>
                <math:mo math:stretchy="false">+</math:mo>
                <math:msub>
                  <math:mi>L</math:mi>
                  <math:mn>32</math:mn>
                </math:msub>
              </math:mrow>
              <math:mo math:stretchy="false">)</math:mo>
            </math:mrow>
          </math:mrow>
          <math:msub>
            <math:mo math:stretchy="false">ω</math:mo>
            <math:mn>2</math:mn>
          </math:msub>
          <math:msub>
            <math:mo math:stretchy="false">ω</math:mo>
            <math:mn>3</math:mn>
          </math:msub>
        </math:mrow>
      </math:mtr>
    </math:mtable>
    <math:annotation math:encoding="StarMath 5.0">alignl - int %PSI^T left [ %omega times ( %omega times r ) right ] dm = L_11 (%omega^2_2 +%omega^2_3) + L_22 (%omega^2_3 +%omega^2_1) + L_33 (%omega^2_1 +%omega^2_2)  
newline ~~~~~~~~~~~~~~~~~~~~~~~~~~
- (L_12+L_21) %omega_1 %omega_2  - (L_13+L_31) %omega_1 %omega_3 - (L_23+L_32) %omega_2 %omega_3</math:annotation>
  </math:semantics>
</math:math>
</file>

<file path=Object 36/content.xml><?xml version="1.0" encoding="utf-8"?>
<!DOCTYPE math  PUBLIC '-//OpenOffice.org//DTD Modified W3C MathML 1.01//EN'  'math.dtd'>
<math:math xmlns:math="http://www.w3.org/1998/Math/MathML">
  <math:semantics>
    <math:mtable>
      <math:mtr>
        <math:mrow>
          <math:mtext>Term 3: </math:mtext>
          <math:mrow>
            <math:mi/>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i math:fontstyle="italic">dm</math:mi>
        </math:mrow>
      </math:mtr>
      <math:mtr/>
      <math:mtr>
        <math:mrow>
          <math:mtext>Follow the example of term 2, replacing</math:mtext>
          <math:mi/>
          <math:mi>r</math:mi>
          <math:mi/>
          <math:mtext>with</math:mtext>
          <math:mi/>
          <math:mo math:stretchy="false">Ψ</math:mo>
          <math:mo math:stretchy="false">η</math:mo>
          <math:mi math:fontstyle="normal">:</math:mi>
        </math:mrow>
      </math:mtr>
      <math:mtr>
        <math:mrow>
          <math:mrow>
            <math:mi/>
            <math:mo math:stretchy="false">−</math:mo>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row>
          <math:mfenced math:open="{" math:close="}">
            <math:mtable>
              <math:mtr>
                <math:mtd>
                  <math:mrow>
                    <math:msub>
                      <math:mo math:stretchy="false">ω</math:mo>
                      <math:mn>2</math:mn>
                    </math:msub>
                    <math:mrow>
                      <math:mrow>
                        <math:mo math:stretchy="false">(</math:mo>
                        <math:mrow>
                          <math:msub>
                            <math:mo math:stretchy="false">ω</math:mo>
                            <math:mn>1</math:mn>
                          </math:msub>
                          <math:msub>
                            <math:mo math:stretchy="false">Ψ</math:mo>
                            <math:mn>2</math:mn>
                          </math:msub>
                          <math:mrow>
                            <math:mo math:stretchy="false">η</math:mo>
                            <math:mo math:stretchy="false">−</math:mo>
                            <math:msub>
                              <math:mo math:stretchy="false">ω</math:mo>
                              <math:mn>2</math:mn>
                            </math:msub>
                          </math:mrow>
                          <math:msub>
                            <math:mo math:stretchy="false">Ψ</math:mo>
                            <math:mn>1</math:mn>
                          </math:msub>
                          <math:mo math:stretchy="false">η</math:mo>
                        </math:mrow>
                        <math:mo math:stretchy="false">)</math:mo>
                      </math:mrow>
                      <math:mo math:stretchy="false">−</math:mo>
                      <math:msub>
                        <math:mo math:stretchy="false">ω</math:mo>
                        <math:mn>3</math:mn>
                      </math:msub>
                    </math:mrow>
                    <math:mrow>
                      <math:mo math:stretchy="false">(</math:mo>
                      <math:mrow>
                        <math:msub>
                          <math:mo math:stretchy="false">ω</math:mo>
                          <math:mn>3</math:mn>
                        </math:msub>
                        <math:msub>
                          <math:mo math:stretchy="false">Ψ</math:mo>
                          <math:mn>1</math:mn>
                        </math:msub>
                        <math:mrow>
                          <math:mo math:stretchy="false">η</math:mo>
                          <math:mo math:stretchy="false">−</math:mo>
                          <math:msub>
                            <math:mo math:stretchy="false">ω</math:mo>
                            <math:mn>1</math:mn>
                          </math:msub>
                        </math:mrow>
                        <math:msub>
                          <math:mo math:stretchy="false">Ψ</math:mo>
                          <math:mn>3</math:mn>
                        </math:msub>
                        <math:mo math:stretchy="false">η</math:mo>
                      </math:mrow>
                      <math:mo math:stretchy="false">)</math:mo>
                    </math:mrow>
                  </math:mrow>
                </math:mtd>
              </math:mtr>
              <math:mtr>
                <math:mtd>
                  <math:mrow>
                    <math:msub>
                      <math:mo math:stretchy="false">ω</math:mo>
                      <math:mn>3</math:mn>
                    </math:msub>
                    <math:mrow>
                      <math:mrow>
                        <math:mo math:stretchy="false">(</math:mo>
                        <math:mrow>
                          <math:msub>
                            <math:mo math:stretchy="false">ω</math:mo>
                            <math:mn>2</math:mn>
                          </math:msub>
                          <math:msub>
                            <math:mo math:stretchy="false">Ψ</math:mo>
                            <math:mn>3</math:mn>
                          </math:msub>
                          <math:mrow>
                            <math:mo math:stretchy="false">η</math:mo>
                            <math:mo math:stretchy="false">−</math:mo>
                            <math:msub>
                              <math:mo math:stretchy="false">ω</math:mo>
                              <math:mn>3</math:mn>
                            </math:msub>
                          </math:mrow>
                          <math:msub>
                            <math:mo math:stretchy="false">Ψ</math:mo>
                            <math:mn>2</math:mn>
                          </math:msub>
                          <math:mo math:stretchy="false">η</math:mo>
                        </math:mrow>
                        <math:mo math:stretchy="false">)</math:mo>
                      </math:mrow>
                      <math:mo math:stretchy="false">−</math:mo>
                      <math:msub>
                        <math:mo math:stretchy="false">ω</math:mo>
                        <math:mn>1</math:mn>
                      </math:msub>
                    </math:mrow>
                    <math:mrow>
                      <math:mo math:stretchy="false">(</math:mo>
                      <math:mrow>
                        <math:msub>
                          <math:mo math:stretchy="false">ω</math:mo>
                          <math:mn>1</math:mn>
                        </math:msub>
                        <math:msub>
                          <math:mo math:stretchy="false">Ψ</math:mo>
                          <math:mn>2</math:mn>
                        </math:msub>
                        <math:mrow>
                          <math:mo math:stretchy="false">η</math:mo>
                          <math:mo math:stretchy="false">−</math:mo>
                          <math:msub>
                            <math:mo math:stretchy="false">ω</math:mo>
                            <math:mn>2</math:mn>
                          </math:msub>
                        </math:mrow>
                        <math:msub>
                          <math:mo math:stretchy="false">Ψ</math:mo>
                          <math:mn>1</math:mn>
                        </math:msub>
                        <math:mo math:stretchy="false">η</math:mo>
                      </math:mrow>
                      <math:mo math:stretchy="false">)</math:mo>
                    </math:mrow>
                  </math:mrow>
                </math:mtd>
              </math:mtr>
              <math:mtr>
                <math:mtd>
                  <math:mrow>
                    <math:msub>
                      <math:mo math:stretchy="false">ω</math:mo>
                      <math:mn>1</math:mn>
                    </math:msub>
                    <math:mrow>
                      <math:mrow>
                        <math:mo math:stretchy="false">(</math:mo>
                        <math:mrow>
                          <math:msub>
                            <math:mo math:stretchy="false">ω</math:mo>
                            <math:mn>3</math:mn>
                          </math:msub>
                          <math:msub>
                            <math:mo math:stretchy="false">Ψ</math:mo>
                            <math:mn>1</math:mn>
                          </math:msub>
                          <math:mrow>
                            <math:mo math:stretchy="false">η</math:mo>
                            <math:mo math:stretchy="false">−</math:mo>
                            <math:msub>
                              <math:mo math:stretchy="false">ω</math:mo>
                              <math:mn>1</math:mn>
                            </math:msub>
                          </math:mrow>
                          <math:msub>
                            <math:mo math:stretchy="false">Ψ</math:mo>
                            <math:mn>3</math:mn>
                          </math:msub>
                          <math:mo math:stretchy="false">η</math:mo>
                        </math:mrow>
                        <math:mo math:stretchy="false">)</math:mo>
                      </math:mrow>
                      <math:mo math:stretchy="false">−</math:mo>
                      <math:msub>
                        <math:mo math:stretchy="false">ω</math:mo>
                        <math:mn>2</math:mn>
                      </math:msub>
                    </math:mrow>
                    <math:mrow>
                      <math:mo math:stretchy="false">(</math:mo>
                      <math:mrow>
                        <math:msub>
                          <math:mo math:stretchy="false">ω</math:mo>
                          <math:mn>2</math:mn>
                        </math:msub>
                        <math:msub>
                          <math:mo math:stretchy="false">Ψ</math:mo>
                          <math:mn>3</math:mn>
                        </math:msub>
                        <math:mrow>
                          <math:mo math:stretchy="false">η</math:mo>
                          <math:mo math:stretchy="false">−</math:mo>
                          <math:msub>
                            <math:mo math:stretchy="false">ω</math:mo>
                            <math:mn>3</math:mn>
                          </math:msub>
                        </math:mrow>
                        <math:msub>
                          <math:mo math:stretchy="false">Ψ</math:mo>
                          <math:mn>2</math:mn>
                        </math:msub>
                        <math:mo math:stretchy="false">η</math:mo>
                      </math:mrow>
                      <math:mo math:stretchy="false">)</math:mo>
                    </math:mrow>
                  </math:mrow>
                </math:mtd>
              </math:mtr>
            </math:mtable>
          </math:mfenced>
          <math:mi math:fontstyle="italic">dm</math:mi>
        </math:mrow>
      </math:mtr>
      <math:mtr>
        <math:mrow>
          <math:mtext>then </math:mtext>
          <math:mrow>
            <math:mi/>
            <math:mo math:stretchy="false">−</math:mo>
            <math:mrow>
              <math:mo math:stretchy="false">∫</math:mo>
              <math:msubsup>
                <math:mo math:stretchy="false">Ψ</math:mo>
                <math:mn>1</math:mn>
                <math:mi>T</math:mi>
              </math:msubsup>
            </math:mrow>
          </math:mrow>
          <math:mfenced math:open="[" math:close="]">
            <math:mrow>
              <math:msub>
                <math:mo math:stretchy="false">Ψ</math:mo>
                <math:mn>1</math:mn>
              </math:msub>
              <math:mrow>
                <math:mrow>
                  <math:mo math:stretchy="false">(</math:mo>
                  <math:mrow>
                    <math:mrow>
                      <math:mo math:stretchy="false">−</math:mo>
                      <math:msubsup>
                        <math:mo math:stretchy="false">ω</math:mo>
                        <math:mn>2</math:mn>
                        <math:mn>2</math:mn>
                      </math:msubsup>
                    </math:mrow>
                    <math:mo math:stretchy="false">−</math:mo>
                    <math:msubsup>
                      <math:mo math:stretchy="false">ω</math:mo>
                      <math:mn>3</math:mn>
                      <math:mn>2</math:mn>
                    </math:msubsup>
                  </math:mrow>
                  <math:mo math:stretchy="false">)</math:mo>
                </math:mrow>
                <math:mo math:stretchy="false">+</math:mo>
                <math:msub>
                  <math:mo math:stretchy="false">Ψ</math:mo>
                  <math:mn>2</math:mn>
                </math:msub>
              </math:mrow>
              <math:msub>
                <math:mo math:stretchy="false">ω</math:mo>
                <math:mn>1</math:mn>
              </math:msub>
              <math:mrow>
                <math:msub>
                  <math:mo math:stretchy="false">ω</math:mo>
                  <math:mn>2</math:mn>
                </math:msub>
                <math:mo math:stretchy="false">+</math:mo>
                <math:msub>
                  <math:mo math:stretchy="false">Ψ</math:mo>
                  <math:mn>3</math:mn>
                </math:msub>
              </math:mrow>
              <math:msub>
                <math:mo math:stretchy="false">ω</math:mo>
                <math:mn>1</math:mn>
              </math:msub>
              <math:msub>
                <math:mo math:stretchy="false">ω</math:mo>
                <math:mn>3</math:mn>
              </math:msub>
            </math:mrow>
          </math:mfenced>
          <math:mo math:stretchy="false">η</math:mo>
        </math:mrow>
      </math:mtr>
      <math:mtr>
        <math:mrow>
          <math:mrow>
            <math:mo math:stretchy="false">+</math:mo>
            <math:msubsup>
              <math:mo math:stretchy="false">Ψ</math:mo>
              <math:mn>2</math:mn>
              <math:mi>T</math:mi>
            </math:msubsup>
          </math:mrow>
          <math:mfenced math:open="[" math:close="]">
            <math:mrow>
              <math:msub>
                <math:mo math:stretchy="false">Ψ</math:mo>
                <math:mn>1</math:mn>
              </math:msub>
              <math:msub>
                <math:mo math:stretchy="false">ω</math:mo>
                <math:mn>2</math:mn>
              </math:msub>
              <math:mrow>
                <math:msub>
                  <math:mo math:stretchy="false">ω</math:mo>
                  <math:mn>1</math:mn>
                </math:msub>
                <math:mo math:stretchy="false">+</math:mo>
                <math:msub>
                  <math:mo math:stretchy="false">Ψ</math:mo>
                  <math:mn>2</math:mn>
                </math:msub>
              </math:mrow>
              <math:mrow>
                <math:mrow>
                  <math:mo math:stretchy="false">(</math:mo>
                  <math:mrow>
                    <math:mrow>
                      <math:mo math:stretchy="false">−</math:mo>
                      <math:msubsup>
                        <math:mo math:stretchy="false">ω</math:mo>
                        <math:mn>3</math:mn>
                        <math:mn>2</math:mn>
                      </math:msubsup>
                    </math:mrow>
                    <math:mo math:stretchy="false">−</math:mo>
                    <math:msubsup>
                      <math:mo math:stretchy="false">ω</math:mo>
                      <math:mn>1</math:mn>
                      <math:mn>2</math:mn>
                    </math:msubsup>
                  </math:mrow>
                  <math:mo math:stretchy="false">)</math:mo>
                </math:mrow>
                <math:mo math:stretchy="false">+</math:mo>
                <math:msub>
                  <math:mo math:stretchy="false">Ψ</math:mo>
                  <math:mn>3</math:mn>
                </math:msub>
              </math:mrow>
              <math:msub>
                <math:mo math:stretchy="false">ω</math:mo>
                <math:mn>2</math:mn>
              </math:msub>
              <math:msub>
                <math:mo math:stretchy="false">ω</math:mo>
                <math:mn>3</math:mn>
              </math:msub>
            </math:mrow>
          </math:mfenced>
          <math:mo math:stretchy="false">η</math:mo>
        </math:mrow>
      </math:mtr>
      <math:mtr>
        <math:mrow>
          <math:mrow>
            <math:mi/>
            <math:mo math:stretchy="false">+</math:mo>
            <math:msubsup>
              <math:mo math:stretchy="false">Ψ</math:mo>
              <math:mn>3</math:mn>
              <math:mi>T</math:mi>
            </math:msubsup>
          </math:mrow>
          <math:mfenced math:open="[" math:close="]">
            <math:mrow>
              <math:msub>
                <math:mo math:stretchy="false">Ψ</math:mo>
                <math:mn>1</math:mn>
              </math:msub>
              <math:msub>
                <math:mo math:stretchy="false">ω</math:mo>
                <math:mn>3</math:mn>
              </math:msub>
              <math:mrow>
                <math:msub>
                  <math:mo math:stretchy="false">ω</math:mo>
                  <math:mn>1</math:mn>
                </math:msub>
                <math:mo math:stretchy="false">+</math:mo>
                <math:msub>
                  <math:mo math:stretchy="false">Ψ</math:mo>
                  <math:mn>2</math:mn>
                </math:msub>
              </math:mrow>
              <math:msub>
                <math:mo math:stretchy="false">ω</math:mo>
                <math:mn>3</math:mn>
              </math:msub>
              <math:mrow>
                <math:msub>
                  <math:mo math:stretchy="false">ω</math:mo>
                  <math:mn>2</math:mn>
                </math:msub>
                <math:mo math:stretchy="false">+</math:mo>
                <math:msub>
                  <math:mo math:stretchy="false">Ψ</math:mo>
                  <math:mn>3</math:mn>
                </math:msub>
              </math:mrow>
              <math:mrow>
                <math:mo math:stretchy="false">(</math:mo>
                <math:mrow>
                  <math:mrow>
                    <math:mo math:stretchy="false">−</math:mo>
                    <math:msubsup>
                      <math:mo math:stretchy="false">ω</math:mo>
                      <math:mn>1</math:mn>
                      <math:mn>2</math:mn>
                    </math:msubsup>
                  </math:mrow>
                  <math:mo math:stretchy="false">−</math:mo>
                  <math:msubsup>
                    <math:mo math:stretchy="false">ω</math:mo>
                    <math:mn>2</math:mn>
                    <math:mn>2</math:mn>
                  </math:msubsup>
                </math:mrow>
                <math:mo math:stretchy="false">)</math:mo>
              </math:mrow>
            </math:mrow>
          </math:mfenced>
          <math:mo math:stretchy="false">η</math:mo>
          <math:mi math:fontstyle="italic">dm</math:mi>
        </math:mrow>
      </math:mtr>
      <math:mtr/>
      <math:mtr>
        <math:mtext>and finally:</math:mtext>
      </math:mtr>
    </math:mtable>
    <math:annotation math:encoding="StarMath 5.0">"Term 3: "~ - int %PSI^T left [ %omega times ( %omega times %PSI %eta ) right ] dm newline newline
"Follow the example of term 2, replacing"~r~"with"~%PSI %eta: newline
~ -int left [ matrix { %PSI^T_1 # %PSI^T_2 # %PSI^T_3 } right ] left lbrace matrix {
%omega_2 (%omega_1 %PSI_2 %eta - %omega_2 %PSI_1 %eta) - 
%omega_3 (%omega_3 %PSI_1 %eta - %omega_1 %PSI_3 %eta) ## 
%omega_3 (%omega_2 %PSI_3 %eta - %omega_3 %PSI_2 %eta) - 
%omega_1 (%omega_1 %PSI_2 %eta - %omega_2 %PSI_1 %eta) ## 
%omega_1 (%omega_3 %PSI_1 %eta - %omega_1 %PSI_3 %eta) - 
%omega_2 (%omega_2 %PSI_3 %eta - %omega_3 %PSI_2 %eta)
} right rbrace dm newline
"then "~~~~~~~~~
-int  
%PSI^T_1 left [ %PSI_1 (-%omega^2_2-%omega^2_3) + %PSI_2 %omega_1 %omega_2 + %PSI_3 %omega_1 %omega_3 right ] %eta newline + 
%PSI^T_2 left [ %PSI_1 %omega_2 %omega_1 + %PSI_2 (-%omega^2_3-%omega^2_1) + %PSI_3 %omega_2 %omega_3 right ] %eta newline ~~~+ 
%PSI^T_3 left [ %PSI_1 %omega_3 %omega_1 + %PSI_2 %omega_3 %omega_2 + %PSI_3 (-%omega^2_1-%omega^2_2)  right ] %eta dm newline newline
"and finally:</math:annotation>
  </math:semantics>
</math:math>
</file>

<file path=Object 37/content.xml><?xml version="1.0" encoding="utf-8"?>
<!DOCTYPE math  PUBLIC '-//OpenOffice.org//DTD Modified W3C MathML 1.01//EN'  'math.dtd'>
<math:math xmlns:math="http://www.w3.org/1998/Math/MathML">
  <math:semantics>
    <math:mtable>
      <math:mtr>
        <math:mrow>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row>
              <math:mi math:fontstyle="italic">dm</math:mi>
              <math:mo math:stretchy="false">=</math:mo>
              <math:mtext>[</math:mtext>
            </math:mrow>
            <math:msub>
              <math:mi>N</math:mi>
              <math:mn>11</math:mn>
            </math:msub>
            <math:mrow>
              <math:mrow>
                <math:mo math:stretchy="false">(</math:mo>
                <math:mrow>
                  <math:msubsup>
                    <math:mo math:stretchy="false">ω</math:mo>
                    <math:mn>2</math:mn>
                    <math:mn>2</math:mn>
                  </math:msubsup>
                  <math:mo math:stretchy="false">+</math:mo>
                  <math:msubsup>
                    <math:mo math:stretchy="false">ω</math:mo>
                    <math:mn>3</math:mn>
                    <math:mn>2</math:mn>
                  </math:msubsup>
                </math:mrow>
                <math:mo math:stretchy="false">)</math:mo>
              </math:mrow>
              <math:mo math:stretchy="false">+</math:mo>
              <math:msub>
                <math:mi>N</math:mi>
                <math:mn>22</math:mn>
              </math:msub>
            </math:mrow>
            <math:mrow>
              <math:mrow>
                <math:mo math:stretchy="false">(</math:mo>
                <math:mrow>
                  <math:msubsup>
                    <math:mo math:stretchy="false">ω</math:mo>
                    <math:mn>3</math:mn>
                    <math:mn>2</math:mn>
                  </math:msubsup>
                  <math:mo math:stretchy="false">+</math:mo>
                  <math:msubsup>
                    <math:mo math:stretchy="false">ω</math:mo>
                    <math:mn>1</math:mn>
                    <math:mn>2</math:mn>
                  </math:msubsup>
                </math:mrow>
                <math:mo math:stretchy="false">)</math:mo>
              </math:mrow>
              <math:mo math:stretchy="false">+</math:mo>
              <math:msub>
                <math:mi>N</math:mi>
                <math:mn>33</math:mn>
              </math:msub>
            </math:mrow>
            <math:mrow>
              <math:mo math:stretchy="false">(</math:mo>
              <math:mrow>
                <math:msubsup>
                  <math:mo math:stretchy="false">ω</math:mo>
                  <math:mn>1</math:mn>
                  <math:mn>2</math:mn>
                </math:msubsup>
                <math:mo math:stretchy="false">+</math:mo>
                <math:msubsup>
                  <math:mo math:stretchy="false">ω</math:mo>
                  <math:mn>2</math:mn>
                  <math:mn>2</math:mn>
                </math:msubsup>
              </math:mrow>
              <math:mo math:stretchy="false">)</math:mo>
            </math:mrow>
          </math:mrow>
        </math:mrow>
      </math:mtr>
      <math:mtr>
        <math:mrow>
          <math:mrow>
            <math:mi/>
            <math:mo math:stretchy="false">−</math:mo>
            <math:mrow>
              <math:mo math:stretchy="false">(</math:mo>
              <math:mrow>
                <math:msub>
                  <math:mi>N</math:mi>
                  <math:mn>12</math:mn>
                </math:msub>
                <math:mo math:stretchy="false">+</math:mo>
                <math:msub>
                  <math:mi>N</math:mi>
                  <math:mn>21</math:mn>
                </math:msub>
              </math:mrow>
              <math:mo math:stretchy="false">)</math:mo>
            </math:mrow>
          </math:mrow>
          <math:msub>
            <math:mo math:stretchy="false">ω</math:mo>
            <math:mn>1</math:mn>
          </math:msub>
          <math:mrow>
            <math:msub>
              <math:mo math:stretchy="false">ω</math:mo>
              <math:mn>2</math:mn>
            </math:msub>
            <math:mo math:stretchy="false">−</math:mo>
            <math:mrow>
              <math:mo math:stretchy="false">(</math:mo>
              <math:mrow>
                <math:msub>
                  <math:mi>N</math:mi>
                  <math:mn>13</math:mn>
                </math:msub>
                <math:mo math:stretchy="false">+</math:mo>
                <math:msub>
                  <math:mi>N</math:mi>
                  <math:mn>31</math:mn>
                </math:msub>
              </math:mrow>
              <math:mo math:stretchy="false">)</math:mo>
            </math:mrow>
          </math:mrow>
          <math:msub>
            <math:mo math:stretchy="false">ω</math:mo>
            <math:mn>1</math:mn>
          </math:msub>
          <math:mrow>
            <math:msub>
              <math:mo math:stretchy="false">ω</math:mo>
              <math:mn>3</math:mn>
            </math:msub>
            <math:mo math:stretchy="false">−</math:mo>
            <math:mrow>
              <math:mo math:stretchy="false">(</math:mo>
              <math:mrow>
                <math:msub>
                  <math:mi>N</math:mi>
                  <math:mn>23</math:mn>
                </math:msub>
                <math:mo math:stretchy="false">+</math:mo>
                <math:msub>
                  <math:mi>N</math:mi>
                  <math:mn>32</math:mn>
                </math:msub>
              </math:mrow>
              <math:mo math:stretchy="false">)</math:mo>
            </math:mrow>
          </math:mrow>
          <math:msub>
            <math:mo math:stretchy="false">ω</math:mo>
            <math:mn>2</math:mn>
          </math:msub>
          <math:msub>
            <math:mo math:stretchy="false">ω</math:mo>
            <math:mn>3</math:mn>
          </math:msub>
          <math:mtext>]</math:mtext>
          <math:mo math:stretchy="false">η</math:mo>
        </math:mrow>
      </math:mtr>
    </math:mtable>
    <math:annotation math:encoding="StarMath 5.0">alignl - int %PSI^T left [ %omega times ( %omega times %PSI %eta ) right ] dm = 
"[" N_11 (%omega^2_2 +%omega^2_3) + N_22 (%omega^2_3 +%omega^2_1) + N_33 (%omega^2_1 +%omega^2_2)  
newline ~~~~~~~~~~~~~~~~~~~~~~~~~~~~
- (N_12+N_21) %omega_1 %omega_2  - (N_13+N_31) %omega_1 %omega_3 - (N_23+N_32) %omega_2 %omega_3  "]" %eta</math:annotation>
  </math:semantics>
</math:math>
</file>

<file path=Object 38/content.xml><?xml version="1.0" encoding="utf-8"?>
<!DOCTYPE math  PUBLIC '-//OpenOffice.org//DTD Modified W3C MathML 1.01//EN'  'math.dtd'>
<math:math xmlns:math="http://www.w3.org/1998/Math/MathML">
  <math:semantics>
    <math:mtable>
      <math:mtr>
        <math:mrow>
          <math:mrow>
            <math:mrow>
              <math:mtext>Term 5:  </math:mtext>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i math:fontstyle="italic">dm</math:mi>
          </math:mrow>
        </math:mrow>
      </math:mtr>
      <math:mtr/>
      <math:mtr>
        <math:mrow>
          <math:mtext>Expand as:</math:mtext>
          <math:mrow>
            <math:mi/>
            <math:mo math:stretchy="false">−</math:mo>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row>
          <math:mfenced math:open="{" math:close="}">
            <math:mtable>
              <math:mtr>
                <math:mtd>
                  <math:mrow>
                    <math:msub>
                      <math:mo math:stretchy="false">α</math:mo>
                      <math:mn>2</math:mn>
                    </math:msub>
                    <math:msub>
                      <math:mo math:stretchy="false">Ψ</math:mo>
                      <math:mn>3</math:mn>
                    </math:msub>
                    <math:mrow>
                      <math:mo math:stretchy="false">η</math:mo>
                      <math:mo math:stretchy="false">−</math:mo>
                      <math:msub>
                        <math:mo math:stretchy="false">α</math:mo>
                        <math:mn>3</math:mn>
                      </math:msub>
                    </math:mrow>
                    <math:msub>
                      <math:mo math:stretchy="false">Ψ</math:mo>
                      <math:mn>2</math:mn>
                    </math:msub>
                    <math:mo math:stretchy="false">η</math:mo>
                  </math:mrow>
                </math:mtd>
              </math:mtr>
              <math:mtr>
                <math:mtd>
                  <math:mrow>
                    <math:msub>
                      <math:mo math:stretchy="false">α</math:mo>
                      <math:mn>3</math:mn>
                    </math:msub>
                    <math:msub>
                      <math:mo math:stretchy="false">Ψ</math:mo>
                      <math:mn>1</math:mn>
                    </math:msub>
                    <math:mrow>
                      <math:mo math:stretchy="false">η</math:mo>
                      <math:mo math:stretchy="false">−</math:mo>
                      <math:msub>
                        <math:mo math:stretchy="false">α</math:mo>
                        <math:mn>1</math:mn>
                      </math:msub>
                    </math:mrow>
                    <math:msub>
                      <math:mo math:stretchy="false">Ψ</math:mo>
                      <math:mn>3</math:mn>
                    </math:msub>
                    <math:mo math:stretchy="false">η</math:mo>
                  </math:mrow>
                </math:mtd>
              </math:mtr>
              <math:mtr>
                <math:mtd>
                  <math:mrow>
                    <math:msub>
                      <math:mo math:stretchy="false">α</math:mo>
                      <math:mn>1</math:mn>
                    </math:msub>
                    <math:msub>
                      <math:mo math:stretchy="false">Ψ</math:mo>
                      <math:mn>2</math:mn>
                    </math:msub>
                    <math:mrow>
                      <math:mo math:stretchy="false">η</math:mo>
                      <math:mo math:stretchy="false">−</math:mo>
                      <math:msub>
                        <math:mo math:stretchy="false">α</math:mo>
                        <math:mn>2</math:mn>
                      </math:msub>
                    </math:mrow>
                    <math:msub>
                      <math:mo math:stretchy="false">Ψ</math:mo>
                      <math:mn>1</math:mn>
                    </math:msub>
                    <math:mo math:stretchy="false">η</math:mo>
                  </math:mrow>
                </math:mtd>
              </math:mtr>
            </math:mtable>
          </math:mfenced>
          <math:mi math:fontstyle="italic">dm</math:mi>
        </math:mrow>
      </math:mtr>
      <math:mtr>
        <math:mtext>which reduces to:</math:mtext>
      </math:mtr>
      <math:mtr/>
      <math:mtr>
        <math:mrow>
          <math:mrow>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row>
            <math:mi math:fontstyle="italic">dm</math:mi>
            <math:mo math:stretchy="false">=</math:mo>
            <math:mrow>
              <math:mo math:stretchy="false">−</math:mo>
              <math:msup>
                <math:mo math:stretchy="false">η</math:mo>
                <math:mi>T</math:mi>
              </math:msup>
            </math:mrow>
          </math:mrow>
          <math:mfenced math:open="[" math:close="]">
            <math:mtable>
              <math:mtr>
                <math:mtd>
                  <math:mrow>
                    <math:mo math:stretchy="false">(</math:mo>
                    <math:mrow>
                      <math:msub>
                        <math:mi>N</math:mi>
                        <math:mn>32</math:mn>
                      </math:msub>
                      <math:mo math:stretchy="false">−</math:mo>
                      <math:msub>
                        <math:mi>N</math:mi>
                        <math:mn>23</math:mn>
                      </math:msub>
                    </math:mrow>
                    <math:mo math:stretchy="false">)</math:mo>
                  </math:mrow>
                </math:mtd>
                <math:mtd>
                  <math:mrow>
                    <math:mo math:stretchy="false">(</math:mo>
                    <math:mrow>
                      <math:msub>
                        <math:mi>N</math:mi>
                        <math:mn>13</math:mn>
                      </math:msub>
                      <math:mo math:stretchy="false">−</math:mo>
                      <math:msub>
                        <math:mi>N</math:mi>
                        <math:mn>31</math:mn>
                      </math:msub>
                    </math:mrow>
                    <math:mo math:stretchy="false">)</math:mo>
                  </math:mrow>
                </math:mtd>
                <math:mtd>
                  <math:mrow>
                    <math:mo math:stretchy="false">(</math:mo>
                    <math:mrow>
                      <math:msub>
                        <math:mi>N</math:mi>
                        <math:mn>21</math:mn>
                      </math:msub>
                      <math:mo math:stretchy="false">−</math:mo>
                      <math:msub>
                        <math:mi>N</math:mi>
                        <math:mn>12</math:mn>
                      </math:msub>
                    </math:mrow>
                    <math:mo math:stretchy="false">)</math:mo>
                  </math:mrow>
                </math:mtd>
              </math:mtr>
            </math:mtable>
          </math:mfenced>
          <math:mo math:stretchy="false">α</math:mo>
        </math:mrow>
      </math:mtr>
    </math:mtable>
    <math:annotation math:encoding="StarMath 5.0">alignl "Term 5:  "-int %PSI^T ( %alpha times %PSI %eta ) dm newline newline
"Expand as:"~~-int left [ matrix{%PSI^T_1 # %PSI^T_2 # %PSI^T_3} right ] left lbrace matrix {
%alpha_2 %PSI_3 %eta - %alpha_3 %PSI_2 %eta ## 
%alpha_3 %PSI_1 %eta - %alpha_1 %PSI_3 %eta ## 
%alpha_1 %PSI_2 %eta - %alpha_2 %PSI_1 %eta
} right rbrace dm newline
"which reduces to:"
newline newline
-int %PSI^T ( %alpha times %PSI %eta ) dm = - %eta^T left [ matrix{(N_32-N_23)# (N_13-N_31)# (N_21-N_12)} right ] %alpha</math:annotation>
  </math:semantics>
</math:math>
</file>

<file path=Object 39/content.xml><?xml version="1.0" encoding="utf-8"?>
<!DOCTYPE math  PUBLIC '-//OpenOffice.org//DTD Modified W3C MathML 1.01//EN'  'math.dtd'>
<math:math xmlns:math="http://www.w3.org/1998/Math/MathML">
  <math:semantics>
    <math:mtable>
      <math:mtr>
        <math:mrow>
          <math:mrow>
            <math:mrow>
              <math:mtext>Term 7:  </math:mtext>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i math:fontstyle="italic">dm</math:mi>
          </math:mrow>
        </math:mrow>
      </math:mtr>
      <math:mtr/>
      <math:mtr>
        <math:mrow>
          <math:mtext>As with term 5, expand as:</math:mtext>
          <math:mrow>
            <math:mi/>
            <math:mo math:stretchy="false">−</math:mo>
            <math:mn>2</math:mn>
          </math:mrow>
          <math:mrow>
            <math:mo math:stretchy="false">∫</math:mo>
            <math:mfenced math:open="[" math:close="]">
              <math:mtable>
                <math:mtr>
                  <math:mtd>
                    <math:msubsup>
                      <math:mo math:stretchy="false">Ψ</math:mo>
                      <math:mn>1</math:mn>
                      <math:mi>T</math:mi>
                    </math:msubsup>
                  </math:mtd>
                  <math:mtd>
                    <math:msubsup>
                      <math:mo math:stretchy="false">Ψ</math:mo>
                      <math:mn>2</math:mn>
                      <math:mi>T</math:mi>
                    </math:msubsup>
                  </math:mtd>
                  <math:mtd>
                    <math:msubsup>
                      <math:mo math:stretchy="false">Ψ</math:mo>
                      <math:mn>3</math:mn>
                      <math:mi>T</math:mi>
                    </math:msubsup>
                  </math:mtd>
                </math:mtr>
              </math:mtable>
            </math:mfenced>
          </math:mrow>
          <math:mfenced math:open="{" math:close="}">
            <math:mtable>
              <math:mtr>
                <math:mtd>
                  <math:mrow>
                    <math:msub>
                      <math:mo math:stretchy="false">ω</math:mo>
                      <math:mn>2</math:mn>
                    </math:msub>
                    <math:msub>
                      <math:mo math:stretchy="false">Ψ</math:mo>
                      <math:mn>3</math:mn>
                    </math:msub>
                    <math:mrow>
                      <math:mo math:stretchy="false">ξ</math:mo>
                      <math:mo math:stretchy="false">−</math:mo>
                      <math:msub>
                        <math:mo math:stretchy="false">ω</math:mo>
                        <math:mn>3</math:mn>
                      </math:msub>
                    </math:mrow>
                    <math:msub>
                      <math:mo math:stretchy="false">Ψ</math:mo>
                      <math:mn>2</math:mn>
                    </math:msub>
                    <math:mo math:stretchy="false">ξ</math:mo>
                  </math:mrow>
                </math:mtd>
              </math:mtr>
              <math:mtr>
                <math:mtd>
                  <math:mrow>
                    <math:msub>
                      <math:mo math:stretchy="false">ω</math:mo>
                      <math:mn>3</math:mn>
                    </math:msub>
                    <math:msub>
                      <math:mo math:stretchy="false">Ψ</math:mo>
                      <math:mn>1</math:mn>
                    </math:msub>
                    <math:mrow>
                      <math:mo math:stretchy="false">ξ</math:mo>
                      <math:mo math:stretchy="false">−</math:mo>
                      <math:msub>
                        <math:mo math:stretchy="false">ω</math:mo>
                        <math:mn>1</math:mn>
                      </math:msub>
                    </math:mrow>
                    <math:msub>
                      <math:mo math:stretchy="false">Ψ</math:mo>
                      <math:mn>3</math:mn>
                    </math:msub>
                    <math:mo math:stretchy="false">ξ</math:mo>
                  </math:mrow>
                </math:mtd>
              </math:mtr>
              <math:mtr>
                <math:mtd>
                  <math:mrow>
                    <math:msub>
                      <math:mo math:stretchy="false">ω</math:mo>
                      <math:mn>1</math:mn>
                    </math:msub>
                    <math:msub>
                      <math:mo math:stretchy="false">Ψ</math:mo>
                      <math:mn>2</math:mn>
                    </math:msub>
                    <math:mrow>
                      <math:mo math:stretchy="false">ξ</math:mo>
                      <math:mo math:stretchy="false">−</math:mo>
                      <math:msub>
                        <math:mo math:stretchy="false">ω</math:mo>
                        <math:mn>2</math:mn>
                      </math:msub>
                    </math:mrow>
                    <math:msub>
                      <math:mo math:stretchy="false">Ψ</math:mo>
                      <math:mn>1</math:mn>
                    </math:msub>
                    <math:mo math:stretchy="false">ξ</math:mo>
                  </math:mrow>
                </math:mtd>
              </math:mtr>
            </math:mtable>
          </math:mfenced>
          <math:mi math:fontstyle="italic">dm</math:mi>
        </math:mrow>
      </math:mtr>
      <math:mtr>
        <math:mtext>which reduces to:</math:mtext>
      </math:mtr>
      <math:mtr/>
      <math:mtr/>
      <math:mtr>
        <math:mrow>
          <math:mrow>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row>
            <math:mi math:fontstyle="italic">dm</math:mi>
            <math:mo math:stretchy="false">=</math:mo>
            <math:mrow>
              <math:mo math:stretchy="false">−</math:mo>
              <math:mn>2</math:mn>
            </math:mrow>
          </math:mrow>
          <math:msup>
            <math:mo math:stretchy="false">ξ</math:mo>
            <math:mi>T</math:mi>
          </math:msup>
          <math:mfenced math:open="[" math:close="]">
            <math:mtable>
              <math:mtr>
                <math:mtd>
                  <math:mrow>
                    <math:mo math:stretchy="false">(</math:mo>
                    <math:mrow>
                      <math:msub>
                        <math:mi>N</math:mi>
                        <math:mn>32</math:mn>
                      </math:msub>
                      <math:mo math:stretchy="false">−</math:mo>
                      <math:msub>
                        <math:mi>N</math:mi>
                        <math:mn>23</math:mn>
                      </math:msub>
                    </math:mrow>
                    <math:mo math:stretchy="false">)</math:mo>
                  </math:mrow>
                </math:mtd>
                <math:mtd>
                  <math:mrow>
                    <math:mo math:stretchy="false">(</math:mo>
                    <math:mrow>
                      <math:msub>
                        <math:mi>N</math:mi>
                        <math:mn>13</math:mn>
                      </math:msub>
                      <math:mo math:stretchy="false">−</math:mo>
                      <math:msub>
                        <math:mi>N</math:mi>
                        <math:mn>31</math:mn>
                      </math:msub>
                    </math:mrow>
                    <math:mo math:stretchy="false">)</math:mo>
                  </math:mrow>
                </math:mtd>
                <math:mtd>
                  <math:mrow>
                    <math:mo math:stretchy="false">(</math:mo>
                    <math:mrow>
                      <math:msub>
                        <math:mi>N</math:mi>
                        <math:mn>21</math:mn>
                      </math:msub>
                      <math:mo math:stretchy="false">−</math:mo>
                      <math:msub>
                        <math:mi>N</math:mi>
                        <math:mn>12</math:mn>
                      </math:msub>
                    </math:mrow>
                    <math:mo math:stretchy="false">)</math:mo>
                  </math:mrow>
                </math:mtd>
              </math:mtr>
            </math:mtable>
          </math:mfenced>
          <math:mo math:stretchy="false">ω</math:mo>
        </math:mrow>
      </math:mtr>
    </math:mtable>
    <math:annotation math:encoding="StarMath 5.0">alignl "Term 7:  "-2 int %PSI^T ( %omega times %PSI %xi ) dm newline newline
"As with term 5, expand as:"~~-2 int left [ matrix{%PSI^T_1 # %PSI^T_2 # %PSI^T_3} right ] left lbrace matrix {
%omega_2 %PSI_3 %xi - %omega_3 %PSI_2 %xi ## 
%omega_3 %PSI_1 %xi - %omega_1 %PSI_3 %xi ## 
%omega_1 %PSI_2 %xi - %omega_2 %PSI_1 %xi
} right rbrace dm newline
"which reduces to:"
newline newline newline
-2 int %PSI^T ( %omega times %PSI %xi ) dm = -2 %xi^T left [ matrix{(N_32-N_23) # (N_13-N_31) # (N_21-N_12)} right ] %omega</math:annotation>
  </math:semantics>
</math:math>
</file>

<file path=Object 4/content.xml><?xml version="1.0" encoding="utf-8"?>
<!DOCTYPE math  PUBLIC '-//OpenOffice.org//DTD Modified W3C MathML 1.01//EN'  'math.dtd'>
<math:math xmlns:math="http://www.w3.org/1998/Math/MathML">
  <math:semantics>
    <math:mrow>
      <math:mi>d</math:mi>
      <math:mi>,</math:mi>
      <math:mo math:stretchy="false">δ</math:mo>
    </math:mrow>
    <math:annotation math:encoding="StarMath 5.0">d, %delta</math:annotation>
  </math:semantics>
</math:math>
</file>

<file path=Object 40/content.xml><?xml version="1.0" encoding="utf-8"?>
<!DOCTYPE math  PUBLIC '-//OpenOffice.org//DTD Modified W3C MathML 1.01//EN'  'math.dtd'>
<math:math xmlns:math="http://www.w3.org/1998/Math/MathML">
  <math:semantics>
    <math:mtable>
      <math:mtr>
        <math:mtext>Reassembling, and including forces due to material stiffness and damping </math:mtext>
      </math:mtr>
      <math:mtr>
        <math:mtext>as examples of internal forces, we obtain</math:mtext>
      </math:mtr>
      <math:mtr/>
      <math:mtr>
        <math:mrow>
          <math:mrow>
            <math:mrow>
              <math:mover math:accent="true">
                <math:mi>F</math:mi>
                <math:mo math:stretchy="false">˘</math:mo>
              </math:mover>
              <math:mo math:stretchy="false">+</math:mo>
              <math:mover math:accent="true">
                <math:mi>T</math:mi>
                <math:mo math:stretchy="false">˘</math:mo>
              </math:mover>
            </math:mrow>
            <math:mo math:stretchy="false">−</math:mo>
            <math:msub>
              <math:mi>M</math:mi>
              <math:mo math:stretchy="false">Ψ</math:mo>
            </math:msub>
          </math:mrow>
          <math:mrow>
            <math:mover math:accent="true">
              <math:mo math:stretchy="false">ξ</math:mo>
              <math:mo math:stretchy="false">˙</math:mo>
            </math:mover>
            <math:mo math:stretchy="false">−</math:mo>
            <math:msub>
              <math:mi>C</math:mi>
              <math:mo math:stretchy="false">Ψ</math:mo>
            </math:msub>
          </math:mrow>
          <math:mrow>
            <math:mo math:stretchy="false">ξ</math:mo>
            <math:mo math:stretchy="false">−</math:mo>
            <math:msub>
              <math:mi>K</math:mi>
              <math:mo math:stretchy="false">Ψ</math:mo>
            </math:msub>
          </math:mrow>
          <math:mrow>
            <math:mo math:stretchy="false">η</math:mo>
            <math:mo math:stretchy="false">−</math:mo>
            <math:msubsup>
              <math:mi>P</math:mi>
              <math:mo math:stretchy="false">Ψ</math:mo>
              <math:mi>T</math:mi>
            </math:msubsup>
          </math:mrow>
          <math:mrow>
            <math:mi>a</math:mi>
            <math:mo math:stretchy="false">−</math:mo>
            <math:mrow>
              <math:mo math:stretchy="false">(</math:mo>
              <math:mrow>
                <math:mrow>
                  <math:msubsup>
                    <math:mi>H</math:mi>
                    <math:mo math:stretchy="false">Ψ</math:mo>
                    <math:mi>T</math:mi>
                  </math:msubsup>
                  <math:mo math:stretchy="false">+</math:mo>
                  <math:msup>
                    <math:mo math:stretchy="false">η</math:mo>
                    <math:mi>T</math:mi>
                  </math:msup>
                </math:mrow>
                <math:msubsup>
                  <math:mi>Q</math:mi>
                  <math:mo math:stretchy="false">Ψ</math:mo>
                  <math:mi>T</math:mi>
                </math:msubsup>
              </math:mrow>
              <math:mo math:stretchy="false">)</math:mo>
            </math:mrow>
          </math:mrow>
          <math:mrow>
            <math:mrow>
              <math:mo math:stretchy="false">α</math:mo>
              <math:mo math:stretchy="false">−</math:mo>
              <math:mrow>
                <math:mrow>
                  <math:mo math:stretchy="false">ω</math:mo>
                  <math:mo math:stretchy="false">⋅</math:mo>
                  <math:msub>
                    <math:mi>R</math:mi>
                    <math:mo math:stretchy="false">Ψ</math:mo>
                  </math:msub>
                </math:mrow>
                <math:mo math:stretchy="false">⋅</math:mo>
                <math:mo math:stretchy="false">ω</math:mo>
              </math:mrow>
            </math:mrow>
            <math:mo math:stretchy="false">−</math:mo>
            <math:mrow>
              <math:mrow>
                <math:mo math:stretchy="false">ω</math:mo>
                <math:mo math:stretchy="false">⋅</math:mo>
                <math:msub>
                  <math:mi>S</math:mi>
                  <math:mo math:stretchy="false">Ψ</math:mo>
                </math:msub>
              </math:mrow>
              <math:mo math:stretchy="false">⋅</math:mo>
              <math:mo math:stretchy="false">ω</math:mo>
            </math:mrow>
          </math:mrow>
          <math:mrow>
            <math:mo math:stretchy="false">η</math:mo>
            <math:mo math:stretchy="false">−</math:mo>
            <math:mn>2</math:mn>
          </math:mrow>
          <math:msup>
            <math:mo math:stretchy="false">ξ</math:mo>
            <math:mi>T</math:mi>
          </math:msup>
          <math:msubsup>
            <math:mi>Q</math:mi>
            <math:mo math:stretchy="false">Ψ</math:mo>
            <math:mi>T</math:mi>
          </math:msubsup>
          <math:mrow>
            <math:mo math:stretchy="false">ω</math:mo>
            <math:mo math:stretchy="false">=</math:mo>
            <math:mn>0</math:mn>
          </math:mrow>
        </math:mrow>
      </math:mtr>
    </math:mtable>
    <math:annotation math:encoding="StarMath 5.0">"Reassembling, and including forces due to material stiffness and damping " newline
"as examples of internal forces, we obtain" newline newline
breve{F} + breve{T} - M_%PSI dot{%xi} - C_%PSI %xi - K_%PSI %eta - P^T_%PSI a - (H^T_%PSI+%eta^T Q_%PSI^T) %alpha - %omega cdot R_%PSI cdot %omega - %omega cdot S_%PSI cdot %omega %eta -2 %xi^T Q_%PSI^T %omega = 0</math:annotation>
  </math:semantics>
</math:math>
</file>

<file path=Object 41/content.xml><?xml version="1.0" encoding="utf-8"?>
<!DOCTYPE math  PUBLIC '-//OpenOffice.org//DTD Modified W3C MathML 1.01//EN'  'math.dtd'>
<math:math xmlns:math="http://www.w3.org/1998/Math/MathML">
  <math:semantics>
    <math:mtable>
      <math:mtr>
        <math:mrow>
          <math:mtext>For brevity in the ensuing development, we use </math:mtext>
          <math:msub>
            <math:mi>R</math:mi>
            <math:mo math:stretchy="false">Ψ</math:mo>
          </math:msub>
          <math:mtext>, so</math:mtext>
        </math:mrow>
      </math:mtr>
      <math:mtr>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o math:stretchy="false">ω</math:mo>
                  <math:mo math:stretchy="false">×</math:mo>
                  <math:mi>r</math:mi>
                </math:mrow>
                <math:mo math:stretchy="false">)</math:mo>
              </math:mrow>
            </math:mrow>
          </math:mfenced>
          <math:mrow>
            <math:mi math:fontstyle="italic">dm</math:mi>
            <math:mo math:stretchy="false">=</math:mo>
            <math:mrow>
              <math:mrow>
                <math:mrow>
                  <math:mo math:stretchy="false">−</math:mo>
                  <math:mo math:stretchy="false">ω</math:mo>
                </math:mrow>
                <math:mo math:stretchy="false">⋅</math:mo>
                <math:msub>
                  <math:mi>R</math:mi>
                  <math:mo math:stretchy="false">Ψ</math:mo>
                </math:msub>
              </math:mrow>
              <math:mo math:stretchy="false">⋅</math:mo>
              <math:mo math:stretchy="false">ω</math:mo>
            </math:mrow>
          </math:mrow>
        </math:mrow>
      </math:mtr>
    </math:mtable>
    <math:annotation math:encoding="StarMath 5.0">"For brevity in the ensuing development, we use "R_%PSI", so" newline
-int %PSI^T left [ %omega times ( %omega times r ) right ] dm = -%omega cdot R_%PSI cdot %omega</math:annotation>
  </math:semantics>
</math:math>
</file>

<file path=Object 42/content.xml><?xml version="1.0" encoding="utf-8"?>
<!DOCTYPE math  PUBLIC '-//OpenOffice.org//DTD Modified W3C MathML 1.01//EN'  'math.dtd'>
<math:math xmlns:math="http://www.w3.org/1998/Math/MathML">
  <math:semantics>
    <math:mtable>
      <math:mtr>
        <math:mrow>
          <math:mtext>For brevity in the ensuing development, we use </math:mtext>
          <math:msub>
            <math:mi>S</math:mi>
            <math:mo math:stretchy="false">Ψ</math:mo>
          </math:msub>
          <math:mtext> so</math:mtext>
        </math:mrow>
      </math:mtr>
      <math:mtr>
        <math:mrow>
          <math:mrow>
            <math:mo math:stretchy="false">−</math:mo>
            <math:mrow>
              <math:mo math:stretchy="false">∫</math:mo>
              <math:msup>
                <math:mo math:stretchy="false">Ψ</math:mo>
                <math:mi>T</math:mi>
              </math:msup>
            </math:mrow>
          </math:mrow>
          <math:mfenced math:open="[" math:close="]">
            <math:mrow>
              <math:mo math:stretchy="false">ω</math:mo>
              <math:mo math:stretchy="false">×</math:mo>
              <math:mrow>
                <math:mo math:stretchy="false">(</math:mo>
                <math:mrow>
                  <math:mrow>
                    <math:mo math:stretchy="false">ω</math:mo>
                    <math:mo math:stretchy="false">×</math:mo>
                    <math:mo math:stretchy="false">Ψ</math:mo>
                  </math:mrow>
                  <math:mo math:stretchy="false">η</math:mo>
                </math:mrow>
                <math:mo math:stretchy="false">)</math:mo>
              </math:mrow>
            </math:mrow>
          </math:mfenced>
          <math:mrow>
            <math:mi math:fontstyle="italic">dm</math:mi>
            <math:mo math:stretchy="false">=</math:mo>
            <math:mrow>
              <math:mrow>
                <math:mrow>
                  <math:mo math:stretchy="false">−</math:mo>
                  <math:mo math:stretchy="false">ω</math:mo>
                </math:mrow>
                <math:mo math:stretchy="false">⋅</math:mo>
                <math:msub>
                  <math:mi>S</math:mi>
                  <math:mo math:stretchy="false">Ψ</math:mo>
                </math:msub>
              </math:mrow>
              <math:mo math:stretchy="false">⋅</math:mo>
              <math:mo math:stretchy="false">ω</math:mo>
            </math:mrow>
          </math:mrow>
          <math:mo math:stretchy="false">η</math:mo>
        </math:mrow>
      </math:mtr>
    </math:mtable>
    <math:annotation math:encoding="StarMath 5.0">"For brevity in the ensuing development, we use "S_%PSI" so" newline
-int %PSI^T left [ %omega times ( %omega times %PSI %eta ) right ] dm = -%omega cdot S_%PSI cdot %omega %eta</math:annotation>
  </math:semantics>
</math:math>
</file>

<file path=Object 43/content.xml><?xml version="1.0" encoding="utf-8"?>
<!DOCTYPE math  PUBLIC '-//OpenOffice.org//DTD Modified W3C MathML 1.01//EN'  'math.dtd'>
<math:math xmlns:math="http://www.w3.org/1998/Math/MathML">
  <math:semantics>
    <math:mtable>
      <math:mtr>
        <math:mrow>
          <math:mtext>For brevity in the ensuing development, we use </math:mtext>
          <math:mi/>
          <math:msub>
            <math:mi>Q</math:mi>
            <math:mo math:stretchy="false">Ψ</math:mo>
          </math:msub>
          <math:mi>,</math:mi>
          <math:mtext> so</math:mtext>
        </math:mrow>
      </math:mtr>
      <math:mtr>
        <math:mrow>
          <math:mrow>
            <math:mo math:stretchy="false">−</math:mo>
            <math:mrow>
              <math:mo math:stretchy="false">∫</math:mo>
              <math:msup>
                <math:mo math:stretchy="false">Ψ</math:mo>
                <math:mi>T</math:mi>
              </math:msup>
            </math:mrow>
          </math:mrow>
          <math:mrow>
            <math:mo math:stretchy="false">(</math:mo>
            <math:mrow>
              <math:mrow>
                <math:mo math:stretchy="false">α</math:mo>
                <math:mo math:stretchy="false">×</math:mo>
                <math:mo math:stretchy="false">Ψ</math:mo>
              </math:mrow>
              <math:mo math:stretchy="false">η</math:mo>
            </math:mrow>
            <math:mo math:stretchy="false">)</math:mo>
          </math:mrow>
          <math:mrow>
            <math:mi math:fontstyle="italic">dm</math:mi>
            <math:mo math:stretchy="false">=</math:mo>
            <math:mrow>
              <math:mo math:stretchy="false">−</math:mo>
              <math:msup>
                <math:mo math:stretchy="false">η</math:mo>
                <math:mi>T</math:mi>
              </math:msup>
            </math:mrow>
          </math:mrow>
          <math:msubsup>
            <math:mi>Q</math:mi>
            <math:mo math:stretchy="false">Ψ</math:mo>
            <math:mi>T</math:mi>
          </math:msubsup>
          <math:mo math:stretchy="false">α</math:mo>
        </math:mrow>
      </math:mtr>
    </math:mtable>
    <math:annotation math:encoding="StarMath 5.0">"For brevity in the ensuing development, we use "~ Q_%PSI, " so" newline

-int %PSI^T ( %alpha times %PSI %eta ) dm = - %eta^T Q_%PSI^T %alpha</math:annotation>
  </math:semantics>
</math:math>
</file>

<file path=Object 44/content.xml><?xml version="1.0" encoding="utf-8"?>
<!DOCTYPE math  PUBLIC '-//OpenOffice.org//DTD Modified W3C MathML 1.01//EN'  'math.dtd'>
<math:math xmlns:math="http://www.w3.org/1998/Math/MathML">
  <math:semantics>
    <math:mtable>
      <math:mtr>
        <math:mrow>
          <math:mtext>For brevity in the ensuing development, we use </math:mtext>
          <math:mi/>
          <math:msub>
            <math:mi>Q</math:mi>
            <math:mo math:stretchy="false">Ψ</math:mo>
          </math:msub>
          <math:mi>,</math:mi>
          <math:mtext> so</math:mtext>
        </math:mrow>
      </math:mtr>
      <math:mtr>
        <math:mrow>
          <math:mrow>
            <math:mo math:stretchy="false">−</math:mo>
            <math:mn>2</math:mn>
          </math:mrow>
          <math:mrow>
            <math:mo math:stretchy="false">∫</math:mo>
            <math:msup>
              <math:mo math:stretchy="false">Ψ</math:mo>
              <math:mi>T</math:mi>
            </math:msup>
          </math:mrow>
          <math:mrow>
            <math:mo math:stretchy="false">(</math:mo>
            <math:mrow>
              <math:mrow>
                <math:mo math:stretchy="false">ω</math:mo>
                <math:mo math:stretchy="false">×</math:mo>
                <math:mo math:stretchy="false">Ψ</math:mo>
              </math:mrow>
              <math:mo math:stretchy="false">ξ</math:mo>
            </math:mrow>
            <math:mo math:stretchy="false">)</math:mo>
          </math:mrow>
          <math:mrow>
            <math:mi math:fontstyle="italic">dm</math:mi>
            <math:mo math:stretchy="false">=</math:mo>
            <math:mrow>
              <math:mo math:stretchy="false">−</math:mo>
              <math:mn>2</math:mn>
            </math:mrow>
          </math:mrow>
          <math:msup>
            <math:mo math:stretchy="false">ξ</math:mo>
            <math:mi>T</math:mi>
          </math:msup>
          <math:msubsup>
            <math:mi>Q</math:mi>
            <math:mo math:stretchy="false">Ψ</math:mo>
            <math:mi>T</math:mi>
          </math:msubsup>
          <math:mo math:stretchy="false">ω</math:mo>
        </math:mrow>
      </math:mtr>
    </math:mtable>
    <math:annotation math:encoding="StarMath 5.0">"For brevity in the ensuing development, we use "~ Q_%PSI, " so" newline

-2 int %PSI^T ( %omega times %PSI %xi ) dm = -2 %xi^T Q_%PSI^T %omega</math:annotation>
  </math:semantics>
</math:math>
</file>

<file path=Object 45/content.xml><?xml version="1.0" encoding="utf-8"?>
<math xmlns="http://www.w3.org/1998/Math/MathML" display="block">
  <semantics>
    <mtable>
      <mtr>
        <mtd>
          <mrow>
            <mrow>
              <mo fence="true" stretchy="true">[</mo>
              <mrow>
                <mtable>
                  <mtr>
                    <mtd>
                      <msubsup>
                        <mi mathvariant="normal">Ω</mi>
                        <mi>u</mi>
                        <mi>T</mi>
                      </msubsup>
                    </mtd>
                  </mtr>
                  <mtr>
                    <mtd>
                      <msubsup>
                        <mi mathvariant="normal">Ω</mi>
                        <mi mathvariant="normal">ξ</mi>
                        <mi>T</mi>
                      </msubsup>
                    </mtd>
                  </mtr>
                </mtable>
              </mrow>
              <mo fence="true" stretchy="true">]</mo>
            </mrow>
            <mrow>
              <mo fence="true" stretchy="true">{</mo>
              <mrow>
                <mrow>
                  <mi>T</mi>
                  <mo stretchy="false">−</mo>
                  <mrow>
                    <mo fence="true" stretchy="true">[</mo>
                    <mrow>
                      <mrow>
                        <mi>J</mi>
                        <mrow>
                          <mi mathvariant="normal">α</mi>
                          <mo stretchy="false">+</mo>
                          <mrow>
                            <mi mathvariant="normal">ω</mi>
                            <mo stretchy="false">×</mo>
                            <mi>J</mi>
                          </mrow>
                        </mrow>
                        <mrow>
                          <mi mathvariant="normal">ω</mi>
                          <mo stretchy="false">+</mo>
                          <mrow>
                            <mrow>
                              <mo fence="true" stretchy="false">(</mo>
                              <mrow>
                                <mrow>
                                  <mrow>
                                    <mi>c</mi>
                                    <mo stretchy="false">+</mo>
                                    <msub>
                                      <mi>P</mi>
                                      <mi mathvariant="normal">ψ</mi>
                                    </msub>
                                  </mrow>
                                  <mi mathvariant="normal">η</mi>
                                </mrow>
                              </mrow>
                              <mo fence="true" stretchy="false">)</mo>
                            </mrow>
                            <mo stretchy="false">×</mo>
                            <mi>a</mi>
                          </mrow>
                          <mo stretchy="false">+</mo>
                          <mrow>
                            <mo fence="true" stretchy="false">(</mo>
                            <mrow>
                              <mrow>
                                <mrow>
                                  <msub>
                                    <mi>H</mi>
                                    <mi mathvariant="normal">ψ</mi>
                                  </msub>
                                  <mo stretchy="false">+</mo>
                                  <msub>
                                    <mi>Q</mi>
                                    <mi mathvariant="normal">Ψ</mi>
                                  </msub>
                                </mrow>
                                <mi mathvariant="normal">η</mi>
                              </mrow>
                            </mrow>
                            <mo fence="true" stretchy="false">)</mo>
                          </mrow>
                        </mrow>
                        <mover accent="true">
                          <mi mathvariant="normal">ξ</mi>
                          <mo stretchy="false">˙</mo>
                        </mover>
                      </mrow>
                    </mrow>
                    <mo fence="true" stretchy="true">]</mo>
                  </mrow>
                </mrow>
              </mrow>
              <mo fence="true" stretchy="true">}</mo>
            </mrow>
            <mtext>+</mtext>
          </mrow>
        </mtd>
      </mtr>
      <mtr>
        <mtd>
          <mrow>
            <mrow>
              <mo fence="true" stretchy="true">[</mo>
              <mrow>
                <mtable>
                  <mtr>
                    <mtd>
                      <msubsup>
                        <mi>V</mi>
                        <mi>u</mi>
                        <mi>T</mi>
                      </msubsup>
                    </mtd>
                  </mtr>
                  <mtr>
                    <mtd>
                      <msubsup>
                        <mi>V</mi>
                        <mi mathvariant="normal">ξ</mi>
                        <mi>T</mi>
                      </msubsup>
                    </mtd>
                  </mtr>
                </mtable>
              </mrow>
              <mo fence="true" stretchy="true">]</mo>
            </mrow>
            <mrow>
              <mo fence="true" stretchy="true">{</mo>
              <mrow>
                <mrow>
                  <mi>F</mi>
                  <mo stretchy="false">−</mo>
                  <mrow>
                    <mo fence="true" stretchy="true">[</mo>
                    <mrow>
                      <mrow>
                        <mrow>
                          <mi mathvariant="italic">ma</mi>
                          <mo stretchy="false">+</mo>
                          <mrow>
                            <mi mathvariant="normal">α</mi>
                            <mo stretchy="false">×</mo>
                            <mrow>
                              <mo fence="true" stretchy="false">(</mo>
                              <mrow>
                                <mrow>
                                  <mrow>
                                    <mi>c</mi>
                                    <mo stretchy="false">+</mo>
                                    <msub>
                                      <mi>P</mi>
                                      <mi mathvariant="normal">ψ</mi>
                                    </msub>
                                  </mrow>
                                  <mi mathvariant="normal">η</mi>
                                </mrow>
                              </mrow>
                              <mo fence="true" stretchy="false">)</mo>
                            </mrow>
                          </mrow>
                          <mo stretchy="false">+</mo>
                          <mrow>
                            <mi mathvariant="normal">ω</mi>
                            <mo stretchy="false">×</mo>
                            <mrow>
                              <mo fence="true" stretchy="false">(</mo>
                              <mrow>
                                <mrow>
                                  <mi mathvariant="normal">ω</mi>
                                  <mo stretchy="false">×</mo>
                                  <mrow>
                                    <mo fence="true" stretchy="false">(</mo>
                                    <mrow>
                                      <mrow>
                                        <mrow>
                                          <mi>c</mi>
                                          <mo stretchy="false">+</mo>
                                          <msub>
                                            <mi>P</mi>
                                            <mi mathvariant="normal">ψ</mi>
                                          </msub>
                                        </mrow>
                                        <mi mathvariant="normal">η</mi>
                                      </mrow>
                                    </mrow>
                                    <mo fence="true" stretchy="false">)</mo>
                                  </mrow>
                                </mrow>
                              </mrow>
                              <mo fence="true" stretchy="false">)</mo>
                            </mrow>
                          </mrow>
                          <mo stretchy="false">+</mo>
                          <msub>
                            <mi>P</mi>
                            <mi mathvariant="normal">ψ</mi>
                          </msub>
                        </mrow>
                        <mrow>
                          <mover accent="true">
                            <mi mathvariant="normal">ξ</mi>
                            <mo stretchy="false">˙</mo>
                          </mover>
                          <mo stretchy="false">+</mo>
                          <mn>2</mn>
                        </mrow>
                        <mrow>
                          <mi mathvariant="normal">ω</mi>
                          <mo stretchy="false">×</mo>
                          <msub>
                            <mi>P</mi>
                            <mi mathvariant="normal">ψ</mi>
                          </msub>
                        </mrow>
                        <mi mathvariant="normal">ξ</mi>
                      </mrow>
                    </mrow>
                    <mo fence="true" stretchy="true">]</mo>
                  </mrow>
                </mrow>
              </mrow>
              <mo fence="true" stretchy="true">}</mo>
            </mrow>
            <mtext>+</mtext>
          </mrow>
        </mtd>
      </mtr>
      <mtr>
        <mtd>
          <mrow>
            <mrow>
              <mo fence="true" stretchy="true">{</mo>
              <mrow>
                <mtable>
                  <mtr>
                    <mtd>
                      <mn>0</mn>
                    </mtd>
                  </mtr>
                  <mtr>
                    <mtd>
                      <mrow>
                        <mrow>
                          <mover accent="true">
                            <mi>F</mi>
                            <mo stretchy="false">˘</mo>
                          </mover>
                          <mo stretchy="false">+</mo>
                          <mover accent="true">
                            <mi>T</mi>
                            <mo stretchy="false">˘</mo>
                          </mover>
                          <mo stretchy="false">−</mo>
                          <msub>
                            <mi>M</mi>
                            <mi mathvariant="normal">Ψ</mi>
                          </msub>
                        </mrow>
                        <mrow>
                          <mover accent="true">
                            <mi mathvariant="normal">ξ</mi>
                            <mo stretchy="false">˙</mo>
                          </mover>
                          <mo stretchy="false">−</mo>
                          <msub>
                            <mi>C</mi>
                            <mi mathvariant="normal">Ψ</mi>
                          </msub>
                        </mrow>
                        <mrow>
                          <mi mathvariant="normal">ξ</mi>
                          <mo stretchy="false">−</mo>
                          <msub>
                            <mi>K</mi>
                            <mi mathvariant="normal">Ψ</mi>
                          </msub>
                        </mrow>
                        <mrow>
                          <mi mathvariant="normal">η</mi>
                          <mo stretchy="false">−</mo>
                          <msubsup>
                            <mi>P</mi>
                            <mi mathvariant="normal">Ψ</mi>
                            <mi>T</mi>
                          </msubsup>
                        </mrow>
                        <mrow>
                          <mi>a</mi>
                          <mo stretchy="false">−</mo>
                          <mrow>
                            <mo fence="true" stretchy="false">(</mo>
                            <mrow>
                              <mrow>
                                <mrow>
                                  <msubsup>
                                    <mi>H</mi>
                                    <mi mathvariant="normal">Ψ</mi>
                                    <mi>T</mi>
                                  </msubsup>
                                  <mo stretchy="false">+</mo>
                                  <msup>
                                    <mi mathvariant="normal">η</mi>
                                    <mi>T</mi>
                                  </msup>
                                </mrow>
                                <msubsup>
                                  <mi>Q</mi>
                                  <mi mathvariant="normal">Ψ</mi>
                                  <mi>T</mi>
                                </msubsup>
                              </mrow>
                            </mrow>
                            <mo fence="true" stretchy="false">)</mo>
                          </mrow>
                        </mrow>
                        <mrow>
                          <mi mathvariant="normal">α</mi>
                          <mo stretchy="false">−</mo>
                          <mrow>
                            <mi mathvariant="normal">ω</mi>
                            <mo stretchy="false">⋅</mo>
                            <msub>
                              <mi>R</mi>
                              <mi mathvariant="normal">Ψ</mi>
                            </msub>
                            <mo stretchy="false">⋅</mo>
                            <mi mathvariant="normal">ω</mi>
                          </mrow>
                          <mo stretchy="false">−</mo>
                          <mrow>
                            <mi mathvariant="normal">ω</mi>
                            <mo stretchy="false">⋅</mo>
                            <msub>
                              <mi>S</mi>
                              <mi mathvariant="normal">Ψ</mi>
                            </msub>
                            <mo stretchy="false">⋅</mo>
                            <mi mathvariant="normal">ω</mi>
                          </mrow>
                        </mrow>
                        <mrow>
                          <mi mathvariant="normal">η</mi>
                          <mo stretchy="false">−</mo>
                          <mn>2</mn>
                        </mrow>
                        <msup>
                          <mi mathvariant="normal">ξ</mi>
                          <mi>T</mi>
                        </msup>
                        <msubsup>
                          <mi>Q</mi>
                          <mi mathvariant="normal">Ψ</mi>
                          <mi>T</mi>
                        </msubsup>
                        <mi mathvariant="normal">ω</mi>
                      </mrow>
                    </mtd>
                  </mtr>
                </mtable>
              </mrow>
              <mo fence="true" stretchy="true">}</mo>
            </mrow>
            <mo stretchy="false">=</mo>
            <mn>0</mn>
          </mrow>
        </mtd>
      </mtr>
    </mtable>
    <annotation encoding="StarMath 5.0">left [ stack{%OMEGA^T_u # %OMEGA^T_%xi} right ] left lbrace {T - left [ J %alpha + %omega times J %omega + (c + P_%psi %eta) times a + (H_%psi+Q_%PSI %eta) dot{%xi} right ]} right rbrace "+" newline
left [ stack{V^T_u # V^T_%xi} right ] left lbrace {F - left [ ma + %alpha times (c + P_%psi %eta) + %omega times (%omega times (c + P_%psi %eta)) + P_%psi dot{%xi} + 2 %omega times P_%psi %xi right ]} right rbrace "+" newline
left lbrace stack{0 # breve{F} + breve{T} - M_%PSI dot{%xi} - C_%PSI %xi - K_%PSI %eta - P^T_%PSI a - (H^T_%PSI+%eta^T Q_%PSI^T) %alpha - %omega cdot R_%PSI cdot %omega - %omega cdot S_%PSI cdot %omega %eta -2 %xi^T Q_%PSI^T %omega} right rbrace = 0</annotation>
  </semantics>
</math>
</file>

<file path=Object 46/content.xml><?xml version="1.0" encoding="utf-8"?>
<!DOCTYPE math  PUBLIC '-//OpenOffice.org//DTD Modified W3C MathML 1.01//EN'  'math.dtd'>
<math:math xmlns:math="http://www.w3.org/1998/Math/MathML">
  <math:semantics>
    <math:mrow>
      <math:mtext>(Most terms that are second-order in </math:mtext>
      <math:mi/>
      <math:mo math:stretchy="false">η</math:mo>
      <math:mi>,</math:mi>
      <math:mo math:stretchy="false">ξ</math:mo>
      <math:mtext> have been dropped.)</math:mtext>
    </math:mrow>
    <math:annotation math:encoding="StarMath 5.0">"(Most terms that are second-order in "` %eta, %xi " have been dropped.)"</math:annotation>
  </math:semantics>
</math:math>
</file>

<file path=Object 47/content.xml><?xml version="1.0" encoding="utf-8"?>
<math xmlns="http://www.w3.org/1998/Math/MathML">
  <semantics>
    <mtable>
      <mtr>
        <mtd>
          <mrow>
            <mrow>
              <mi>F</mi>
              <mi mathvariant="normal">=</mi>
              <mrow>
                <mi mathvariant="normal">∫</mi>
                <mi mathvariant="italic">df</mi>
              </mrow>
            </mrow>
            <mi mathvariant="normal">=</mi>
            <mn>0</mn>
          </mrow>
        </mtd>
      </mtr>
      <mtr>
        <mtd>
          <mrow>
            <mrow>
              <mi>T</mi>
              <mi mathvariant="normal">=</mi>
              <mrow>
                <mrow>
                  <mi mathvariant="normal">∫</mi>
                  <mi>r</mi>
                </mrow>
                <mi mathvariant="normal">×</mi>
                <mi mathvariant="italic">df</mi>
              </mrow>
            </mrow>
            <mi mathvariant="normal">=</mi>
            <mn>0</mn>
          </mrow>
        </mtd>
      </mtr>
      <mtr>
        <mtd>
          <mrow>
            <mrow>
              <mover accent="true">
                <mi>F</mi>
                <mo stretchy="false">˘</mo>
              </mover>
              <mi mathvariant="normal">=</mi>
              <mrow>
                <mi mathvariant="normal">∫</mi>
                <msup>
                  <mo stretchy="false">Ψ</mo>
                  <mi>T</mi>
                </msup>
              </mrow>
            </mrow>
            <mrow>
              <mi mathvariant="italic">df</mi>
              <mi mathvariant="normal">≠</mi>
              <mn>0</mn>
            </mrow>
          </mrow>
        </mtd>
      </mtr>
    </mtable>
    <annotation encoding="StarMath 5.0">alignl F = int df = 0 newline
alignl T = int r times df = 0 newline
alignl breve{F} = int %PSI^T df &lt;&gt; 0 </annotation>
  </semantics>
</math>
</file>

<file path=Object 48/content.xml><?xml version="1.0" encoding="utf-8"?>
<!DOCTYPE math  PUBLIC '-//OpenOffice.org//DTD Modified W3C MathML 1.01//EN'  'math.dtd'>
<math:math xmlns:math="http://www.w3.org/1998/Math/MathML">
  <math:semantics>
    <math:mrow>
      <math:msub>
        <math:mi>Q</math:mi>
        <math:mo math:stretchy="false">Ψ</math:mo>
      </math:msub>
      <math:mtext> is a 3xNxN tensor that will be defined on slide 17.</math:mtext>
    </math:mrow>
    <math:annotation math:encoding="StarMath 5.0">Q_%PSI " is a 3xNxN tensor that will be defined on slide 17."</math:annotation>
  </math:semantics>
</math:math>
</file>

<file path=Object 5/content.xml><?xml version="1.0" encoding="utf-8"?>
<!DOCTYPE math  PUBLIC '-//OpenOffice.org//DTD Modified W3C MathML 1.01//EN'  'math.dtd'>
<math:math xmlns:math="http://www.w3.org/1998/Math/MathML">
  <math:semantics>
    <math:mrow>
      <math:mrow>
        <math:mrow>
          <math:mo math:stretchy="false">[</math:mo>
          <math:mo math:stretchy="false">η</math:mo>
          <math:mo math:stretchy="false">]</math:mo>
        </math:mrow>
        <math:mo math:stretchy="false">=</math:mo>
        <math:mi>m</math:mi>
      </math:mrow>
      <math:msqrt>
        <math:mi math:fontstyle="italic">kg</math:mi>
      </math:msqrt>
      <math:mi>,</math:mi>
      <math:mi/>
      <math:mrow>
        <math:mrow>
          <math:mo math:stretchy="false">[</math:mo>
          <math:mo math:stretchy="false">Ψ</math:mo>
          <math:mo math:stretchy="false">]</math:mo>
        </math:mrow>
        <math:mo math:stretchy="false">=</math:mo>
        <math:mfrac>
          <math:mn>1</math:mn>
          <math:msqrt>
            <math:mi math:fontstyle="italic">kg</math:mi>
          </math:msqrt>
        </math:mfrac>
      </math:mrow>
      <math:mi>,</math:mi>
      <math:mi/>
      <math:mrow>
        <math:mrow>
          <math:mo math:stretchy="false">[</math:mo>
          <math:mo math:stretchy="false">Θ</math:mo>
          <math:mo math:stretchy="false">]</math:mo>
        </math:mrow>
        <math:mo math:stretchy="false">=</math:mo>
        <math:mfrac>
          <math:mi math:fontstyle="italic">rad</math:mi>
          <math:mrow>
            <math:mi>m</math:mi>
            <math:msqrt>
              <math:mi math:fontstyle="italic">kg</math:mi>
            </math:msqrt>
          </math:mrow>
        </math:mfrac>
      </math:mrow>
    </math:mrow>
    <math:annotation math:encoding="StarMath 5.0">[%eta] = m sqrt{kg}, ~~
[%PSI] = 1 over sqrt{kg}, ~~
[%THETA] = rad over {m sqrt{kg}} </math:annotation>
  </math:semantics>
</math:math>
</file>

<file path=Object 50/content.xml><?xml version="1.0" encoding="utf-8"?>
<!DOCTYPE math  PUBLIC '-//OpenOffice.org//DTD Modified W3C MathML 1.01//EN'  'math.dtd'>
<math:math xmlns:math="http://www.w3.org/1998/Math/MathML">
  <math:semantics>
    <math:mtable>
      <math:mtr>
        <math:mtext>We can then introduce:</math:mtext>
      </math:mtr>
      <math:mtr/>
      <math:mtr>
        <math:mrow>
          <math:mrow>
            <math:mrow>
              <math:msub>
                <math:mi>Q</math:mi>
                <math:mo math:stretchy="false">Ψ</math:mo>
              </math:msub>
              <math:mo math:stretchy="false">≡</math:mo>
              <math:mfenced math:open="[" math:close="]">
                <math:mtable>
                  <math:mtr>
                    <math:mtd>
                      <math:mrow>
                        <math:msub>
                          <math:mi>N</math:mi>
                          <math:mn>32</math:mn>
                        </math:msub>
                        <math:mo math:stretchy="false">−</math:mo>
                        <math:msub>
                          <math:mi>N</math:mi>
                          <math:mn>23</math:mn>
                        </math:msub>
                      </math:mrow>
                    </math:mtd>
                  </math:mtr>
                  <math:mtr>
                    <math:mtd>
                      <math:mrow>
                        <math:msub>
                          <math:mi>N</math:mi>
                          <math:mn>13</math:mn>
                        </math:msub>
                        <math:mo math:stretchy="false">−</math:mo>
                        <math:msub>
                          <math:mi>N</math:mi>
                          <math:mn>31</math:mn>
                        </math:msub>
                      </math:mrow>
                    </math:mtd>
                  </math:mtr>
                  <math:mtr>
                    <math:mtd>
                      <math:mrow>
                        <math:msub>
                          <math:mi>N</math:mi>
                          <math:mn>21</math:mn>
                        </math:msub>
                        <math:mo math:stretchy="false">−</math:mo>
                        <math:msub>
                          <math:mi>N</math:mi>
                          <math:mn>12</math:mn>
                        </math:msub>
                      </math:mrow>
                    </math:mtd>
                  </math:mtr>
                </math:mtable>
              </math:mfenced>
            </math:mrow>
            <math:mi/>
            <math:mrow>
              <math:mo math:stretchy="false">(</math:mo>
              <math:mrow>
                <math:mrow>
                  <math:mn>3</math:mn>
                  <math:mo math:stretchy="false">×</math:mo>
                  <math:mi>N</math:mi>
                </math:mrow>
                <math:mo math:stretchy="false">×</math:mo>
                <math:mi>N</math:mi>
              </math:mrow>
              <math:mo math:stretchy="false">)</math:mo>
            </math:mrow>
          </math:mrow>
        </math:mrow>
      </math:mtr>
      <math:mtr/>
      <math:mtr>
        <math:mrow>
          <math:mrow>
            <math:mrow>
              <math:msub>
                <math:mi>R</math:mi>
                <math:mo math:stretchy="false">Ψ</math:mo>
              </math:msub>
              <math:mo math:stretchy="false">≡</math:mo>
              <math:mfenced math:open="[" math:close="]">
                <math:mrow>
                  <math:mtable>
                    <math:mtr>
                      <math:mtd>
                        <math:mrow>
                          <math:mrow>
                            <math:mo math:stretchy="false">−</math:mo>
                            <math:msub>
                              <math:mi>L</math:mi>
                              <math:mn>22</math:mn>
                            </math:msub>
                          </math:mrow>
                          <math:mo math:stretchy="false">−</math:mo>
                          <math:msub>
                            <math:mi>L</math:mi>
                            <math:mn>33</math:mn>
                          </math:msub>
                        </math:mrow>
                      </math:mtd>
                      <math:mtd>
                        <math:msub>
                          <math:mi>L</math:mi>
                          <math:mn>21</math:mn>
                        </math:msub>
                      </math:mtd>
                      <math:mtd>
                        <math:msub>
                          <math:mi>L</math:mi>
                          <math:mn>31</math:mn>
                        </math:msub>
                      </math:mtd>
                    </math:mtr>
                    <math:mtr>
                      <math:mtd>
                        <math:msub>
                          <math:mi>L</math:mi>
                          <math:mn>12</math:mn>
                        </math:msub>
                      </math:mtd>
                      <math:mtd>
                        <math:mrow>
                          <math:mrow>
                            <math:mo math:stretchy="false">−</math:mo>
                            <math:msub>
                              <math:mi>L</math:mi>
                              <math:mn>33</math:mn>
                            </math:msub>
                          </math:mrow>
                          <math:mo math:stretchy="false">−</math:mo>
                          <math:msub>
                            <math:mi>L</math:mi>
                            <math:mn>11</math:mn>
                          </math:msub>
                        </math:mrow>
                      </math:mtd>
                      <math:mtd>
                        <math:msub>
                          <math:mi>L</math:mi>
                          <math:mn>32</math:mn>
                        </math:msub>
                      </math:mtd>
                    </math:mtr>
                    <math:mtr>
                      <math:mtd>
                        <math:msub>
                          <math:mi>L</math:mi>
                          <math:mn>13</math:mn>
                        </math:msub>
                      </math:mtd>
                      <math:mtd>
                        <math:msub>
                          <math:mi>L</math:mi>
                          <math:mn>23</math:mn>
                        </math:msub>
                      </math:mtd>
                      <math:mtd>
                        <math:mrow>
                          <math:mrow>
                            <math:mo math:stretchy="false">−</math:mo>
                            <math:msub>
                              <math:mi>L</math:mi>
                              <math:mn>11</math:mn>
                            </math:msub>
                          </math:mrow>
                          <math:mo math:stretchy="false">−</math:mo>
                          <math:msub>
                            <math:mi>L</math:mi>
                            <math:mn>22</math:mn>
                          </math:msub>
                        </math:mrow>
                      </math:mtd>
                    </math:mtr>
                  </math:mtable>
                </math:mrow>
              </math:mfenced>
            </math:mrow>
            <math:mi/>
            <math:mrow>
              <math:mo math:stretchy="false">(</math:mo>
              <math:mrow>
                <math:mrow>
                  <math:mn>3</math:mn>
                  <math:mo math:stretchy="false">×</math:mo>
                  <math:mi>N</math:mi>
                </math:mrow>
                <math:mo math:stretchy="false">×</math:mo>
                <math:mn>3</math:mn>
              </math:mrow>
              <math:mo math:stretchy="false">)</math:mo>
            </math:mrow>
          </math:mrow>
        </math:mrow>
      </math:mtr>
      <math:mtr/>
      <math:mtr>
        <math:mrow>
          <math:mrow>
            <math:mrow>
              <math:msub>
                <math:mi>S</math:mi>
                <math:mo math:stretchy="false">Ψ</math:mo>
              </math:msub>
              <math:mo math:stretchy="false">≡</math:mo>
              <math:mfenced math:open="[" math:close="]">
                <math:mrow>
                  <math:mtable>
                    <math:mtr>
                      <math:mtd>
                        <math:mrow>
                          <math:mrow>
                            <math:mo math:stretchy="false">−</math:mo>
                            <math:msub>
                              <math:mi>N</math:mi>
                              <math:mn>22</math:mn>
                            </math:msub>
                          </math:mrow>
                          <math:mo math:stretchy="false">−</math:mo>
                          <math:msub>
                            <math:mi>N</math:mi>
                            <math:mn>33</math:mn>
                          </math:msub>
                        </math:mrow>
                      </math:mtd>
                      <math:mtd>
                        <math:msub>
                          <math:mi>N</math:mi>
                          <math:mn>21</math:mn>
                        </math:msub>
                      </math:mtd>
                      <math:mtd>
                        <math:msub>
                          <math:mi>N</math:mi>
                          <math:mn>31</math:mn>
                        </math:msub>
                      </math:mtd>
                    </math:mtr>
                    <math:mtr>
                      <math:mtd>
                        <math:msub>
                          <math:mi>N</math:mi>
                          <math:mn>12</math:mn>
                        </math:msub>
                      </math:mtd>
                      <math:mtd>
                        <math:mrow>
                          <math:mrow>
                            <math:mo math:stretchy="false">−</math:mo>
                            <math:msub>
                              <math:mi>N</math:mi>
                              <math:mn>33</math:mn>
                            </math:msub>
                          </math:mrow>
                          <math:mo math:stretchy="false">−</math:mo>
                          <math:msub>
                            <math:mi>N</math:mi>
                            <math:mn>11</math:mn>
                          </math:msub>
                        </math:mrow>
                      </math:mtd>
                      <math:mtd>
                        <math:msub>
                          <math:mi>N</math:mi>
                          <math:mn>32</math:mn>
                        </math:msub>
                      </math:mtd>
                    </math:mtr>
                    <math:mtr>
                      <math:mtd>
                        <math:msub>
                          <math:mi>N</math:mi>
                          <math:mn>13</math:mn>
                        </math:msub>
                      </math:mtd>
                      <math:mtd>
                        <math:msub>
                          <math:mi>N</math:mi>
                          <math:mn>23</math:mn>
                        </math:msub>
                      </math:mtd>
                      <math:mtd>
                        <math:mrow>
                          <math:mrow>
                            <math:mo math:stretchy="false">−</math:mo>
                            <math:msub>
                              <math:mi>N</math:mi>
                              <math:mn>11</math:mn>
                            </math:msub>
                          </math:mrow>
                          <math:mo math:stretchy="false">−</math:mo>
                          <math:msub>
                            <math:mi>N</math:mi>
                            <math:mn>22</math:mn>
                          </math:msub>
                        </math:mrow>
                      </math:mtd>
                    </math:mtr>
                  </math:mtable>
                </math:mrow>
              </math:mfenced>
            </math:mrow>
            <math:mi/>
            <math:mrow>
              <math:mo math:stretchy="false">(</math:mo>
              <math:mrow>
                <math:mrow>
                  <math:mrow>
                    <math:mn>3</math:mn>
                    <math:mo math:stretchy="false">×</math:mo>
                    <math:mi>N</math:mi>
                  </math:mrow>
                  <math:mo math:stretchy="false">×</math:mo>
                  <math:mi>N</math:mi>
                </math:mrow>
                <math:mo math:stretchy="false">×</math:mo>
                <math:mn>3</math:mn>
              </math:mrow>
              <math:mo math:stretchy="false">)</math:mo>
            </math:mrow>
          </math:mrow>
        </math:mrow>
      </math:mtr>
    </math:mtable>
    <math:annotation math:encoding="StarMath 5.0">"We can then introduce:"
newline newline
alignl Q_%PSI equiv left [ matrix{ N_32-N_23 ## N_13-N_31 ## N_21-N_12} right ]~~~(3 times N times N)
newline newline
alignl R_%PSI equiv left [ alignc matrix{ -L_22-L_33 # L_21 # L_31 ## L_12 # -L_33-L_11 # L_32 ## L_13 # L_23 # -L_11-L_22} right ] ~~~(3 times N times 3)
newline newline
alignl S_%PSI equiv left [ alignc matrix{-N_22-N_33 # N_21 # N_31 ## N_12 # -N_33-N_11 # N_32 ## N_13 # N_23 # -N_11-N_22} right ] ~~~(3 times N times N times 3)</math:annotation>
  </math:semantics>
</math:math>
</file>

<file path=Object 51/content.xml><?xml version="1.0" encoding="utf-8"?>
<math xmlns="http://www.w3.org/1998/Math/MathML" display="block">
  <semantics>
    <mtable>
      <mtr>
        <mtd>
          <mtext>For a single body, the equations of motion may be written:</mtext>
        </mtd>
      </mtr>
      <mtr>
        <mtd>
          <mrow/>
        </mtd>
      </mtr>
      <mtr>
        <mtd>
          <mrow>
            <mrow>
              <mo fence="true" stretchy="true">[</mo>
              <mrow>
                <mtable>
                  <mtr>
                    <mtd>
                      <mi>J</mi>
                    </mtd>
                    <mtd>
                      <msup>
                        <mrow>
                          <mo fence="true" stretchy="false">(</mo>
                          <mrow>
                            <mrow>
                              <mrow>
                                <mi>c</mi>
                                <mo stretchy="false">+</mo>
                                <msub>
                                  <mi>P</mi>
                                  <mi mathvariant="normal">Ψ</mi>
                                </msub>
                              </mrow>
                              <mi mathvariant="normal">η</mi>
                            </mrow>
                          </mrow>
                          <mo fence="true" stretchy="false">)</mo>
                        </mrow>
                        <mrow>
                          <mspace width="0.5em"/>
                          <mo stretchy="false">×</mo>
                          <mspace width="0.5em"/>
                        </mrow>
                      </msup>
                    </mtd>
                    <mtd>
                      <mrow>
                        <mo fence="true" stretchy="false">(</mo>
                        <mrow>
                          <mrow>
                            <mrow>
                              <msub>
                                <mi>H</mi>
                                <mi mathvariant="normal">Ψ</mi>
                              </msub>
                              <mo stretchy="false">+</mo>
                              <msub>
                                <mi>Q</mi>
                                <mi mathvariant="normal">Ψ</mi>
                              </msub>
                            </mrow>
                            <mi mathvariant="normal">η</mi>
                          </mrow>
                        </mrow>
                        <mo fence="true" stretchy="false">)</mo>
                      </mrow>
                    </mtd>
                  </mtr>
                  <mtr>
                    <mtd>
                      <mrow>
                        <mo stretchy="false">−</mo>
                        <msup>
                          <mrow>
                            <mo fence="true" stretchy="false">(</mo>
                            <mrow>
                              <mrow>
                                <mrow>
                                  <mi>c</mi>
                                  <mo stretchy="false">+</mo>
                                  <msub>
                                    <mi>P</mi>
                                    <mi mathvariant="normal">Ψ</mi>
                                  </msub>
                                </mrow>
                                <mi mathvariant="normal">η</mi>
                              </mrow>
                            </mrow>
                            <mo fence="true" stretchy="false">)</mo>
                          </mrow>
                          <mrow>
                            <mspace width="0.5em"/>
                            <mo stretchy="false">×</mo>
                            <mspace width="0.5em"/>
                          </mrow>
                        </msup>
                      </mrow>
                    </mtd>
                    <mtd>
                      <mrow>
                        <mi>m</mi>
                        <mi>U</mi>
                      </mrow>
                    </mtd>
                    <mtd>
                      <msub>
                        <mi>P</mi>
                        <mi mathvariant="normal">Ψ</mi>
                      </msub>
                    </mtd>
                  </mtr>
                  <mtr>
                    <mtd>
                      <msup>
                        <mrow>
                          <mo fence="true" stretchy="false">(</mo>
                          <mrow>
                            <mrow>
                              <mrow>
                                <msub>
                                  <mi>H</mi>
                                  <mi mathvariant="normal">Ψ</mi>
                                </msub>
                                <mo stretchy="false">+</mo>
                                <msub>
                                  <mi>Q</mi>
                                  <mi mathvariant="normal">Ψ</mi>
                                </msub>
                              </mrow>
                              <mi mathvariant="normal">η</mi>
                            </mrow>
                          </mrow>
                          <mo fence="true" stretchy="false">)</mo>
                        </mrow>
                        <mi>T</mi>
                      </msup>
                    </mtd>
                    <mtd>
                      <msubsup>
                        <mi>P</mi>
                        <mi mathvariant="normal">Ψ</mi>
                        <mi>T</mi>
                      </msubsup>
                    </mtd>
                    <mtd>
                      <msub>
                        <mi>M</mi>
                        <mi mathvariant="normal">Ψ</mi>
                      </msub>
                    </mtd>
                  </mtr>
                </mtable>
              </mrow>
              <mo fence="true" stretchy="true">]</mo>
            </mrow>
            <mrow>
              <mrow>
                <mo fence="true" stretchy="true">{</mo>
                <mrow>
                  <mtable>
                    <mtr>
                      <mtd>
                        <mover accent="true">
                          <mi mathvariant="normal">ω</mi>
                          <mo stretchy="false">˙</mo>
                        </mover>
                      </mtd>
                    </mtr>
                    <mtr>
                      <mtd>
                        <mover accent="true">
                          <mi>v</mi>
                          <mo stretchy="false">˙</mo>
                        </mover>
                      </mtd>
                    </mtr>
                    <mtr>
                      <mtd>
                        <mover accent="true">
                          <mi mathvariant="normal">ξ</mi>
                          <mo stretchy="false">˙</mo>
                        </mover>
                      </mtd>
                    </mtr>
                  </mtable>
                </mrow>
                <mo fence="true" stretchy="true">}</mo>
              </mrow>
              <mo stretchy="false">=</mo>
              <mrow>
                <mo fence="true" stretchy="true">{</mo>
                <mrow>
                  <mtable>
                    <mtr>
                      <mtd>
                        <mrow>
                          <mrow>
                            <mi>T</mi>
                            <mo stretchy="false">−</mo>
                            <mrow>
                              <mi mathvariant="normal">ω</mi>
                              <mo stretchy="false">×</mo>
                              <mi>J</mi>
                            </mrow>
                          </mrow>
                          <mi mathvariant="normal">ω</mi>
                        </mrow>
                      </mtd>
                    </mtr>
                    <mtr>
                      <mtd>
                        <mrow>
                          <mrow>
                            <mi>F</mi>
                            <mo stretchy="false">−</mo>
                            <mrow>
                              <mi mathvariant="normal">ω</mi>
                              <mo stretchy="false">×</mo>
                              <mrow>
                                <mo fence="true" stretchy="true">[</mo>
                                <mrow>
                                  <mrow>
                                    <mi mathvariant="normal">ω</mi>
                                    <mo stretchy="false">×</mo>
                                    <mrow>
                                      <mo fence="true" stretchy="false">(</mo>
                                      <mrow>
                                        <mrow>
                                          <mrow>
                                            <mi>c</mi>
                                            <mo stretchy="false">+</mo>
                                            <msub>
                                              <mi>P</mi>
                                              <mi mathvariant="normal">Ψ</mi>
                                            </msub>
                                          </mrow>
                                          <mi mathvariant="normal">η</mi>
                                        </mrow>
                                      </mrow>
                                      <mo fence="true" stretchy="false">)</mo>
                                    </mrow>
                                  </mrow>
                                </mrow>
                                <mo fence="true" stretchy="true">]</mo>
                              </mrow>
                            </mrow>
                            <mo stretchy="false">−</mo>
                            <mn>2</mn>
                          </mrow>
                          <mrow>
                            <mi mathvariant="normal">ω</mi>
                            <mo stretchy="false">×</mo>
                            <msub>
                              <mi>P</mi>
                              <mi mathvariant="normal">Ψ</mi>
                            </msub>
                          </mrow>
                          <mi mathvariant="normal">ξ</mi>
                        </mrow>
                      </mtd>
                    </mtr>
                    <mtr>
                      <mtd>
                        <mrow>
                          <mrow>
                            <mover accent="true">
                              <mi>F</mi>
                              <mo stretchy="false">˘</mo>
                            </mover>
                            <mo stretchy="false">+</mo>
                            <mover accent="true">
                              <mi>T</mi>
                              <mo stretchy="false">˘</mo>
                            </mover>
                            <mo stretchy="false">−</mo>
                            <msub>
                              <mi>C</mi>
                              <mi mathvariant="normal">Ψ</mi>
                            </msub>
                          </mrow>
                          <mrow>
                            <mi mathvariant="normal">ξ</mi>
                            <mo stretchy="false">−</mo>
                            <msub>
                              <mi>K</mi>
                              <mi mathvariant="normal">Ψ</mi>
                            </msub>
                          </mrow>
                          <mrow>
                            <mi mathvariant="normal">η</mi>
                            <mo stretchy="false">−</mo>
                            <mrow>
                              <mi mathvariant="normal">ω</mi>
                              <mo stretchy="false">⋅</mo>
                              <msub>
                                <mi>R</mi>
                                <mi mathvariant="normal">Ψ</mi>
                              </msub>
                              <mo stretchy="false">⋅</mo>
                              <mi mathvariant="normal">ω</mi>
                            </mrow>
                            <mo stretchy="false">−</mo>
                            <mrow>
                              <mi mathvariant="normal">ω</mi>
                              <mo stretchy="false">⋅</mo>
                              <msub>
                                <mi>S</mi>
                                <mi mathvariant="normal">Ψ</mi>
                              </msub>
                              <mo stretchy="false">⋅</mo>
                              <mi mathvariant="normal">ω</mi>
                            </mrow>
                          </mrow>
                          <mrow>
                            <mi mathvariant="normal">η</mi>
                            <mo stretchy="false">−</mo>
                            <mn>2</mn>
                          </mrow>
                          <msup>
                            <mi mathvariant="normal">ξ</mi>
                            <mi>T</mi>
                          </msup>
                          <msubsup>
                            <mi>Q</mi>
                            <mi mathvariant="normal">Ψ</mi>
                            <mi>T</mi>
                          </msubsup>
                          <mi mathvariant="normal">ω</mi>
                        </mrow>
                      </mtd>
                    </mtr>
                  </mtable>
                </mrow>
                <mo fence="true" stretchy="true">}</mo>
              </mrow>
            </mrow>
          </mrow>
        </mtd>
      </mtr>
      <mtr>
        <mtd>
          <mrow/>
        </mtd>
      </mtr>
      <mtr>
        <mtd>
          <mtext>Using the mass center as the reference point, and dropping nonlinear </mtext>
        </mtd>
      </mtr>
      <mtr>
        <mtd>
          <mtext>rigid-flexible coupling terms:</mtext>
        </mtd>
      </mtr>
      <mtr>
        <mtd>
          <mrow/>
        </mtd>
      </mtr>
      <mtr>
        <mtd>
          <mrow>
            <mrow>
              <mo fence="true" stretchy="true">[</mo>
              <mrow>
                <mtable>
                  <mtr>
                    <mtd>
                      <mi>I</mi>
                    </mtd>
                    <mtd>
                      <mn>0</mn>
                    </mtd>
                    <mtd>
                      <mn>0</mn>
                    </mtd>
                  </mtr>
                  <mtr>
                    <mtd>
                      <mn>0</mn>
                    </mtd>
                    <mtd>
                      <mrow>
                        <mi>m</mi>
                        <mi>U</mi>
                      </mrow>
                    </mtd>
                    <mtd>
                      <mn>0</mn>
                    </mtd>
                  </mtr>
                  <mtr>
                    <mtd>
                      <mn>0</mn>
                    </mtd>
                    <mtd>
                      <mn>0</mn>
                    </mtd>
                    <mtd>
                      <msub>
                        <mi>M</mi>
                        <mi mathvariant="normal">Ψ</mi>
                      </msub>
                    </mtd>
                  </mtr>
                </mtable>
              </mrow>
              <mo fence="true" stretchy="true">]</mo>
            </mrow>
            <mrow>
              <mrow>
                <mo fence="true" stretchy="true">{</mo>
                <mrow>
                  <mtable>
                    <mtr>
                      <mtd>
                        <mover accent="true">
                          <mi mathvariant="normal">ω</mi>
                          <mo stretchy="false">˙</mo>
                        </mover>
                      </mtd>
                    </mtr>
                    <mtr>
                      <mtd>
                        <mover accent="true">
                          <mi>v</mi>
                          <mo stretchy="false">˙</mo>
                        </mover>
                      </mtd>
                    </mtr>
                    <mtr>
                      <mtd>
                        <mover accent="true">
                          <mi mathvariant="normal">ξ</mi>
                          <mo stretchy="false">˙</mo>
                        </mover>
                      </mtd>
                    </mtr>
                  </mtable>
                </mrow>
                <mo fence="true" stretchy="true">}</mo>
              </mrow>
              <mo stretchy="false">=</mo>
              <mrow>
                <mo fence="true" stretchy="true">{</mo>
                <mrow>
                  <mtable>
                    <mtr>
                      <mtd>
                        <mrow>
                          <mrow>
                            <mi>T</mi>
                            <mo stretchy="false">−</mo>
                            <mrow>
                              <mi mathvariant="normal">ω</mi>
                              <mo stretchy="false">×</mo>
                              <mi>I</mi>
                            </mrow>
                          </mrow>
                          <mi mathvariant="normal">ω</mi>
                        </mrow>
                      </mtd>
                    </mtr>
                    <mtr>
                      <mtd>
                        <mi>F</mi>
                      </mtd>
                    </mtr>
                    <mtr>
                      <mtd>
                        <mrow>
                          <mrow>
                            <mover accent="true">
                              <mi>F</mi>
                              <mo stretchy="false">˘</mo>
                            </mover>
                            <mo stretchy="false">+</mo>
                            <mover accent="true">
                              <mi>T</mi>
                              <mo stretchy="false">˘</mo>
                            </mover>
                            <mo stretchy="false">−</mo>
                            <msub>
                              <mi>C</mi>
                              <mi mathvariant="normal">Ψ</mi>
                            </msub>
                          </mrow>
                          <mrow>
                            <mi mathvariant="normal">ξ</mi>
                            <mo stretchy="false">−</mo>
                            <msub>
                              <mi>K</mi>
                              <mi mathvariant="normal">Ψ</mi>
                            </msub>
                          </mrow>
                          <mi mathvariant="normal">η</mi>
                        </mrow>
                      </mtd>
                    </mtr>
                  </mtable>
                </mrow>
                <mo fence="true" stretchy="true">}</mo>
              </mrow>
            </mrow>
          </mrow>
        </mtd>
      </mtr>
      <mtr>
        <mtd>
          <mrow/>
        </mtd>
      </mtr>
      <mtr>
        <mtd>
          <mtext>which is reassuringly familiar.  Note that the flexible modes are only coupled to rigid-body </mtext>
        </mtd>
      </mtr>
      <mtr>
        <mtd>
          <mrow>
            <mtext>motion through excitation by </mtext>
            <mover accent="true">
              <mi>F</mi>
              <mo stretchy="false">˘</mo>
            </mover>
            <mtext> and </mtext>
            <mover accent="true">
              <mi>T</mi>
              <mo stretchy="false">˘</mo>
            </mover>
            <mtext>!</mtext>
          </mrow>
        </mtd>
      </mtr>
    </mtable>
    <annotation encoding="StarMath 5.0">"For a single body, the equations of motion may be written:" newline newline
left [ matrix{
J # (c+P_%PSI %eta)^{`times`} # (H_%PSI+Q_%PSI %eta) ##
-(c+P_%PSI %eta)^{`times`} # m U # P_%PSI ##
(H_%PSI+Q_%PSI %eta)^T # P_%PSI^T # M_%PSI
} right ] 
left lbrace matrix{
dot %omega ## dot v ## dot %xi
} right rbrace = 
left lbrace matrix{
T-%omega times J %omega  ## 
F - %omega times left [ %omega times(c+P_%PSI %eta) right ] -2 %omega times P_%PSI %xi ##
breve{F} + breve{T} - C_%PSI %xi - K_%PSI %eta- %omega cdot R_%PSI cdot %omega - %omega cdot S_%PSI cdot %omega %eta -2 %xi^T Q_%PSI^T %omega 
} right rbrace
newline newline
"Using the mass center as the reference point, and dropping nonlinear " newline 
"rigid-flexible coupling terms:" newline newline
left [ matrix{
I # 0 # 0 ##
0 # m U # 0 ##
0 # 0 # M_%PSI
} right ] 
left lbrace matrix{
dot %omega ## dot v ## dot %xi
} right rbrace = 
left lbrace matrix{
T-%omega times I %omega ## 
F  ##
breve{F} + breve{T} - C_%PSI %xi - K_%PSI %eta 
} right rbrace
newline newline
"which is reassuringly familiar.  Note that the flexible modes are only coupled to rigid-body " newline 
"motion through excitation by " breve{F} " and " breve{T}"!"  

</annotation>
  </semantics>
</math>
</file>

<file path=Object 52/content.xml><?xml version="1.0" encoding="utf-8"?>
<math xmlns="http://www.w3.org/1998/Math/MathML" display="block">
  <semantics>
    <mtable>
      <mtr>
        <mtd>
          <mrow>
            <mrow>
              <mo fence="true" stretchy="true">[</mo>
              <mrow>
                <mtable>
                  <mtr>
                    <mtd>
                      <msubsup>
                        <mi mathvariant="normal">Ω</mi>
                        <mi>u</mi>
                        <mi>T</mi>
                      </msubsup>
                    </mtd>
                  </mtr>
                  <mtr>
                    <mtd>
                      <msubsup>
                        <mi mathvariant="normal">Ω</mi>
                        <mi mathvariant="normal">ξ</mi>
                        <mi>T</mi>
                      </msubsup>
                    </mtd>
                  </mtr>
                </mtable>
              </mrow>
              <mo fence="true" stretchy="true">]</mo>
            </mrow>
            <mrow>
              <mo fence="true" stretchy="true">{</mo>
              <mrow>
                <mrow>
                  <mi>T</mi>
                  <mo stretchy="false">−</mo>
                  <mrow>
                    <mo fence="true" stretchy="true">[</mo>
                    <mrow>
                      <mrow>
                        <mi>J</mi>
                        <mrow>
                          <mi mathvariant="normal">α</mi>
                          <mo stretchy="false">+</mo>
                          <mrow>
                            <mi mathvariant="normal">ω</mi>
                            <mo stretchy="false">×</mo>
                            <mi>J</mi>
                          </mrow>
                        </mrow>
                        <mrow>
                          <mi mathvariant="normal">ω</mi>
                          <mo stretchy="false">+</mo>
                          <mrow>
                            <mrow>
                              <mo fence="true" stretchy="false">(</mo>
                              <mrow>
                                <mrow>
                                  <mrow>
                                    <mi>c</mi>
                                    <mo stretchy="false">+</mo>
                                    <msub>
                                      <mi>P</mi>
                                      <mi mathvariant="normal">ψ</mi>
                                    </msub>
                                  </mrow>
                                  <mi mathvariant="normal">η</mi>
                                </mrow>
                              </mrow>
                              <mo fence="true" stretchy="false">)</mo>
                            </mrow>
                            <mo stretchy="false">×</mo>
                            <mi>a</mi>
                          </mrow>
                          <mo stretchy="false">+</mo>
                          <mrow>
                            <mo fence="true" stretchy="false">(</mo>
                            <mrow>
                              <mrow>
                                <mrow>
                                  <msub>
                                    <mi>H</mi>
                                    <mi mathvariant="normal">ψ</mi>
                                  </msub>
                                  <mo stretchy="false">+</mo>
                                  <msub>
                                    <mi>Q</mi>
                                    <mi mathvariant="normal">Ψ</mi>
                                  </msub>
                                </mrow>
                                <mi mathvariant="normal">η</mi>
                              </mrow>
                            </mrow>
                            <mo fence="true" stretchy="false">)</mo>
                          </mrow>
                        </mrow>
                        <mover accent="true">
                          <mi mathvariant="normal">ξ</mi>
                          <mo stretchy="false">˙</mo>
                        </mover>
                      </mrow>
                    </mrow>
                    <mo fence="true" stretchy="true">]</mo>
                  </mrow>
                </mrow>
              </mrow>
              <mo fence="true" stretchy="true">}</mo>
            </mrow>
            <mtext>+</mtext>
          </mrow>
        </mtd>
      </mtr>
      <mtr>
        <mtd>
          <mrow>
            <mrow>
              <mo fence="true" stretchy="true">[</mo>
              <mrow>
                <mtable>
                  <mtr>
                    <mtd>
                      <msubsup>
                        <mi>V</mi>
                        <mi>u</mi>
                        <mi>T</mi>
                      </msubsup>
                    </mtd>
                  </mtr>
                  <mtr>
                    <mtd>
                      <msubsup>
                        <mi>V</mi>
                        <mi mathvariant="normal">ξ</mi>
                        <mi>T</mi>
                      </msubsup>
                    </mtd>
                  </mtr>
                </mtable>
              </mrow>
              <mo fence="true" stretchy="true">]</mo>
            </mrow>
            <mrow>
              <mo fence="true" stretchy="true">{</mo>
              <mrow>
                <mrow>
                  <mi>F</mi>
                  <mo stretchy="false">−</mo>
                  <mrow>
                    <mo fence="true" stretchy="true">[</mo>
                    <mrow>
                      <mrow>
                        <mrow>
                          <mi mathvariant="italic">ma</mi>
                          <mo stretchy="false">+</mo>
                          <mrow>
                            <mi mathvariant="normal">α</mi>
                            <mo stretchy="false">×</mo>
                            <mrow>
                              <mo fence="true" stretchy="false">(</mo>
                              <mrow>
                                <mrow>
                                  <mrow>
                                    <mi>c</mi>
                                    <mo stretchy="false">+</mo>
                                    <msub>
                                      <mi>P</mi>
                                      <mi mathvariant="normal">ψ</mi>
                                    </msub>
                                  </mrow>
                                  <mi mathvariant="normal">η</mi>
                                </mrow>
                              </mrow>
                              <mo fence="true" stretchy="false">)</mo>
                            </mrow>
                          </mrow>
                          <mo stretchy="false">+</mo>
                          <mrow>
                            <mi mathvariant="normal">ω</mi>
                            <mo stretchy="false">×</mo>
                            <mrow>
                              <mo fence="true" stretchy="false">(</mo>
                              <mrow>
                                <mrow>
                                  <mi mathvariant="normal">ω</mi>
                                  <mo stretchy="false">×</mo>
                                  <mrow>
                                    <mo fence="true" stretchy="false">(</mo>
                                    <mrow>
                                      <mrow>
                                        <mrow>
                                          <mi>c</mi>
                                          <mo stretchy="false">+</mo>
                                          <msub>
                                            <mi>P</mi>
                                            <mi mathvariant="normal">ψ</mi>
                                          </msub>
                                        </mrow>
                                        <mi mathvariant="normal">η</mi>
                                      </mrow>
                                    </mrow>
                                    <mo fence="true" stretchy="false">)</mo>
                                  </mrow>
                                </mrow>
                              </mrow>
                              <mo fence="true" stretchy="false">)</mo>
                            </mrow>
                          </mrow>
                          <mo stretchy="false">+</mo>
                          <msub>
                            <mi>P</mi>
                            <mi mathvariant="normal">ψ</mi>
                          </msub>
                        </mrow>
                        <mrow>
                          <mover accent="true">
                            <mi mathvariant="normal">ξ</mi>
                            <mo stretchy="false">˙</mo>
                          </mover>
                          <mo stretchy="false">+</mo>
                          <mn>2</mn>
                        </mrow>
                        <mrow>
                          <mi mathvariant="normal">ω</mi>
                          <mo stretchy="false">×</mo>
                          <msub>
                            <mi>P</mi>
                            <mi mathvariant="normal">ψ</mi>
                          </msub>
                        </mrow>
                        <mi mathvariant="normal">ξ</mi>
                      </mrow>
                    </mrow>
                    <mo fence="true" stretchy="true">]</mo>
                  </mrow>
                </mrow>
              </mrow>
              <mo fence="true" stretchy="true">}</mo>
            </mrow>
            <mtext>+</mtext>
          </mrow>
        </mtd>
      </mtr>
      <mtr>
        <mtd>
          <mrow>
            <mrow>
              <mo fence="true" stretchy="true">{</mo>
              <mrow>
                <mtable>
                  <mtr>
                    <mtd>
                      <mn>0</mn>
                    </mtd>
                  </mtr>
                  <mtr>
                    <mtd>
                      <mrow>
                        <mrow>
                          <mover accent="true">
                            <mi>F</mi>
                            <mo stretchy="false">˘</mo>
                          </mover>
                          <mo stretchy="false">+</mo>
                          <mover accent="true">
                            <mi>T</mi>
                            <mo stretchy="false">˘</mo>
                          </mover>
                          <mo stretchy="false">−</mo>
                          <msub>
                            <mi>M</mi>
                            <mi mathvariant="normal">Ψ</mi>
                          </msub>
                        </mrow>
                        <mrow>
                          <mover accent="true">
                            <mi mathvariant="normal">ξ</mi>
                            <mo stretchy="false">˙</mo>
                          </mover>
                          <mo stretchy="false">−</mo>
                          <msub>
                            <mi>C</mi>
                            <mi mathvariant="normal">Ψ</mi>
                          </msub>
                        </mrow>
                        <mrow>
                          <mi mathvariant="normal">ξ</mi>
                          <mo stretchy="false">−</mo>
                          <msub>
                            <mi>K</mi>
                            <mi mathvariant="normal">Ψ</mi>
                          </msub>
                        </mrow>
                        <mrow>
                          <mi mathvariant="normal">η</mi>
                          <mo stretchy="false">−</mo>
                          <msubsup>
                            <mi>P</mi>
                            <mi mathvariant="normal">Ψ</mi>
                            <mi>T</mi>
                          </msubsup>
                        </mrow>
                        <mrow>
                          <mi>a</mi>
                          <mo stretchy="false">−</mo>
                          <mrow>
                            <mo fence="true" stretchy="false">(</mo>
                            <mrow>
                              <mrow>
                                <mrow>
                                  <msubsup>
                                    <mi>H</mi>
                                    <mi mathvariant="normal">Ψ</mi>
                                    <mi>T</mi>
                                  </msubsup>
                                  <mo stretchy="false">+</mo>
                                  <msup>
                                    <mi mathvariant="normal">η</mi>
                                    <mi>T</mi>
                                  </msup>
                                </mrow>
                                <msubsup>
                                  <mi>Q</mi>
                                  <mi mathvariant="normal">Ψ</mi>
                                  <mi>T</mi>
                                </msubsup>
                              </mrow>
                            </mrow>
                            <mo fence="true" stretchy="false">)</mo>
                          </mrow>
                        </mrow>
                        <mrow>
                          <mi mathvariant="normal">α</mi>
                          <mo stretchy="false">−</mo>
                          <mrow>
                            <mi mathvariant="normal">ω</mi>
                            <mo stretchy="false">⋅</mo>
                            <msub>
                              <mi>R</mi>
                              <mi mathvariant="normal">Ψ</mi>
                            </msub>
                            <mo stretchy="false">⋅</mo>
                            <mi mathvariant="normal">ω</mi>
                          </mrow>
                          <mo stretchy="false">−</mo>
                          <mrow>
                            <mi mathvariant="normal">ω</mi>
                            <mo stretchy="false">⋅</mo>
                            <msub>
                              <mi>S</mi>
                              <mi mathvariant="normal">Ψ</mi>
                            </msub>
                            <mo stretchy="false">⋅</mo>
                            <mi mathvariant="normal">ω</mi>
                          </mrow>
                        </mrow>
                        <mrow>
                          <mi mathvariant="normal">η</mi>
                          <mo stretchy="false">−</mo>
                          <mn>2</mn>
                        </mrow>
                        <msup>
                          <mi mathvariant="normal">ξ</mi>
                          <mi>T</mi>
                        </msup>
                        <msubsup>
                          <mi>Q</mi>
                          <mi mathvariant="normal">Ψ</mi>
                          <mi>T</mi>
                        </msubsup>
                        <mi mathvariant="normal">ω</mi>
                      </mrow>
                    </mtd>
                  </mtr>
                </mtable>
              </mrow>
              <mo fence="true" stretchy="true">}</mo>
            </mrow>
            <mo stretchy="false">=</mo>
            <mn>0</mn>
          </mrow>
        </mtd>
      </mtr>
    </mtable>
    <annotation encoding="StarMath 5.0">left [ stack{%OMEGA^T_u # %OMEGA^T_%xi} right ] left lbrace {T - left [ J %alpha + %omega times J %omega + (c + P_%psi %eta) times a + (H_%psi+Q_%PSI %eta) dot{%xi} right ]} right rbrace "+" newline
left [ stack{V^T_u # V^T_%xi} right ] left lbrace {F - left [ ma + %alpha times (c + P_%psi %eta) + %omega times (%omega times (c + P_%psi %eta)) + P_%psi dot{%xi} + 2 %omega times P_%psi %xi right ]} right rbrace "+" newline
left lbrace stack{0 # breve{F} + breve{T} - M_%PSI dot{%xi} - C_%PSI %xi - K_%PSI %eta - P^T_%PSI a - (H^T_%PSI+%eta^T Q_%PSI^T) %alpha - %omega cdot R_%PSI cdot %omega - %omega cdot S_%PSI cdot %omega %eta -2 %xi^T Q_%PSI^T %omega} right rbrace = 0</annotation>
  </semantics>
</math>
</file>

<file path=Object 53/content.xml><?xml version="1.0" encoding="utf-8"?>
<!DOCTYPE math  PUBLIC '-//OpenOffice.org//DTD Modified W3C MathML 1.01//EN'  'math.dtd'>
<math:math xmlns:math="http://www.w3.org/1998/Math/MathML">
  <math:semantics>
    <math:mrow>
      <math:mrow>
        <math:msub>
          <math:mi>M</math:mi>
          <math:mo math:stretchy="false">Ψ</math:mo>
        </math:msub>
        <math:mo math:stretchy="false">=</math:mo>
        <math:mi>U</math:mi>
      </math:mrow>
      <math:mi>,</math:mi>
      <math:mi/>
      <math:mrow>
        <math:msub>
          <math:mi>K</math:mi>
          <math:mo math:stretchy="false">Ψ</math:mo>
        </math:msub>
        <math:mo math:stretchy="false">=</math:mo>
        <math:mfenced math:open="[" math:close="]">
          <math:mtable>
            <math:mtr>
              <math:mtd>
                <math:mo math:stretchy="false">⋱</math:mo>
              </math:mtd>
              <math:mtd>
                <math:mi/>
              </math:mtd>
              <math:mtd>
                <math:mi/>
              </math:mtd>
            </math:mtr>
            <math:mtr>
              <math:mtd>
                <math:mi/>
              </math:mtd>
              <math:mtd>
                <math:msubsup>
                  <math:mo math:stretchy="false">ω</math:mo>
                  <math:mo math:stretchy="false">Ψ</math:mo>
                  <math:mn>2</math:mn>
                </math:msubsup>
              </math:mtd>
              <math:mtd>
                <math:mi/>
              </math:mtd>
            </math:mtr>
            <math:mtr>
              <math:mtd>
                <math:mi/>
              </math:mtd>
              <math:mtd>
                <math:mi/>
              </math:mtd>
              <math:mtd>
                <math:mo math:stretchy="false">⋱</math:mo>
              </math:mtd>
            </math:mtr>
          </math:mtable>
        </math:mfenced>
      </math:mrow>
    </math:mrow>
    <math:annotation math:encoding="StarMath 5.0">M_%PSI = U, ~~~ K_%PSI = left [ matrix{dotsdown #~#~##~#%omega^2_%PSI#~##~#~#dotsdown} right ]</math:annotation>
  </math:semantics>
</math:math>
</file>

<file path=Object 54/content.xml><?xml version="1.0" encoding="utf-8"?>
<!DOCTYPE math  PUBLIC '-//OpenOffice.org//DTD Modified W3C MathML 1.01//EN'  'math.dtd'>
<math:math xmlns:math="http://www.w3.org/1998/Math/MathML">
  <math:semantics>
    <math:msub>
      <math:mi>K</math:mi>
      <math:mo math:stretchy="false">Ψ</math:mo>
    </math:msub>
    <math:annotation math:encoding="StarMath 5.0">K_%PSI</math:annotation>
  </math:semantics>
</math:math>
</file>

<file path=Object 55/content.xml><?xml version="1.0" encoding="utf-8"?>
<!DOCTYPE math  PUBLIC '-//OpenOffice.org//DTD Modified W3C MathML 1.01//EN'  'math.dtd'>
<math:math xmlns:math="http://www.w3.org/1998/Math/MathML">
  <math:semantics>
    <math:mrow>
      <math:mtext>Substitute </math:mtext>
      <math:mrow>
        <math:mo math:stretchy="false">α</math:mo>
        <math:mo math:stretchy="false">=</math:mo>
        <math:msub>
          <math:mo math:stretchy="false">Ω</math:mo>
          <math:mi>u</math:mi>
        </math:msub>
      </math:mrow>
      <math:mrow>
        <math:mover math:accent="true">
          <math:mi>u</math:mi>
          <math:mo math:stretchy="false">˙</math:mo>
        </math:mover>
        <math:mo math:stretchy="false">+</math:mo>
        <math:msub>
          <math:mo math:stretchy="false">Ω</math:mo>
          <math:mo math:stretchy="false">ξ</math:mo>
        </math:msub>
      </math:mrow>
      <math:mrow>
        <math:mover math:accent="true">
          <math:mo math:stretchy="false">ξ</math:mo>
          <math:mo math:stretchy="false">˙</math:mo>
        </math:mover>
        <math:mo math:stretchy="false">+</math:mo>
        <math:msub>
          <math:mo math:stretchy="false">α</math:mo>
          <math:mi>r</math:mi>
        </math:msub>
      </math:mrow>
      <math:mi>,</math:mi>
      <math:mi/>
      <math:mrow>
        <math:mi>a</math:mi>
        <math:mo math:stretchy="false">=</math:mo>
        <math:msub>
          <math:mo math:stretchy="false">V</math:mo>
          <math:mi>u</math:mi>
        </math:msub>
      </math:mrow>
      <math:mrow>
        <math:mover math:accent="true">
          <math:mi>u</math:mi>
          <math:mo math:stretchy="false">˙</math:mo>
        </math:mover>
        <math:mo math:stretchy="false">+</math:mo>
        <math:msub>
          <math:mi>V</math:mi>
          <math:mo math:stretchy="false">ξ</math:mo>
        </math:msub>
      </math:mrow>
      <math:mrow>
        <math:mover math:accent="true">
          <math:mo math:stretchy="false">ξ</math:mo>
          <math:mo math:stretchy="false">˙</math:mo>
        </math:mover>
        <math:mo math:stretchy="false">+</math:mo>
        <math:msub>
          <math:mi>a</math:mi>
          <math:mi>r</math:mi>
        </math:msub>
      </math:mrow>
      <math:mtext> into equations of motion,</math:mtext>
    </math:mrow>
    <math:annotation math:encoding="StarMath 5.0">"Substitute " %alpha = %OMEGA_u dot{u} + %OMEGA_%xi dot{%xi} + %alpha_r,~a = %V_u dot{u} + V_%xi dot{%xi} + a_r " into equations of motion,"</math:annotation>
  </math:semantics>
</math:math>
</file>

<file path=Object 56/content.xml><?xml version="1.0" encoding="utf-8"?>
<!DOCTYPE math  PUBLIC '-//OpenOffice.org//DTD Modified W3C MathML 1.01//EN'  'math.dtd'>
<math:math xmlns:math="http://www.w3.org/1998/Math/MathML">
  <math:semantics>
    <math:mrow>
      <math:mtext>and group terms on </math:mtext>
      <math:mover math:accent="true">
        <math:mi>u</math:mi>
        <math:mo math:stretchy="false">˙</math:mo>
      </math:mover>
      <math:mi>,</math:mi>
      <math:mover math:accent="true">
        <math:mo math:stretchy="false">ξ</math:mo>
        <math:mo math:stretchy="false">˙</math:mo>
      </math:mover>
      <math:mi math:fontstyle="normal">:</math:mi>
    </math:mrow>
    <math:annotation math:encoding="StarMath 5.0">"and group terms on "dot{u}, dot{%xi}:</math:annotation>
  </math:semantics>
</math:math>
</file>

<file path=Object 57/content.xml><?xml version="1.0" encoding="utf-8"?>
<math xmlns="http://www.w3.org/1998/Math/MathML">
  <semantics>
    <mtable>
      <mtr>
        <mtd>
          <mtext>We have expressed linear and angular accelerations as:</mtext>
        </mtd>
      </mtr>
      <mtr>
        <mtd>
          <mrow>
            <mrow>
              <mi>a</mi>
              <mi mathvariant="normal">=</mi>
              <msub>
                <mi>V</mi>
                <mi>u</mi>
              </msub>
            </mrow>
            <mrow>
              <mover accent="true">
                <mi>u</mi>
                <mi mathvariant="normal">˙</mi>
              </mover>
              <mo stretchy="false">+</mo>
              <msub>
                <mi>V</mi>
                <mo stretchy="false">ξ</mo>
              </msub>
            </mrow>
            <mrow>
              <mover accent="true">
                <mo stretchy="false">ξ</mo>
                <mi mathvariant="normal">˙</mi>
              </mover>
              <mo stretchy="false">+</mo>
              <msub>
                <mi>a</mi>
                <mi>r</mi>
              </msub>
            </mrow>
          </mrow>
        </mtd>
      </mtr>
      <mtr>
        <mtd>
          <mrow>
            <mrow>
              <mo stretchy="false">α</mo>
              <mi mathvariant="normal">=</mi>
              <msub>
                <mo stretchy="false">Ω</mo>
                <mi>u</mi>
              </msub>
            </mrow>
            <mrow>
              <mover accent="true">
                <mi>u</mi>
                <mi mathvariant="normal">˙</mi>
              </mover>
              <mo stretchy="false">+</mo>
              <msub>
                <mo stretchy="false">Ω</mo>
                <mo stretchy="false">ξ</mo>
              </msub>
            </mrow>
            <mrow>
              <mover accent="true">
                <mo stretchy="false">ξ</mo>
                <mi mathvariant="normal">˙</mi>
              </mover>
              <mo stretchy="false">+</mo>
              <msub>
                <mo stretchy="false">α</mo>
                <mi>r</mi>
              </msub>
            </mrow>
          </mrow>
        </mtd>
      </mtr>
      <mtr>
        <mtd>
          <mrow>
            <mtext>where </mtext>
            <msub>
              <mi>a</mi>
              <mi>r</mi>
            </msub>
            <mtext> and </mtext>
            <msub>
              <mo stretchy="false">α</mo>
              <mi>r</mi>
            </msub>
            <mtext> simply denote whatever terms in </mtext>
            <mi/>
            <mi>a</mi>
            <mtext> and </mtext>
            <mo stretchy="false">α</mo>
            <mtext> do not depend on </mtext>
            <mi/>
            <mover accent="true">
              <mi>u</mi>
              <mi mathvariant="normal">˙</mi>
            </mover>
            <mtext> and </mtext>
            <mover accent="true">
              <mo stretchy="false">ξ</mo>
              <mi mathvariant="normal">˙</mi>
            </mover>
            <mi>.</mi>
          </mrow>
        </mtd>
      </mtr>
      <mtr>
        <mtd>
          <mtext>For lack of a better term, we call these the remainder accelerations.</mtext>
        </mtd>
      </mtr>
      <mtr>
        <mtd/>
      </mtr>
      <mtr>
        <mtd>
          <mrow>
            <mtext>Consider an inner body, </mtext>
            <mi/>
            <msub>
              <mi>B</mi>
              <mi>i</mi>
            </msub>
            <mtext>, and an outer body, </mtext>
            <mi/>
            <msub>
              <mi>B</mi>
              <mi>o</mi>
            </msub>
            <mtext>, connected by joint </mtext>
            <mi/>
            <msub>
              <mi>G</mi>
              <mi>k</mi>
            </msub>
            <mtext>.</mtext>
          </mrow>
        </mtd>
      </mtr>
      <mtr>
        <mtd>
          <mtext>We may write the recursive expressions:</mtext>
        </mtd>
      </mtr>
      <mtr>
        <mtd/>
      </mtr>
      <mtr>
        <mtd>
          <mrow>
            <mrow>
              <msub>
                <mo stretchy="false">α</mo>
                <mi mathvariant="italic">ro</mi>
              </msub>
              <mi mathvariant="normal">=</mi>
              <mrow>
                <msub>
                  <mo stretchy="false">α</mo>
                  <mi mathvariant="italic">ri</mi>
                </msub>
                <mo stretchy="false">+</mo>
                <msub>
                  <mover accent="true">
                    <mo stretchy="false">Γ</mo>
                    <mi mathvariant="normal">˙</mi>
                  </mover>
                  <mi>k</mi>
                </msub>
              </mrow>
            </mrow>
            <mrow>
              <msub>
                <mo stretchy="false">σ</mo>
                <mi>k</mi>
              </msub>
              <mo stretchy="false">+</mo>
              <mrow>
                <msub>
                  <mo stretchy="false">ω</mo>
                  <mi>o</mi>
                </msub>
                <mi mathvariant="normal">×</mi>
                <msub>
                  <mo stretchy="false">Γ</mo>
                  <mi>k</mi>
                </msub>
              </mrow>
            </mrow>
            <mrow>
              <msub>
                <mo stretchy="false">σ</mo>
                <mi>k</mi>
              </msub>
              <mo stretchy="false">+</mo>
              <mrow>
                <msub>
                  <mo stretchy="false">ω</mo>
                  <mi>i</mi>
                </msub>
                <mi mathvariant="normal">×</mi>
                <msub>
                  <mo stretchy="false">Θ</mo>
                  <mi mathvariant="italic">ik</mi>
                </msub>
              </mrow>
            </mrow>
            <mrow>
              <msub>
                <mo stretchy="false">ξ</mo>
                <mi>i</mi>
              </msub>
              <mi mathvariant="normal">−</mi>
              <mrow>
                <msub>
                  <mo stretchy="false">ω</mo>
                  <mi>o</mi>
                </msub>
                <mi mathvariant="normal">×</mi>
                <msub>
                  <mo stretchy="false">Θ</mo>
                  <mi mathvariant="italic">ok</mi>
                </msub>
              </mrow>
            </mrow>
            <msub>
              <mo stretchy="false">ξ</mo>
              <mi>o</mi>
            </msub>
          </mrow>
        </mtd>
      </mtr>
      <mtr>
        <mtd>
          <mrow>
            <mrow>
              <msub>
                <mi>a</mi>
                <mi mathvariant="italic">ro</mi>
              </msub>
              <mi mathvariant="normal">=</mi>
              <mrow>
                <mrow>
                  <mrow>
                    <mrow>
                      <mrow>
                        <msub>
                          <mi>a</mi>
                          <mi mathvariant="italic">ri</mi>
                        </msub>
                        <mo stretchy="false">+</mo>
                        <mrow>
                          <msub>
                            <mo stretchy="false">ω</mo>
                            <mi>i</mi>
                          </msub>
                          <mi mathvariant="normal">×</mi>
                          <mrow>
                            <mo stretchy="false">(</mo>
                            <mrow>
                              <msub>
                                <mo stretchy="false">ω</mo>
                                <mi>i</mi>
                              </msub>
                              <mi mathvariant="normal">×</mi>
                              <msub>
                                <mover accent="true">
                                  <mi>r</mi>
                                  <mo stretchy="false">˘</mo>
                                </mover>
                                <mi mathvariant="italic">ik</mi>
                              </msub>
                            </mrow>
                            <mo stretchy="false">)</mo>
                          </mrow>
                        </mrow>
                      </mrow>
                      <mi mathvariant="normal">−</mi>
                      <mrow>
                        <msub>
                          <mo stretchy="false">ω</mo>
                          <mi>o</mi>
                        </msub>
                        <mi mathvariant="normal">×</mi>
                        <mrow>
                          <mo stretchy="false">(</mo>
                          <mrow>
                            <msub>
                              <mo stretchy="false">ω</mo>
                              <mi>o</mi>
                            </msub>
                            <mi mathvariant="normal">×</mi>
                            <msub>
                              <mover accent="true">
                                <mi>r</mi>
                                <mo stretchy="false">˘</mo>
                              </mover>
                              <mi mathvariant="italic">ok</mi>
                            </msub>
                          </mrow>
                          <mo stretchy="false">)</mo>
                        </mrow>
                      </mrow>
                    </mrow>
                    <mo stretchy="false">+</mo>
                    <mrow>
                      <msub>
                        <mo stretchy="false">α</mo>
                        <mi mathvariant="italic">ri</mi>
                      </msub>
                      <mi mathvariant="normal">×</mi>
                      <msub>
                        <mover accent="true">
                          <mi>r</mi>
                          <mo stretchy="false">˘</mo>
                        </mover>
                        <mi mathvariant="italic">ik</mi>
                      </msub>
                    </mrow>
                  </mrow>
                  <mi mathvariant="normal">−</mi>
                  <mrow>
                    <msub>
                      <mo stretchy="false">α</mo>
                      <mi mathvariant="italic">ro</mi>
                    </msub>
                    <mi mathvariant="normal">×</mi>
                    <msub>
                      <mover accent="true">
                        <mi>r</mi>
                        <mo stretchy="false">˘</mo>
                      </mover>
                      <mi mathvariant="italic">ok</mi>
                    </msub>
                  </mrow>
                </mrow>
                <mo stretchy="false">+</mo>
                <mn>2</mn>
              </mrow>
            </mrow>
            <mrow>
              <mo stretchy="false">(</mo>
              <mrow>
                <mrow>
                  <msub>
                    <mo stretchy="false">ω</mo>
                    <mi>i</mi>
                  </msub>
                  <mi mathvariant="normal">×</mi>
                  <msub>
                    <mo stretchy="false">Ψ</mo>
                    <mi mathvariant="italic">ik</mi>
                  </msub>
                </mrow>
                <mrow>
                  <msub>
                    <mo stretchy="false">ξ</mo>
                    <mi>i</mi>
                  </msub>
                  <mi mathvariant="normal">−</mi>
                  <mrow>
                    <msub>
                      <mo stretchy="false">ω</mo>
                      <mi>o</mi>
                    </msub>
                    <mi mathvariant="normal">×</mi>
                    <msub>
                      <mo stretchy="false">Ψ</mo>
                      <mi mathvariant="italic">ok</mi>
                    </msub>
                  </mrow>
                </mrow>
                <msub>
                  <mo stretchy="false">ξ</mo>
                  <mi>o</mi>
                </msub>
              </mrow>
              <mo stretchy="false">)</mo>
            </mrow>
          </mrow>
        </mtd>
      </mtr>
    </mtable>
    <annotation encoding="StarMath 5.0">"We have expressed linear and angular accelerations as:" newline
a = %V_u dot{u} + %V_%xi dot{%xi} + a_r newline
%alpha = %OMEGA_u dot{u} + %OMEGA_%xi dot{%xi} + %alpha_r newline
"where " a_r " and " %alpha_r " simply denote whatever terms in "` a " and "%alpha" do not depend on "` dot{u} " and " dot{%xi}. newline
"For lack of a better term, we call these the remainder accelerations." newline newline
"Consider an inner body, "`B_i", and an outer body, "`B_o", connected by joint "`G_k"." newline
"We may write the recursive expressions:" newline newline
%alpha_ro = %alpha_ri + {dot{%GAMMA}}_k %sigma_k + %omega_o times %GAMMA_k %sigma_k + %omega_i times %THETA_ik %xi_i - %omega_o times %THETA_ok %xi_o newline
a_ro = a_ri + %omega_i times (%omega_i times {breve{r}}_ik) - %omega_o times (%omega_o times {breve{r}}_ok) + %alpha_ri times {breve{r}}_ik - %alpha_ro times {breve{r}}_ok + 2(%omega_i times %PSI_ik %xi_i - %omega_o times %PSI_ok %xi_o)
</annotation>
  </semantics>
</math>
</file>

<file path=Object 58/content.xml><?xml version="1.0" encoding="utf-8"?>
<math xmlns="http://www.w3.org/1998/Math/MathML" display="block">
  <semantics>
    <mtable>
      <mtr>
        <mtd>
          <mtext>Let</mtext>
        </mtd>
      </mtr>
      <mtr>
        <mtd columnalign="left">
          <mrow>
            <mrow>
              <msub>
                <mi>Z</mi>
                <mn>1</mn>
              </msub>
              <mo stretchy="false">=</mo>
              <mi>J</mi>
            </mrow>
            <mrow>
              <msub>
                <mi mathvariant="normal">Ω</mi>
                <mi>u</mi>
              </msub>
              <mo stretchy="false">+</mo>
              <mrow>
                <mrow>
                  <mo fence="true" stretchy="false">(</mo>
                  <mrow>
                    <mrow>
                      <mrow>
                        <mi>c</mi>
                        <mo stretchy="false">+</mo>
                        <msub>
                          <mi>P</mi>
                          <mi mathvariant="normal">Ψ</mi>
                        </msub>
                      </mrow>
                      <mi mathvariant="normal">η</mi>
                    </mrow>
                  </mrow>
                  <mo fence="true" stretchy="false">)</mo>
                </mrow>
                <mo stretchy="false">×</mo>
                <msub>
                  <mi>V</mi>
                  <mi>u</mi>
                </msub>
              </mrow>
            </mrow>
          </mrow>
        </mtd>
      </mtr>
      <mtr>
        <mtd columnalign="left">
          <mrow>
            <mrow>
              <msub>
                <mi>Z</mi>
                <mn>2</mn>
              </msub>
              <mo stretchy="false">=</mo>
              <mi>m</mi>
            </mrow>
            <mrow>
              <msub>
                <mi>V</mi>
                <mi>u</mi>
              </msub>
              <mo stretchy="false">−</mo>
              <mrow>
                <mrow>
                  <mo fence="true" stretchy="false">(</mo>
                  <mrow>
                    <mrow>
                      <mrow>
                        <mi>c</mi>
                        <mo stretchy="false">+</mo>
                        <msub>
                          <mi>P</mi>
                          <mi mathvariant="normal">Ψ</mi>
                        </msub>
                      </mrow>
                      <mi mathvariant="normal">η</mi>
                    </mrow>
                  </mrow>
                  <mo fence="true" stretchy="false">)</mo>
                </mrow>
                <mo stretchy="false">×</mo>
                <msub>
                  <mi mathvariant="normal">Ω</mi>
                  <mi>u</mi>
                </msub>
              </mrow>
            </mrow>
          </mrow>
        </mtd>
      </mtr>
      <mtr>
        <mtd columnalign="left">
          <mrow>
            <mrow>
              <msub>
                <mi>Z</mi>
                <mn>3</mn>
              </msub>
              <mo stretchy="false">=</mo>
              <mi>J</mi>
            </mrow>
            <mrow>
              <msub>
                <mi mathvariant="normal">Ω</mi>
                <mi mathvariant="normal">ξ</mi>
              </msub>
              <mo stretchy="false">+</mo>
              <mrow>
                <mrow>
                  <mo fence="true" stretchy="false">(</mo>
                  <mrow>
                    <mrow>
                      <mrow>
                        <mi>c</mi>
                        <mo stretchy="false">+</mo>
                        <msub>
                          <mi>P</mi>
                          <mi mathvariant="normal">Ψ</mi>
                        </msub>
                      </mrow>
                      <mi mathvariant="normal">η</mi>
                    </mrow>
                  </mrow>
                  <mo fence="true" stretchy="false">)</mo>
                </mrow>
                <mo stretchy="false">×</mo>
                <msub>
                  <mi>V</mi>
                  <mi mathvariant="normal">ξ</mi>
                </msub>
              </mrow>
              <mo stretchy="false">+</mo>
              <mrow>
                <mo fence="true" stretchy="false">(</mo>
                <mrow>
                  <mrow>
                    <mrow>
                      <msub>
                        <mi>H</mi>
                        <mi mathvariant="normal">Ψ</mi>
                      </msub>
                      <mo stretchy="false">+</mo>
                      <msub>
                        <mi>Q</mi>
                        <mi mathvariant="normal">Ψ</mi>
                      </msub>
                    </mrow>
                    <mi mathvariant="normal">η</mi>
                  </mrow>
                </mrow>
                <mo fence="true" stretchy="false">)</mo>
              </mrow>
            </mrow>
          </mrow>
        </mtd>
      </mtr>
      <mtr>
        <mtd columnalign="left">
          <mrow>
            <mrow>
              <msub>
                <mi>Z</mi>
                <mn>4</mn>
              </msub>
              <mo stretchy="false">=</mo>
              <mi>m</mi>
            </mrow>
            <mrow>
              <msub>
                <mi>V</mi>
                <mi mathvariant="normal">ξ</mi>
              </msub>
              <mo stretchy="false">−</mo>
              <mrow>
                <mrow>
                  <mo fence="true" stretchy="false">(</mo>
                  <mrow>
                    <mrow>
                      <mrow>
                        <mi>c</mi>
                        <mo stretchy="false">+</mo>
                        <msub>
                          <mi>P</mi>
                          <mi mathvariant="normal">Ψ</mi>
                        </msub>
                      </mrow>
                      <mi mathvariant="normal">η</mi>
                    </mrow>
                  </mrow>
                  <mo fence="true" stretchy="false">)</mo>
                </mrow>
                <mo stretchy="false">×</mo>
                <msub>
                  <mi mathvariant="normal">Ω</mi>
                  <mi mathvariant="normal">ξ</mi>
                </msub>
              </mrow>
              <mo stretchy="false">+</mo>
              <msub>
                <mi>P</mi>
                <mi mathvariant="normal">Ψ</mi>
              </msub>
            </mrow>
          </mrow>
        </mtd>
      </mtr>
      <mtr>
        <mtd columnalign="left">
          <mrow>
            <mrow>
              <msub>
                <mi>Z</mi>
                <mn>5</mn>
              </msub>
              <mo stretchy="false">=</mo>
              <mrow>
                <mi>T</mi>
                <mo stretchy="false">−</mo>
                <mi>J</mi>
              </mrow>
            </mrow>
            <mrow>
              <msub>
                <mi mathvariant="normal">α</mi>
                <mi>r</mi>
              </msub>
              <mo stretchy="false">−</mo>
              <mrow>
                <mi mathvariant="normal">ω</mi>
                <mo stretchy="false">×</mo>
                <mi>J</mi>
              </mrow>
            </mrow>
            <mrow>
              <mi mathvariant="normal">ω</mi>
              <mo stretchy="false">−</mo>
              <mrow>
                <mrow>
                  <mo fence="true" stretchy="false">(</mo>
                  <mrow>
                    <mrow>
                      <mrow>
                        <mi>c</mi>
                        <mo stretchy="false">+</mo>
                        <msub>
                          <mi>P</mi>
                          <mi mathvariant="normal">Ψ</mi>
                        </msub>
                      </mrow>
                      <mi mathvariant="normal">η</mi>
                    </mrow>
                  </mrow>
                  <mo fence="true" stretchy="false">)</mo>
                </mrow>
                <mo stretchy="false">×</mo>
                <msub>
                  <mi>a</mi>
                  <mi>r</mi>
                </msub>
              </mrow>
            </mrow>
          </mrow>
        </mtd>
      </mtr>
      <mtr>
        <mtd columnalign="left">
          <mrow>
            <mrow>
              <msub>
                <mi>Z</mi>
                <mn>6</mn>
              </msub>
              <mo stretchy="false">=</mo>
              <mrow>
                <mi>F</mi>
                <mo stretchy="false">−</mo>
                <mi>m</mi>
              </mrow>
            </mrow>
            <mrow>
              <msub>
                <mi>a</mi>
                <mi>r</mi>
              </msub>
              <mo stretchy="false">−</mo>
              <mrow>
                <msub>
                  <mi mathvariant="normal">α</mi>
                  <mi>r</mi>
                </msub>
                <mo stretchy="false">×</mo>
                <mrow>
                  <mo fence="true" stretchy="false">(</mo>
                  <mrow>
                    <mrow>
                      <mrow>
                        <mi>c</mi>
                        <mo stretchy="false">+</mo>
                        <msub>
                          <mi>P</mi>
                          <mi mathvariant="normal">Ψ</mi>
                        </msub>
                      </mrow>
                      <mi mathvariant="normal">η</mi>
                    </mrow>
                  </mrow>
                  <mo fence="true" stretchy="false">)</mo>
                </mrow>
              </mrow>
              <mo stretchy="false">−</mo>
              <mrow>
                <mi mathvariant="normal">ω</mi>
                <mo stretchy="false">×</mo>
                <mrow>
                  <mo fence="true" stretchy="true">[</mo>
                  <mrow>
                    <mrow>
                      <mi mathvariant="normal">ω</mi>
                      <mo stretchy="false">×</mo>
                      <mrow>
                        <mo fence="true" stretchy="false">(</mo>
                        <mrow>
                          <mrow>
                            <mrow>
                              <mi>c</mi>
                              <mo stretchy="false">+</mo>
                              <msub>
                                <mi>P</mi>
                                <mi mathvariant="normal">Ψ</mi>
                              </msub>
                            </mrow>
                            <mi mathvariant="normal">η</mi>
                          </mrow>
                        </mrow>
                        <mo fence="true" stretchy="false">)</mo>
                      </mrow>
                    </mrow>
                  </mrow>
                  <mo fence="true" stretchy="true">]</mo>
                </mrow>
              </mrow>
              <mo stretchy="false">−</mo>
              <mn>2</mn>
            </mrow>
            <mrow>
              <mi mathvariant="normal">ω</mi>
              <mo stretchy="false">×</mo>
              <msub>
                <mi>P</mi>
                <mi mathvariant="normal">Ψ</mi>
              </msub>
            </mrow>
            <mi mathvariant="normal">η</mi>
          </mrow>
        </mtd>
      </mtr>
    </mtable>
    <annotation encoding="StarMath 5.0">"Let" newline
alignl Z_1 = J %OMEGA_u + (c+P_%PSI %eta) times V_u newline
alignl Z_2 = m V_u - (c+P_%PSI %eta) times %OMEGA_u newline
alignl Z_3 = J %OMEGA_%xi + (c+P_%PSI %eta) times V_%xi + (H_%PSI + Q_%PSI %eta) newline
alignl Z_4 = m V_%xi - (c+P_%PSI %eta) times %OMEGA_%xi + P_%PSI newline
alignl Z_5 = T-J %alpha_r - %omega times J %omega - (c+P_%PSI %eta) times a_r  newline
alignl Z_6 = F - m a_r - %alpha_r times (c+P_%PSI %eta) - %omega times left [ %omega times (c+P_%PSI %eta) right ] - 2 %omega times P_%PSI %eta</annotation>
  </semantics>
</math>
</file>

<file path=Object 59/content.xml><?xml version="1.0" encoding="utf-8"?>
<math xmlns="http://www.w3.org/1998/Math/MathML">
  <semantics>
    <mtable>
      <mtr>
        <mtd>
          <mtext>Then </mtext>
        </mtd>
      </mtr>
      <mtr>
        <mtd/>
      </mtr>
      <mtr>
        <mtd>
          <mrow>
            <mfenced open="[" close="]">
              <mtable>
                <mtr>
                  <mtd>
                    <mrow>
                      <msubsup>
                        <mo stretchy="false">Ω</mo>
                        <mi>u</mi>
                        <mi>T</mi>
                      </msubsup>
                      <mrow>
                        <msub>
                          <mi>Z</mi>
                          <mn>1</mn>
                        </msub>
                        <mo stretchy="false">+</mo>
                        <msubsup>
                          <mi>V</mi>
                          <mi>u</mi>
                          <mi>T</mi>
                        </msubsup>
                      </mrow>
                      <msub>
                        <mi>Z</mi>
                        <mn>2</mn>
                      </msub>
                    </mrow>
                  </mtd>
                  <mtd>
                    <mrow>
                      <msubsup>
                        <mo stretchy="false">Ω</mo>
                        <mi>u</mi>
                        <mi>T</mi>
                      </msubsup>
                      <mrow>
                        <msub>
                          <mi>Z</mi>
                          <mn>3</mn>
                        </msub>
                        <mo stretchy="false">+</mo>
                        <msubsup>
                          <mi>V</mi>
                          <mi>u</mi>
                          <mi>T</mi>
                        </msubsup>
                      </mrow>
                      <msub>
                        <mi>Z</mi>
                        <mn>4</mn>
                      </msub>
                    </mrow>
                  </mtd>
                </mtr>
                <mtr>
                  <mtd>
                    <mrow>
                      <msubsup>
                        <mo stretchy="false">Ω</mo>
                        <mo stretchy="false">ξ</mo>
                        <mi>T</mi>
                      </msubsup>
                      <mrow>
                        <msub>
                          <mi>Z</mi>
                          <mn>1</mn>
                        </msub>
                        <mo stretchy="false">+</mo>
                        <msubsup>
                          <mi>V</mi>
                          <mo stretchy="false">ξ</mo>
                          <mi>T</mi>
                        </msubsup>
                      </mrow>
                      <mrow>
                        <msub>
                          <mi>Z</mi>
                          <mn>2</mn>
                        </msub>
                        <mo stretchy="false">+</mo>
                        <msubsup>
                          <mi>P</mi>
                          <mo stretchy="false">Ψ</mo>
                          <mi>T</mi>
                        </msubsup>
                      </mrow>
                      <mrow>
                        <msub>
                          <mi>V</mi>
                          <mi>u</mi>
                        </msub>
                        <mo stretchy="false">+</mo>
                        <mrow>
                          <mo stretchy="false">(</mo>
                          <mrow>
                            <mrow>
                              <msubsup>
                                <mi>H</mi>
                                <mo stretchy="false">Ψ</mo>
                                <mi>T</mi>
                              </msubsup>
                              <mo stretchy="false">+</mo>
                              <msup>
                                <mo stretchy="false">η</mo>
                                <mi>T</mi>
                              </msup>
                            </mrow>
                            <msubsup>
                              <mi>Q</mi>
                              <mo stretchy="false">Ψ</mo>
                              <mi>T</mi>
                            </msubsup>
                          </mrow>
                          <mo stretchy="false">)</mo>
                        </mrow>
                      </mrow>
                      <msub>
                        <mo stretchy="false">Ω</mo>
                        <mi>u</mi>
                      </msub>
                    </mrow>
                  </mtd>
                  <mtd>
                    <mrow>
                      <msubsup>
                        <mo stretchy="false">Ω</mo>
                        <mo stretchy="false">ξ</mo>
                        <mi>T</mi>
                      </msubsup>
                      <mrow>
                        <msub>
                          <mi>Z</mi>
                          <mn>3</mn>
                        </msub>
                        <mo stretchy="false">+</mo>
                        <msubsup>
                          <mi>V</mi>
                          <mo stretchy="false">ξ</mo>
                          <mi>T</mi>
                        </msubsup>
                      </mrow>
                      <mrow>
                        <mrow>
                          <msub>
                            <mi>Z</mi>
                            <mn>4</mn>
                          </msub>
                          <mo stretchy="false">+</mo>
                          <msub>
                            <mi>M</mi>
                            <mo stretchy="false">Ψ</mo>
                          </msub>
                        </mrow>
                        <mo stretchy="false">+</mo>
                        <msubsup>
                          <mi>P</mi>
                          <mo stretchy="false">Ψ</mo>
                          <mi>T</mi>
                        </msubsup>
                      </mrow>
                      <mrow>
                        <msub>
                          <mi>V</mi>
                          <mo stretchy="false">ξ</mo>
                        </msub>
                        <mo stretchy="false">+</mo>
                        <mrow>
                          <mo stretchy="false">(</mo>
                          <mrow>
                            <mrow>
                              <msubsup>
                                <mi>H</mi>
                                <mo stretchy="false">Ψ</mo>
                                <mi>T</mi>
                              </msubsup>
                              <mo stretchy="false">+</mo>
                              <msup>
                                <mo stretchy="false">η</mo>
                                <mi>T</mi>
                              </msup>
                            </mrow>
                            <msubsup>
                              <mi>Q</mi>
                              <mo stretchy="false">Ψ</mo>
                              <mi>T</mi>
                            </msubsup>
                          </mrow>
                          <mo stretchy="false">)</mo>
                        </mrow>
                      </mrow>
                      <msub>
                        <mo stretchy="false">Ω</mo>
                        <mo stretchy="false">ξ</mo>
                      </msub>
                    </mrow>
                  </mtd>
                </mtr>
              </mtable>
            </mfenced>
            <mrow>
              <mfenced open="{" close="}">
                <mtable>
                  <mtr>
                    <mtd>
                      <mover accent="true">
                        <mi>u</mi>
                        <mi mathvariant="normal">˙</mi>
                      </mover>
                    </mtd>
                  </mtr>
                  <mtr>
                    <mtd>
                      <mover accent="true">
                        <mo stretchy="false">ξ</mo>
                        <mi mathvariant="normal">˙</mi>
                      </mover>
                    </mtd>
                  </mtr>
                </mtable>
              </mfenced>
              <mi mathvariant="normal">=</mi>
              <mi/>
            </mrow>
          </mrow>
        </mtd>
      </mtr>
      <mtr>
        <mtd/>
      </mtr>
      <mtr>
        <mtd>
          <mfenced open="{" close="}">
            <mtable>
              <mtr>
                <mtd>
                  <mrow>
                    <msubsup>
                      <mo stretchy="false">Ω</mo>
                      <mi>u</mi>
                      <mi>T</mi>
                    </msubsup>
                    <mrow>
                      <msub>
                        <mi>Z</mi>
                        <mn>5</mn>
                      </msub>
                      <mo stretchy="false">+</mo>
                      <msubsup>
                        <mi>V</mi>
                        <mi>u</mi>
                        <mi>T</mi>
                      </msubsup>
                    </mrow>
                    <msub>
                      <mi>Z</mi>
                      <mn>6</mn>
                    </msub>
                  </mrow>
                </mtd>
              </mtr>
              <mtr>
                <mtd>
                  <mrow>
                    <msubsup>
                      <mo stretchy="false">Ω</mo>
                      <mo stretchy="false">ξ</mo>
                      <mi>T</mi>
                    </msubsup>
                    <mrow>
                      <msub>
                        <mi>Z</mi>
                        <mn>5</mn>
                      </msub>
                      <mo stretchy="false">+</mo>
                      <msubsup>
                        <mi>V</mi>
                        <mo stretchy="false">ξ</mo>
                        <mi>T</mi>
                      </msubsup>
                    </mrow>
                    <mrow>
                      <mrow>
                        <mrow>
                          <msub>
                            <mi>Z</mi>
                            <mn>6</mn>
                          </msub>
                          <mo stretchy="false">+</mo>
                          <mover accent="true">
                            <mi>F</mi>
                            <mo stretchy="false">˘</mo>
                          </mover>
                        </mrow>
                        <mo stretchy="false">+</mo>
                        <mover accent="true">
                          <mi>T</mi>
                          <mo stretchy="false">˘</mo>
                        </mover>
                      </mrow>
                      <mi mathvariant="normal">−</mi>
                      <msub>
                        <mi>C</mi>
                        <mo stretchy="false">Ψ</mo>
                      </msub>
                    </mrow>
                    <mrow>
                      <mo stretchy="false">ξ</mo>
                      <mi mathvariant="normal">−</mi>
                      <msub>
                        <mi>K</mi>
                        <mo stretchy="false">Ψ</mo>
                      </msub>
                    </mrow>
                    <mrow>
                      <mo stretchy="false">η</mo>
                      <mi mathvariant="normal">−</mi>
                      <msubsup>
                        <mi>P</mi>
                        <mo stretchy="false">Ψ</mo>
                        <mi>T</mi>
                      </msubsup>
                    </mrow>
                    <mrow>
                      <msub>
                        <mi>a</mi>
                        <mi>r</mi>
                      </msub>
                      <mi mathvariant="normal">−</mi>
                      <mrow>
                        <mo stretchy="false">(</mo>
                        <mrow>
                          <mrow>
                            <msubsup>
                              <mi>H</mi>
                              <mo stretchy="false">Ψ</mo>
                              <mi>T</mi>
                            </msubsup>
                            <mo stretchy="false">+</mo>
                            <msup>
                              <mo stretchy="false">η</mo>
                              <mi>T</mi>
                            </msup>
                          </mrow>
                          <msubsup>
                            <mi>Q</mi>
                            <mo stretchy="false">Ψ</mo>
                            <mi>T</mi>
                          </msubsup>
                        </mrow>
                        <mo stretchy="false">)</mo>
                      </mrow>
                    </mrow>
                    <mrow>
                      <mrow>
                        <msub>
                          <mo stretchy="false">α</mo>
                          <mi>r</mi>
                        </msub>
                        <mi mathvariant="normal">−</mi>
                        <mrow>
                          <mrow>
                            <mo stretchy="false">ω</mo>
                            <mi mathvariant="normal">⋅</mi>
                            <msub>
                              <mi>R</mi>
                              <mo stretchy="false">Ψ</mo>
                            </msub>
                          </mrow>
                          <mi mathvariant="normal">⋅</mi>
                          <mo stretchy="false">ω</mo>
                        </mrow>
                      </mrow>
                      <mi mathvariant="normal">−</mi>
                      <mrow>
                        <mrow>
                          <mo stretchy="false">ω</mo>
                          <mi mathvariant="normal">⋅</mi>
                          <msub>
                            <mi>S</mi>
                            <mo stretchy="false">Ψ</mo>
                          </msub>
                        </mrow>
                        <mi mathvariant="normal">⋅</mi>
                        <mo stretchy="false">ω</mo>
                      </mrow>
                    </mrow>
                    <mrow>
                      <mo stretchy="false">η</mo>
                      <mi mathvariant="normal">−</mi>
                      <mn>2</mn>
                    </mrow>
                    <msup>
                      <mo stretchy="false">ξ</mo>
                      <mi>T</mi>
                    </msup>
                    <msubsup>
                      <mi>Q</mi>
                      <mo stretchy="false">Ψ</mo>
                      <mi>T</mi>
                    </msubsup>
                    <mo stretchy="false">ω</mo>
                  </mrow>
                </mtd>
              </mtr>
            </mtable>
          </mfenced>
        </mtd>
      </mtr>
    </mtable>
    <annotation encoding="StarMath 5.0">"Then " newline newline
left [ matrix{%OMEGA_u^T Z_1 + V_u^T Z_2 # %OMEGA_u^T Z_3 + V_u^T Z_4 ## 
%OMEGA_%xi^T Z_1 + V_%xi^T Z_2 +P_%PSI^T V_u + (H_%PSI^T + %eta^T Q_%PSI^T) %OMEGA_u #  %OMEGA_%xi^T Z_3 + V_%xi^T Z_4 + M_%PSI + P_%PSI^T V_%xi + (H_%PSI^T+%eta^T Q_%PSI^T)%OMEGA_%xi} right ] left lbrace matrix{dot{u} ## dot{%xi}} right rbrace = ~ newline newline
left lbrace matrix{%OMEGA_u^T Z_5 + V_u^T Z_6 ## %OMEGA_%xi^T Z_5 + V_%xi^T Z_6 + breve{F}+breve{T}-C_%PSI %xi - K_%PSI %eta -P_%PSI^T a_r - (H_%PSI^T + %eta^T Q_%PSI^T) %alpha_r - %omega cdot R_%PSI cdot %omega - %omega cdot S_%PSI cdot %omega %eta - 2 %xi^T Q_%PSI^T %omega} right rbrace</annotation>
  </semantics>
</math>
</file>

<file path=Object 6/content.xml><?xml version="1.0" encoding="utf-8"?>
<!DOCTYPE math  PUBLIC '-//OpenOffice.org//DTD Modified W3C MathML 1.01//EN'  'math.dtd'>
<math:math xmlns:math="http://www.w3.org/1998/Math/MathML">
  <math:semantics>
    <math:mrow>
      <math:mrow>
        <math:mrow>
          <math:mo math:stretchy="false">[</math:mo>
          <math:mo math:stretchy="false">η</math:mo>
          <math:mo math:stretchy="false">]</math:mo>
        </math:mrow>
        <math:mo math:stretchy="false">=</math:mo>
        <math:mn>1,</math:mn>
      </math:mrow>
      <math:mi/>
      <math:mrow>
        <math:mrow>
          <math:mo math:stretchy="false">[</math:mo>
          <math:mo math:stretchy="false">Ψ</math:mo>
          <math:mo math:stretchy="false">]</math:mo>
        </math:mrow>
        <math:mo math:stretchy="false">=</math:mo>
        <math:mi>m</math:mi>
      </math:mrow>
      <math:mi>,</math:mi>
      <math:mi/>
      <math:mrow>
        <math:mrow>
          <math:mo math:stretchy="false">[</math:mo>
          <math:mo math:stretchy="false">Θ</math:mo>
          <math:mo math:stretchy="false">]</math:mo>
        </math:mrow>
        <math:mo math:stretchy="false">=</math:mo>
        <math:mi math:fontstyle="italic">rad</math:mi>
      </math:mrow>
    </math:mrow>
    <math:annotation math:encoding="StarMath 5.0">[%eta] = 1,~~
[%PSI] = m,~~
[%THETA] = rad </math:annotation>
  </math:semantics>
</math:math>
</file>

<file path=Object 60/content.xml><?xml version="1.0" encoding="utf-8"?>
<!DOCTYPE math  PUBLIC '-//OpenOffice.org//DTD Modified W3C MathML 1.01//EN'  'math.dtd'>
<math:math xmlns:math="http://www.w3.org/1998/Math/MathML">
  <math:semantics>
    <math:mtable>
      <math:mtr>
        <math:mrow>
          <math:mtext>Partial velocities, </math:mtext>
          <math:mrow>
            <math:mi>V</math:mi>
            <math:mo math:stretchy="false">=</math:mo>
            <math:mrow>
              <math:mo math:stretchy="false">[</math:mo>
              <math:mrow>
                <math:msub>
                  <math:mi>V</math:mi>
                  <math:mi>u</math:mi>
                </math:msub>
                <math:mi/>
                <math:msub>
                  <math:mi>V</math:mi>
                  <math:mo math:stretchy="false">ξ</math:mo>
                </math:msub>
              </math:mrow>
              <math:mo math:stretchy="false">]</math:mo>
            </math:mrow>
          </math:mrow>
          <math:mtext> and partial angular velocities</math:mtext>
          <math:mrow>
            <math:mo math:stretchy="false">Ω</math:mo>
            <math:mo math:stretchy="false">=</math:mo>
            <math:mrow>
              <math:mo math:stretchy="false">[</math:mo>
              <math:mrow>
                <math:msub>
                  <math:mo math:stretchy="false">Ω</math:mo>
                  <math:mi>u</math:mi>
                </math:msub>
                <math:mi/>
                <math:msub>
                  <math:mo math:stretchy="false">Ω</math:mo>
                  <math:mo math:stretchy="false">ξ</math:mo>
                </math:msub>
              </math:mrow>
              <math:mo math:stretchy="false">]</math:mo>
            </math:mrow>
          </math:mrow>
          <math:mtext> reflect the </math:mtext>
        </math:mrow>
      </math:mtr>
      <math:mtr>
        <math:mtext>kinematics of the multibody spacecraft as a whole.  It is easiest to define them by </math:mtext>
      </math:mtr>
      <math:mtr>
        <math:mtext>way of example.</math:mtext>
      </math:mtr>
      <math:mtr/>
      <math:mtr>
        <math:mtext>Consider the five-body spacecraft illustrated on the next slide.  We will write </math:mtext>
      </math:mtr>
      <math:mtr>
        <math:mtext>linear and angular velocities for all bodies, and look for helpful patterns to emerge.</math:mtext>
      </math:mtr>
    </math:mtable>
    <math:annotation math:encoding="StarMath 5.0">"Partial velocities, " V = [V_u~ V_%xi] " and partial angular velocities" %OMEGA = [%OMEGA_u~ %OMEGA_%xi]" reflect the " newline
"kinematics of the multibody spacecraft as a whole.  It is easiest to define them by " newline
"way of example." newline newline
"Consider the five-body spacecraft illustrated on the next slide.  We will write " newline
"linear and angular velocities for all bodies, and look for helpful patterns to emerge."</math:annotation>
  </math:semantics>
</math:math>
</file>

<file path=Object 61/content.xml><?xml version="1.0" encoding="utf-8"?>
<!DOCTYPE math  PUBLIC '-//OpenOffice.org//DTD Modified W3C MathML 1.01//EN'  'math.dtd'>
<math:math xmlns:math="http://www.w3.org/1998/Math/MathML">
  <math:semantics>
    <math:mrow>
      <math:mrow>
        <math:mfenced math:open="{" math:close="}">
          <math:mtable>
            <math:mtr>
              <math:mtd>
                <math:msub>
                  <math:mo math:stretchy="false">ω</math:mo>
                  <math:mn>1</math:mn>
                </math:msub>
              </math:mtd>
            </math:mtr>
            <math:mtr>
              <math:mtd>
                <math:msub>
                  <math:mo math:stretchy="false">ω</math:mo>
                  <math:mn>2</math:mn>
                </math:msub>
              </math:mtd>
            </math:mtr>
            <math:mtr>
              <math:mtd>
                <math:msub>
                  <math:mo math:stretchy="false">ω</math:mo>
                  <math:mn>3</math:mn>
                </math:msub>
              </math:mtd>
            </math:mtr>
            <math:mtr>
              <math:mtd>
                <math:msub>
                  <math:mo math:stretchy="false">ω</math:mo>
                  <math:mn>4</math:mn>
                </math:msub>
              </math:mtd>
            </math:mtr>
            <math:mtr>
              <math:mtd>
                <math:msub>
                  <math:mo math:stretchy="false">ω</math:mo>
                  <math:mn>5</math:mn>
                </math:msub>
              </math:mtd>
            </math:mtr>
          </math:mtable>
        </math:mfenced>
        <math:mo math:stretchy="false">=</math:mo>
        <math:munder>
          <math:munder math:accent="true">
            <math:mfenced math:open="[" math:close="]">
              <math:mtable>
                <math:mtr>
                  <math:mtd>
                    <math:mi>U</math:mi>
                  </math:mtd>
                  <math:mtd>
                    <math:mn>0</math:mn>
                  </math:mtd>
                  <math:mtd>
                    <math:mn>0</math:mn>
                  </math:mtd>
                  <math:mtd>
                    <math:mn>0</math:mn>
                  </math:mtd>
                  <math:mtd>
                    <math:mn>0</math:mn>
                  </math:mtd>
                  <math:mtd>
                    <math:mn>0</math:mn>
                  </math:mtd>
                </math:mtr>
                <math:mtr>
                  <math:mtd>
                    <math:mmultiscripts>
                      <math:mi>C</math:mi>
                      <math:none/>
                      <math:mn>1</math:mn>
                      <math:mprescripts/>
                      <math:none/>
                      <math:mn>2</math:mn>
                    </math:mmultiscripts>
                  </math:mtd>
                  <math:mtd>
                    <math:msub>
                      <math:mo math:stretchy="false">Γ</math:mo>
                      <math:mn>1</math:mn>
                    </math:msub>
                  </math:mtd>
                  <math:mtd>
                    <math:mn>0</math:mn>
                  </math:mtd>
                  <math:mtd>
                    <math:mn>0</math:mn>
                  </math:mtd>
                  <math:mtd>
                    <math:mn>0</math:mn>
                  </math:mtd>
                  <math:mtd>
                    <math:mn>0</math:mn>
                  </math:mtd>
                </math:mtr>
                <math:mtr>
                  <math:mtd>
                    <math:mmultiscripts>
                      <math:mi>C</math:mi>
                      <math:none/>
                      <math:mn>1</math:mn>
                      <math:mprescripts/>
                      <math:none/>
                      <math:mn>3</math:mn>
                    </math:mmultiscripts>
                  </math:mtd>
                  <math:mtd>
                    <math:mn>0</math:mn>
                  </math:mtd>
                  <math:mtd>
                    <math:msub>
                      <math:mo math:stretchy="false">Γ</math:mo>
                      <math:mn>2</math:mn>
                    </math:msub>
                  </math:mtd>
                  <math:mtd>
                    <math:mn>0</math:mn>
                  </math:mtd>
                  <math:mtd>
                    <math:mn>0</math:mn>
                  </math:mtd>
                  <math:mtd>
                    <math:mn>0</math:mn>
                  </math:mtd>
                </math:mtr>
                <math:mtr>
                  <math:mtd>
                    <math:mmultiscripts>
                      <math:mi>C</math:mi>
                      <math:none/>
                      <math:mn>1</math:mn>
                      <math:mprescripts/>
                      <math:none/>
                      <math:mn>4</math:mn>
                    </math:mmultiscripts>
                  </math:mtd>
                  <math:mtd>
                    <math:mn>0</math:mn>
                  </math:mtd>
                  <math:mtd>
                    <math:mrow>
                      <math:mmultiscripts>
                        <math:mi>C</math:mi>
                        <math:none/>
                        <math:mn>3</math:mn>
                        <math:mprescripts/>
                        <math:none/>
                        <math:mn>4</math:mn>
                      </math:mmultiscripts>
                      <math:msub>
                        <math:mo math:stretchy="false">Γ</math:mo>
                        <math:mn>2</math:mn>
                      </math:msub>
                    </math:mrow>
                  </math:mtd>
                  <math:mtd>
                    <math:msub>
                      <math:mo math:stretchy="false">Γ</math:mo>
                      <math:mn>3</math:mn>
                    </math:msub>
                  </math:mtd>
                  <math:mtd>
                    <math:mn>0</math:mn>
                  </math:mtd>
                  <math:mtd>
                    <math:mn>0</math:mn>
                  </math:mtd>
                </math:mtr>
                <math:mtr>
                  <math:mtd>
                    <math:mmultiscripts>
                      <math:mi>C</math:mi>
                      <math:none/>
                      <math:mn>1</math:mn>
                      <math:mprescripts/>
                      <math:none/>
                      <math:mn>5</math:mn>
                    </math:mmultiscripts>
                  </math:mtd>
                  <math:mtd>
                    <math:mn>0</math:mn>
                  </math:mtd>
                  <math:mtd>
                    <math:mrow>
                      <math:mmultiscripts>
                        <math:mi>C</math:mi>
                        <math:none/>
                        <math:mn>3</math:mn>
                        <math:mprescripts/>
                        <math:none/>
                        <math:mn>5</math:mn>
                      </math:mmultiscripts>
                      <math:msub>
                        <math:mo math:stretchy="false">Γ</math:mo>
                        <math:mn>2</math:mn>
                      </math:msub>
                    </math:mrow>
                  </math:mtd>
                  <math:mtd>
                    <math:mn>0</math:mn>
                  </math:mtd>
                  <math:mtd>
                    <math:msub>
                      <math:mo math:stretchy="false">Γ</math:mo>
                      <math:mn>4</math:mn>
                    </math:msub>
                  </math:mtd>
                  <math:mtd>
                    <math:mn>0</math:mn>
                  </math:mtd>
                </math:mtr>
              </math:mtable>
            </math:mfenced>
            <math:mo math:stretchy="false"></math:mo>
          </math:munder>
          <math:msub>
            <math:mo math:stretchy="false">Ω</math:mo>
            <math:mi>u</math:mi>
          </math:msub>
        </math:munder>
      </math:mrow>
      <math:mrow>
        <math:munder>
          <math:munder math:accent="true">
            <math:mfenced math:open="{" math:close="}">
              <math:mtable>
                <math:mtr>
                  <math:mtd>
                    <math:msub>
                      <math:mo math:stretchy="false">ω</math:mo>
                      <math:mn>1</math:mn>
                    </math:msub>
                  </math:mtd>
                </math:mtr>
                <math:mtr>
                  <math:mtd>
                    <math:msub>
                      <math:mo math:stretchy="false">σ</math:mo>
                      <math:mn>1</math:mn>
                    </math:msub>
                  </math:mtd>
                </math:mtr>
                <math:mtr>
                  <math:mtd>
                    <math:msub>
                      <math:mo math:stretchy="false">σ</math:mo>
                      <math:mn>2</math:mn>
                    </math:msub>
                  </math:mtd>
                </math:mtr>
                <math:mtr>
                  <math:mtd>
                    <math:msub>
                      <math:mo math:stretchy="false">σ</math:mo>
                      <math:mn>3</math:mn>
                    </math:msub>
                  </math:mtd>
                </math:mtr>
                <math:mtr>
                  <math:mtd>
                    <math:msub>
                      <math:mo math:stretchy="false">σ</math:mo>
                      <math:mn>4</math:mn>
                    </math:msub>
                  </math:mtd>
                </math:mtr>
                <math:mtr>
                  <math:mtd>
                    <math:msub>
                      <math:mi>v</math:mi>
                      <math:mn>1</math:mn>
                    </math:msub>
                  </math:mtd>
                </math:mtr>
              </math:mtable>
            </math:mfenced>
            <math:mo math:stretchy="false"></math:mo>
          </math:munder>
          <math:mi>u</math:mi>
        </math:munder>
        <math:mo math:stretchy="false">+</math:mo>
        <math:munder>
          <math:munder math:accent="true">
            <math:mfenced math:open="[" math:close="]">
              <math:mtable>
                <math:mtr>
                  <math:mtd>
                    <math:mn>0</math:mn>
                  </math:mtd>
                  <math:mtd>
                    <math:mn>0</math:mn>
                  </math:mtd>
                  <math:mtd>
                    <math:mn>0</math:mn>
                  </math:mtd>
                  <math:mtd>
                    <math:mn>0</math:mn>
                  </math:mtd>
                  <math:mtd>
                    <math:mn>0</math:mn>
                  </math:mtd>
                </math:mtr>
                <math:mtr>
                  <math:mtd>
                    <math:mrow>
                      <math:mmultiscripts>
                        <math:mi>C</math:mi>
                        <math:none/>
                        <math:mn>1</math:mn>
                        <math:mprescripts/>
                        <math:none/>
                        <math:mn>2</math:mn>
                      </math:mmultiscripts>
                      <math:msub>
                        <math:mo math:stretchy="false">Θ</math:mo>
                        <math:mn>11</math:mn>
                      </math:msub>
                    </math:mrow>
                  </math:mtd>
                  <math:mtd>
                    <math:mrow>
                      <math:mo math:stretchy="false">−</math:mo>
                      <math:msub>
                        <math:mo math:stretchy="false">Θ</math:mo>
                        <math:mn>21</math:mn>
                      </math:msub>
                    </math:mrow>
                  </math:mtd>
                  <math:mtd>
                    <math:mn>0</math:mn>
                  </math:mtd>
                  <math:mtd>
                    <math:mn>0</math:mn>
                  </math:mtd>
                  <math:mtd>
                    <math:mn>0</math:mn>
                  </math:mtd>
                </math:mtr>
                <math:mtr>
                  <math:mtd>
                    <math:mrow>
                      <math:mmultiscripts>
                        <math:mi>C</math:mi>
                        <math:none/>
                        <math:mn>1</math:mn>
                        <math:mprescripts/>
                        <math:none/>
                        <math:mn>3</math:mn>
                      </math:mmultiscripts>
                      <math:msub>
                        <math:mo math:stretchy="false">Θ</math:mo>
                        <math:mn>12</math:mn>
                      </math:msub>
                    </math:mrow>
                  </math:mtd>
                  <math:mtd>
                    <math:mn>0</math:mn>
                  </math:mtd>
                  <math:mtd>
                    <math:mrow>
                      <math:mo math:stretchy="false">−</math:mo>
                      <math:msub>
                        <math:mo math:stretchy="false">Θ</math:mo>
                        <math:mn>32</math:mn>
                      </math:msub>
                    </math:mrow>
                  </math:mtd>
                  <math:mtd>
                    <math:mn>0</math:mn>
                  </math:mtd>
                  <math:mtd>
                    <math:mn>0</math:mn>
                  </math:mtd>
                </math:mtr>
                <math:mtr>
                  <math:mtd>
                    <math:mrow>
                      <math:mmultiscripts>
                        <math:mi>C</math:mi>
                        <math:none/>
                        <math:mn>1</math:mn>
                        <math:mprescripts/>
                        <math:none/>
                        <math:mn>4</math:mn>
                      </math:mmultiscripts>
                      <math:msub>
                        <math:mo math:stretchy="false">Θ</math:mo>
                        <math:mn>12</math:mn>
                      </math:msub>
                    </math:mrow>
                  </math:mtd>
                  <math:mtd>
                    <math:mn>0</math:mn>
                  </math:mtd>
                  <math:mtd>
                    <math:mrow>
                      <math:mmultiscripts>
                        <math:mi>C</math:mi>
                        <math:none/>
                        <math:mn>3</math:mn>
                        <math:mprescripts/>
                        <math:none/>
                        <math:mn>4</math:mn>
                      </math:mmultiscripts>
                      <math:mrow>
                        <math:mo math:stretchy="false">(</math:mo>
                        <math:mrow>
                          <math:msub>
                            <math:mo math:stretchy="false">Θ</math:mo>
                            <math:mn>33</math:mn>
                          </math:msub>
                          <math:mo math:stretchy="false">−</math:mo>
                          <math:msub>
                            <math:mo math:stretchy="false">Θ</math:mo>
                            <math:mn>32</math:mn>
                          </math:msub>
                        </math:mrow>
                        <math:mo math:stretchy="false">)</math:mo>
                      </math:mrow>
                    </math:mrow>
                  </math:mtd>
                  <math:mtd>
                    <math:mrow>
                      <math:mo math:stretchy="false">−</math:mo>
                      <math:msub>
                        <math:mo math:stretchy="false">Θ</math:mo>
                        <math:mn>43</math:mn>
                      </math:msub>
                    </math:mrow>
                  </math:mtd>
                  <math:mtd>
                    <math:mn>0</math:mn>
                  </math:mtd>
                </math:mtr>
                <math:mtr>
                  <math:mtd>
                    <math:mrow>
                      <math:mmultiscripts>
                        <math:mi>C</math:mi>
                        <math:none/>
                        <math:mn>1</math:mn>
                        <math:mprescripts/>
                        <math:none/>
                        <math:mn>5</math:mn>
                      </math:mmultiscripts>
                      <math:msub>
                        <math:mo math:stretchy="false">Θ</math:mo>
                        <math:mn>12</math:mn>
                      </math:msub>
                    </math:mrow>
                  </math:mtd>
                  <math:mtd>
                    <math:mn>0</math:mn>
                  </math:mtd>
                  <math:mtd>
                    <math:mrow>
                      <math:mmultiscripts>
                        <math:mi>C</math:mi>
                        <math:none/>
                        <math:mn>3</math:mn>
                        <math:mprescripts/>
                        <math:none/>
                        <math:mn>5</math:mn>
                      </math:mmultiscripts>
                      <math:mrow>
                        <math:mo math:stretchy="false">(</math:mo>
                        <math:mrow>
                          <math:msub>
                            <math:mo math:stretchy="false">Θ</math:mo>
                            <math:mn>34</math:mn>
                          </math:msub>
                          <math:mo math:stretchy="false">−</math:mo>
                          <math:msub>
                            <math:mo math:stretchy="false">Θ</math:mo>
                            <math:mn>32</math:mn>
                          </math:msub>
                        </math:mrow>
                        <math:mo math:stretchy="false">)</math:mo>
                      </math:mrow>
                    </math:mrow>
                  </math:mtd>
                  <math:mtd>
                    <math:mn>0</math:mn>
                  </math:mtd>
                  <math:mtd>
                    <math:mrow>
                      <math:mo math:stretchy="false">−</math:mo>
                      <math:msub>
                        <math:mo math:stretchy="false">Θ</math:mo>
                        <math:mn>54</math:mn>
                      </math:msub>
                    </math:mrow>
                  </math:mtd>
                </math:mtr>
              </math:mtable>
            </math:mfenced>
            <math:mo math:stretchy="false"></math:mo>
          </math:munder>
          <math:msub>
            <math:mo math:stretchy="false">Ω</math:mo>
            <math:mo math:stretchy="false">ξ</math:mo>
          </math:msub>
        </math:munder>
      </math:mrow>
      <math:munder>
        <math:munder math:accent="true">
          <math:mfenced math:open="{" math:close="}">
            <math:mtable>
              <math:mtr>
                <math:mtd>
                  <math:msub>
                    <math:mo math:stretchy="false">ξ</math:mo>
                    <math:mn>1</math:mn>
                  </math:msub>
                </math:mtd>
              </math:mtr>
              <math:mtr>
                <math:mtd>
                  <math:msub>
                    <math:mo math:stretchy="false">ξ</math:mo>
                    <math:mn>2</math:mn>
                  </math:msub>
                </math:mtd>
              </math:mtr>
              <math:mtr>
                <math:mtd>
                  <math:msub>
                    <math:mo math:stretchy="false">ξ</math:mo>
                    <math:mn>3</math:mn>
                  </math:msub>
                </math:mtd>
              </math:mtr>
              <math:mtr>
                <math:mtd>
                  <math:msub>
                    <math:mo math:stretchy="false">ξ</math:mo>
                    <math:mn>4</math:mn>
                  </math:msub>
                </math:mtd>
              </math:mtr>
              <math:mtr>
                <math:mtd>
                  <math:msub>
                    <math:mo math:stretchy="false">ξ</math:mo>
                    <math:mn>5</math:mn>
                  </math:msub>
                </math:mtd>
              </math:mtr>
            </math:mtable>
          </math:mfenced>
          <math:mo math:stretchy="false"></math:mo>
        </math:munder>
        <math:mo math:stretchy="false">ξ</math:mo>
      </math:munder>
    </math:mrow>
    <math:annotation math:encoding="StarMath 5.0">left lbrace {matrix{%omega_1 ## %omega_2 ## %omega_3 ## %omega_4 ## %omega_5 }} right rbrace = {left [ {matrix{U # 0 # 0 # 0 # 0 # 0 ## C lsup 2 rsup 1 # %GAMMA_1 # 0 # 0 # 0 # 0 ## C lsup 3 rsup 1 # 0 # %GAMMA_2 # 0 # 0 # 0 ## C lsup 4 rsup 1 # 0 # C lsup 4 rsup 3 %GAMMA_2 # %GAMMA_3 # 0 # 0 ## C lsup 5 rsup 1 # 0 # C lsup 5 rsup 3 %GAMMA_2 # 0 #  %GAMMA_4 # 0}}right ]} underbrace {%OMEGA_u} {left lbrace {matrix{%omega_1 ## %sigma_1 ## %sigma_2 ## %sigma_3 ## %sigma_4 ## v_1}} right rbrace} underbrace {u}+ left [ matrix{0 # 0 # 0 # 0 # 0 ## C lsup 2 rsup 1 %THETA_11 # -%THETA_21 # 0 # 0 # 0 ##C lsup 3 rsup 1 %THETA_12 # 0 # -%THETA_32 # 0 # 0 ## C lsup 4 rsup 1 %THETA_12 # 0 # C lsup 4 rsup 3 (%THETA_33-%THETA_32) # -%THETA_43 # 0 ## C lsup 5 rsup 1 %THETA_12 # 0 # C lsup 5 rsup 3 (%THETA_34-%THETA_32) # 0 # -%THETA_54} right ] underbrace {%OMEGA_%xi} left lbrace matrix{%xi_1 ## %xi_2 ## %xi_3 ## %xi_4 ## %xi_5} right rbrace underbrace {%xi}</math:annotation>
  </math:semantics>
</math:math>
</file>

<file path=Object 62/content.xml><?xml version="1.0" encoding="utf-8"?>
<!DOCTYPE math  PUBLIC '-//OpenOffice.org//DTD Modified W3C MathML 1.01//EN'  'math.dtd'>
<math:math xmlns:math="http://www.w3.org/1998/Math/MathML">
  <math:semantics>
    <math:mtable>
      <math:mtr>
        <math:mrow>
          <math:mrow>
            <math:mfenced math:open="{" math:close="}">
              <math:mtable>
                <math:mtr>
                  <math:mtd>
                    <math:msub>
                      <math:mi>v</math:mi>
                      <math:mn>1</math:mn>
                    </math:msub>
                  </math:mtd>
                </math:mtr>
                <math:mtr>
                  <math:mtd>
                    <math:msub>
                      <math:mi>v</math:mi>
                      <math:mn>2</math:mn>
                    </math:msub>
                  </math:mtd>
                </math:mtr>
                <math:mtr>
                  <math:mtd>
                    <math:msub>
                      <math:mi>v</math:mi>
                      <math:mn>3</math:mn>
                    </math:msub>
                  </math:mtd>
                </math:mtr>
                <math:mtr>
                  <math:mtd>
                    <math:msub>
                      <math:mi>v</math:mi>
                      <math:mn>4</math:mn>
                    </math:msub>
                  </math:mtd>
                </math:mtr>
                <math:mtr>
                  <math:mtd>
                    <math:msub>
                      <math:mi>v</math:mi>
                      <math:mn>5</math:mn>
                    </math:msub>
                  </math:mtd>
                </math:mtr>
              </math:mtable>
            </math:mfenced>
            <math:mo math:stretchy="false">=</math:mo>
            <math:munder>
              <math:munder math:accent="true">
                <math:mfenced math:open="[" math:close="]">
                  <math:mtable>
                    <math:mtr>
                      <math:mtd>
                        <math:mn>0</math:mn>
                      </math:mtd>
                      <math:mtd>
                        <math:mn>0</math:mn>
                      </math:mtd>
                      <math:mtd>
                        <math:mn>0</math:mn>
                      </math:mtd>
                      <math:mtd>
                        <math:mn>0</math:mn>
                      </math:mtd>
                      <math:mtd>
                        <math:mn>0</math:mn>
                      </math:mtd>
                      <math:mtd>
                        <math:mi>U</math:mi>
                      </math:mtd>
                    </math:mtr>
                    <math:mtr>
                      <math:mtd>
                        <math:mrow>
                          <math:mover math:accent="true">
                            <math:msub>
                              <math:mo math:stretchy="false">β</math:mo>
                              <math:mn>2</math:mn>
                            </math:msub>
                            <math:mo math:stretchy="false">˜</math:mo>
                          </math:mover>
                          <math:mmultiscripts>
                            <math:mi>C</math:mi>
                            <math:none/>
                            <math:mn>1</math:mn>
                            <math:mprescripts/>
                            <math:none/>
                            <math:mi>N</math:mi>
                          </math:mmultiscripts>
                        </math:mrow>
                      </math:mtd>
                      <math:mtd>
                        <math:mrow>
                          <math:msub>
                            <math:mover math:accent="true">
                              <math:mo math:stretchy="false">ρ</math:mo>
                              <math:mo math:stretchy="false">˜</math:mo>
                            </math:mover>
                            <math:mn>21</math:mn>
                          </math:msub>
                          <math:mmultiscripts>
                            <math:mi>C</math:mi>
                            <math:none/>
                            <math:mn>2</math:mn>
                            <math:mprescripts/>
                            <math:none/>
                            <math:mi>N</math:mi>
                          </math:mmultiscripts>
                          <math:msub>
                            <math:mo math:stretchy="false">Γ</math:mo>
                            <math:mn>1</math:mn>
                          </math:msub>
                        </math:mrow>
                      </math:mtd>
                      <math:mtd>
                        <math:mn>0</math:mn>
                      </math:mtd>
                      <math:mtd>
                        <math:mn>0</math:mn>
                      </math:mtd>
                      <math:mtd>
                        <math:mn>0</math:mn>
                      </math:mtd>
                      <math:mtd>
                        <math:mi>U</math:mi>
                      </math:mtd>
                    </math:mtr>
                    <math:mtr>
                      <math:mtd>
                        <math:mrow>
                          <math:mover math:accent="true">
                            <math:msub>
                              <math:mo math:stretchy="false">β</math:mo>
                              <math:mn>3</math:mn>
                            </math:msub>
                            <math:mo math:stretchy="false">˜</math:mo>
                          </math:mover>
                          <math:mmultiscripts>
                            <math:mi>C</math:mi>
                            <math:none/>
                            <math:mn>1</math:mn>
                            <math:mprescripts/>
                            <math:none/>
                            <math:mi>N</math:mi>
                          </math:mmultiscripts>
                        </math:mrow>
                      </math:mtd>
                      <math:mtd>
                        <math:mn>0</math:mn>
                      </math:mtd>
                      <math:mtd>
                        <math:mrow>
                          <math:msub>
                            <math:mover math:accent="true">
                              <math:mo math:stretchy="false">ρ</math:mo>
                              <math:mo math:stretchy="false">˜</math:mo>
                            </math:mover>
                            <math:mn>32</math:mn>
                          </math:msub>
                          <math:mmultiscripts>
                            <math:mi>C</math:mi>
                            <math:none/>
                            <math:mn>3</math:mn>
                            <math:mprescripts/>
                            <math:none/>
                            <math:mi>N</math:mi>
                          </math:mmultiscripts>
                          <math:msub>
                            <math:mo math:stretchy="false">Γ</math:mo>
                            <math:mn>2</math:mn>
                          </math:msub>
                        </math:mrow>
                      </math:mtd>
                      <math:mtd>
                        <math:mn>0</math:mn>
                      </math:mtd>
                      <math:mtd>
                        <math:mn>0</math:mn>
                      </math:mtd>
                      <math:mtd>
                        <math:mi>U</math:mi>
                      </math:mtd>
                    </math:mtr>
                    <math:mtr>
                      <math:mtd>
                        <math:mrow>
                          <math:msub>
                            <math:mover math:accent="true">
                              <math:mo math:stretchy="false">β</math:mo>
                              <math:mo math:stretchy="false">˜</math:mo>
                            </math:mover>
                            <math:mn>4</math:mn>
                          </math:msub>
                          <math:mmultiscripts>
                            <math:mi>C</math:mi>
                            <math:none/>
                            <math:mn>1</math:mn>
                            <math:mprescripts/>
                            <math:none/>
                            <math:mi>N</math:mi>
                          </math:mmultiscripts>
                        </math:mrow>
                      </math:mtd>
                      <math:mtd>
                        <math:mn>0</math:mn>
                      </math:mtd>
                      <math:mtd>
                        <math:mrow>
                          <math:msub>
                            <math:mover math:accent="true">
                              <math:mo math:stretchy="false">ρ</math:mo>
                              <math:mo math:stretchy="false">˜</math:mo>
                            </math:mover>
                            <math:mn>42</math:mn>
                          </math:msub>
                          <math:mmultiscripts>
                            <math:mi>C</math:mi>
                            <math:none/>
                            <math:mn>3</math:mn>
                            <math:mprescripts/>
                            <math:none/>
                            <math:mi>N</math:mi>
                          </math:mmultiscripts>
                          <math:msub>
                            <math:mo math:stretchy="false">Γ</math:mo>
                            <math:mn>2</math:mn>
                          </math:msub>
                        </math:mrow>
                      </math:mtd>
                      <math:mtd>
                        <math:mrow>
                          <math:msub>
                            <math:mover math:accent="true">
                              <math:mo math:stretchy="false">ρ</math:mo>
                              <math:mo math:stretchy="false">˜</math:mo>
                            </math:mover>
                            <math:mn>43</math:mn>
                          </math:msub>
                          <math:mmultiscripts>
                            <math:mi>C</math:mi>
                            <math:none/>
                            <math:mn>4</math:mn>
                            <math:mprescripts/>
                            <math:none/>
                            <math:mi>N</math:mi>
                          </math:mmultiscripts>
                          <math:msub>
                            <math:mo math:stretchy="false">Γ</math:mo>
                            <math:mn>3</math:mn>
                          </math:msub>
                        </math:mrow>
                      </math:mtd>
                      <math:mtd>
                        <math:mn>0</math:mn>
                      </math:mtd>
                      <math:mtd>
                        <math:mi>U</math:mi>
                      </math:mtd>
                    </math:mtr>
                    <math:mtr>
                      <math:mtd>
                        <math:mrow>
                          <math:msub>
                            <math:mover math:accent="true">
                              <math:mo math:stretchy="false">β</math:mo>
                              <math:mo math:stretchy="false">˜</math:mo>
                            </math:mover>
                            <math:mn>5</math:mn>
                          </math:msub>
                          <math:mmultiscripts>
                            <math:mi>C</math:mi>
                            <math:none/>
                            <math:mn>1</math:mn>
                            <math:mprescripts/>
                            <math:none/>
                            <math:mi>N</math:mi>
                          </math:mmultiscripts>
                        </math:mrow>
                      </math:mtd>
                      <math:mtd>
                        <math:mn>0</math:mn>
                      </math:mtd>
                      <math:mtd>
                        <math:mrow>
                          <math:msub>
                            <math:mover math:accent="true">
                              <math:mo math:stretchy="false">ρ</math:mo>
                              <math:mo math:stretchy="false">˜</math:mo>
                            </math:mover>
                            <math:mn>52</math:mn>
                          </math:msub>
                          <math:mmultiscripts>
                            <math:mi>C</math:mi>
                            <math:none/>
                            <math:mn>3</math:mn>
                            <math:mprescripts/>
                            <math:none/>
                            <math:mi>N</math:mi>
                          </math:mmultiscripts>
                          <math:msub>
                            <math:mo math:stretchy="false">Γ</math:mo>
                            <math:mn>2</math:mn>
                          </math:msub>
                        </math:mrow>
                      </math:mtd>
                      <math:mtd>
                        <math:mn>0</math:mn>
                      </math:mtd>
                      <math:mtd>
                        <math:mrow>
                          <math:msub>
                            <math:mover math:accent="true">
                              <math:mo math:stretchy="false">ρ</math:mo>
                              <math:mo math:stretchy="false">˜</math:mo>
                            </math:mover>
                            <math:mn>54</math:mn>
                          </math:msub>
                          <math:mmultiscripts>
                            <math:mi>C</math:mi>
                            <math:none/>
                            <math:mn>5</math:mn>
                            <math:mprescripts/>
                            <math:none/>
                            <math:mi>N</math:mi>
                          </math:mmultiscripts>
                          <math:msub>
                            <math:mo math:stretchy="false">Γ</math:mo>
                            <math:mn>4</math:mn>
                          </math:msub>
                        </math:mrow>
                      </math:mtd>
                      <math:mtd>
                        <math:mi>U</math:mi>
                      </math:mtd>
                    </math:mtr>
                  </math:mtable>
                </math:mfenced>
                <math:mo math:stretchy="false"></math:mo>
              </math:munder>
              <math:msub>
                <math:mi>V</math:mi>
                <math:mi>u</math:mi>
              </math:msub>
            </math:munder>
          </math:mrow>
          <math:mrow>
            <math:munder>
              <math:munder math:accent="true">
                <math:mfenced math:open="{" math:close="}">
                  <math:mtable>
                    <math:mtr>
                      <math:mtd>
                        <math:msub>
                          <math:mo math:stretchy="false">ω</math:mo>
                          <math:mn>1</math:mn>
                        </math:msub>
                      </math:mtd>
                    </math:mtr>
                    <math:mtr>
                      <math:mtd>
                        <math:msub>
                          <math:mo math:stretchy="false">σ</math:mo>
                          <math:mn>1</math:mn>
                        </math:msub>
                      </math:mtd>
                    </math:mtr>
                    <math:mtr>
                      <math:mtd>
                        <math:msub>
                          <math:mo math:stretchy="false">σ</math:mo>
                          <math:mn>2</math:mn>
                        </math:msub>
                      </math:mtd>
                    </math:mtr>
                    <math:mtr>
                      <math:mtd>
                        <math:msub>
                          <math:mo math:stretchy="false">σ</math:mo>
                          <math:mn>3</math:mn>
                        </math:msub>
                      </math:mtd>
                    </math:mtr>
                    <math:mtr>
                      <math:mtd>
                        <math:msub>
                          <math:mo math:stretchy="false">σ</math:mo>
                          <math:mn>4</math:mn>
                        </math:msub>
                      </math:mtd>
                    </math:mtr>
                    <math:mtr>
                      <math:mtd>
                        <math:msub>
                          <math:mi>v</math:mi>
                          <math:mn>1</math:mn>
                        </math:msub>
                      </math:mtd>
                    </math:mtr>
                  </math:mtable>
                </math:mfenced>
                <math:mo math:stretchy="false"></math:mo>
              </math:munder>
              <math:mi>u</math:mi>
            </math:munder>
            <math:mo math:stretchy="false">+</math:mo>
            <math:mi/>
          </math:mrow>
        </math:mrow>
      </math:mtr>
      <math:mtr>
        <math:mrow>
          <math:munder>
            <math:munder math:accent="true">
              <math:mfenced math:open="[" math:close="]">
                <math:mtable>
                  <math:mtr>
                    <math:mtd>
                      <math:mn>0</math:mn>
                    </math:mtd>
                    <math:mtd>
                      <math:mn>0</math:mn>
                    </math:mtd>
                    <math:mtd>
                      <math:mn>0</math:mn>
                    </math:mtd>
                    <math:mtd>
                      <math:mn>0</math:mn>
                    </math:mtd>
                    <math:mtd>
                      <math:mn>0</math:mn>
                    </math:mtd>
                  </math:mtr>
                  <math:mtr>
                    <math:mtd>
                      <math:mrow>
                        <math:mmultiscripts>
                          <math:mi>C</math:mi>
                          <math:none/>
                          <math:mn>1</math:mn>
                          <math:mprescripts/>
                          <math:none/>
                          <math:mi>N</math:mi>
                        </math:mmultiscripts>
                        <math:mrow>
                          <math:msub>
                            <math:mo math:stretchy="false">Ψ</math:mo>
                            <math:mn>11</math:mn>
                          </math:msub>
                          <math:mo math:stretchy="false">+</math:mo>
                          <math:msub>
                            <math:mover math:accent="true">
                              <math:mo math:stretchy="false">ρ</math:mo>
                              <math:mo math:stretchy="false">˜</math:mo>
                            </math:mover>
                            <math:mn>21</math:mn>
                          </math:msub>
                        </math:mrow>
                        <math:mmultiscripts>
                          <math:mi>C</math:mi>
                          <math:none/>
                          <math:mn>1</math:mn>
                          <math:mprescripts/>
                          <math:none/>
                          <math:mi>N</math:mi>
                        </math:mmultiscripts>
                        <math:msub>
                          <math:mo math:stretchy="false">Θ</math:mo>
                          <math:mn>11</math:mn>
                        </math:msub>
                      </math:mrow>
                    </math:mtd>
                    <math:mtd>
                      <math:mrow>
                        <math:mrow>
                          <math:mo math:stretchy="false">−</math:mo>
                          <math:mmultiscripts>
                            <math:mi>C</math:mi>
                            <math:none/>
                            <math:mn>2</math:mn>
                            <math:mprescripts/>
                            <math:none/>
                            <math:mi>N</math:mi>
                          </math:mmultiscripts>
                        </math:mrow>
                        <math:mrow>
                          <math:msub>
                            <math:mo math:stretchy="false">Ψ</math:mo>
                            <math:mn>21</math:mn>
                          </math:msub>
                          <math:mo math:stretchy="false">−</math:mo>
                          <math:msub>
                            <math:mover math:accent="true">
                              <math:mo math:stretchy="false">ρ</math:mo>
                              <math:mo math:stretchy="false">˜</math:mo>
                            </math:mover>
                            <math:mn>21</math:mn>
                          </math:msub>
                        </math:mrow>
                        <math:mmultiscripts>
                          <math:mi>C</math:mi>
                          <math:none/>
                          <math:mn>2</math:mn>
                          <math:mprescripts/>
                          <math:none/>
                          <math:mi>N</math:mi>
                        </math:mmultiscripts>
                        <math:msub>
                          <math:mo math:stretchy="false">Θ</math:mo>
                          <math:mn>21</math:mn>
                        </math:msub>
                      </math:mrow>
                    </math:mtd>
                    <math:mtd>
                      <math:mn>0</math:mn>
                    </math:mtd>
                    <math:mtd>
                      <math:mn>0</math:mn>
                    </math:mtd>
                    <math:mtd>
                      <math:mn>0</math:mn>
                    </math:mtd>
                  </math:mtr>
                  <math:mtr>
                    <math:mtd>
                      <math:mrow>
                        <math:mmultiscripts>
                          <math:mi>C</math:mi>
                          <math:none/>
                          <math:mn>1</math:mn>
                          <math:mprescripts/>
                          <math:none/>
                          <math:mi>N</math:mi>
                        </math:mmultiscripts>
                        <math:mrow>
                          <math:msub>
                            <math:mo math:stretchy="false">Ψ</math:mo>
                            <math:mn>12</math:mn>
                          </math:msub>
                          <math:mo math:stretchy="false">+</math:mo>
                          <math:msub>
                            <math:mover math:accent="true">
                              <math:mo math:stretchy="false">ρ</math:mo>
                              <math:mo math:stretchy="false">˜</math:mo>
                            </math:mover>
                            <math:mn>32</math:mn>
                          </math:msub>
                        </math:mrow>
                        <math:mmultiscripts>
                          <math:mi>C</math:mi>
                          <math:none/>
                          <math:mn>1</math:mn>
                          <math:mprescripts/>
                          <math:none/>
                          <math:mi>N</math:mi>
                        </math:mmultiscripts>
                        <math:msub>
                          <math:mo math:stretchy="false">Θ</math:mo>
                          <math:mn>12</math:mn>
                        </math:msub>
                      </math:mrow>
                    </math:mtd>
                    <math:mtd>
                      <math:mn>0</math:mn>
                    </math:mtd>
                    <math:mtd>
                      <math:mrow>
                        <math:mrow>
                          <math:mo math:stretchy="false">−</math:mo>
                          <math:mmultiscripts>
                            <math:mi>C</math:mi>
                            <math:none/>
                            <math:mn>3</math:mn>
                            <math:mprescripts/>
                            <math:none/>
                            <math:mi>N</math:mi>
                          </math:mmultiscripts>
                        </math:mrow>
                        <math:mrow>
                          <math:msub>
                            <math:mo math:stretchy="false">Ψ</math:mo>
                            <math:mn>32</math:mn>
                          </math:msub>
                          <math:mo math:stretchy="false">−</math:mo>
                          <math:msub>
                            <math:mover math:accent="true">
                              <math:mo math:stretchy="false">ρ</math:mo>
                              <math:mo math:stretchy="false">˜</math:mo>
                            </math:mover>
                            <math:mn>32</math:mn>
                          </math:msub>
                        </math:mrow>
                        <math:mmultiscripts>
                          <math:mi>C</math:mi>
                          <math:none/>
                          <math:mn>3</math:mn>
                          <math:mprescripts/>
                          <math:none/>
                          <math:mi>N</math:mi>
                        </math:mmultiscripts>
                        <math:msub>
                          <math:mo math:stretchy="false">Θ</math:mo>
                          <math:mn>32</math:mn>
                        </math:msub>
                      </math:mrow>
                    </math:mtd>
                    <math:mtd>
                      <math:mn>0</math:mn>
                    </math:mtd>
                    <math:mtd>
                      <math:mn>0</math:mn>
                    </math:mtd>
                  </math:mtr>
                  <math:mtr>
                    <math:mtd>
                      <math:mrow>
                        <math:mmultiscripts>
                          <math:mi>C</math:mi>
                          <math:none/>
                          <math:mn>1</math:mn>
                          <math:mprescripts/>
                          <math:none/>
                          <math:mi>N</math:mi>
                        </math:mmultiscripts>
                        <math:mrow>
                          <math:msub>
                            <math:mo math:stretchy="false">Ψ</math:mo>
                            <math:mn>12</math:mn>
                          </math:msub>
                          <math:mo math:stretchy="false">+</math:mo>
                          <math:msub>
                            <math:mover math:accent="true">
                              <math:mo math:stretchy="false">ρ</math:mo>
                              <math:mo math:stretchy="false">˜</math:mo>
                            </math:mover>
                            <math:mn>42</math:mn>
                          </math:msub>
                        </math:mrow>
                        <math:mmultiscripts>
                          <math:mi>C</math:mi>
                          <math:none/>
                          <math:mn>1</math:mn>
                          <math:mprescripts/>
                          <math:none/>
                          <math:mi>N</math:mi>
                        </math:mmultiscripts>
                        <math:msub>
                          <math:mo math:stretchy="false">Θ</math:mo>
                          <math:mn>12</math:mn>
                        </math:msub>
                      </math:mrow>
                    </math:mtd>
                    <math:mtd>
                      <math:mn>0</math:mn>
                    </math:mtd>
                    <math:mtd>
                      <math:mrow>
                        <math:mmultiscripts>
                          <math:mi>C</math:mi>
                          <math:none/>
                          <math:mn>3</math:mn>
                          <math:mprescripts/>
                          <math:none/>
                          <math:mi>N</math:mi>
                        </math:mmultiscripts>
                        <math:mrow>
                          <math:mrow>
                            <math:mo math:stretchy="false">(</math:mo>
                            <math:mrow>
                              <math:msub>
                                <math:mo math:stretchy="false">Ψ</math:mo>
                                <math:mn>33</math:mn>
                              </math:msub>
                              <math:mo math:stretchy="false">−</math:mo>
                              <math:msub>
                                <math:mo math:stretchy="false">Ψ</math:mo>
                                <math:mn>32</math:mn>
                              </math:msub>
                            </math:mrow>
                            <math:mo math:stretchy="false">)</math:mo>
                          </math:mrow>
                          <math:mo math:stretchy="false">+</math:mo>
                          <math:msub>
                            <math:mover math:accent="true">
                              <math:mo math:stretchy="false">ρ</math:mo>
                              <math:mo math:stretchy="false">˜</math:mo>
                            </math:mover>
                            <math:mn>43</math:mn>
                          </math:msub>
                        </math:mrow>
                        <math:mmultiscripts>
                          <math:mi>C</math:mi>
                          <math:none/>
                          <math:mn>3</math:mn>
                          <math:mprescripts/>
                          <math:none/>
                          <math:mi>N</math:mi>
                        </math:mmultiscripts>
                        <math:mrow>
                          <math:msub>
                            <math:mo math:stretchy="false">Θ</math:mo>
                            <math:mn>33</math:mn>
                          </math:msub>
                          <math:mo math:stretchy="false">−</math:mo>
                          <math:msub>
                            <math:mover math:accent="true">
                              <math:mo math:stretchy="false">ρ</math:mo>
                              <math:mo math:stretchy="false">˜</math:mo>
                            </math:mover>
                            <math:mn>42</math:mn>
                          </math:msub>
                        </math:mrow>
                        <math:mmultiscripts>
                          <math:mi>C</math:mi>
                          <math:none/>
                          <math:mn>3</math:mn>
                          <math:mprescripts/>
                          <math:none/>
                          <math:mi>N</math:mi>
                        </math:mmultiscripts>
                        <math:msub>
                          <math:mo math:stretchy="false">Θ</math:mo>
                          <math:mn>32</math:mn>
                        </math:msub>
                      </math:mrow>
                    </math:mtd>
                    <math:mtd>
                      <math:mrow>
                        <math:mrow>
                          <math:mo math:stretchy="false">−</math:mo>
                          <math:mmultiscripts>
                            <math:mi>C</math:mi>
                            <math:none/>
                            <math:mn>4</math:mn>
                            <math:mprescripts/>
                            <math:none/>
                            <math:mi>N</math:mi>
                          </math:mmultiscripts>
                        </math:mrow>
                        <math:mrow>
                          <math:msub>
                            <math:mo math:stretchy="false">Ψ</math:mo>
                            <math:mn>43</math:mn>
                          </math:msub>
                          <math:mo math:stretchy="false">−</math:mo>
                          <math:msub>
                            <math:mover math:accent="true">
                              <math:mo math:stretchy="false">ρ</math:mo>
                              <math:mo math:stretchy="false">˜</math:mo>
                            </math:mover>
                            <math:mn>43</math:mn>
                          </math:msub>
                        </math:mrow>
                        <math:mmultiscripts>
                          <math:mi>C</math:mi>
                          <math:none/>
                          <math:mn>4</math:mn>
                          <math:mprescripts/>
                          <math:none/>
                          <math:mi>N</math:mi>
                        </math:mmultiscripts>
                        <math:msub>
                          <math:mo math:stretchy="false">Θ</math:mo>
                          <math:mn>43</math:mn>
                        </math:msub>
                      </math:mrow>
                    </math:mtd>
                    <math:mtd>
                      <math:mn>0</math:mn>
                    </math:mtd>
                  </math:mtr>
                  <math:mtr>
                    <math:mtd>
                      <math:mrow>
                        <math:mmultiscripts>
                          <math:mi>C</math:mi>
                          <math:none/>
                          <math:mn>1</math:mn>
                          <math:mprescripts/>
                          <math:none/>
                          <math:mi>N</math:mi>
                        </math:mmultiscripts>
                        <math:mrow>
                          <math:msub>
                            <math:mo math:stretchy="false">Ψ</math:mo>
                            <math:mn>12</math:mn>
                          </math:msub>
                          <math:mo math:stretchy="false">+</math:mo>
                          <math:msub>
                            <math:mover math:accent="true">
                              <math:mo math:stretchy="false">ρ</math:mo>
                              <math:mo math:stretchy="false">˜</math:mo>
                            </math:mover>
                            <math:mn>52</math:mn>
                          </math:msub>
                        </math:mrow>
                        <math:mmultiscripts>
                          <math:mi>C</math:mi>
                          <math:none/>
                          <math:mn>1</math:mn>
                          <math:mprescripts/>
                          <math:none/>
                          <math:mi>N</math:mi>
                        </math:mmultiscripts>
                        <math:msub>
                          <math:mo math:stretchy="false">Θ</math:mo>
                          <math:mn>12</math:mn>
                        </math:msub>
                      </math:mrow>
                    </math:mtd>
                    <math:mtd>
                      <math:mn>0</math:mn>
                    </math:mtd>
                    <math:mtd>
                      <math:mrow>
                        <math:mmultiscripts>
                          <math:mi>C</math:mi>
                          <math:none/>
                          <math:mn>3</math:mn>
                          <math:mprescripts/>
                          <math:none/>
                          <math:mi>N</math:mi>
                        </math:mmultiscripts>
                        <math:mrow>
                          <math:mrow>
                            <math:mo math:stretchy="false">(</math:mo>
                            <math:mrow>
                              <math:msub>
                                <math:mo math:stretchy="false">Ψ</math:mo>
                                <math:mn>34</math:mn>
                              </math:msub>
                              <math:mo math:stretchy="false">−</math:mo>
                              <math:msub>
                                <math:mo math:stretchy="false">Ψ</math:mo>
                                <math:mn>32</math:mn>
                              </math:msub>
                            </math:mrow>
                            <math:mo math:stretchy="false">)</math:mo>
                          </math:mrow>
                          <math:mo math:stretchy="false">+</math:mo>
                          <math:msub>
                            <math:mover math:accent="true">
                              <math:mo math:stretchy="false">ρ</math:mo>
                              <math:mo math:stretchy="false">˜</math:mo>
                            </math:mover>
                            <math:mn>54</math:mn>
                          </math:msub>
                        </math:mrow>
                        <math:mmultiscripts>
                          <math:mi>C</math:mi>
                          <math:none/>
                          <math:mn>3</math:mn>
                          <math:mprescripts/>
                          <math:none/>
                          <math:mi>N</math:mi>
                        </math:mmultiscripts>
                        <math:mrow>
                          <math:msub>
                            <math:mo math:stretchy="false">Θ</math:mo>
                            <math:mn>34</math:mn>
                          </math:msub>
                          <math:mo math:stretchy="false">−</math:mo>
                          <math:msub>
                            <math:mover math:accent="true">
                              <math:mo math:stretchy="false">ρ</math:mo>
                              <math:mo math:stretchy="false">˜</math:mo>
                            </math:mover>
                            <math:mn>52</math:mn>
                          </math:msub>
                        </math:mrow>
                        <math:mmultiscripts>
                          <math:mi>C</math:mi>
                          <math:none/>
                          <math:mn>3</math:mn>
                          <math:mprescripts/>
                          <math:none/>
                          <math:mi>N</math:mi>
                        </math:mmultiscripts>
                        <math:msub>
                          <math:mo math:stretchy="false">Θ</math:mo>
                          <math:mn>32</math:mn>
                        </math:msub>
                      </math:mrow>
                    </math:mtd>
                    <math:mtd>
                      <math:mn>0</math:mn>
                    </math:mtd>
                    <math:mtd>
                      <math:mrow>
                        <math:mrow>
                          <math:mo math:stretchy="false">−</math:mo>
                          <math:mmultiscripts>
                            <math:mi>C</math:mi>
                            <math:none/>
                            <math:mn>5</math:mn>
                            <math:mprescripts/>
                            <math:none/>
                            <math:mi>N</math:mi>
                          </math:mmultiscripts>
                        </math:mrow>
                        <math:mrow>
                          <math:msub>
                            <math:mo math:stretchy="false">Ψ</math:mo>
                            <math:mn>54</math:mn>
                          </math:msub>
                          <math:mo math:stretchy="false">−</math:mo>
                          <math:msub>
                            <math:mover math:accent="true">
                              <math:mo math:stretchy="false">ρ</math:mo>
                              <math:mo math:stretchy="false">˜</math:mo>
                            </math:mover>
                            <math:mn>54</math:mn>
                          </math:msub>
                        </math:mrow>
                        <math:mmultiscripts>
                          <math:mi>C</math:mi>
                          <math:none/>
                          <math:mn>5</math:mn>
                          <math:mprescripts/>
                          <math:none/>
                          <math:mi>N</math:mi>
                        </math:mmultiscripts>
                        <math:msub>
                          <math:mo math:stretchy="false">Θ</math:mo>
                          <math:mn>54</math:mn>
                        </math:msub>
                      </math:mrow>
                    </math:mtd>
                  </math:mtr>
                </math:mtable>
              </math:mfenced>
              <math:mo math:stretchy="false"></math:mo>
            </math:munder>
            <math:msub>
              <math:mi>V</math:mi>
              <math:mo math:stretchy="false">ξ</math:mo>
            </math:msub>
          </math:munder>
          <math:munder>
            <math:munder math:accent="true">
              <math:mfenced math:open="{" math:close="}">
                <math:mtable>
                  <math:mtr>
                    <math:mtd>
                      <math:msub>
                        <math:mo math:stretchy="false">ξ</math:mo>
                        <math:mn>1</math:mn>
                      </math:msub>
                    </math:mtd>
                  </math:mtr>
                  <math:mtr>
                    <math:mtd>
                      <math:msub>
                        <math:mo math:stretchy="false">ξ</math:mo>
                        <math:mn>2</math:mn>
                      </math:msub>
                    </math:mtd>
                  </math:mtr>
                  <math:mtr>
                    <math:mtd>
                      <math:msub>
                        <math:mo math:stretchy="false">ξ</math:mo>
                        <math:mn>3</math:mn>
                      </math:msub>
                    </math:mtd>
                  </math:mtr>
                  <math:mtr>
                    <math:mtd>
                      <math:msub>
                        <math:mo math:stretchy="false">ξ</math:mo>
                        <math:mn>4</math:mn>
                      </math:msub>
                    </math:mtd>
                  </math:mtr>
                  <math:mtr>
                    <math:mtd>
                      <math:msub>
                        <math:mo math:stretchy="false">ξ</math:mo>
                        <math:mn>5</math:mn>
                      </math:msub>
                    </math:mtd>
                  </math:mtr>
                </math:mtable>
              </math:mfenced>
              <math:mo math:stretchy="false"></math:mo>
            </math:munder>
            <math:mo math:stretchy="false">ξ</math:mo>
          </math:munder>
        </math:mrow>
      </math:mtr>
    </math:mtable>
    <math:annotation math:encoding="StarMath 5.0">left lbrace {matrix{v_1 ## v_2 ## v_3 ## v_4 ## v_5 }} right rbrace = {left [ {matrix{0 # 0 # 0 # 0 # 0 # U ## {tilde %beta_2} C lsup N rsup 1 # {tilde %rho}_21 C lsup N rsup 2 %GAMMA_1 # 0 # 0 # 0 # U ## {tilde %beta_3}C lsup N rsup 1 # 0 # {tilde %rho}_32 C lsup N rsup 3 %GAMMA_2 # 0 # 0 # U ## {tilde %beta}_4 C lsup N rsup 1 # 0 # {tilde %rho}_42 C lsup N rsup 3 %GAMMA_2 # {tilde %rho}_43 C lsup N rsup 4 %GAMMA_3 # 0 # U ## {tilde %beta}_5 C lsup N rsup 1 # 0 # {tilde %rho}_52 C lsup N rsup 3 %GAMMA_2 # 0 # {tilde %rho}_54 C lsup N rsup 5 %GAMMA_4 # U}}right ]} underbrace {V_u} {left lbrace {matrix{%omega_1 ## %sigma_1 ## %sigma_2 ## %sigma_3 ## %sigma_4 ## v_1}} right rbrace} underbrace {u}+ ~ newline 
{left [ {matrix{
0 # 0 # 0 # 0 # 0  ## 
C lsup N rsup 1 %PSI_11 + {tilde{%rho}}_21 C lsup N rsup 1 %THETA_11 # -C lsup N rsup 2 %PSI_21 -{tilde %rho}_21 C lsup N rsup 2 %THETA_21 # 0 # 0 # 0  ## 
C lsup N rsup 1 %PSI_12 + {tilde{%rho}}_32 C lsup N rsup 1 %THETA_12 # 0 # -C lsup N rsup 3 %PSI_32 -{tilde %rho}_32 C lsup N rsup 3 %THETA_32  # 0 # 0  ## 
C lsup N rsup 1 %PSI_12 + {tilde{%rho}}_42 C lsup N rsup 1 %THETA_12 # 0 # C lsup N rsup 3 (%PSI_33 - %PSI_32) + {tilde{%rho}}_43 C lsup N rsup 3 %THETA_33 - {tilde{%rho}}_42 C lsup N rsup 3 %THETA_32 # -C lsup N rsup 4 %PSI_43 - {tilde %rho}_43 C lsup N rsup 4 %THETA_43 # 0  ## 
C lsup N rsup 1 %PSI_12 + {tilde{%rho}}_52 C lsup N rsup 1 %THETA_12 # 0 # C lsup N rsup 3 (%PSI_34 - %PSI_32) + {tilde{%rho}}_54 C lsup N rsup 3 %THETA_34 - {tilde{%rho}}_52 C lsup N rsup 3 %THETA_32 # 0# -C lsup N rsup 5 %PSI_54 - {tilde %rho}_54 C lsup N rsup 5 %THETA_54   
}}right ]} underbrace {V_%xi} {left lbrace {matrix{%xi_1 ## %xi_2 ## %xi_3 ## %xi_4 ## %xi_5}} right rbrace} underbrace {%xi}</math:annotation>
  </math:semantics>
</math:math>
</file>

<file path=Object 63/content.xml><?xml version="1.0" encoding="utf-8"?>
<!DOCTYPE math  PUBLIC '-//OpenOffice.org//DTD Modified W3C MathML 1.01//EN'  'math.dtd'>
<math:math xmlns:math="http://www.w3.org/1998/Math/MathML">
  <math:semantics>
    <math:mtable>
      <math:mtr>
        <math:mtext>As with the remainder accelerations, we can form recursive expressions for the angular</math:mtext>
      </math:mtr>
      <math:mtr>
        <math:mrow>
          <math:mtext>and linear velocity of an outer body </math:mtext>
          <math:mrow>
            <math:mo math:stretchy="false">(</math:mo>
            <math:msub>
              <math:mi>B</math:mi>
              <math:mi>o</math:mi>
            </math:msub>
            <math:mo math:stretchy="false">)</math:mo>
          </math:mrow>
          <math:mtext> in terms of its inner body </math:mtext>
          <math:mrow>
            <math:mo math:stretchy="false">(</math:mo>
            <math:msub>
              <math:mi>B</math:mi>
              <math:mi>i</math:mi>
            </math:msub>
            <math:mo math:stretchy="false">)</math:mo>
          </math:mrow>
          <math:mtext> and the joint </math:mtext>
          <math:mrow>
            <math:mo math:stretchy="false">(</math:mo>
            <math:msub>
              <math:mi>G</math:mi>
              <math:mi>k</math:mi>
            </math:msub>
            <math:mo math:stretchy="false">)</math:mo>
          </math:mrow>
        </math:mrow>
      </math:mtr>
      <math:mtr>
        <math:mtext> they share:</math:mtext>
      </math:mtr>
      <math:mtr>
        <math:mrow>
          <math:mrow>
            <math:msub>
              <math:mo math:stretchy="false">ω</math:mo>
              <math:mi>o</math:mi>
            </math:msub>
            <math:mo math:stretchy="false">=</math:mo>
            <math:mrow>
              <math:msub>
                <math:mo math:stretchy="false">ω</math:mo>
                <math:mi>i</math:mi>
              </math:msub>
              <math:mo math:stretchy="false">+</math:mo>
              <math:msub>
                <math:mo math:stretchy="false">Γ</math:mo>
                <math:mi>k</math:mi>
              </math:msub>
            </math:mrow>
          </math:mrow>
          <math:mrow>
            <math:msub>
              <math:mo math:stretchy="false">σ</math:mo>
              <math:mi>k</math:mi>
            </math:msub>
            <math:mo math:stretchy="false">+</math:mo>
            <math:msub>
              <math:mo math:stretchy="false">Θ</math:mo>
              <math:mi math:fontstyle="italic">ik</math:mi>
            </math:msub>
          </math:mrow>
          <math:mrow>
            <math:msub>
              <math:mo math:stretchy="false">ξ</math:mo>
              <math:mi>i</math:mi>
            </math:msub>
            <math:mo math:stretchy="false">−</math:mo>
            <math:msub>
              <math:mo math:stretchy="false">Θ</math:mo>
              <math:mi math:fontstyle="italic">ok</math:mi>
            </math:msub>
          </math:mrow>
          <math:msub>
            <math:mo math:stretchy="false">ξ</math:mo>
            <math:mi>o</math:mi>
          </math:msub>
        </math:mrow>
      </math:mtr>
      <math:mtr>
        <math:mrow>
          <math:mrow>
            <math:msub>
              <math:mo math:stretchy="false">v</math:mo>
              <math:mi>o</math:mi>
            </math:msub>
            <math:mo math:stretchy="false">=</math:mo>
            <math:mrow>
              <math:mrow>
                <math:mrow>
                  <math:msub>
                    <math:mi>v</math:mi>
                    <math:mi>i</math:mi>
                  </math:msub>
                  <math:mo math:stretchy="false">+</math:mo>
                  <math:mrow>
                    <math:msub>
                      <math:mo math:stretchy="false">ω</math:mo>
                      <math:mi>i</math:mi>
                    </math:msub>
                    <math:mo math:stretchy="false">×</math:mo>
                    <math:msub>
                      <math:mover math:accent="true">
                        <math:mi>r</math:mi>
                        <math:mo math:stretchy="false">˘</math:mo>
                      </math:mover>
                      <math:mi math:fontstyle="italic">ik</math:mi>
                    </math:msub>
                  </math:mrow>
                </math:mrow>
                <math:mo math:stretchy="false">−</math:mo>
                <math:mrow>
                  <math:msub>
                    <math:mo math:stretchy="false">ω</math:mo>
                    <math:mi>o</math:mi>
                  </math:msub>
                  <math:mo math:stretchy="false">×</math:mo>
                  <math:msub>
                    <math:mover math:accent="true">
                      <math:mi>r</math:mi>
                      <math:mo math:stretchy="false">˘</math:mo>
                    </math:mover>
                    <math:mi math:fontstyle="italic">ok</math:mi>
                  </math:msub>
                </math:mrow>
              </math:mrow>
              <math:mo math:stretchy="false">+</math:mo>
              <math:msub>
                <math:mo math:stretchy="false">Ψ</math:mo>
                <math:mi math:fontstyle="italic">ik</math:mi>
              </math:msub>
            </math:mrow>
          </math:mrow>
          <math:mrow>
            <math:msub>
              <math:mo math:stretchy="false">ξ</math:mo>
              <math:mi>i</math:mi>
            </math:msub>
            <math:mo math:stretchy="false">−</math:mo>
            <math:msub>
              <math:mo math:stretchy="false">Ψ</math:mo>
              <math:mi math:fontstyle="italic">ok</math:mi>
            </math:msub>
          </math:mrow>
          <math:msub>
            <math:mo math:stretchy="false">ξ</math:mo>
            <math:mi>o</math:mi>
          </math:msub>
        </math:mrow>
      </math:mtr>
    </math:mtable>
    <math:annotation math:encoding="StarMath 5.0">"As with the remainder accelerations, we can form recursive expressions for the angular" newline
"and linear velocity of an outer body "(B_o)" in terms of its inner body "(B_i)" and the joint "(G_k) newline
" they share:"newline
%omega_o = %omega_i + %GAMMA_k %sigma_k + %THETA_ik %xi_i - %THETA_ok %xi_o newline
%v_o = v_i + %omega_i times {breve{r}}_ik - %omega_o times {breve{r}}_ok + %PSI_ik %xi_i - %PSI_ok %xi_o</math:annotation>
  </math:semantics>
</math:math>
</file>

<file path=Object 64/content.xml><?xml version="1.0" encoding="utf-8"?>
<!DOCTYPE math  PUBLIC '-//OpenOffice.org//DTD Modified W3C MathML 1.01//EN'  'math.dtd'>
<math:math xmlns:math="http://www.w3.org/1998/Math/MathML">
  <math:semantics>
    <math:mtable>
      <math:mtr>
        <math:mrow>
          <math:mtext>Similar patterns arise in </math:mtext>
          <math:mi/>
          <math:msub>
            <math:mo math:stretchy="false">Ω</math:mo>
            <math:mo math:stretchy="false">ξ</math:mo>
          </math:msub>
          <math:mi>,</math:mi>
          <math:msub>
            <math:mi>V</math:mi>
            <math:mo math:stretchy="false">ξ</math:mo>
          </math:msub>
          <math:mtext> as arose in rigid-body </math:mtext>
          <math:mi/>
          <math:msub>
            <math:mo math:stretchy="false">Ω</math:mo>
            <math:mi>u</math:mi>
          </math:msub>
          <math:mi>,</math:mi>
          <math:msub>
            <math:mi>V</math:mi>
            <math:mi>u</math:mi>
          </math:msub>
          <math:mi>.</math:mi>
        </math:mrow>
      </math:mtr>
      <math:mtr/>
      <math:mtr>
        <math:mtext>These patterns are a product of the recursive nature of the tree.</math:mtext>
      </math:mtr>
      <math:mtr/>
      <math:mtr>
        <math:mtext>Non-zero entries trace the path from a body back to the root.</math:mtext>
      </math:mtr>
      <math:mtr/>
      <math:mtr>
        <math:mtext>If body origins are at joints, then </math:mtext>
      </math:mtr>
      <math:mtr>
        <math:mrow>
          <math:mrow>
            <math:mrow>
              <math:mrow>
                <math:msub>
                  <math:mo math:stretchy="false">ρ</math:mo>
                  <math:mn>21</math:mn>
                </math:msub>
                <math:mo math:stretchy="false">=</math:mo>
                <math:msub>
                  <math:mo math:stretchy="false">ρ</math:mo>
                  <math:mn>32</math:mn>
                </math:msub>
              </math:mrow>
              <math:mo math:stretchy="false">=</math:mo>
              <math:msub>
                <math:mo math:stretchy="false">ρ</math:mo>
                <math:mn>43</math:mn>
              </math:msub>
            </math:mrow>
            <math:mo math:stretchy="false">=</math:mo>
            <math:msub>
              <math:mo math:stretchy="false">ρ</math:mo>
              <math:mn>54</math:mn>
            </math:msub>
          </math:mrow>
          <math:mo math:stretchy="false">=</math:mo>
          <math:mn>0</math:mn>
        </math:mrow>
      </math:mtr>
      <math:mtr>
        <math:mrow>
          <math:msub>
            <math:mo math:stretchy="false">Ψ</math:mo>
            <math:mn>21</math:mn>
          </math:msub>
          <math:mi>,</math:mi>
          <math:msub>
            <math:mo math:stretchy="false">Ψ</math:mo>
            <math:mn>32</math:mn>
          </math:msub>
          <math:mi>,</math:mi>
          <math:msub>
            <math:mo math:stretchy="false">Ψ</math:mo>
            <math:mn>43</math:mn>
          </math:msub>
          <math:mi>,</math:mi>
          <math:msub>
            <math:mo math:stretchy="false">Ψ</math:mo>
            <math:mn>54</math:mn>
          </math:msub>
          <math:mtext>=</math:mtext>
          <math:mn>0</math:mn>
        </math:mrow>
      </math:mtr>
      <math:mtr>
        <math:mrow>
          <math:msub>
            <math:mo math:stretchy="false">Θ</math:mo>
            <math:mn>21</math:mn>
          </math:msub>
          <math:mi>,</math:mi>
          <math:msub>
            <math:mo math:stretchy="false">Θ</math:mo>
            <math:mn>32</math:mn>
          </math:msub>
          <math:mi>,</math:mi>
          <math:msub>
            <math:mo math:stretchy="false">Θ</math:mo>
            <math:mn>43</math:mn>
          </math:msub>
          <math:mi>,</math:mi>
          <math:msub>
            <math:mo math:stretchy="false">Θ</math:mo>
            <math:mn>54</math:mn>
          </math:msub>
          <math:mtext>=</math:mtext>
          <math:mn>0</math:mn>
        </math:mrow>
      </math:mtr>
    </math:mtable>
    <math:annotation math:encoding="StarMath 5.0">"Similar patterns arise in "~ %OMEGA_%xi, V_%xi " as arose in rigid-body "~ %OMEGA_u, V_u . newline newline
"These patterns are a product of the recursive nature of the tree." newline newline
"Non-zero entries trace the path from a body back to the root."  newline newline
"If body origins are at joints, then " newline
%rho_21 = %rho_32 = %rho_43 = %rho_54 = 0 newline
%PSI_21 , %PSI_32 , %PSI_43 , %PSI_54 "=" 0 newline
%THETA_21 , %THETA_32 , %THETA_43 , %THETA_54 "=" 0 </math:annotation>
  </math:semantics>
</math:math>
</file>

<file path=Object 65/content.xml><?xml version="1.0" encoding="utf-8"?>
<!DOCTYPE math  PUBLIC '-//OpenOffice.org//DTD Modified W3C MathML 1.01//EN'  'math.dtd'>
<math:math xmlns:math="http://www.w3.org/1998/Math/MathML">
  <math:semantics>
    <math:mtable>
      <math:mtr>
        <math:mrow>
          <math:mtext>Define </math:mtext>
          <math:msub>
            <math:mo math:stretchy="false">β</math:mo>
            <math:mi>i</math:mi>
          </math:msub>
          <math:mtext> to be the vector from the </math:mtext>
        </math:mrow>
      </math:mtr>
      <math:mtr>
        <math:mrow>
          <math:mtext>origin of </math:mtext>
          <math:msub>
            <math:mi>B</math:mi>
            <math:mi>i</math:mi>
          </math:msub>
          <math:mtext> to the origin of </math:mtext>
          <math:msub>
            <math:mi>B</math:mi>
            <math:mn>1</math:mn>
          </math:msub>
          <math:mi>.</math:mi>
        </math:mrow>
      </math:mtr>
      <math:mtr/>
      <math:mtr>
        <math:mrow>
          <math:mtext>Define </math:mtext>
          <math:msub>
            <math:mo math:stretchy="false">ρ</math:mo>
            <math:mi math:fontstyle="italic">ik</math:mi>
          </math:msub>
          <math:mtext> to be the vector from the </math:mtext>
        </math:mrow>
      </math:mtr>
      <math:mtr>
        <math:mrow>
          <math:mtext>origin of </math:mtext>
          <math:msub>
            <math:mi>B</math:mi>
            <math:mi>i</math:mi>
          </math:msub>
          <math:mtext> to the joint </math:mtext>
          <math:msub>
            <math:mi>G</math:mi>
            <math:mi>k</math:mi>
          </math:msub>
          <math:mn>.</math:mn>
        </math:mrow>
      </math:mtr>
    </math:mtable>
    <math:annotation math:encoding="StarMath 5.0">"Define " %beta_i " to be the vector from the " newline "origin of " B_i " to the origin of " B_1 . newline newline
"Define " %rho_ik " to be the vector from the " newline "origin of " B_i " to the joint " G_k .</math:annotation>
  </math:semantics>
</math:math>
</file>

<file path=Object 66/content.xml><?xml version="1.0" encoding="utf-8"?>
<!DOCTYPE math  PUBLIC '-//OpenOffice.org//DTD Modified W3C MathML 1.01//EN'  'math.dtd'>
<math:math xmlns:math="http://www.w3.org/1998/Math/MathML"/>
</file>

<file path=Object 67/content.xml><?xml version="1.0" encoding="utf-8"?>
<math xmlns="http://www.w3.org/1998/Math/MathML" display="block">
  <semantics>
    <mtable>
      <mtr>
        <mtd>
          <mtext>Let</mtext>
        </mtd>
      </mtr>
      <mtr>
        <mtd columnalign="left">
          <mrow>
            <mrow>
              <msub>
                <mi>Z</mi>
                <mn>1</mn>
              </msub>
              <mo stretchy="false">=</mo>
              <mi>J</mi>
            </mrow>
            <mrow>
              <msub>
                <mi mathvariant="normal">Ω</mi>
                <mi>u</mi>
              </msub>
              <mo stretchy="false">+</mo>
              <mrow>
                <mrow>
                  <mo fence="true" stretchy="false">(</mo>
                  <mrow>
                    <mrow>
                      <mrow>
                        <mi>c</mi>
                        <mo stretchy="false">+</mo>
                        <msub>
                          <mi>P</mi>
                          <mi mathvariant="normal">Ψ</mi>
                        </msub>
                      </mrow>
                      <mi mathvariant="normal">η</mi>
                    </mrow>
                  </mrow>
                  <mo fence="true" stretchy="false">)</mo>
                </mrow>
                <mo stretchy="false">×</mo>
                <mmultiscripts>
                  <mi>C</mi>
                  <none/>
                  <mi>N</mi>
                  <mprescripts/>
                  <none/>
                  <mi>B</mi>
                </mmultiscripts>
              </mrow>
            </mrow>
            <msub>
              <mi>V</mi>
              <mi>u</mi>
            </msub>
          </mrow>
        </mtd>
      </mtr>
      <mtr>
        <mtd columnalign="left">
          <mrow>
            <mrow>
              <msub>
                <mi>Z</mi>
                <mn>2</mn>
              </msub>
              <mo stretchy="false">=</mo>
              <mi>m</mi>
            </mrow>
            <mrow>
              <msub>
                <mi>V</mi>
                <mi>u</mi>
              </msub>
              <mo stretchy="false">−</mo>
              <mmultiscripts>
                <mi>C</mi>
                <none/>
                <mi>B</mi>
                <mprescripts/>
                <none/>
                <mi>N</mi>
              </mmultiscripts>
            </mrow>
            <mrow>
              <mrow>
                <mo fence="true" stretchy="false">(</mo>
                <mrow>
                  <mrow>
                    <mrow>
                      <mi>c</mi>
                      <mo stretchy="false">+</mo>
                      <msub>
                        <mi>P</mi>
                        <mi mathvariant="normal">Ψ</mi>
                      </msub>
                    </mrow>
                    <mi mathvariant="normal">η</mi>
                  </mrow>
                </mrow>
                <mo fence="true" stretchy="false">)</mo>
              </mrow>
              <mo stretchy="false">×</mo>
              <msub>
                <mi mathvariant="normal">Ω</mi>
                <mi>u</mi>
              </msub>
            </mrow>
          </mrow>
        </mtd>
      </mtr>
      <mtr>
        <mtd columnalign="left">
          <mrow>
            <mrow>
              <msub>
                <mi>Z</mi>
                <mn>3</mn>
              </msub>
              <mo stretchy="false">=</mo>
              <mi>J</mi>
            </mrow>
            <mrow>
              <msub>
                <mi mathvariant="normal">Ω</mi>
                <mi mathvariant="normal">ξ</mi>
              </msub>
              <mo stretchy="false">+</mo>
              <mrow>
                <mrow>
                  <mo fence="true" stretchy="false">(</mo>
                  <mrow>
                    <mrow>
                      <mrow>
                        <mi>c</mi>
                        <mo stretchy="false">+</mo>
                        <msub>
                          <mi>P</mi>
                          <mi mathvariant="normal">Ψ</mi>
                        </msub>
                      </mrow>
                      <mi mathvariant="normal">η</mi>
                    </mrow>
                  </mrow>
                  <mo fence="true" stretchy="false">)</mo>
                </mrow>
                <mo stretchy="false">×</mo>
                <mmultiscripts>
                  <mi>C</mi>
                  <none/>
                  <mi>N</mi>
                  <mprescripts/>
                  <none/>
                  <mi>B</mi>
                </mmultiscripts>
              </mrow>
            </mrow>
            <mrow>
              <msub>
                <mi>V</mi>
                <mi mathvariant="normal">ξ</mi>
              </msub>
              <mo stretchy="false">+</mo>
              <mrow>
                <mo fence="true" stretchy="false">(</mo>
                <mrow>
                  <mrow>
                    <mrow>
                      <msub>
                        <mi>H</mi>
                        <mi mathvariant="normal">Ψ</mi>
                      </msub>
                      <mo stretchy="false">+</mo>
                      <msub>
                        <mi>Q</mi>
                        <mi mathvariant="normal">Ψ</mi>
                      </msub>
                    </mrow>
                    <mi mathvariant="normal">η</mi>
                  </mrow>
                </mrow>
                <mo fence="true" stretchy="false">)</mo>
              </mrow>
            </mrow>
          </mrow>
        </mtd>
      </mtr>
      <mtr>
        <mtd columnalign="left">
          <mrow>
            <mrow>
              <msub>
                <mi>Z</mi>
                <mn>4</mn>
              </msub>
              <mo stretchy="false">=</mo>
              <mi>m</mi>
            </mrow>
            <mrow>
              <msub>
                <mi>V</mi>
                <mi mathvariant="normal">ξ</mi>
              </msub>
              <mo stretchy="false">−</mo>
              <mmultiscripts>
                <mi>C</mi>
                <none/>
                <mi>B</mi>
                <mprescripts/>
                <none/>
                <mi>N</mi>
              </mmultiscripts>
            </mrow>
            <mrow>
              <mo fence="true" stretchy="true">[</mo>
              <mrow>
                <mrow>
                  <mrow>
                    <mrow>
                      <mo fence="true" stretchy="false">(</mo>
                      <mrow>
                        <mrow>
                          <mrow>
                            <mi>c</mi>
                            <mo stretchy="false">+</mo>
                            <msub>
                              <mi>P</mi>
                              <mi mathvariant="normal">Ψ</mi>
                            </msub>
                          </mrow>
                          <mi mathvariant="normal">η</mi>
                        </mrow>
                      </mrow>
                      <mo fence="true" stretchy="false">)</mo>
                    </mrow>
                    <mo stretchy="false">×</mo>
                    <msub>
                      <mi mathvariant="normal">Ω</mi>
                      <mi mathvariant="normal">ξ</mi>
                    </msub>
                  </mrow>
                  <mo stretchy="false">−</mo>
                  <msub>
                    <mi>P</mi>
                    <mi mathvariant="normal">Ψ</mi>
                  </msub>
                </mrow>
              </mrow>
              <mo fence="true" stretchy="true">]</mo>
            </mrow>
          </mrow>
        </mtd>
      </mtr>
      <mtr>
        <mtd columnalign="left">
          <mrow>
            <mrow>
              <msub>
                <mi>Z</mi>
                <mn>5</mn>
              </msub>
              <mo stretchy="false">=</mo>
              <mrow>
                <mi>T</mi>
                <mo stretchy="false">−</mo>
                <mi>J</mi>
              </mrow>
            </mrow>
            <mrow>
              <msub>
                <mi mathvariant="normal">α</mi>
                <mi>r</mi>
              </msub>
              <mo stretchy="false">−</mo>
              <mrow>
                <mi mathvariant="normal">ω</mi>
                <mo stretchy="false">×</mo>
                <mi>J</mi>
              </mrow>
            </mrow>
            <mrow>
              <mi mathvariant="normal">ω</mi>
              <mo stretchy="false">−</mo>
              <mrow>
                <mrow>
                  <mo fence="true" stretchy="false">(</mo>
                  <mrow>
                    <mrow>
                      <mrow>
                        <mi>c</mi>
                        <mo stretchy="false">+</mo>
                        <msub>
                          <mi>P</mi>
                          <mi mathvariant="normal">Ψ</mi>
                        </msub>
                      </mrow>
                      <mi mathvariant="normal">η</mi>
                    </mrow>
                  </mrow>
                  <mo fence="true" stretchy="false">)</mo>
                </mrow>
                <mo stretchy="false">×</mo>
                <mmultiscripts>
                  <mi>C</mi>
                  <none/>
                  <mi>N</mi>
                  <mprescripts/>
                  <none/>
                  <mi>B</mi>
                </mmultiscripts>
              </mrow>
            </mrow>
            <msub>
              <mi>a</mi>
              <mi>r</mi>
            </msub>
          </mrow>
        </mtd>
      </mtr>
      <mtr>
        <mtd columnalign="left">
          <mrow>
            <mrow>
              <msub>
                <mi>Z</mi>
                <mn>6</mn>
              </msub>
              <mo stretchy="false">=</mo>
              <mrow>
                <mi>F</mi>
                <mo stretchy="false">−</mo>
                <mi>m</mi>
              </mrow>
            </mrow>
            <mrow>
              <msub>
                <mi>a</mi>
                <mi>r</mi>
              </msub>
              <mo stretchy="false">−</mo>
              <mmultiscripts>
                <mi>C</mi>
                <none/>
                <mi>B</mi>
                <mprescripts/>
                <none/>
                <mi>N</mi>
              </mmultiscripts>
            </mrow>
            <mrow>
              <mo fence="true" stretchy="true">{</mo>
              <mrow>
                <mrow>
                  <mrow>
                    <mrow>
                      <msub>
                        <mi mathvariant="normal">α</mi>
                        <mi>r</mi>
                      </msub>
                      <mo stretchy="false">×</mo>
                      <mrow>
                        <mo fence="true" stretchy="false">(</mo>
                        <mrow>
                          <mrow>
                            <mrow>
                              <mi>c</mi>
                              <mo stretchy="false">+</mo>
                              <msub>
                                <mi>P</mi>
                                <mi mathvariant="normal">Ψ</mi>
                              </msub>
                            </mrow>
                            <mi mathvariant="normal">η</mi>
                          </mrow>
                        </mrow>
                        <mo fence="true" stretchy="false">)</mo>
                      </mrow>
                    </mrow>
                    <mo stretchy="false">+</mo>
                    <mrow>
                      <mi mathvariant="normal">ω</mi>
                      <mo stretchy="false">×</mo>
                      <mrow>
                        <mo fence="true" stretchy="true">[</mo>
                        <mrow>
                          <mrow>
                            <mi mathvariant="normal">ω</mi>
                            <mo stretchy="false">×</mo>
                            <mrow>
                              <mo fence="true" stretchy="false">(</mo>
                              <mrow>
                                <mrow>
                                  <mrow>
                                    <mi>c</mi>
                                    <mo stretchy="false">+</mo>
                                    <msub>
                                      <mi>P</mi>
                                      <mi mathvariant="normal">Ψ</mi>
                                    </msub>
                                  </mrow>
                                  <mi mathvariant="normal">η</mi>
                                </mrow>
                              </mrow>
                              <mo fence="true" stretchy="false">)</mo>
                            </mrow>
                          </mrow>
                        </mrow>
                        <mo fence="true" stretchy="true">]</mo>
                      </mrow>
                    </mrow>
                    <mo stretchy="false">+</mo>
                    <mn>2</mn>
                  </mrow>
                  <mrow>
                    <mi mathvariant="normal">ω</mi>
                    <mo stretchy="false">×</mo>
                    <msub>
                      <mi>P</mi>
                      <mi mathvariant="normal">Ψ</mi>
                    </msub>
                  </mrow>
                  <mi mathvariant="normal">η</mi>
                </mrow>
              </mrow>
              <mo fence="true" stretchy="true">}</mo>
            </mrow>
          </mrow>
        </mtd>
      </mtr>
    </mtable>
    <annotation encoding="StarMath 5.0">"Let" newline
alignl Z_1 = J %OMEGA_u + (c+P_%PSI %eta) times C lsup B rsup N V_u newline
alignl Z_2 = m V_u - C lsup N rsup B(c+P_%PSI %eta) times %OMEGA_u newline
alignl Z_3 = J %OMEGA_%xi + (c+P_%PSI %eta) times C lsup B rsup N V_%xi + (H_%PSI + Q_%PSI %eta) newline
alignl Z_4 = m V_%xi - C lsup N rsup B left [ (c+P_%PSI %eta) times %OMEGA_%xi - P_%PSI right ] newline
alignl Z_5 = T-J %alpha_r - %omega times J %omega - (c+P_%PSI %eta) times C lsup B rsup N a_r newline
alignl Z_6 = F - m a_r - C lsup N rsup B left lbrace %alpha_r times (c+P_%PSI %eta) + %omega times left [ %omega times (c+P_%PSI %eta) right ] + 2 %omega times P_%PSI %eta right rbrace</annotation>
  </semantics>
</math>
</file>

<file path=Object 68/content.xml><?xml version="1.0" encoding="utf-8"?>
<math xmlns="http://www.w3.org/1998/Math/MathML">
  <semantics>
    <mtable>
      <mtr>
        <mtd>
          <mtext>Then </mtext>
        </mtd>
      </mtr>
      <mtr>
        <mtd/>
      </mtr>
      <mtr>
        <mtd>
          <mrow>
            <mfenced open="[" close="]">
              <mtable>
                <mtr>
                  <mtd>
                    <mrow>
                      <msubsup>
                        <mo stretchy="false">Ω</mo>
                        <mi>u</mi>
                        <mi>T</mi>
                      </msubsup>
                      <mrow>
                        <msub>
                          <mi>Z</mi>
                          <mn>1</mn>
                        </msub>
                        <mo stretchy="false">+</mo>
                        <msubsup>
                          <mi>V</mi>
                          <mi>u</mi>
                          <mi>T</mi>
                        </msubsup>
                      </mrow>
                      <msub>
                        <mi>Z</mi>
                        <mn>2</mn>
                      </msub>
                    </mrow>
                  </mtd>
                  <mtd>
                    <mrow>
                      <msubsup>
                        <mo stretchy="false">Ω</mo>
                        <mi>u</mi>
                        <mi>T</mi>
                      </msubsup>
                      <mrow>
                        <msub>
                          <mi>Z</mi>
                          <mn>3</mn>
                        </msub>
                        <mo stretchy="false">+</mo>
                        <msubsup>
                          <mi>V</mi>
                          <mi>u</mi>
                          <mi>T</mi>
                        </msubsup>
                      </mrow>
                      <msub>
                        <mi>Z</mi>
                        <mn>4</mn>
                      </msub>
                    </mrow>
                  </mtd>
                </mtr>
                <mtr>
                  <mtd>
                    <mrow>
                      <msubsup>
                        <mo stretchy="false">Ω</mo>
                        <mo stretchy="false">ξ</mo>
                        <mi>T</mi>
                      </msubsup>
                      <mrow>
                        <msub>
                          <mi>Z</mi>
                          <mn>1</mn>
                        </msub>
                        <mo stretchy="false">+</mo>
                        <msubsup>
                          <mi>V</mi>
                          <mo stretchy="false">ξ</mo>
                          <mi>T</mi>
                        </msubsup>
                      </mrow>
                      <mrow>
                        <msub>
                          <mi>Z</mi>
                          <mn>2</mn>
                        </msub>
                        <mo stretchy="false">+</mo>
                        <msubsup>
                          <mi>P</mi>
                          <mo stretchy="false">Ψ</mo>
                          <mi>T</mi>
                        </msubsup>
                      </mrow>
                      <mmultiscripts>
                        <mi>C</mi>
                        <none/>
                        <mi>N</mi>
                        <mprescripts/>
                        <none/>
                        <mi>B</mi>
                      </mmultiscripts>
                      <mrow>
                        <msub>
                          <mi>V</mi>
                          <mi>u</mi>
                        </msub>
                        <mo stretchy="false">+</mo>
                        <mrow>
                          <mo stretchy="false">(</mo>
                          <mrow>
                            <mrow>
                              <msubsup>
                                <mi>H</mi>
                                <mo stretchy="false">Ψ</mo>
                                <mi>T</mi>
                              </msubsup>
                              <mo stretchy="false">+</mo>
                              <msup>
                                <mo stretchy="false">η</mo>
                                <mi>T</mi>
                              </msup>
                            </mrow>
                            <msubsup>
                              <mi>Q</mi>
                              <mo stretchy="false">Ψ</mo>
                              <mi>T</mi>
                            </msubsup>
                          </mrow>
                          <mo stretchy="false">)</mo>
                        </mrow>
                      </mrow>
                      <msub>
                        <mo stretchy="false">Ω</mo>
                        <mi>u</mi>
                      </msub>
                    </mrow>
                  </mtd>
                  <mtd>
                    <mrow>
                      <msubsup>
                        <mo stretchy="false">Ω</mo>
                        <mo stretchy="false">ξ</mo>
                        <mi>T</mi>
                      </msubsup>
                      <mrow>
                        <msub>
                          <mi>Z</mi>
                          <mn>3</mn>
                        </msub>
                        <mo stretchy="false">+</mo>
                        <msubsup>
                          <mi>V</mi>
                          <mo stretchy="false">ξ</mo>
                          <mi>T</mi>
                        </msubsup>
                      </mrow>
                      <mrow>
                        <mrow>
                          <msub>
                            <mi>Z</mi>
                            <mn>4</mn>
                          </msub>
                          <mo stretchy="false">+</mo>
                          <msub>
                            <mi>M</mi>
                            <mo stretchy="false">Ψ</mo>
                          </msub>
                        </mrow>
                        <mo stretchy="false">+</mo>
                        <msubsup>
                          <mi>P</mi>
                          <mo stretchy="false">Ψ</mo>
                          <mi>T</mi>
                        </msubsup>
                      </mrow>
                      <mmultiscripts>
                        <mi>C</mi>
                        <none/>
                        <mi>N</mi>
                        <mprescripts/>
                        <none/>
                        <mi>B</mi>
                      </mmultiscripts>
                      <mrow>
                        <msub>
                          <mi>V</mi>
                          <mo stretchy="false">ξ</mo>
                        </msub>
                        <mo stretchy="false">+</mo>
                        <mrow>
                          <mo stretchy="false">(</mo>
                          <mrow>
                            <mrow>
                              <msubsup>
                                <mi>H</mi>
                                <mo stretchy="false">Ψ</mo>
                                <mi>T</mi>
                              </msubsup>
                              <mo stretchy="false">+</mo>
                              <msup>
                                <mo stretchy="false">η</mo>
                                <mi>T</mi>
                              </msup>
                            </mrow>
                            <msubsup>
                              <mi>Q</mi>
                              <mo stretchy="false">Ψ</mo>
                              <mi>T</mi>
                            </msubsup>
                          </mrow>
                          <mo stretchy="false">)</mo>
                        </mrow>
                      </mrow>
                      <msub>
                        <mo stretchy="false">Ω</mo>
                        <mo stretchy="false">ξ</mo>
                      </msub>
                    </mrow>
                  </mtd>
                </mtr>
              </mtable>
            </mfenced>
            <mrow>
              <mfenced open="{" close="}">
                <mtable>
                  <mtr>
                    <mtd>
                      <mover accent="true">
                        <mi>u</mi>
                        <mi mathvariant="normal">˙</mi>
                      </mover>
                    </mtd>
                  </mtr>
                  <mtr>
                    <mtd>
                      <mover accent="true">
                        <mo stretchy="false">ξ</mo>
                        <mi mathvariant="normal">˙</mi>
                      </mover>
                    </mtd>
                  </mtr>
                </mtable>
              </mfenced>
              <mi mathvariant="normal">=</mi>
              <mi/>
            </mrow>
          </mrow>
        </mtd>
      </mtr>
      <mtr>
        <mtd/>
      </mtr>
      <mtr>
        <mtd>
          <mfenced open="{" close="}">
            <mtable>
              <mtr>
                <mtd>
                  <mrow>
                    <msubsup>
                      <mo stretchy="false">Ω</mo>
                      <mi>u</mi>
                      <mi>T</mi>
                    </msubsup>
                    <mrow>
                      <msub>
                        <mi>Z</mi>
                        <mn>5</mn>
                      </msub>
                      <mo stretchy="false">+</mo>
                      <msubsup>
                        <mi>V</mi>
                        <mi>u</mi>
                        <mi>T</mi>
                      </msubsup>
                    </mrow>
                    <msub>
                      <mi>Z</mi>
                      <mn>6</mn>
                    </msub>
                  </mrow>
                </mtd>
              </mtr>
              <mtr>
                <mtd>
                  <mrow>
                    <msubsup>
                      <mo stretchy="false">Ω</mo>
                      <mo stretchy="false">ξ</mo>
                      <mi>T</mi>
                    </msubsup>
                    <mrow>
                      <msub>
                        <mi>Z</mi>
                        <mn>5</mn>
                      </msub>
                      <mo stretchy="false">+</mo>
                      <msubsup>
                        <mi>V</mi>
                        <mo stretchy="false">ξ</mo>
                        <mi>T</mi>
                      </msubsup>
                    </mrow>
                    <mrow>
                      <mrow>
                        <mrow>
                          <msub>
                            <mi>Z</mi>
                            <mn>6</mn>
                          </msub>
                          <mo stretchy="false">+</mo>
                          <mover accent="true">
                            <mi>F</mi>
                            <mo stretchy="false">˘</mo>
                          </mover>
                        </mrow>
                        <mo stretchy="false">+</mo>
                        <mover accent="true">
                          <mi>T</mi>
                          <mo stretchy="false">˘</mo>
                        </mover>
                      </mrow>
                      <mi mathvariant="normal">−</mi>
                      <msub>
                        <mi>C</mi>
                        <mo stretchy="false">Ψ</mo>
                      </msub>
                    </mrow>
                    <mrow>
                      <mo stretchy="false">ξ</mo>
                      <mi mathvariant="normal">−</mi>
                      <msub>
                        <mi>K</mi>
                        <mo stretchy="false">Ψ</mo>
                      </msub>
                    </mrow>
                    <mrow>
                      <mo stretchy="false">η</mo>
                      <mi mathvariant="normal">−</mi>
                      <msubsup>
                        <mi>P</mi>
                        <mo stretchy="false">Ψ</mo>
                        <mi>T</mi>
                      </msubsup>
                    </mrow>
                    <mmultiscripts>
                      <mi>C</mi>
                      <none/>
                      <mi>N</mi>
                      <mprescripts/>
                      <none/>
                      <mi>B</mi>
                    </mmultiscripts>
                    <mrow>
                      <msub>
                        <mi>a</mi>
                        <mi>r</mi>
                      </msub>
                      <mi mathvariant="normal">−</mi>
                      <mrow>
                        <mo stretchy="false">(</mo>
                        <mrow>
                          <mrow>
                            <msubsup>
                              <mi>H</mi>
                              <mo stretchy="false">Ψ</mo>
                              <mi>T</mi>
                            </msubsup>
                            <mo stretchy="false">+</mo>
                            <msup>
                              <mo stretchy="false">η</mo>
                              <mi>T</mi>
                            </msup>
                          </mrow>
                          <msubsup>
                            <mi>Q</mi>
                            <mo stretchy="false">Ψ</mo>
                            <mi>T</mi>
                          </msubsup>
                        </mrow>
                        <mo stretchy="false">)</mo>
                      </mrow>
                    </mrow>
                    <mrow>
                      <mrow>
                        <msub>
                          <mo stretchy="false">α</mo>
                          <mi>r</mi>
                        </msub>
                        <mi mathvariant="normal">−</mi>
                        <mrow>
                          <mrow>
                            <mo stretchy="false">ω</mo>
                            <mi mathvariant="normal">⋅</mi>
                            <msub>
                              <mi>R</mi>
                              <mo stretchy="false">Ψ</mo>
                            </msub>
                          </mrow>
                          <mi mathvariant="normal">⋅</mi>
                          <mo stretchy="false">ω</mo>
                        </mrow>
                      </mrow>
                      <mi mathvariant="normal">−</mi>
                      <mrow>
                        <mrow>
                          <mo stretchy="false">ω</mo>
                          <mi mathvariant="normal">⋅</mi>
                          <msub>
                            <mi>S</mi>
                            <mo stretchy="false">Ψ</mo>
                          </msub>
                        </mrow>
                        <mi mathvariant="normal">⋅</mi>
                        <mo stretchy="false">ω</mo>
                      </mrow>
                    </mrow>
                    <mrow>
                      <mo stretchy="false">η</mo>
                      <mi mathvariant="normal">−</mi>
                      <mn>2</mn>
                    </mrow>
                    <msup>
                      <mo stretchy="false">ξ</mo>
                      <mi>T</mi>
                    </msup>
                    <msubsup>
                      <mi>Q</mi>
                      <mo stretchy="false">Ψ</mo>
                      <mi>T</mi>
                    </msubsup>
                    <mo stretchy="false">ω</mo>
                  </mrow>
                </mtd>
              </mtr>
            </mtable>
          </mfenced>
        </mtd>
      </mtr>
    </mtable>
    <annotation encoding="StarMath 5.0">"Then " newline newline
left [ matrix{%OMEGA_u^T Z_1 + V_u^T Z_2 # %OMEGA_u^T Z_3 + V_u^T Z_4 ## 
%OMEGA_%xi^T Z_1 + V_%xi^T Z_2 +P_%PSI^T C lsup B rsup N V_u + (H_%PSI^T + %eta^T Q_%PSI^T) %OMEGA_u #  %OMEGA_%xi^T Z_3 + V_%xi^T Z_4 + M_%PSI + P_%PSI^T C lsup B rsup N V_%xi + (H_%PSI^T+%eta^T Q_%PSI^T)%OMEGA_%xi} right ] left lbrace matrix{dot{u} ## dot{%xi}} right rbrace = ~ newline newline
left lbrace matrix{%OMEGA_u^T Z_5 + V_u^T Z_6 ## %OMEGA_%xi^T Z_5 + V_%xi^T Z_6 + breve{F}+breve{T}-C_%PSI %xi - K_%PSI %eta -P_%PSI^T C lsup B rsup N a_r - (H_%PSI^T + %eta^T Q_%PSI^T) %alpha_r - %omega cdot R_%PSI cdot %omega - %omega cdot S_%PSI cdot %omega %eta - 2 %xi^T Q_%PSI^T %omega} right rbrace</annotation>
  </semantics>
</math>
</file>

<file path=Object 69/content.xml><?xml version="1.0" encoding="utf-8"?>
<math xmlns="http://www.w3.org/1998/Math/MathML">
  <semantics>
    <mtable>
      <mtr>
        <mtd>
          <mrow>
            <mrow>
              <mi>F</mi>
              <mi mathvariant="normal">=</mi>
              <mrow>
                <mi mathvariant="normal">∫</mi>
                <mi mathvariant="italic">df</mi>
              </mrow>
            </mrow>
            <mi mathvariant="normal">=</mi>
            <mn>0</mn>
          </mrow>
        </mtd>
      </mtr>
      <mtr>
        <mtd>
          <mrow>
            <mrow>
              <mi>T</mi>
              <mi mathvariant="normal">=</mi>
              <mrow>
                <mrow>
                  <mi mathvariant="normal">∫</mi>
                  <mi>r</mi>
                </mrow>
                <mi mathvariant="normal">×</mi>
                <mi mathvariant="italic">df</mi>
              </mrow>
            </mrow>
            <mi mathvariant="normal">=</mi>
            <mn>0</mn>
          </mrow>
        </mtd>
      </mtr>
      <mtr>
        <mtd>
          <mrow>
            <mrow>
              <mover accent="true">
                <mi>T</mi>
                <mo stretchy="false">˘</mo>
              </mover>
              <mi mathvariant="normal">=</mi>
              <mrow>
                <mi mathvariant="normal">∫</mi>
                <msup>
                  <mo stretchy="false">Θ</mo>
                  <mi>T</mi>
                </msup>
              </mrow>
            </mrow>
            <mi>d</mi>
            <mrow>
              <mo stretchy="false">τ</mo>
              <mi mathvariant="normal">≠</mi>
              <mn>0</mn>
            </mrow>
          </mrow>
        </mtd>
      </mtr>
    </mtable>
    <annotation encoding="StarMath 5.0">alignl F = int df = 0 newline
alignl T = int r times df = 0 newline
alignl breve{T} = int %THETA^T d%tau &lt;&gt; 0 </annotation>
  </semantics>
</math>
</file>

<file path=Object 7/content.xml><?xml version="1.0" encoding="utf-8"?>
<!DOCTYPE math  PUBLIC '-//OpenOffice.org//DTD Modified W3C MathML 1.01//EN'  'math.dtd'>
<math:math xmlns:math="http://www.w3.org/1998/Math/MathML">
  <math:semantics>
    <math:mtable>
      <math:mtr>
        <math:mtd>
          <math:msub>
            <math:mi>e</math:mi>
            <math:mi>k</math:mi>
          </math:msub>
        </math:mtd>
        <math:mtd>
          <math:mtext>=</math:mtext>
        </math:mtd>
        <math:mtd>
          <math:mover math:accent="true">
            <math:msub>
              <math:mi>d</math:mi>
              <math:mi>k</math:mi>
            </math:msub>
            <math:mo math:stretchy="false">˙</math:mo>
          </math:mover>
        </math:mtd>
      </math:mtr>
      <math:mtr>
        <math:mtd>
          <math:msub>
            <math:mo math:stretchy="false">ε</math:mo>
            <math:mi>k</math:mi>
          </math:msub>
        </math:mtd>
        <math:mtd>
          <math:mtext>=</math:mtext>
        </math:mtd>
        <math:mtd>
          <math:mover math:accent="true">
            <math:msub>
              <math:mo math:stretchy="false">δ</math:mo>
              <math:mi>k</math:mi>
            </math:msub>
            <math:mo math:stretchy="false">˙</math:mo>
          </math:mover>
        </math:mtd>
      </math:mtr>
    </math:mtable>
    <math:annotation math:encoding="StarMath 5.0">matrix{e_k # "=" # dot{d_k} ## %epsilon_k # "=" # dot{%delta_k}} </math:annotation>
  </math:semantics>
</math:math>
</file>

<file path=Object 70/content.xml><?xml version="1.0" encoding="utf-8"?>
<math xmlns="http://www.w3.org/1998/Math/MathML">
  <semantics>
    <mo stretchy="false">τ</mo>
    <annotation encoding="StarMath 5.0">%tau</annotation>
  </semantics>
</math>
</file>

<file path=Object 71/content.xml><?xml version="1.0" encoding="utf-8"?>
<math xmlns="http://www.w3.org/1998/Math/MathML">
  <semantics>
    <mo stretchy="false">τ</mo>
    <annotation encoding="StarMath 5.0">%tau</annotation>
  </semantics>
</math>
</file>

<file path=Object 72/content.xml><?xml version="1.0" encoding="utf-8"?>
<math xmlns="http://www.w3.org/1998/Math/MathML">
  <semantics>
    <mtable>
      <mtr>
        <mtd>
          <mrow>
            <mtext>Assuming a bulk material with a modulus of elasticity,</mtext>
            <mi>E</mi>
            <mtext>, and Poisson's ratio, </mtext>
            <mo stretchy="false">ν</mo>
            <mtext>,</mtext>
          </mrow>
        </mtd>
      </mtr>
      <mtr>
        <mtd>
          <mrow>
            <mtext>stress (</mtext>
            <mo stretchy="false">σ</mo>
            <mtext>) and strain (</mtext>
            <mo stretchy="false">ε</mo>
            <mtext>) are related by</mtext>
          </mrow>
        </mtd>
      </mtr>
      <mtr>
        <mtd>
          <mrow>
            <mrow>
              <mo stretchy="false">σ</mo>
              <mi mathvariant="normal">=</mi>
              <mi>S</mi>
            </mrow>
            <mo stretchy="false">ε</mo>
          </mrow>
        </mtd>
      </mtr>
      <mtr>
        <mtd>
          <mtext>where</mtext>
        </mtd>
      </mtr>
      <mtr>
        <mtd>
          <mrow>
            <mrow>
              <mi>S</mi>
              <mi mathvariant="normal">=</mi>
              <mfrac>
                <mi>E</mi>
                <mrow>
                  <mrow>
                    <mrow>
                      <mn>1</mn>
                      <mi mathvariant="normal">−</mi>
                      <mo stretchy="false">ν</mo>
                    </mrow>
                    <mi mathvariant="normal">−</mi>
                    <mn>2</mn>
                  </mrow>
                  <msup>
                    <mo stretchy="false">ν</mo>
                    <mn>2</mn>
                  </msup>
                </mrow>
              </mfrac>
            </mrow>
            <mfenced open="[" close="]">
              <mtable>
                <mtr>
                  <mtd>
                    <mrow>
                      <mn>1</mn>
                      <mi mathvariant="normal">−</mi>
                      <mo stretchy="false">ν</mo>
                    </mrow>
                  </mtd>
                  <mtd>
                    <mo stretchy="false">ν</mo>
                  </mtd>
                  <mtd>
                    <mo stretchy="false">ν</mo>
                  </mtd>
                </mtr>
                <mtr>
                  <mtd>
                    <mo stretchy="false">ν</mo>
                  </mtd>
                  <mtd>
                    <mrow>
                      <mn>1</mn>
                      <mi mathvariant="normal">−</mi>
                      <mo stretchy="false">ν</mo>
                    </mrow>
                  </mtd>
                  <mtd>
                    <mo stretchy="false">ν</mo>
                  </mtd>
                </mtr>
                <mtr>
                  <mtd>
                    <mo stretchy="false">ν</mo>
                  </mtd>
                  <mtd>
                    <mo stretchy="false">ν</mo>
                  </mtd>
                  <mtd>
                    <mrow>
                      <mn>1</mn>
                      <mi mathvariant="normal">−</mi>
                      <mo stretchy="false">ν</mo>
                    </mrow>
                  </mtd>
                </mtr>
              </mtable>
            </mfenced>
          </mrow>
        </mtd>
      </mtr>
      <mtr>
        <mtd/>
      </mtr>
      <mtr>
        <mtd>
          <mrow>
            <mtext>Steel, as an example, has </mtext>
            <mrow>
              <mi>E</mi>
              <mi mathvariant="normal">=</mi>
              <mn>200</mn>
            </mrow>
            <mtext>GPa</mtext>
          </mrow>
        </mtd>
      </mtr>
      <mtr>
        <mtd>
          <mrow>
            <mtext>For many materials, </mtext>
            <mrow>
              <mo stretchy="false">ν</mo>
              <mi mathvariant="normal">=</mi>
              <mrow>
                <mn>0.2</mn>
                <mi mathvariant="normal">−</mi>
                <mn>0.3</mn>
              </mrow>
            </mrow>
          </mrow>
        </mtd>
      </mtr>
    </mtable>
    <annotation encoding="StarMath 5.0">"Assuming a bulk material with a modulus of elasticity," E", and Poisson's ratio, " %nu "," newline  "stress ("%sigma") and strain ("%epsilon") are related by" newline
%sigma = S %epsilon newline
"where" newline
S = E over {1-%nu-2%nu^2}left [ matrix{1-%nu # %nu # %nu ## %nu # 1-%nu # %nu ## %nu # %nu # 1-%nu}right ] newline newline
"Steel, as an example, has " E = 200 "GPa" newline
"For many materials, "%nu = 0.2-0.3</annotation>
  </semantics>
</math>
</file>

<file path=Object 79/content.xml><?xml version="1.0" encoding="utf-8"?>
<!DOCTYPE math  PUBLIC '-//OpenOffice.org//DTD Modified W3C MathML 1.01//EN'  'math.dtd'>
<math:math xmlns:math="http://www.w3.org/1998/Math/MathML">
  <math:semantics>
    <math:msub>
      <math:mi>B</math:mi>
      <math:mn>1</math:mn>
    </math:msub>
    <math:annotation math:encoding="StarMath 5.0">B_1</math:annotation>
  </math:semantics>
</math:math>
</file>

<file path=Object 8/content.xml><?xml version="1.0" encoding="utf-8"?>
<!DOCTYPE math  PUBLIC '-//OpenOffice.org//DTD Modified W3C MathML 1.01//EN'  'math.dtd'>
<math:math xmlns:math="http://www.w3.org/1998/Math/MathML">
  <math:semantics>
    <math:mrow>
      <math:mtable>
        <math:mtr>
          <math:mrow>
            <math:msub>
              <math:mover math:accent="true">
                <math:mi>v</math:mi>
                <math:mo math:stretchy="false">˘</math:mo>
              </math:mover>
              <math:mi>k</math:mi>
            </math:msub>
            <math:mo math:stretchy="false">=</math:mo>
            <math:mrow>
              <math:mrow>
                <math:mi>v</math:mi>
                <math:mo math:stretchy="false">+</math:mo>
                <math:mrow>
                  <math:mo math:stretchy="false">ω</math:mo>
                  <math:mo math:stretchy="false">×</math:mo>
                  <math:mrow>
                    <math:mo math:stretchy="false">(</math:mo>
                    <math:mrow>
                      <math:msub>
                        <math:mi>r</math:mi>
                        <math:mi>k</math:mi>
                      </math:msub>
                      <math:mo math:stretchy="false">+</math:mo>
                      <math:msub>
                        <math:mi>d</math:mi>
                        <math:mi>k</math:mi>
                      </math:msub>
                    </math:mrow>
                    <math:mo math:stretchy="false">)</math:mo>
                  </math:mrow>
                </math:mrow>
              </math:mrow>
              <math:mo math:stretchy="false">+</math:mo>
              <math:msub>
                <math:mi>e</math:mi>
                <math:mi>k</math:mi>
              </math:msub>
            </math:mrow>
          </math:mrow>
        </math:mtr>
        <math:mtr>
          <math:mrow>
            <math:mrow>
              <math:msub>
                <math:mover math:accent="true">
                  <math:mi>a</math:mi>
                  <math:mo math:stretchy="false">˘</math:mo>
                </math:mover>
                <math:mi>k</math:mi>
              </math:msub>
              <math:mo math:stretchy="false">=</math:mo>
              <math:mrow>
                <math:mrow>
                  <math:mrow>
                    <math:mrow>
                      <math:mi>a</math:mi>
                      <math:mo math:stretchy="false">+</math:mo>
                      <math:mrow>
                        <math:mo math:stretchy="false">ω</math:mo>
                        <math:mo math:stretchy="false">×</math:mo>
                        <math:mfenced math:open="[" math:close="]">
                          <math:mrow>
                            <math:mo math:stretchy="false">ω</math:mo>
                            <math:mo math:stretchy="false">×</math:mo>
                            <math:mrow>
                              <math:mo math:stretchy="false">(</math:mo>
                              <math:mrow>
                                <math:msub>
                                  <math:mi>r</math:mi>
                                  <math:mi>k</math:mi>
                                </math:msub>
                                <math:mo math:stretchy="false">+</math:mo>
                                <math:msub>
                                  <math:mi>d</math:mi>
                                  <math:mi>k</math:mi>
                                </math:msub>
                              </math:mrow>
                              <math:mo math:stretchy="false">)</math:mo>
                            </math:mrow>
                          </math:mrow>
                        </math:mfenced>
                      </math:mrow>
                    </math:mrow>
                    <math:mo math:stretchy="false">+</math:mo>
                    <math:mrow>
                      <math:mo math:stretchy="false">α</math:mo>
                      <math:mo math:stretchy="false">×</math:mo>
                      <math:mrow>
                        <math:mo math:stretchy="false">(</math:mo>
                        <math:mrow>
                          <math:msub>
                            <math:mi>r</math:mi>
                            <math:mi>k</math:mi>
                          </math:msub>
                          <math:mo math:stretchy="false">+</math:mo>
                          <math:msub>
                            <math:mi>d</math:mi>
                            <math:mi>k</math:mi>
                          </math:msub>
                        </math:mrow>
                        <math:mo math:stretchy="false">)</math:mo>
                      </math:mrow>
                    </math:mrow>
                  </math:mrow>
                  <math:mo math:stretchy="false">+</math:mo>
                  <math:msub>
                    <math:mover math:accent="true">
                      <math:mi>e</math:mi>
                      <math:mo math:stretchy="false">˙</math:mo>
                    </math:mover>
                    <math:mi>k</math:mi>
                  </math:msub>
                </math:mrow>
                <math:mo math:stretchy="false">+</math:mo>
                <math:mn>2</math:mn>
              </math:mrow>
            </math:mrow>
            <math:mrow>
              <math:mo math:stretchy="false">ω</math:mo>
              <math:mo math:stretchy="false">×</math:mo>
              <math:msub>
                <math:mi>e</math:mi>
                <math:mi>k</math:mi>
              </math:msub>
            </math:mrow>
          </math:mrow>
        </math:mtr>
      </math:mtable>
    </math:mrow>
    <math:annotation math:encoding="StarMath 5.0">alignl{stack{ 
{breve{v}}_k = v + %omega times (r_k+d_k) + e_k #
{breve{a}}_k = a + %omega times left [ %omega times (r_k + d_k) right ] + %alpha times (r_k + d_k) + {dot{e}}_k + 2 %omega times e_k}}</math:annotation>
  </math:semantics>
</math:math>
</file>

<file path=Object 80/content.xml><?xml version="1.0" encoding="utf-8"?>
<!DOCTYPE math  PUBLIC '-//OpenOffice.org//DTD Modified W3C MathML 1.01//EN'  'math.dtd'>
<math:math xmlns:math="http://www.w3.org/1998/Math/MathML">
  <math:semantics>
    <math:msub>
      <math:mi>B</math:mi>
      <math:mn>2</math:mn>
    </math:msub>
    <math:annotation math:encoding="StarMath 5.0">B_2</math:annotation>
  </math:semantics>
</math:math>
</file>

<file path=Object 81/content.xml><?xml version="1.0" encoding="utf-8"?>
<!DOCTYPE math  PUBLIC '-//OpenOffice.org//DTD Modified W3C MathML 1.01//EN'  'math.dtd'>
<math:math xmlns:math="http://www.w3.org/1998/Math/MathML">
  <math:semantics>
    <math:msub>
      <math:mi>B</math:mi>
      <math:mn>3</math:mn>
    </math:msub>
    <math:annotation math:encoding="StarMath 5.0">B_3</math:annotation>
  </math:semantics>
</math:math>
</file>

<file path=Object 82/content.xml><?xml version="1.0" encoding="utf-8"?>
<!DOCTYPE math  PUBLIC '-//OpenOffice.org//DTD Modified W3C MathML 1.01//EN'  'math.dtd'>
<math:math xmlns:math="http://www.w3.org/1998/Math/MathML">
  <math:semantics>
    <math:msub>
      <math:mi>B</math:mi>
      <math:mn>4</math:mn>
    </math:msub>
    <math:annotation math:encoding="StarMath 5.0">B_4</math:annotation>
  </math:semantics>
</math:math>
</file>

<file path=Object 83/content.xml><?xml version="1.0" encoding="utf-8"?>
<!DOCTYPE math  PUBLIC '-//OpenOffice.org//DTD Modified W3C MathML 1.01//EN'  'math.dtd'>
<math:math xmlns:math="http://www.w3.org/1998/Math/MathML">
  <math:semantics>
    <math:msub>
      <math:mi>B</math:mi>
      <math:mn>5</math:mn>
    </math:msub>
    <math:annotation math:encoding="StarMath 5.0">B_5</math:annotation>
  </math:semantics>
</math:math>
</file>

<file path=Object 84/content.xml><?xml version="1.0" encoding="utf-8"?>
<!DOCTYPE math  PUBLIC '-//OpenOffice.org//DTD Modified W3C MathML 1.01//EN'  'math.dtd'>
<math:math xmlns:math="http://www.w3.org/1998/Math/MathML">
  <math:semantics>
    <math:msub>
      <math:mi>G</math:mi>
      <math:mn>1</math:mn>
    </math:msub>
    <math:annotation math:encoding="StarMath 5.0">G_1</math:annotation>
  </math:semantics>
</math:math>
</file>

<file path=Object 85/content.xml><?xml version="1.0" encoding="utf-8"?>
<!DOCTYPE math  PUBLIC '-//OpenOffice.org//DTD Modified W3C MathML 1.01//EN'  'math.dtd'>
<math:math xmlns:math="http://www.w3.org/1998/Math/MathML">
  <math:semantics>
    <math:msub>
      <math:mi>G</math:mi>
      <math:mn>2</math:mn>
    </math:msub>
    <math:annotation math:encoding="StarMath 5.0">G_2</math:annotation>
  </math:semantics>
</math:math>
</file>

<file path=Object 86/content.xml><?xml version="1.0" encoding="utf-8"?>
<!DOCTYPE math  PUBLIC '-//OpenOffice.org//DTD Modified W3C MathML 1.01//EN'  'math.dtd'>
<math:math xmlns:math="http://www.w3.org/1998/Math/MathML">
  <math:semantics>
    <math:msub>
      <math:mi>G</math:mi>
      <math:mn>3</math:mn>
    </math:msub>
    <math:annotation math:encoding="StarMath 5.0">G_3</math:annotation>
  </math:semantics>
</math:math>
</file>

<file path=Object 87/content.xml><?xml version="1.0" encoding="utf-8"?>
<!DOCTYPE math  PUBLIC '-//OpenOffice.org//DTD Modified W3C MathML 1.01//EN'  'math.dtd'>
<math:math xmlns:math="http://www.w3.org/1998/Math/MathML">
  <math:semantics>
    <math:msub>
      <math:mi>G</math:mi>
      <math:mn>4</math:mn>
    </math:msub>
    <math:annotation math:encoding="StarMath 5.0">G_4</math:annotation>
  </math:semantics>
</math:math>
</file>

<file path=Object 88/content.xml><?xml version="1.0" encoding="utf-8"?>
<!DOCTYPE math  PUBLIC '-//OpenOffice.org//DTD Modified W3C MathML 1.01//EN'  'math.dtd'>
<math:math xmlns:math="http://www.w3.org/1998/Math/MathML">
  <math:semantics>
    <math:mover math:accent="true">
      <math:msub>
        <math:mi>p</math:mi>
        <math:mn>1</math:mn>
      </math:msub>
      <math:mo math:stretchy="false">→</math:mo>
    </math:mover>
    <math:annotation math:encoding="StarMath 5.0">vec p_1</math:annotation>
  </math:semantics>
</math:math>
</file>

<file path=Object 89/content.xml><?xml version="1.0" encoding="utf-8"?>
<!DOCTYPE math  PUBLIC '-//OpenOffice.org//DTD Modified W3C MathML 1.01//EN'  'math.dtd'>
<math:math xmlns:math="http://www.w3.org/1998/Math/MathML">
  <math:semantics>
    <math:msub>
      <math:mover math:accent="true">
        <math:mi>r</math:mi>
        <math:mo math:stretchy="false">→</math:mo>
      </math:mover>
      <math:mn>11</math:mn>
    </math:msub>
    <math:annotation math:encoding="StarMath 5.0">{vec r}_11</math:annotation>
  </math:semantics>
</math:math>
</file>

<file path=Object 9/content.xml><?xml version="1.0" encoding="utf-8"?>
<!DOCTYPE math  PUBLIC '-//OpenOffice.org//DTD Modified W3C MathML 1.01//EN'  'math.dtd'>
<math:math xmlns:math="http://www.w3.org/1998/Math/MathML">
  <math:semantics>
    <math:mrow>
      <math:mi>F</math:mi>
      <math:mo math:stretchy="false">=</math:mo>
      <math:mi math:fontstyle="italic">ma</math:mi>
    </math:mrow>
    <math:annotation math:encoding="StarMath 5.0">F=ma</math:annotation>
  </math:semantics>
</math:math>
</file>

<file path=Object 90/content.xml><?xml version="1.0" encoding="utf-8"?>
<!DOCTYPE math  PUBLIC '-//OpenOffice.org//DTD Modified W3C MathML 1.01//EN'  'math.dtd'>
<math:math xmlns:math="http://www.w3.org/1998/Math/MathML">
  <math:semantics>
    <math:msub>
      <math:mover math:accent="true">
        <math:mi>r</math:mi>
        <math:mo math:stretchy="false">→</math:mo>
      </math:mover>
      <math:mn>21</math:mn>
    </math:msub>
    <math:annotation math:encoding="StarMath 5.0">{vec r}_21</math:annotation>
  </math:semantics>
</math:math>
</file>

<file path=Object 91/content.xml><?xml version="1.0" encoding="utf-8"?>
<!DOCTYPE math  PUBLIC '-//OpenOffice.org//DTD Modified W3C MathML 1.01//EN'  'math.dtd'>
<math:math xmlns:math="http://www.w3.org/1998/Math/MathML">
  <math:semantics>
    <math:msub>
      <math:mover math:accent="true">
        <math:mi>r</math:mi>
        <math:mo math:stretchy="false">→</math:mo>
      </math:mover>
      <math:mn>12</math:mn>
    </math:msub>
    <math:annotation math:encoding="StarMath 5.0">{vec r}_12</math:annotation>
  </math:semantics>
</math:math>
</file>

<file path=Object 92/content.xml><?xml version="1.0" encoding="utf-8"?>
<!DOCTYPE math  PUBLIC '-//OpenOffice.org//DTD Modified W3C MathML 1.01//EN'  'math.dtd'>
<math:math xmlns:math="http://www.w3.org/1998/Math/MathML">
  <math:semantics>
    <math:msub>
      <math:mover math:accent="true">
        <math:mi>r</math:mi>
        <math:mo math:stretchy="false">→</math:mo>
      </math:mover>
      <math:mn>32</math:mn>
    </math:msub>
    <math:annotation math:encoding="StarMath 5.0">{vec r}_32</math:annotation>
  </math:semantics>
</math:math>
</file>

<file path=Object 93/content.xml><?xml version="1.0" encoding="utf-8"?>
<!DOCTYPE math  PUBLIC '-//OpenOffice.org//DTD Modified W3C MathML 1.01//EN'  'math.dtd'>
<math:math xmlns:math="http://www.w3.org/1998/Math/MathML">
  <math:semantics>
    <math:msub>
      <math:mover math:accent="true">
        <math:mi>r</math:mi>
        <math:mo math:stretchy="false">→</math:mo>
      </math:mover>
      <math:mn>33</math:mn>
    </math:msub>
    <math:annotation math:encoding="StarMath 5.0">{vec r}_33</math:annotation>
  </math:semantics>
</math:math>
</file>

<file path=Object 94/content.xml><?xml version="1.0" encoding="utf-8"?>
<!DOCTYPE math  PUBLIC '-//OpenOffice.org//DTD Modified W3C MathML 1.01//EN'  'math.dtd'>
<math:math xmlns:math="http://www.w3.org/1998/Math/MathML">
  <math:semantics>
    <math:msub>
      <math:mover math:accent="true">
        <math:mi>r</math:mi>
        <math:mo math:stretchy="false">→</math:mo>
      </math:mover>
      <math:mn>34</math:mn>
    </math:msub>
    <math:annotation math:encoding="StarMath 5.0">{vec r}_34</math:annotation>
  </math:semantics>
</math:math>
</file>

<file path=Object 95/content.xml><?xml version="1.0" encoding="utf-8"?>
<!DOCTYPE math  PUBLIC '-//OpenOffice.org//DTD Modified W3C MathML 1.01//EN'  'math.dtd'>
<math:math xmlns:math="http://www.w3.org/1998/Math/MathML">
  <math:semantics>
    <math:msub>
      <math:mover math:accent="true">
        <math:mi>r</math:mi>
        <math:mo math:stretchy="false">→</math:mo>
      </math:mover>
      <math:mn>43</math:mn>
    </math:msub>
    <math:annotation math:encoding="StarMath 5.0">{vec r}_43</math:annotation>
  </math:semantics>
</math:math>
</file>

<file path=Object 96/content.xml><?xml version="1.0" encoding="utf-8"?>
<!DOCTYPE math  PUBLIC '-//OpenOffice.org//DTD Modified W3C MathML 1.01//EN'  'math.dtd'>
<math:math xmlns:math="http://www.w3.org/1998/Math/MathML">
  <math:semantics>
    <math:msub>
      <math:mover math:accent="true">
        <math:mi>r</math:mi>
        <math:mo math:stretchy="false">→</math:mo>
      </math:mover>
      <math:mn>54</math:mn>
    </math:msub>
    <math:annotation math:encoding="StarMath 5.0">{vec r}_54</math:annotation>
  </math:semantics>
</math:math>
</file>